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52"/>
    <style:style style:name="ce2" style:family="table-cell" style:parent-style-name="Default" style:data-style-name="N11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PayCoin</text:p>
          </table:table-cell>
          <table:table-cell office:value-type="string" calcext:value-type="string">
            <text:p>PriceCST</text:p>
          </table:table-cell>
          <table:table-cell office:value-type="string" calcext:value-type="string">
            <text:p>TokenCST</text:p>
          </table:table-cell>
          <table:table-cell office:value-type="string" calcext:value-type="string">
            <text:p>PriceAA</text:p>
          </table:table-cell>
          <table:table-cell office:value-type="string" calcext:value-type="string">
            <text:p>TokenAA</text:p>
          </table:table-cell>
          <table:table-cell office:value-type="string" calcext:value-type="string">
            <text:p>Total Value</text:p>
          </table:table-cell>
          <table:table-cell table:style-name="ce2"/>
          <table:table-cell/>
          <table:table-cell office:value-type="string" calcext:value-type="string">
            <text:p>OppoDirecWon</text:p>
          </table:table-cell>
          <table:table-cell office:value-type="string" calcext:value-type="string">
            <text:p>OppoTeamWon</text:p>
          </table:table-cell>
          <table:table-cell office:value-type="string" calcext:value-type="string">
            <text:p>OurDirectWon</text:p>
          </table:table-cell>
          <table:table-cell office:value-type="string" calcext:value-type="string">
            <text:p>OurTeamWon</text:p>
          </table:table-cell>
        </table:table-row>
        <table:table-row table:style-name="ro1">
          <table:table-cell office:value-type="date" office:date-value="2020-06-24T09:00:00" calcext:value-type="date">
            <text:p>2020-06-24 09:00:00</text:p>
          </table:table-cell>
          <table:table-cell office:value-type="float" office:value="5E+022" calcext:value-type="float">
            <text:p>5.0000E+22</text:p>
          </table:table-cell>
          <table:table-cell/>
          <table:table-cell office:value-type="float" office:value="0" calcext:value-type="float">
            <text:p>0.0000E+00</text:p>
          </table:table-cell>
          <table:table-cell/>
          <table:table-cell office:value-type="float" office:value="0" calcext:value-type="float">
            <text:p>0.0000E+00</text:p>
          </table:table-cell>
          <table:table-cell table:formula="of:=[.B2]+([.C2]*[.D2])/1E+018+([.E2]*[.F2])/1E+018" office:value-type="float" office:value="5E+022" calcext:value-type="float">
            <text:p>5.0000E+22</text:p>
          </table:table-cell>
          <table:table-cell table:number-columns-repeated="2"/>
          <table:table-cell table:style-name="ce3" office:value-type="float" office:value="9.5E+020" calcext:value-type="float">
            <text:p>9.50E+20</text:p>
          </table:table-cell>
          <table:table-cell table:style-name="ce3" office:value-type="float" office:value="9E+020" calcext:value-type="float">
            <text:p>9.00E+20</text:p>
          </table:table-cell>
          <table:table-cell table:style-name="ce3" office:value-type="float" office:value="9.5E+020" calcext:value-type="float">
            <text:p>9.50E+20</text:p>
          </table:table-cell>
          <table:table-cell table:style-name="ce3" office:value-type="float" office:value="1.4E+021" calcext:value-type="float">
            <text:p>1.40E+21</text:p>
          </table:table-cell>
        </table:table-row>
        <table:table-row table:style-name="ro1">
          <table:table-cell office:value-type="date" office:date-value="2020-06-24T17:30:00" calcext:value-type="date">
            <text:p>2020-06-24 17:30:00</text:p>
          </table:table-cell>
          <table:table-cell table:formula="of:=[.B2]-([.C3]*[.D3]*(1+1/500))/1E+018" office:value-type="float" office:value="2.48749867606914E+022" calcext:value-type="float">
            <text:p>2.4875E+22</text:p>
          </table:table-cell>
          <table:table-cell office:value-type="float" office:value="2.209E+019" calcext:value-type="float">
            <text:p>2.2090E+19</text:p>
          </table:table-cell>
          <table:table-cell office:value-type="float" office:value="1.1351228389445E+021" calcext:value-type="float">
            <text:p>1.1351E+21</text:p>
          </table:table-cell>
          <table:table-cell/>
          <table:table-cell table:formula="of:=[.F2]" office:value-type="float" office:value="0" calcext:value-type="float">
            <text:p>0.0000E+00</text:p>
          </table:table-cell>
          <table:table-cell table:formula="of:=[.B3]+([.C3]*[.D3])/1E+018+([.E3]*[.F3])/1E+018" office:value-type="float" office:value="4.99498502729754E+022" calcext:value-type="float">
            <text:p>4.9950E+22</text:p>
          </table:table-cell>
          <table:table-cell table:number-columns-repeated="4"/>
          <table:table-cell office:value-type="string" calcext:value-type="string">
            <text:p>OurDirecStart</text:p>
          </table:table-cell>
          <table:table-cell office:value-type="string" calcext:value-type="string">
            <text:p>OurTeamStart</text:p>
          </table:table-cell>
        </table:table-row>
        <table:table-row table:style-name="ro1">
          <table:table-cell office:value-type="date" office:date-value="2020-06-24T17:35:00" calcext:value-type="date">
            <text:p>2020-06-24 17:35:00</text:p>
          </table:table-cell>
          <table:table-cell table:formula="of:=[.B3]" office:value-type="float" office:value="2.48749867606914E+022" calcext:value-type="float">
            <text:p>2.4875E+22</text:p>
          </table:table-cell>
          <table:table-cell office:value-type="float" office:value="2.21E+019" calcext:value-type="float">
            <text:p>2.2100E+19</text:p>
          </table:table-cell>
          <table:table-cell table:formula="of:=[.D3]" office:value-type="float" office:value="1.1351228389445E+021" calcext:value-type="float">
            <text:p>1.1351E+21</text:p>
          </table:table-cell>
          <table:table-cell/>
          <table:table-cell table:formula="of:=[.F3]" office:value-type="float" office:value="0" calcext:value-type="float">
            <text:p>0.0000E+00</text:p>
          </table:table-cell>
          <table:table-cell table:formula="of:=[.B4]+([.C4]*[.D4])/1E+018+([.E4]*[.F4])/1E+018" office:value-type="float" office:value="4.99612015013649E+022" calcext:value-type="float">
            <text:p>4.9961E+22</text:p>
          </table:table-cell>
          <table:table-cell table:number-columns-repeated="4"/>
          <table:table-cell table:style-name="ce3" office:value-type="float" office:value="5E+019" calcext:value-type="float">
            <text:p>5.00E+19</text:p>
          </table:table-cell>
          <table:table-cell table:style-name="ce3" office:value-type="float" office:value="1E+020" calcext:value-type="float">
            <text:p>1.00E+20</text:p>
          </table:table-cell>
        </table:table-row>
        <table:table-row table:style-name="ro1">
          <table:table-cell office:value-type="date" office:date-value="2020-06-24T17:40:00" calcext:value-type="date">
            <text:p>2020-06-24 17:40:00</text:p>
          </table:table-cell>
          <table:table-cell table:formula="of:=[.B4]" office:value-type="float" office:value="2.48749867606914E+022" calcext:value-type="float">
            <text:p>2.4875E+22</text:p>
          </table:table-cell>
          <table:table-cell office:value-type="float" office:value="2.209E+019" calcext:value-type="float">
            <text:p>2.2090E+19</text:p>
          </table:table-cell>
          <table:table-cell table:formula="of:=[.D4]" office:value-type="float" office:value="1.1351228389445E+021" calcext:value-type="float">
            <text:p>1.1351E+21</text:p>
          </table:table-cell>
          <table:table-cell/>
          <table:table-cell table:formula="of:=[.F4]" office:value-type="float" office:value="0" calcext:value-type="float">
            <text:p>0.0000E+00</text:p>
          </table:table-cell>
          <table:table-cell table:formula="of:=[.B5]+([.C5]*[.D5])/1E+018+([.E5]*[.F5])/1E+018" office:value-type="float" office:value="4.99498502729754E+022" calcext:value-type="float">
            <text:p>4.9950E+22</text:p>
          </table:table-cell>
          <table:table-cell table:number-columns-repeated="6"/>
        </table:table-row>
        <table:table-row table:style-name="ro1">
          <table:table-cell office:value-type="date" office:date-value="2020-06-24T17:45:00" calcext:value-type="date">
            <text:p>2020-06-24 17:45:00</text:p>
          </table:table-cell>
          <table:table-cell table:formula="of:=[.B5]" office:value-type="float" office:value="2.48749867606914E+022" calcext:value-type="float">
            <text:p>2.4875E+22</text:p>
          </table:table-cell>
          <table:table-cell office:value-type="float" office:value="2.206E+019" calcext:value-type="float">
            <text:p>2.2060E+19</text:p>
          </table:table-cell>
          <table:table-cell table:formula="of:=[.D5]" office:value-type="float" office:value="1.1351228389445E+021" calcext:value-type="float">
            <text:p>1.1351E+21</text:p>
          </table:table-cell>
          <table:table-cell/>
          <table:table-cell table:formula="of:=[.F5]" office:value-type="float" office:value="0" calcext:value-type="float">
            <text:p>0.0000E+00</text:p>
          </table:table-cell>
          <table:table-cell table:formula="of:=[.B6]+([.C6]*[.D6])/1E+018+([.E6]*[.F6])/1E+018" office:value-type="float" office:value="4.99157965878071E+022" calcext:value-type="float">
            <text:p>4.9916E+22</text:p>
          </table:table-cell>
          <table:table-cell table:number-columns-repeated="6"/>
        </table:table-row>
        <table:table-row table:style-name="ro1">
          <table:table-cell office:value-type="date" office:date-value="2020-06-24T17:50:00" calcext:value-type="date">
            <text:p>2020-06-24 17:50:00</text:p>
          </table:table-cell>
          <table:table-cell table:formula="of:=[.B6]" office:value-type="float" office:value="2.48749867606914E+022" calcext:value-type="float">
            <text:p>2.4875E+22</text:p>
          </table:table-cell>
          <table:table-cell office:value-type="float" office:value="2.204E+019" calcext:value-type="float">
            <text:p>2.2040E+19</text:p>
          </table:table-cell>
          <table:table-cell table:formula="of:=[.D6]" office:value-type="float" office:value="1.1351228389445E+021" calcext:value-type="float">
            <text:p>1.1351E+21</text:p>
          </table:table-cell>
          <table:table-cell/>
          <table:table-cell table:formula="of:=[.F6]" office:value-type="float" office:value="0" calcext:value-type="float">
            <text:p>0.0000E+00</text:p>
          </table:table-cell>
          <table:table-cell table:formula="of:=[.B7]+([.C7]*[.D7])/1E+018+([.E7]*[.F7])/1E+018" office:value-type="float" office:value="4.98930941310282E+022" calcext:value-type="float">
            <text:p>4.9893E+22</text:p>
          </table:table-cell>
          <table:table-cell table:number-columns-repeated="6"/>
        </table:table-row>
        <table:table-row table:style-name="ro1">
          <table:table-cell office:value-type="date" office:date-value="2020-06-24T17:55:00" calcext:value-type="date">
            <text:p>2020-06-24 17:55:00</text:p>
          </table:table-cell>
          <table:table-cell table:formula="of:=[.B7]" office:value-type="float" office:value="2.48749867606914E+022" calcext:value-type="float">
            <text:p>2.4875E+22</text:p>
          </table:table-cell>
          <table:table-cell office:value-type="float" office:value="2.22E+019" calcext:value-type="float">
            <text:p>2.2200E+19</text:p>
          </table:table-cell>
          <table:table-cell table:formula="of:=[.D7]" office:value-type="float" office:value="1.1351228389445E+021" calcext:value-type="float">
            <text:p>1.1351E+21</text:p>
          </table:table-cell>
          <table:table-cell/>
          <table:table-cell table:formula="of:=[.F7]" office:value-type="float" office:value="0" calcext:value-type="float">
            <text:p>0.0000E+00</text:p>
          </table:table-cell>
          <table:table-cell table:formula="of:=[.B8]+([.C8]*[.D8])/1E+018+([.E8]*[.F8])/1E+018" office:value-type="float" office:value="5.00747137852593E+022" calcext:value-type="float">
            <text:p>5.0075E+22</text:p>
          </table:table-cell>
          <table:table-cell table:number-columns-repeated="6"/>
        </table:table-row>
        <table:table-row table:style-name="ro1">
          <table:table-cell office:value-type="date" office:date-value="2020-06-24T19:12:25.999999" calcext:value-type="date">
            <text:p>2020-06-24 19:12:26</text:p>
          </table:table-cell>
          <table:table-cell table:formula="of:=[.B8]-[.L4]" office:value-type="float" office:value="2.48249867606914E+022" calcext:value-type="float">
            <text:p>2.4825E+22</text:p>
          </table:table-cell>
          <table:table-cell office:value-type="float" office:value="2.22E+019" calcext:value-type="float">
            <text:p>2.2200E+19</text:p>
          </table:table-cell>
          <table:table-cell table:formula="of:=[.D8]" office:value-type="float" office:value="1.1351228389445E+021" calcext:value-type="float">
            <text:p>1.1351E+21</text:p>
          </table:table-cell>
          <table:table-cell/>
          <table:table-cell table:formula="of:=[.F8]" office:value-type="float" office:value="0" calcext:value-type="float">
            <text:p>0.0000E+00</text:p>
          </table:table-cell>
          <table:table-cell table:formula="of:=[.B9]+([.C9]*[.D9])/1E+018+([.E9]*[.F9])/1E+018" office:value-type="float" office:value="5.00247137852593E+022" calcext:value-type="float">
            <text:p>5.0025E+22</text:p>
          </table:table-cell>
          <table:table-cell table:number-columns-repeated="6"/>
        </table:table-row>
        <table:table-row table:style-name="ro1">
          <table:table-cell office:value-type="date" office:date-value="2020-06-24T19:18:31.999998" calcext:value-type="date">
            <text:p>2020-06-24 19:18:32</text:p>
          </table:table-cell>
          <table:table-cell table:formula="of:=[.B9]+[.$L$2]" office:value-type="float" office:value="2.57749867606914E+022" calcext:value-type="float">
            <text:p>2.5775E+22</text:p>
          </table:table-cell>
          <table:table-cell office:value-type="float" office:value="2.22E+019" calcext:value-type="float">
            <text:p>2.2200E+19</text:p>
          </table:table-cell>
          <table:table-cell table:formula="of:=[.D9]" office:value-type="float" office:value="1.1351228389445E+021" calcext:value-type="float">
            <text:p>1.1351E+21</text:p>
          </table:table-cell>
          <table:table-cell/>
          <table:table-cell table:formula="of:=[.F9]" office:value-type="float" office:value="0" calcext:value-type="float">
            <text:p>0.0000E+00</text:p>
          </table:table-cell>
          <table:table-cell table:formula="of:=[.B10]+([.C10]*[.D10])/1E+018+([.E10]*[.F10])/1E+018" office:value-type="float" office:value="5.09747137852593E+022" calcext:value-type="float">
            <text:p>5.0975E+22</text:p>
          </table:table-cell>
          <table:table-cell table:number-columns-repeated="6"/>
        </table:table-row>
        <table:table-row table:style-name="ro1">
          <table:table-cell office:value-type="date" office:date-value="2020-06-24T19:20:47" calcext:value-type="date">
            <text:p>2020-06-24 19:20:47</text:p>
          </table:table-cell>
          <table:table-cell table:formula="of:=[.B10]-[.M4]" office:value-type="float" office:value="2.56749867606914E+022" calcext:value-type="float">
            <text:p>2.5675E+22</text:p>
          </table:table-cell>
          <table:table-cell office:value-type="float" office:value="2.22E+019" calcext:value-type="float">
            <text:p>2.2200E+19</text:p>
          </table:table-cell>
          <table:table-cell table:formula="of:=[.D10]" office:value-type="float" office:value="1.1351228389445E+021" calcext:value-type="float">
            <text:p>1.1351E+21</text:p>
          </table:table-cell>
          <table:table-cell/>
          <table:table-cell table:formula="of:=[.F10]" office:value-type="float" office:value="0" calcext:value-type="float">
            <text:p>0.0000E+00</text:p>
          </table:table-cell>
          <table:table-cell table:formula="of:=[.B11]+([.C11]*[.D11])/1E+018+([.E11]*[.F11])/1E+018" office:value-type="float" office:value="5.08747137852593E+022" calcext:value-type="float">
            <text:p>5.0875E+22</text:p>
          </table:table-cell>
          <table:table-cell table:number-columns-repeated="6"/>
        </table:table-row>
        <table:table-row table:style-name="ro1">
          <table:table-cell office:value-type="date" office:date-value="2020-06-24T22:09:51" calcext:value-type="date">
            <text:p>2020-06-24 22:09:51</text:p>
          </table:table-cell>
          <table:table-cell table:formula="of:=[.B11]-[.L4]" office:value-type="float" office:value="2.56249867606914E+022" calcext:value-type="float">
            <text:p>2.5625E+22</text:p>
          </table:table-cell>
          <table:table-cell office:value-type="float" office:value="2.22E+019" calcext:value-type="float">
            <text:p>2.2200E+19</text:p>
          </table:table-cell>
          <table:table-cell table:formula="of:=[.D11]" office:value-type="float" office:value="1.1351228389445E+021" calcext:value-type="float">
            <text:p>1.1351E+21</text:p>
          </table:table-cell>
          <table:table-cell/>
          <table:table-cell table:formula="of:=[.F11]" office:value-type="float" office:value="0" calcext:value-type="float">
            <text:p>0.0000E+00</text:p>
          </table:table-cell>
          <table:table-cell table:formula="of:=[.B12]+([.C12]*[.D12])/1E+018+([.E12]*[.F12])/1E+018" office:value-type="float" office:value="5.08247137852593E+022" calcext:value-type="float">
            <text:p>5.0825E+22</text:p>
          </table:table-cell>
          <table:table-cell table:number-columns-repeated="6"/>
        </table:table-row>
        <table:table-row table:style-name="ro1">
          <table:table-cell office:value-type="date" office:date-value="2020-06-24T22:16:05" calcext:value-type="date">
            <text:p>2020-06-24 22:16:05</text:p>
          </table:table-cell>
          <table:table-cell table:formula="of:=[.B12]+[.$L$2]" office:value-type="float" office:value="2.65749867606914E+022" calcext:value-type="float">
            <text:p>2.6575E+22</text:p>
          </table:table-cell>
          <table:table-cell office:value-type="float" office:value="2.22E+019" calcext:value-type="float">
            <text:p>2.2200E+19</text:p>
          </table:table-cell>
          <table:table-cell table:formula="of:=[.D12]" office:value-type="float" office:value="1.1351228389445E+021" calcext:value-type="float">
            <text:p>1.1351E+21</text:p>
          </table:table-cell>
          <table:table-cell/>
          <table:table-cell table:formula="of:=[.F12]" office:value-type="float" office:value="0" calcext:value-type="float">
            <text:p>0.0000E+00</text:p>
          </table:table-cell>
          <table:table-cell table:formula="of:=[.B13]+([.C13]*[.D13])/1E+018+([.E13]*[.F13])/1E+018" office:value-type="float" office:value="5.17747137852593E+022" calcext:value-type="float">
            <text:p>5.1775E+22</text:p>
          </table:table-cell>
          <table:table-cell table:number-columns-repeated="6"/>
        </table:table-row>
        <table:table-row table:style-name="ro1">
          <table:table-cell office:value-type="date" office:date-value="2020-06-24T22:17:01" calcext:value-type="date">
            <text:p>2020-06-24 22:17:01</text:p>
          </table:table-cell>
          <table:table-cell table:formula="of:=[.B13]-[.L4]" office:value-type="float" office:value="2.65249867606914E+022" calcext:value-type="float">
            <text:p>2.6525E+22</text:p>
          </table:table-cell>
          <table:table-cell office:value-type="float" office:value="2.22E+019" calcext:value-type="float">
            <text:p>2.2200E+19</text:p>
          </table:table-cell>
          <table:table-cell table:formula="of:=[.D13]" office:value-type="float" office:value="1.1351228389445E+021" calcext:value-type="float">
            <text:p>1.1351E+21</text:p>
          </table:table-cell>
          <table:table-cell/>
          <table:table-cell table:formula="of:=[.F13]" office:value-type="float" office:value="0" calcext:value-type="float">
            <text:p>0.0000E+00</text:p>
          </table:table-cell>
          <table:table-cell table:formula="of:=[.B14]+([.C14]*[.D14])/1E+018+([.E14]*[.F14])/1E+018" office:value-type="float" office:value="5.17247137852593E+022" calcext:value-type="float">
            <text:p>5.1725E+22</text:p>
          </table:table-cell>
          <table:table-cell table:number-columns-repeated="6"/>
        </table:table-row>
        <table:table-row table:style-name="ro1">
          <table:table-cell office:value-type="date" office:date-value="2020-06-24T22:23:17" calcext:value-type="date">
            <text:p>2020-06-24 22:23:17</text:p>
          </table:table-cell>
          <table:table-cell table:formula="of:=[.B14]+[.$L$2]" office:value-type="float" office:value="2.74749867606914E+022" calcext:value-type="float">
            <text:p>2.7475E+22</text:p>
          </table:table-cell>
          <table:table-cell office:value-type="float" office:value="2.22E+019" calcext:value-type="float">
            <text:p>2.2200E+19</text:p>
          </table:table-cell>
          <table:table-cell table:formula="of:=[.D14]" office:value-type="float" office:value="1.1351228389445E+021" calcext:value-type="float">
            <text:p>1.1351E+21</text:p>
          </table:table-cell>
          <table:table-cell/>
          <table:table-cell table:formula="of:=[.F14]" office:value-type="float" office:value="0" calcext:value-type="float">
            <text:p>0.0000E+00</text:p>
          </table:table-cell>
          <table:table-cell table:formula="of:=[.B15]+([.C15]*[.D15])/1E+018+([.E15]*[.F15])/1E+018" office:value-type="float" office:value="5.26747137852593E+022" calcext:value-type="float">
            <text:p>5.2675E+22</text:p>
          </table:table-cell>
          <table:table-cell table:number-columns-repeated="6"/>
        </table:table-row>
        <table:table-row table:style-name="ro1">
          <table:table-cell office:value-type="date" office:date-value="2020-06-25T04:40:21" calcext:value-type="date">
            <text:p>2020-06-25 04:40:21</text:p>
          </table:table-cell>
          <table:table-cell table:formula="of:=[.B15]-[.M4]" office:value-type="float" office:value="2.73749867606914E+022" calcext:value-type="float">
            <text:p>2.7375E+22</text:p>
          </table:table-cell>
          <table:table-cell office:value-type="float" office:value="2.22E+019" calcext:value-type="float">
            <text:p>2.2200E+19</text:p>
          </table:table-cell>
          <table:table-cell table:formula="of:=[.D15]" office:value-type="float" office:value="1.1351228389445E+021" calcext:value-type="float">
            <text:p>1.1351E+21</text:p>
          </table:table-cell>
          <table:table-cell/>
          <table:table-cell table:formula="of:=[.F15]" office:value-type="float" office:value="0" calcext:value-type="float">
            <text:p>0.0000E+00</text:p>
          </table:table-cell>
          <table:table-cell table:formula="of:=[.B16]+([.C16]*[.D16])/1E+018+([.E16]*[.F16])/1E+018" office:value-type="float" office:value="5.25747137852593E+022" calcext:value-type="float">
            <text:p>5.2575E+22</text:p>
          </table:table-cell>
          <table:table-cell table:number-columns-repeated="6"/>
        </table:table-row>
        <table:table-row table:style-name="ro1">
          <table:table-cell office:value-type="date" office:date-value="2020-06-25T09:00:00" calcext:value-type="date">
            <text:p>2020-06-25 09:00:00</text:p>
          </table:table-cell>
          <table:table-cell table:formula="of:=[.B16]" office:value-type="float" office:value="2.73749867606914E+022" calcext:value-type="float">
            <text:p>2.7375E+22</text:p>
          </table:table-cell>
          <table:table-cell office:value-type="float" office:value="2.204E+019" calcext:value-type="float">
            <text:p>2.2040E+19</text:p>
          </table:table-cell>
          <table:table-cell table:formula="of:=[.D16]" office:value-type="float" office:value="1.1351228389445E+021" calcext:value-type="float">
            <text:p>1.1351E+21</text:p>
          </table:table-cell>
          <table:table-cell/>
          <table:table-cell table:formula="of:=[.F16]" office:value-type="float" office:value="0" calcext:value-type="float">
            <text:p>0.0000E+00</text:p>
          </table:table-cell>
          <table:table-cell table:formula="of:=[.B17]+([.C17]*[.D17])/1E+018+([.E17]*[.F17])/1E+018" office:value-type="float" office:value="5.23930941310282E+022" calcext:value-type="float">
            <text:p>5.2393E+22</text:p>
          </table:table-cell>
          <table:table-cell table:number-columns-repeated="6"/>
        </table:table-row>
        <table:table-row table:style-name="ro1">
          <table:table-cell office:value-type="date" office:date-value="2020-06-25T09:06:25" calcext:value-type="date">
            <text:p>2020-06-25 09:06:25</text:p>
          </table:table-cell>
          <table:table-cell table:formula="of:=[.B17]" office:value-type="float" office:value="2.73749867606914E+022" calcext:value-type="float">
            <text:p>2.7375E+22</text:p>
          </table:table-cell>
          <table:table-cell office:value-type="float" office:value="2.22E+019" calcext:value-type="float">
            <text:p>2.2200E+19</text:p>
          </table:table-cell>
          <table:table-cell table:formula="of:=[.D17]" office:value-type="float" office:value="1.1351228389445E+021" calcext:value-type="float">
            <text:p>1.1351E+21</text:p>
          </table:table-cell>
          <table:table-cell/>
          <table:table-cell table:formula="of:=[.F17]" office:value-type="float" office:value="0" calcext:value-type="float">
            <text:p>0.0000E+00</text:p>
          </table:table-cell>
          <table:table-cell table:formula="of:=[.B18]+([.C18]*[.D18])/1E+018+([.E18]*[.F18])/1E+018" office:value-type="float" office:value="5.25747137852593E+022" calcext:value-type="float">
            <text:p>5.2575E+22</text:p>
          </table:table-cell>
          <table:table-cell table:number-columns-repeated="6"/>
        </table:table-row>
        <table:table-row table:style-name="ro1">
          <table:table-cell office:value-type="date" office:date-value="2020-06-25T09:12:50" calcext:value-type="date">
            <text:p>2020-06-25 09:12:50</text:p>
          </table:table-cell>
          <table:table-cell table:formula="of:=[.B18]" office:value-type="float" office:value="2.73749867606914E+022" calcext:value-type="float">
            <text:p>2.7375E+22</text:p>
          </table:table-cell>
          <table:table-cell office:value-type="float" office:value="2.227E+019" calcext:value-type="float">
            <text:p>2.2270E+19</text:p>
          </table:table-cell>
          <table:table-cell table:formula="of:=[.D18]" office:value-type="float" office:value="1.1351228389445E+021" calcext:value-type="float">
            <text:p>1.1351E+21</text:p>
          </table:table-cell>
          <table:table-cell/>
          <table:table-cell table:formula="of:=[.F18]" office:value-type="float" office:value="0" calcext:value-type="float">
            <text:p>0.0000E+00</text:p>
          </table:table-cell>
          <table:table-cell table:formula="of:=[.B19]+([.C19]*[.D19])/1E+018+([.E19]*[.F19])/1E+018" office:value-type="float" office:value="5.26541723839854E+022" calcext:value-type="float">
            <text:p>5.2654E+22</text:p>
          </table:table-cell>
          <table:table-cell table:number-columns-repeated="6"/>
        </table:table-row>
        <table:table-row table:style-name="ro1">
          <table:table-cell office:value-type="date" office:date-value="2020-06-25T09:19:15" calcext:value-type="date">
            <text:p>2020-06-25 09:19:15</text:p>
          </table:table-cell>
          <table:table-cell table:formula="of:=[.B19]" office:value-type="float" office:value="2.73749867606914E+022" calcext:value-type="float">
            <text:p>2.7375E+22</text:p>
          </table:table-cell>
          <table:table-cell office:value-type="float" office:value="2.217E+019" calcext:value-type="float">
            <text:p>2.2170E+19</text:p>
          </table:table-cell>
          <table:table-cell table:formula="of:=[.D19]" office:value-type="float" office:value="1.1351228389445E+021" calcext:value-type="float">
            <text:p>1.1351E+21</text:p>
          </table:table-cell>
          <table:table-cell/>
          <table:table-cell table:formula="of:=[.F19]" office:value-type="float" office:value="0" calcext:value-type="float">
            <text:p>0.0000E+00</text:p>
          </table:table-cell>
          <table:table-cell table:formula="of:=[.B20]+([.C20]*[.D20])/1E+018+([.E20]*[.F20])/1E+018" office:value-type="float" office:value="5.2540660100091E+022" calcext:value-type="float">
            <text:p>5.2541E+22</text:p>
          </table:table-cell>
          <table:table-cell table:number-columns-repeated="6"/>
        </table:table-row>
        <table:table-row table:style-name="ro1">
          <table:table-cell office:value-type="date" office:date-value="2020-06-25T09:25:40" calcext:value-type="date">
            <text:p>2020-06-25 09:25:40</text:p>
          </table:table-cell>
          <table:table-cell table:formula="of:=[.B20]" office:value-type="float" office:value="2.73749867606914E+022" calcext:value-type="float">
            <text:p>2.7375E+22</text:p>
          </table:table-cell>
          <table:table-cell office:value-type="float" office:value="2.224E+019" calcext:value-type="float">
            <text:p>2.2240E+19</text:p>
          </table:table-cell>
          <table:table-cell table:formula="of:=[.D20]" office:value-type="float" office:value="1.1351228389445E+021" calcext:value-type="float">
            <text:p>1.1351E+21</text:p>
          </table:table-cell>
          <table:table-cell/>
          <table:table-cell table:formula="of:=[.F20]" office:value-type="float" office:value="0" calcext:value-type="float">
            <text:p>0.0000E+00</text:p>
          </table:table-cell>
          <table:table-cell table:formula="of:=[.B21]+([.C21]*[.D21])/1E+018+([.E21]*[.F21])/1E+018" office:value-type="float" office:value="5.26201186988171E+022" calcext:value-type="float">
            <text:p>5.2620E+22</text:p>
          </table:table-cell>
          <table:table-cell table:number-columns-repeated="6"/>
        </table:table-row>
        <table:table-row table:style-name="ro1">
          <table:table-cell office:value-type="date" office:date-value="2020-06-25T09:32:05" calcext:value-type="date">
            <text:p>2020-06-25 09:32:05</text:p>
          </table:table-cell>
          <table:table-cell table:formula="of:=[.B21]" office:value-type="float" office:value="2.73749867606914E+022" calcext:value-type="float">
            <text:p>2.7375E+22</text:p>
          </table:table-cell>
          <table:table-cell office:value-type="float" office:value="2.207E+019" calcext:value-type="float">
            <text:p>2.2070E+19</text:p>
          </table:table-cell>
          <table:table-cell table:formula="of:=[.D21]" office:value-type="float" office:value="1.1351228389445E+021" calcext:value-type="float">
            <text:p>1.1351E+21</text:p>
          </table:table-cell>
          <table:table-cell/>
          <table:table-cell table:formula="of:=[.F21]" office:value-type="float" office:value="0" calcext:value-type="float">
            <text:p>0.0000E+00</text:p>
          </table:table-cell>
          <table:table-cell table:formula="of:=[.B22]+([.C22]*[.D22])/1E+018+([.E22]*[.F22])/1E+018" office:value-type="float" office:value="5.24271478161965E+022" calcext:value-type="float">
            <text:p>5.2427E+22</text:p>
          </table:table-cell>
          <table:table-cell table:number-columns-repeated="6"/>
        </table:table-row>
        <table:table-row table:style-name="ro1">
          <table:table-cell office:value-type="date" office:date-value="2020-06-25T09:38:30" calcext:value-type="date">
            <text:p>2020-06-25 09:38:30</text:p>
          </table:table-cell>
          <table:table-cell table:formula="of:=[.B22]" office:value-type="float" office:value="2.73749867606914E+022" calcext:value-type="float">
            <text:p>2.7375E+22</text:p>
          </table:table-cell>
          <table:table-cell office:value-type="float" office:value="2.206E+019" calcext:value-type="float">
            <text:p>2.2060E+19</text:p>
          </table:table-cell>
          <table:table-cell table:formula="of:=[.D22]" office:value-type="float" office:value="1.1351228389445E+021" calcext:value-type="float">
            <text:p>1.1351E+21</text:p>
          </table:table-cell>
          <table:table-cell/>
          <table:table-cell table:formula="of:=[.F22]" office:value-type="float" office:value="0" calcext:value-type="float">
            <text:p>0.0000E+00</text:p>
          </table:table-cell>
          <table:table-cell table:formula="of:=[.B23]+([.C23]*[.D23])/1E+018+([.E23]*[.F23])/1E+018" office:value-type="float" office:value="5.24157965878071E+022" calcext:value-type="float">
            <text:p>5.2416E+22</text:p>
          </table:table-cell>
          <table:table-cell table:number-columns-repeated="6"/>
        </table:table-row>
        <table:table-row table:style-name="ro1">
          <table:table-cell office:value-type="date" office:date-value="2020-06-25T09:44:55" calcext:value-type="date">
            <text:p>2020-06-25 09:44:55</text:p>
          </table:table-cell>
          <table:table-cell table:formula="of:=[.B23]" office:value-type="float" office:value="2.73749867606914E+022" calcext:value-type="float">
            <text:p>2.7375E+22</text:p>
          </table:table-cell>
          <table:table-cell office:value-type="float" office:value="2.208E+019" calcext:value-type="float">
            <text:p>2.2080E+19</text:p>
          </table:table-cell>
          <table:table-cell table:formula="of:=[.D23]" office:value-type="float" office:value="1.1351228389445E+021" calcext:value-type="float">
            <text:p>1.1351E+21</text:p>
          </table:table-cell>
          <table:table-cell/>
          <table:table-cell table:formula="of:=[.F23]" office:value-type="float" office:value="0" calcext:value-type="float">
            <text:p>0.0000E+00</text:p>
          </table:table-cell>
          <table:table-cell table:formula="of:=[.B24]+([.C24]*[.D24])/1E+018+([.E24]*[.F24])/1E+018" office:value-type="float" office:value="5.2438499044586E+022" calcext:value-type="float">
            <text:p>5.2438E+22</text:p>
          </table:table-cell>
          <table:table-cell table:number-columns-repeated="6"/>
        </table:table-row>
        <table:table-row table:style-name="ro1">
          <table:table-cell office:value-type="date" office:date-value="2020-06-25T09:51:20" calcext:value-type="date">
            <text:p>2020-06-25 09:51:20</text:p>
          </table:table-cell>
          <table:table-cell table:formula="of:=[.B24]" office:value-type="float" office:value="2.73749867606914E+022" calcext:value-type="float">
            <text:p>2.7375E+22</text:p>
          </table:table-cell>
          <table:table-cell office:value-type="float" office:value="2.208E+019" calcext:value-type="float">
            <text:p>2.2080E+19</text:p>
          </table:table-cell>
          <table:table-cell table:formula="of:=[.D24]" office:value-type="float" office:value="1.1351228389445E+021" calcext:value-type="float">
            <text:p>1.1351E+21</text:p>
          </table:table-cell>
          <table:table-cell/>
          <table:table-cell table:formula="of:=[.F24]" office:value-type="float" office:value="0" calcext:value-type="float">
            <text:p>0.0000E+00</text:p>
          </table:table-cell>
          <table:table-cell table:formula="of:=[.B25]+([.C25]*[.D25])/1E+018+([.E25]*[.F25])/1E+018" office:value-type="float" office:value="5.2438499044586E+022" calcext:value-type="float">
            <text:p>5.2438E+22</text:p>
          </table:table-cell>
          <table:table-cell table:number-columns-repeated="6"/>
        </table:table-row>
        <table:table-row table:style-name="ro1">
          <table:table-cell office:value-type="date" office:date-value="2020-06-25T09:57:45" calcext:value-type="date">
            <text:p>2020-06-25 09:57:45</text:p>
          </table:table-cell>
          <table:table-cell table:formula="of:=[.B25]" office:value-type="float" office:value="2.73749867606914E+022" calcext:value-type="float">
            <text:p>2.7375E+22</text:p>
          </table:table-cell>
          <table:table-cell office:value-type="float" office:value="2.18E+019" calcext:value-type="float">
            <text:p>2.1800E+19</text:p>
          </table:table-cell>
          <table:table-cell table:formula="of:=[.D25]" office:value-type="float" office:value="1.1351228389445E+021" calcext:value-type="float">
            <text:p>1.1351E+21</text:p>
          </table:table-cell>
          <table:table-cell/>
          <table:table-cell table:formula="of:=[.F25]" office:value-type="float" office:value="0" calcext:value-type="float">
            <text:p>0.0000E+00</text:p>
          </table:table-cell>
          <table:table-cell table:formula="of:=[.B26]+([.C26]*[.D26])/1E+018+([.E26]*[.F26])/1E+018" office:value-type="float" office:value="5.21206646496815E+022" calcext:value-type="float">
            <text:p>5.2121E+22</text:p>
          </table:table-cell>
          <table:table-cell table:number-columns-repeated="6"/>
        </table:table-row>
        <table:table-row table:style-name="ro1">
          <table:table-cell office:value-type="date" office:date-value="2020-06-25T10:04:10" calcext:value-type="date">
            <text:p>2020-06-25 10:04:10</text:p>
          </table:table-cell>
          <table:table-cell table:formula="of:=[.B26]" office:value-type="float" office:value="2.73749867606914E+022" calcext:value-type="float">
            <text:p>2.7375E+22</text:p>
          </table:table-cell>
          <table:table-cell office:value-type="float" office:value="2.196E+019" calcext:value-type="float">
            <text:p>2.1960E+19</text:p>
          </table:table-cell>
          <table:table-cell table:formula="of:=[.D26]" office:value-type="float" office:value="1.1351228389445E+021" calcext:value-type="float">
            <text:p>1.1351E+21</text:p>
          </table:table-cell>
          <table:table-cell/>
          <table:table-cell table:formula="of:=[.F26]" office:value-type="float" office:value="0" calcext:value-type="float">
            <text:p>0.0000E+00</text:p>
          </table:table-cell>
          <table:table-cell table:formula="of:=[.B27]+([.C27]*[.D27])/1E+018+([.E27]*[.F27])/1E+018" office:value-type="float" office:value="5.23022843039126E+022" calcext:value-type="float">
            <text:p>5.2302E+22</text:p>
          </table:table-cell>
          <table:table-cell table:number-columns-repeated="6"/>
        </table:table-row>
        <table:table-row table:style-name="ro1">
          <table:table-cell office:value-type="date" office:date-value="2020-06-25T10:10:35" calcext:value-type="date">
            <text:p>2020-06-25 10:10:35</text:p>
          </table:table-cell>
          <table:table-cell table:formula="of:=[.B27]" office:value-type="float" office:value="2.73749867606914E+022" calcext:value-type="float">
            <text:p>2.7375E+22</text:p>
          </table:table-cell>
          <table:table-cell office:value-type="float" office:value="2.189E+019" calcext:value-type="float">
            <text:p>2.1890E+19</text:p>
          </table:table-cell>
          <table:table-cell table:formula="of:=[.D27]" office:value-type="float" office:value="1.1351228389445E+021" calcext:value-type="float">
            <text:p>1.1351E+21</text:p>
          </table:table-cell>
          <table:table-cell/>
          <table:table-cell table:formula="of:=[.F27]" office:value-type="float" office:value="0" calcext:value-type="float">
            <text:p>0.0000E+00</text:p>
          </table:table-cell>
          <table:table-cell table:formula="of:=[.B28]+([.C28]*[.D28])/1E+018+([.E28]*[.F28])/1E+018" office:value-type="float" office:value="5.22228257051865E+022" calcext:value-type="float">
            <text:p>5.2223E+22</text:p>
          </table:table-cell>
          <table:table-cell table:number-columns-repeated="6"/>
        </table:table-row>
        <table:table-row table:style-name="ro1">
          <table:table-cell office:value-type="date" office:date-value="2020-06-25T10:17:00" calcext:value-type="date">
            <text:p>2020-06-25 10:17:00</text:p>
          </table:table-cell>
          <table:table-cell table:formula="of:=[.B28]" office:value-type="float" office:value="2.73749867606914E+022" calcext:value-type="float">
            <text:p>2.7375E+22</text:p>
          </table:table-cell>
          <table:table-cell office:value-type="float" office:value="2.194E+019" calcext:value-type="float">
            <text:p>2.1940E+19</text:p>
          </table:table-cell>
          <table:table-cell table:formula="of:=[.D28]" office:value-type="float" office:value="1.1351228389445E+021" calcext:value-type="float">
            <text:p>1.1351E+21</text:p>
          </table:table-cell>
          <table:table-cell/>
          <table:table-cell table:formula="of:=[.F28]" office:value-type="float" office:value="0" calcext:value-type="float">
            <text:p>0.0000E+00</text:p>
          </table:table-cell>
          <table:table-cell table:formula="of:=[.B29]+([.C29]*[.D29])/1E+018+([.E29]*[.F29])/1E+018" office:value-type="float" office:value="5.22795818471338E+022" calcext:value-type="float">
            <text:p>5.2280E+22</text:p>
          </table:table-cell>
          <table:table-cell table:number-columns-repeated="6"/>
        </table:table-row>
        <table:table-row table:style-name="ro1">
          <table:table-cell office:value-type="date" office:date-value="2020-06-25T10:23:25" calcext:value-type="date">
            <text:p>2020-06-25 10:23:25</text:p>
          </table:table-cell>
          <table:table-cell table:formula="of:=[.B29]" office:value-type="float" office:value="2.73749867606914E+022" calcext:value-type="float">
            <text:p>2.7375E+22</text:p>
          </table:table-cell>
          <table:table-cell office:value-type="float" office:value="2.214E+019" calcext:value-type="float">
            <text:p>2.2140E+19</text:p>
          </table:table-cell>
          <table:table-cell table:formula="of:=[.D29]" office:value-type="float" office:value="1.1351228389445E+021" calcext:value-type="float">
            <text:p>1.1351E+21</text:p>
          </table:table-cell>
          <table:table-cell/>
          <table:table-cell table:formula="of:=[.F29]" office:value-type="float" office:value="0" calcext:value-type="float">
            <text:p>0.0000E+00</text:p>
          </table:table-cell>
          <table:table-cell table:formula="of:=[.B30]+([.C30]*[.D30])/1E+018+([.E30]*[.F30])/1E+018" office:value-type="float" office:value="5.25066064149227E+022" calcext:value-type="float">
            <text:p>5.2507E+22</text:p>
          </table:table-cell>
          <table:table-cell table:number-columns-repeated="6"/>
        </table:table-row>
        <table:table-row table:style-name="ro1">
          <table:table-cell office:value-type="date" office:date-value="2020-06-25T10:29:50" calcext:value-type="date">
            <text:p>2020-06-25 10:29:50</text:p>
          </table:table-cell>
          <table:table-cell table:formula="of:=[.B30]" office:value-type="float" office:value="2.73749867606914E+022" calcext:value-type="float">
            <text:p>2.7375E+22</text:p>
          </table:table-cell>
          <table:table-cell office:value-type="float" office:value="2.205E+019" calcext:value-type="float">
            <text:p>2.2050E+19</text:p>
          </table:table-cell>
          <table:table-cell table:formula="of:=[.D30]" office:value-type="float" office:value="1.1351228389445E+021" calcext:value-type="float">
            <text:p>1.1351E+21</text:p>
          </table:table-cell>
          <table:table-cell/>
          <table:table-cell table:formula="of:=[.F30]" office:value-type="float" office:value="0" calcext:value-type="float">
            <text:p>0.0000E+00</text:p>
          </table:table-cell>
          <table:table-cell table:formula="of:=[.B31]+([.C31]*[.D31])/1E+018+([.E31]*[.F31])/1E+018" office:value-type="float" office:value="5.24044453594177E+022" calcext:value-type="float">
            <text:p>5.2404E+22</text:p>
          </table:table-cell>
          <table:table-cell table:number-columns-repeated="6"/>
        </table:table-row>
        <table:table-row table:style-name="ro1">
          <table:table-cell office:value-type="date" office:date-value="2020-06-25T10:36:15" calcext:value-type="date">
            <text:p>2020-06-25 10:36:15</text:p>
          </table:table-cell>
          <table:table-cell table:formula="of:=[.B31]" office:value-type="float" office:value="2.73749867606914E+022" calcext:value-type="float">
            <text:p>2.7375E+22</text:p>
          </table:table-cell>
          <table:table-cell office:value-type="float" office:value="2.205E+019" calcext:value-type="float">
            <text:p>2.2050E+19</text:p>
          </table:table-cell>
          <table:table-cell table:formula="of:=[.D31]" office:value-type="float" office:value="1.1351228389445E+021" calcext:value-type="float">
            <text:p>1.1351E+21</text:p>
          </table:table-cell>
          <table:table-cell/>
          <table:table-cell table:formula="of:=[.F31]" office:value-type="float" office:value="0" calcext:value-type="float">
            <text:p>0.0000E+00</text:p>
          </table:table-cell>
          <table:table-cell table:formula="of:=[.B32]+([.C32]*[.D32])/1E+018+([.E32]*[.F32])/1E+018" office:value-type="float" office:value="5.24044453594177E+022" calcext:value-type="float">
            <text:p>5.2404E+22</text:p>
          </table:table-cell>
          <table:table-cell table:number-columns-repeated="6"/>
        </table:table-row>
        <table:table-row table:style-name="ro1">
          <table:table-cell office:value-type="date" office:date-value="2020-06-25T10:42:40" calcext:value-type="date">
            <text:p>2020-06-25 10:42:40</text:p>
          </table:table-cell>
          <table:table-cell table:formula="of:=[.B32]" office:value-type="float" office:value="2.73749867606914E+022" calcext:value-type="float">
            <text:p>2.7375E+22</text:p>
          </table:table-cell>
          <table:table-cell office:value-type="float" office:value="2.221E+019" calcext:value-type="float">
            <text:p>2.2210E+19</text:p>
          </table:table-cell>
          <table:table-cell table:formula="of:=[.D32]" office:value-type="float" office:value="1.1351228389445E+021" calcext:value-type="float">
            <text:p>1.1351E+21</text:p>
          </table:table-cell>
          <table:table-cell/>
          <table:table-cell table:formula="of:=[.F32]" office:value-type="float" office:value="0" calcext:value-type="float">
            <text:p>0.0000E+00</text:p>
          </table:table-cell>
          <table:table-cell table:formula="of:=[.B33]+([.C33]*[.D33])/1E+018+([.E33]*[.F33])/1E+018" office:value-type="float" office:value="5.25860650136488E+022" calcext:value-type="float">
            <text:p>5.2586E+22</text:p>
          </table:table-cell>
          <table:table-cell table:number-columns-repeated="6"/>
        </table:table-row>
        <table:table-row table:style-name="ro1">
          <table:table-cell office:value-type="date" office:date-value="2020-06-25T10:49:05" calcext:value-type="date">
            <text:p>2020-06-25 10:49:05</text:p>
          </table:table-cell>
          <table:table-cell table:formula="of:=[.B33]" office:value-type="float" office:value="2.73749867606914E+022" calcext:value-type="float">
            <text:p>2.7375E+22</text:p>
          </table:table-cell>
          <table:table-cell office:value-type="float" office:value="2.203E+019" calcext:value-type="float">
            <text:p>2.2030E+19</text:p>
          </table:table-cell>
          <table:table-cell table:formula="of:=[.D33]" office:value-type="float" office:value="1.1351228389445E+021" calcext:value-type="float">
            <text:p>1.1351E+21</text:p>
          </table:table-cell>
          <table:table-cell/>
          <table:table-cell table:formula="of:=[.F33]" office:value-type="float" office:value="0" calcext:value-type="float">
            <text:p>0.0000E+00</text:p>
          </table:table-cell>
          <table:table-cell table:formula="of:=[.B34]+([.C34]*[.D34])/1E+018+([.E34]*[.F34])/1E+018" office:value-type="float" office:value="5.23817429026388E+022" calcext:value-type="float">
            <text:p>5.2382E+22</text:p>
          </table:table-cell>
          <table:table-cell table:number-columns-repeated="6"/>
        </table:table-row>
        <table:table-row table:style-name="ro1">
          <table:table-cell office:value-type="date" office:date-value="2020-06-25T10:55:30" calcext:value-type="date">
            <text:p>2020-06-25 10:55:30</text:p>
          </table:table-cell>
          <table:table-cell table:formula="of:=[.B34]" office:value-type="float" office:value="2.73749867606914E+022" calcext:value-type="float">
            <text:p>2.7375E+22</text:p>
          </table:table-cell>
          <table:table-cell office:value-type="float" office:value="2.215E+019" calcext:value-type="float">
            <text:p>2.2150E+19</text:p>
          </table:table-cell>
          <table:table-cell table:formula="of:=[.D34]" office:value-type="float" office:value="1.1351228389445E+021" calcext:value-type="float">
            <text:p>1.1351E+21</text:p>
          </table:table-cell>
          <table:table-cell/>
          <table:table-cell table:formula="of:=[.F34]" office:value-type="float" office:value="0" calcext:value-type="float">
            <text:p>0.0000E+00</text:p>
          </table:table-cell>
          <table:table-cell table:formula="of:=[.B35]+([.C35]*[.D35])/1E+018+([.E35]*[.F35])/1E+018" office:value-type="float" office:value="5.25179576433121E+022" calcext:value-type="float">
            <text:p>5.2518E+22</text:p>
          </table:table-cell>
          <table:table-cell table:number-columns-repeated="6"/>
        </table:table-row>
        <table:table-row table:style-name="ro1">
          <table:table-cell office:value-type="date" office:date-value="2020-06-25T11:01:55.000001" calcext:value-type="date">
            <text:p>2020-06-25 11:01:55</text:p>
          </table:table-cell>
          <table:table-cell table:formula="of:=[.B35]" office:value-type="float" office:value="2.73749867606914E+022" calcext:value-type="float">
            <text:p>2.7375E+22</text:p>
          </table:table-cell>
          <table:table-cell office:value-type="float" office:value="2.208E+019" calcext:value-type="float">
            <text:p>2.2080E+19</text:p>
          </table:table-cell>
          <table:table-cell table:formula="of:=[.D35]" office:value-type="float" office:value="1.1351228389445E+021" calcext:value-type="float">
            <text:p>1.1351E+21</text:p>
          </table:table-cell>
          <table:table-cell/>
          <table:table-cell table:formula="of:=[.F35]" office:value-type="float" office:value="0" calcext:value-type="float">
            <text:p>0.0000E+00</text:p>
          </table:table-cell>
          <table:table-cell table:formula="of:=[.B36]+([.C36]*[.D36])/1E+018+([.E36]*[.F36])/1E+018" office:value-type="float" office:value="5.2438499044586E+022" calcext:value-type="float">
            <text:p>5.2438E+22</text:p>
          </table:table-cell>
          <table:table-cell table:number-columns-repeated="6"/>
        </table:table-row>
        <table:table-row table:style-name="ro1">
          <table:table-cell office:value-type="date" office:date-value="2020-06-25T11:08:20.000001" calcext:value-type="date">
            <text:p>2020-06-25 11:08:20</text:p>
          </table:table-cell>
          <table:table-cell table:formula="of:=[.B36]" office:value-type="float" office:value="2.73749867606914E+022" calcext:value-type="float">
            <text:p>2.7375E+22</text:p>
          </table:table-cell>
          <table:table-cell office:value-type="float" office:value="2.21E+019" calcext:value-type="float">
            <text:p>2.2100E+19</text:p>
          </table:table-cell>
          <table:table-cell table:formula="of:=[.D36]" office:value-type="float" office:value="1.1351228389445E+021" calcext:value-type="float">
            <text:p>1.1351E+21</text:p>
          </table:table-cell>
          <table:table-cell/>
          <table:table-cell table:formula="of:=[.F36]" office:value-type="float" office:value="0" calcext:value-type="float">
            <text:p>0.0000E+00</text:p>
          </table:table-cell>
          <table:table-cell table:formula="of:=[.B37]+([.C37]*[.D37])/1E+018+([.E37]*[.F37])/1E+018" office:value-type="float" office:value="5.24612015013649E+022" calcext:value-type="float">
            <text:p>5.2461E+22</text:p>
          </table:table-cell>
          <table:table-cell table:number-columns-repeated="6"/>
        </table:table-row>
        <table:table-row table:style-name="ro1">
          <table:table-cell office:value-type="date" office:date-value="2020-06-25T11:14:45" calcext:value-type="date">
            <text:p>2020-06-25 11:14:45</text:p>
          </table:table-cell>
          <table:table-cell table:formula="of:=[.B37]" office:value-type="float" office:value="2.73749867606914E+022" calcext:value-type="float">
            <text:p>2.7375E+22</text:p>
          </table:table-cell>
          <table:table-cell office:value-type="float" office:value="2.209E+019" calcext:value-type="float">
            <text:p>2.2090E+19</text:p>
          </table:table-cell>
          <table:table-cell table:formula="of:=[.D37]" office:value-type="float" office:value="1.1351228389445E+021" calcext:value-type="float">
            <text:p>1.1351E+21</text:p>
          </table:table-cell>
          <table:table-cell/>
          <table:table-cell table:formula="of:=[.F37]" office:value-type="float" office:value="0" calcext:value-type="float">
            <text:p>0.0000E+00</text:p>
          </table:table-cell>
          <table:table-cell table:formula="of:=[.B38]+([.C38]*[.D38])/1E+018+([.E38]*[.F38])/1E+018" office:value-type="float" office:value="5.24498502729754E+022" calcext:value-type="float">
            <text:p>5.2450E+22</text:p>
          </table:table-cell>
          <table:table-cell table:number-columns-repeated="6"/>
        </table:table-row>
        <table:table-row table:style-name="ro1">
          <table:table-cell office:value-type="date" office:date-value="2020-06-25T11:21:10" calcext:value-type="date">
            <text:p>2020-06-25 11:21:10</text:p>
          </table:table-cell>
          <table:table-cell table:formula="of:=[.B38]" office:value-type="float" office:value="2.73749867606914E+022" calcext:value-type="float">
            <text:p>2.7375E+22</text:p>
          </table:table-cell>
          <table:table-cell office:value-type="float" office:value="2.188E+019" calcext:value-type="float">
            <text:p>2.1880E+19</text:p>
          </table:table-cell>
          <table:table-cell table:formula="of:=[.D38]" office:value-type="float" office:value="1.1351228389445E+021" calcext:value-type="float">
            <text:p>1.1351E+21</text:p>
          </table:table-cell>
          <table:table-cell/>
          <table:table-cell table:formula="of:=[.F38]" office:value-type="float" office:value="0" calcext:value-type="float">
            <text:p>0.0000E+00</text:p>
          </table:table-cell>
          <table:table-cell table:formula="of:=[.B39]+([.C39]*[.D39])/1E+018+([.E39]*[.F39])/1E+018" office:value-type="float" office:value="5.22114744767971E+022" calcext:value-type="float">
            <text:p>5.2211E+22</text:p>
          </table:table-cell>
          <table:table-cell table:number-columns-repeated="6"/>
        </table:table-row>
        <table:table-row table:style-name="ro1">
          <table:table-cell office:value-type="date" office:date-value="2020-06-25T11:27:35" calcext:value-type="date">
            <text:p>2020-06-25 11:27:35</text:p>
          </table:table-cell>
          <table:table-cell table:formula="of:=[.B39]" office:value-type="float" office:value="2.73749867606914E+022" calcext:value-type="float">
            <text:p>2.7375E+22</text:p>
          </table:table-cell>
          <table:table-cell office:value-type="float" office:value="2.195E+019" calcext:value-type="float">
            <text:p>2.1950E+19</text:p>
          </table:table-cell>
          <table:table-cell table:formula="of:=[.D39]" office:value-type="float" office:value="1.1351228389445E+021" calcext:value-type="float">
            <text:p>1.1351E+21</text:p>
          </table:table-cell>
          <table:table-cell/>
          <table:table-cell table:formula="of:=[.F39]" office:value-type="float" office:value="0" calcext:value-type="float">
            <text:p>0.0000E+00</text:p>
          </table:table-cell>
          <table:table-cell table:formula="of:=[.B40]+([.C40]*[.D40])/1E+018+([.E40]*[.F40])/1E+018" office:value-type="float" office:value="5.22909330755232E+022" calcext:value-type="float">
            <text:p>5.2291E+22</text:p>
          </table:table-cell>
          <table:table-cell table:number-columns-repeated="6"/>
        </table:table-row>
        <table:table-row table:style-name="ro1">
          <table:table-cell office:value-type="date" office:date-value="2020-06-25T11:34:00" calcext:value-type="date">
            <text:p>2020-06-25 11:34:00</text:p>
          </table:table-cell>
          <table:table-cell table:formula="of:=[.B40]" office:value-type="float" office:value="2.73749867606914E+022" calcext:value-type="float">
            <text:p>2.7375E+22</text:p>
          </table:table-cell>
          <table:table-cell office:value-type="float" office:value="2.198E+019" calcext:value-type="float">
            <text:p>2.1980E+19</text:p>
          </table:table-cell>
          <table:table-cell table:formula="of:=[.D40]" office:value-type="float" office:value="1.1351228389445E+021" calcext:value-type="float">
            <text:p>1.1351E+21</text:p>
          </table:table-cell>
          <table:table-cell/>
          <table:table-cell table:formula="of:=[.F40]" office:value-type="float" office:value="0" calcext:value-type="float">
            <text:p>0.0000E+00</text:p>
          </table:table-cell>
          <table:table-cell table:formula="of:=[.B41]+([.C41]*[.D41])/1E+018+([.E41]*[.F41])/1E+018" office:value-type="float" office:value="5.23249867606915E+022" calcext:value-type="float">
            <text:p>5.2325E+22</text:p>
          </table:table-cell>
          <table:table-cell table:number-columns-repeated="6"/>
        </table:table-row>
        <table:table-row table:style-name="ro1">
          <table:table-cell office:value-type="date" office:date-value="2020-06-25T11:40:25.000001" calcext:value-type="date">
            <text:p>2020-06-25 11:40:25</text:p>
          </table:table-cell>
          <table:table-cell table:formula="of:=[.B41]" office:value-type="float" office:value="2.73749867606914E+022" calcext:value-type="float">
            <text:p>2.7375E+22</text:p>
          </table:table-cell>
          <table:table-cell office:value-type="float" office:value="2.204E+019" calcext:value-type="float">
            <text:p>2.2040E+19</text:p>
          </table:table-cell>
          <table:table-cell table:formula="of:=[.D41]" office:value-type="float" office:value="1.1351228389445E+021" calcext:value-type="float">
            <text:p>1.1351E+21</text:p>
          </table:table-cell>
          <table:table-cell/>
          <table:table-cell table:formula="of:=[.F41]" office:value-type="float" office:value="0" calcext:value-type="float">
            <text:p>0.0000E+00</text:p>
          </table:table-cell>
          <table:table-cell table:formula="of:=[.B42]+([.C42]*[.D42])/1E+018+([.E42]*[.F42])/1E+018" office:value-type="float" office:value="5.23930941310282E+022" calcext:value-type="float">
            <text:p>5.2393E+22</text:p>
          </table:table-cell>
          <table:table-cell table:number-columns-repeated="6"/>
        </table:table-row>
        <table:table-row table:style-name="ro1">
          <table:table-cell office:value-type="date" office:date-value="2020-06-25T11:46:50" calcext:value-type="date">
            <text:p>2020-06-25 11:46:50</text:p>
          </table:table-cell>
          <table:table-cell table:formula="of:=[.B42]" office:value-type="float" office:value="2.73749867606914E+022" calcext:value-type="float">
            <text:p>2.7375E+22</text:p>
          </table:table-cell>
          <table:table-cell office:value-type="float" office:value="2.282E+019" calcext:value-type="float">
            <text:p>2.2820E+19</text:p>
          </table:table-cell>
          <table:table-cell table:formula="of:=[.D42]" office:value-type="float" office:value="1.1351228389445E+021" calcext:value-type="float">
            <text:p>1.1351E+21</text:p>
          </table:table-cell>
          <table:table-cell/>
          <table:table-cell table:formula="of:=[.F42]" office:value-type="float" office:value="0" calcext:value-type="float">
            <text:p>0.0000E+00</text:p>
          </table:table-cell>
          <table:table-cell table:formula="of:=[.B43]+([.C43]*[.D43])/1E+018+([.E43]*[.F43])/1E+018" office:value-type="float" office:value="5.32784899454049E+022" calcext:value-type="float">
            <text:p>5.3278E+22</text:p>
          </table:table-cell>
          <table:table-cell table:number-columns-repeated="6"/>
        </table:table-row>
        <table:table-row table:style-name="ro1">
          <table:table-cell office:value-type="date" office:date-value="2020-06-25T11:53:15" calcext:value-type="date">
            <text:p>2020-06-25 11:53:15</text:p>
          </table:table-cell>
          <table:table-cell table:formula="of:=[.B43]" office:value-type="float" office:value="2.73749867606914E+022" calcext:value-type="float">
            <text:p>2.7375E+22</text:p>
          </table:table-cell>
          <table:table-cell office:value-type="float" office:value="2.315E+019" calcext:value-type="float">
            <text:p>2.3150E+19</text:p>
          </table:table-cell>
          <table:table-cell table:formula="of:=[.D43]" office:value-type="float" office:value="1.1351228389445E+021" calcext:value-type="float">
            <text:p>1.1351E+21</text:p>
          </table:table-cell>
          <table:table-cell/>
          <table:table-cell table:formula="of:=[.F43]" office:value-type="float" office:value="0" calcext:value-type="float">
            <text:p>0.0000E+00</text:p>
          </table:table-cell>
          <table:table-cell table:formula="of:=[.B44]+([.C44]*[.D44])/1E+018+([.E44]*[.F44])/1E+018" office:value-type="float" office:value="5.36530804822566E+022" calcext:value-type="float">
            <text:p>5.3653E+22</text:p>
          </table:table-cell>
          <table:table-cell table:number-columns-repeated="6"/>
        </table:table-row>
        <table:table-row table:style-name="ro1">
          <table:table-cell office:value-type="date" office:date-value="2020-06-25T11:59:40" calcext:value-type="date">
            <text:p>2020-06-25 11:59:40</text:p>
          </table:table-cell>
          <table:table-cell table:formula="of:=[.B44]" office:value-type="float" office:value="2.73749867606914E+022" calcext:value-type="float">
            <text:p>2.7375E+22</text:p>
          </table:table-cell>
          <table:table-cell office:value-type="float" office:value="2.322E+019" calcext:value-type="float">
            <text:p>2.3220E+19</text:p>
          </table:table-cell>
          <table:table-cell table:formula="of:=[.D44]" office:value-type="float" office:value="1.1351228389445E+021" calcext:value-type="float">
            <text:p>1.1351E+21</text:p>
          </table:table-cell>
          <table:table-cell/>
          <table:table-cell table:formula="of:=[.F44]" office:value-type="float" office:value="0" calcext:value-type="float">
            <text:p>0.0000E+00</text:p>
          </table:table-cell>
          <table:table-cell table:formula="of:=[.B45]+([.C45]*[.D45])/1E+018+([.E45]*[.F45])/1E+018" office:value-type="float" office:value="5.37325390809827E+022" calcext:value-type="float">
            <text:p>5.3733E+22</text:p>
          </table:table-cell>
          <table:table-cell table:number-columns-repeated="6"/>
        </table:table-row>
        <table:table-row table:style-name="ro1">
          <table:table-cell office:value-type="date" office:date-value="2020-06-25T12:06:05" calcext:value-type="date">
            <text:p>2020-06-25 12:06:05</text:p>
          </table:table-cell>
          <table:table-cell table:formula="of:=[.B45]" office:value-type="float" office:value="2.73749867606914E+022" calcext:value-type="float">
            <text:p>2.7375E+22</text:p>
          </table:table-cell>
          <table:table-cell office:value-type="float" office:value="2.322E+019" calcext:value-type="float">
            <text:p>2.3220E+19</text:p>
          </table:table-cell>
          <table:table-cell table:formula="of:=[.D45]" office:value-type="float" office:value="1.1351228389445E+021" calcext:value-type="float">
            <text:p>1.1351E+21</text:p>
          </table:table-cell>
          <table:table-cell/>
          <table:table-cell table:formula="of:=[.F45]" office:value-type="float" office:value="0" calcext:value-type="float">
            <text:p>0.0000E+00</text:p>
          </table:table-cell>
          <table:table-cell table:formula="of:=[.B46]+([.C46]*[.D46])/1E+018+([.E46]*[.F46])/1E+018" office:value-type="float" office:value="5.37325390809827E+022" calcext:value-type="float">
            <text:p>5.3733E+22</text:p>
          </table:table-cell>
          <table:table-cell table:number-columns-repeated="6"/>
        </table:table-row>
        <table:table-row table:style-name="ro1">
          <table:table-cell office:value-type="date" office:date-value="2020-06-25T12:12:30" calcext:value-type="date">
            <text:p>2020-06-25 12:12:30</text:p>
          </table:table-cell>
          <table:table-cell table:formula="of:=[.B46]" office:value-type="float" office:value="2.73749867606914E+022" calcext:value-type="float">
            <text:p>2.7375E+22</text:p>
          </table:table-cell>
          <table:table-cell office:value-type="float" office:value="2.315E+019" calcext:value-type="float">
            <text:p>2.3150E+19</text:p>
          </table:table-cell>
          <table:table-cell table:formula="of:=[.D46]" office:value-type="float" office:value="1.1351228389445E+021" calcext:value-type="float">
            <text:p>1.1351E+21</text:p>
          </table:table-cell>
          <table:table-cell/>
          <table:table-cell table:formula="of:=[.F46]" office:value-type="float" office:value="0" calcext:value-type="float">
            <text:p>0.0000E+00</text:p>
          </table:table-cell>
          <table:table-cell table:formula="of:=[.B47]+([.C47]*[.D47])/1E+018+([.E47]*[.F47])/1E+018" office:value-type="float" office:value="5.36530804822566E+022" calcext:value-type="float">
            <text:p>5.3653E+22</text:p>
          </table:table-cell>
          <table:table-cell table:number-columns-repeated="6"/>
        </table:table-row>
        <table:table-row table:style-name="ro1">
          <table:table-cell office:value-type="date" office:date-value="2020-06-25T12:18:55" calcext:value-type="date">
            <text:p>2020-06-25 12:18:55</text:p>
          </table:table-cell>
          <table:table-cell table:formula="of:=[.B47]" office:value-type="float" office:value="2.73749867606914E+022" calcext:value-type="float">
            <text:p>2.7375E+22</text:p>
          </table:table-cell>
          <table:table-cell office:value-type="float" office:value="2.317E+019" calcext:value-type="float">
            <text:p>2.3170E+19</text:p>
          </table:table-cell>
          <table:table-cell table:formula="of:=[.D47]" office:value-type="float" office:value="1.1351228389445E+021" calcext:value-type="float">
            <text:p>1.1351E+21</text:p>
          </table:table-cell>
          <table:table-cell/>
          <table:table-cell table:formula="of:=[.F47]" office:value-type="float" office:value="0" calcext:value-type="float">
            <text:p>0.0000E+00</text:p>
          </table:table-cell>
          <table:table-cell table:formula="of:=[.B48]+([.C48]*[.D48])/1E+018+([.E48]*[.F48])/1E+018" office:value-type="float" office:value="5.36757829390355E+022" calcext:value-type="float">
            <text:p>5.3676E+22</text:p>
          </table:table-cell>
          <table:table-cell table:number-columns-repeated="6"/>
        </table:table-row>
        <table:table-row table:style-name="ro1">
          <table:table-cell office:value-type="date" office:date-value="2020-06-25T12:25:20" calcext:value-type="date">
            <text:p>2020-06-25 12:25:20</text:p>
          </table:table-cell>
          <table:table-cell table:formula="of:=[.B48]" office:value-type="float" office:value="2.73749867606914E+022" calcext:value-type="float">
            <text:p>2.7375E+22</text:p>
          </table:table-cell>
          <table:table-cell office:value-type="float" office:value="2.315E+019" calcext:value-type="float">
            <text:p>2.3150E+19</text:p>
          </table:table-cell>
          <table:table-cell table:formula="of:=[.D48]" office:value-type="float" office:value="1.1351228389445E+021" calcext:value-type="float">
            <text:p>1.1351E+21</text:p>
          </table:table-cell>
          <table:table-cell/>
          <table:table-cell table:formula="of:=[.F48]" office:value-type="float" office:value="0" calcext:value-type="float">
            <text:p>0.0000E+00</text:p>
          </table:table-cell>
          <table:table-cell table:formula="of:=[.B49]+([.C49]*[.D49])/1E+018+([.E49]*[.F49])/1E+018" office:value-type="float" office:value="5.36530804822566E+022" calcext:value-type="float">
            <text:p>5.3653E+22</text:p>
          </table:table-cell>
          <table:table-cell table:number-columns-repeated="6"/>
        </table:table-row>
        <table:table-row table:style-name="ro1">
          <table:table-cell office:value-type="date" office:date-value="2020-06-25T12:26:09" calcext:value-type="date">
            <text:p>2020-06-25 12:26:09</text:p>
          </table:table-cell>
          <table:table-cell table:formula="of:=[.B49]-[.L4]" office:value-type="float" office:value="2.73249867606914E+022" calcext:value-type="float">
            <text:p>2.7325E+22</text:p>
          </table:table-cell>
          <table:table-cell office:value-type="float" office:value="2.315E+019" calcext:value-type="float">
            <text:p>2.3150E+19</text:p>
          </table:table-cell>
          <table:table-cell table:formula="of:=[.D49]" office:value-type="float" office:value="1.1351228389445E+021" calcext:value-type="float">
            <text:p>1.1351E+21</text:p>
          </table:table-cell>
          <table:table-cell/>
          <table:table-cell table:formula="of:=[.F49]" office:value-type="float" office:value="0" calcext:value-type="float">
            <text:p>0.0000E+00</text:p>
          </table:table-cell>
          <table:table-cell table:formula="of:=[.B50]+([.C50]*[.D50])/1E+018+([.E50]*[.F50])/1E+018" office:value-type="float" office:value="5.36030804822566E+022" calcext:value-type="float">
            <text:p>5.3603E+22</text:p>
          </table:table-cell>
          <table:table-cell table:number-columns-repeated="6"/>
        </table:table-row>
        <table:table-row table:style-name="ro1">
          <table:table-cell office:value-type="date" office:date-value="2020-06-25T12:31:18" calcext:value-type="date">
            <text:p>2020-06-25 12:31:18</text:p>
          </table:table-cell>
          <table:table-cell table:formula="of:=[.B50]+[.$L$2]" office:value-type="float" office:value="2.82749867606914E+022" calcext:value-type="float">
            <text:p>2.8275E+22</text:p>
          </table:table-cell>
          <table:table-cell office:value-type="float" office:value="2.315E+019" calcext:value-type="float">
            <text:p>2.3150E+19</text:p>
          </table:table-cell>
          <table:table-cell table:formula="of:=[.D50]" office:value-type="float" office:value="1.1351228389445E+021" calcext:value-type="float">
            <text:p>1.1351E+21</text:p>
          </table:table-cell>
          <table:table-cell/>
          <table:table-cell table:formula="of:=[.F50]" office:value-type="float" office:value="0" calcext:value-type="float">
            <text:p>0.0000E+00</text:p>
          </table:table-cell>
          <table:table-cell table:formula="of:=[.B51]+([.C51]*[.D51])/1E+018+([.E51]*[.F51])/1E+018" office:value-type="float" office:value="5.45530804822566E+022" calcext:value-type="float">
            <text:p>5.4553E+22</text:p>
          </table:table-cell>
          <table:table-cell table:number-columns-repeated="6"/>
        </table:table-row>
        <table:table-row table:style-name="ro1">
          <table:table-cell office:value-type="date" office:date-value="2020-06-25T12:31:45" calcext:value-type="date">
            <text:p>2020-06-25 12:31:45</text:p>
          </table:table-cell>
          <table:table-cell table:formula="of:=[.B51]" office:value-type="float" office:value="2.82749867606914E+022" calcext:value-type="float">
            <text:p>2.8275E+22</text:p>
          </table:table-cell>
          <table:table-cell office:value-type="float" office:value="2.326E+019" calcext:value-type="float">
            <text:p>2.3260E+19</text:p>
          </table:table-cell>
          <table:table-cell table:formula="of:=[.D51]" office:value-type="float" office:value="1.1351228389445E+021" calcext:value-type="float">
            <text:p>1.1351E+21</text:p>
          </table:table-cell>
          <table:table-cell/>
          <table:table-cell table:formula="of:=[.F51]" office:value-type="float" office:value="0" calcext:value-type="float">
            <text:p>0.0000E+00</text:p>
          </table:table-cell>
          <table:table-cell table:formula="of:=[.B52]+([.C52]*[.D52])/1E+018+([.E52]*[.F52])/1E+018" office:value-type="float" office:value="5.46779439945405E+022" calcext:value-type="float">
            <text:p>5.4678E+22</text:p>
          </table:table-cell>
          <table:table-cell table:number-columns-repeated="6"/>
        </table:table-row>
        <table:table-row table:style-name="ro1">
          <table:table-cell office:value-type="date" office:date-value="2020-06-25T12:38:10" calcext:value-type="date">
            <text:p>2020-06-25 12:38:10</text:p>
          </table:table-cell>
          <table:table-cell table:formula="of:=[.B52]" office:value-type="float" office:value="2.82749867606914E+022" calcext:value-type="float">
            <text:p>2.8275E+22</text:p>
          </table:table-cell>
          <table:table-cell office:value-type="float" office:value="2.308E+019" calcext:value-type="float">
            <text:p>2.3080E+19</text:p>
          </table:table-cell>
          <table:table-cell table:formula="of:=[.D52]" office:value-type="float" office:value="1.1351228389445E+021" calcext:value-type="float">
            <text:p>1.1351E+21</text:p>
          </table:table-cell>
          <table:table-cell/>
          <table:table-cell table:formula="of:=[.F52]" office:value-type="float" office:value="0" calcext:value-type="float">
            <text:p>0.0000E+00</text:p>
          </table:table-cell>
          <table:table-cell table:formula="of:=[.B53]+([.C53]*[.D53])/1E+018+([.E53]*[.F53])/1E+018" office:value-type="float" office:value="5.44736218835305E+022" calcext:value-type="float">
            <text:p>5.4474E+22</text:p>
          </table:table-cell>
          <table:table-cell table:number-columns-repeated="6"/>
        </table:table-row>
        <table:table-row table:style-name="ro1">
          <table:table-cell office:value-type="date" office:date-value="2020-06-25T12:44:35" calcext:value-type="date">
            <text:p>2020-06-25 12:44:35</text:p>
          </table:table-cell>
          <table:table-cell table:formula="of:=[.B53]" office:value-type="float" office:value="2.82749867606914E+022" calcext:value-type="float">
            <text:p>2.8275E+22</text:p>
          </table:table-cell>
          <table:table-cell office:value-type="float" office:value="2.315E+019" calcext:value-type="float">
            <text:p>2.3150E+19</text:p>
          </table:table-cell>
          <table:table-cell table:formula="of:=[.D53]" office:value-type="float" office:value="1.1351228389445E+021" calcext:value-type="float">
            <text:p>1.1351E+21</text:p>
          </table:table-cell>
          <table:table-cell/>
          <table:table-cell table:formula="of:=[.F53]" office:value-type="float" office:value="0" calcext:value-type="float">
            <text:p>0.0000E+00</text:p>
          </table:table-cell>
          <table:table-cell table:formula="of:=[.B54]+([.C54]*[.D54])/1E+018+([.E54]*[.F54])/1E+018" office:value-type="float" office:value="5.45530804822566E+022" calcext:value-type="float">
            <text:p>5.4553E+22</text:p>
          </table:table-cell>
          <table:table-cell table:number-columns-repeated="6"/>
        </table:table-row>
        <table:table-row table:style-name="ro1">
          <table:table-cell office:value-type="date" office:date-value="2020-06-25T12:51:00" calcext:value-type="date">
            <text:p>2020-06-25 12:51:00</text:p>
          </table:table-cell>
          <table:table-cell table:formula="of:=[.B54]" office:value-type="float" office:value="2.82749867606914E+022" calcext:value-type="float">
            <text:p>2.8275E+22</text:p>
          </table:table-cell>
          <table:table-cell office:value-type="float" office:value="2.305E+019" calcext:value-type="float">
            <text:p>2.3050E+19</text:p>
          </table:table-cell>
          <table:table-cell table:formula="of:=[.D54]" office:value-type="float" office:value="1.1351228389445E+021" calcext:value-type="float">
            <text:p>1.1351E+21</text:p>
          </table:table-cell>
          <table:table-cell/>
          <table:table-cell table:formula="of:=[.F54]" office:value-type="float" office:value="0" calcext:value-type="float">
            <text:p>0.0000E+00</text:p>
          </table:table-cell>
          <table:table-cell table:formula="of:=[.B55]+([.C55]*[.D55])/1E+018+([.E55]*[.F55])/1E+018" office:value-type="float" office:value="5.44395681983622E+022" calcext:value-type="float">
            <text:p>5.4440E+22</text:p>
          </table:table-cell>
          <table:table-cell table:number-columns-repeated="6"/>
        </table:table-row>
        <table:table-row table:style-name="ro1">
          <table:table-cell office:value-type="date" office:date-value="2020-06-25T12:57:25" calcext:value-type="date">
            <text:p>2020-06-25 12:57:25</text:p>
          </table:table-cell>
          <table:table-cell table:formula="of:=[.B55]" office:value-type="float" office:value="2.82749867606914E+022" calcext:value-type="float">
            <text:p>2.8275E+22</text:p>
          </table:table-cell>
          <table:table-cell office:value-type="float" office:value="2.323E+019" calcext:value-type="float">
            <text:p>2.3230E+19</text:p>
          </table:table-cell>
          <table:table-cell table:formula="of:=[.D55]" office:value-type="float" office:value="1.1351228389445E+021" calcext:value-type="float">
            <text:p>1.1351E+21</text:p>
          </table:table-cell>
          <table:table-cell/>
          <table:table-cell table:formula="of:=[.F55]" office:value-type="float" office:value="0" calcext:value-type="float">
            <text:p>0.0000E+00</text:p>
          </table:table-cell>
          <table:table-cell table:formula="of:=[.B56]+([.C56]*[.D56])/1E+018+([.E56]*[.F56])/1E+018" office:value-type="float" office:value="5.46438903093722E+022" calcext:value-type="float">
            <text:p>5.4644E+22</text:p>
          </table:table-cell>
          <table:table-cell table:number-columns-repeated="6"/>
        </table:table-row>
        <table:table-row table:style-name="ro1">
          <table:table-cell office:value-type="date" office:date-value="2020-06-25T13:03:49.999999" calcext:value-type="date">
            <text:p>2020-06-25 13:03:50</text:p>
          </table:table-cell>
          <table:table-cell table:formula="of:=[.B56]" office:value-type="float" office:value="2.82749867606914E+022" calcext:value-type="float">
            <text:p>2.8275E+22</text:p>
          </table:table-cell>
          <table:table-cell office:value-type="float" office:value="2.293E+019" calcext:value-type="float">
            <text:p>2.2930E+19</text:p>
          </table:table-cell>
          <table:table-cell table:formula="of:=[.D56]" office:value-type="float" office:value="1.1351228389445E+021" calcext:value-type="float">
            <text:p>1.1351E+21</text:p>
          </table:table-cell>
          <table:table-cell/>
          <table:table-cell table:formula="of:=[.F56]" office:value-type="float" office:value="0" calcext:value-type="float">
            <text:p>0.0000E+00</text:p>
          </table:table-cell>
          <table:table-cell table:formula="of:=[.B57]+([.C57]*[.D57])/1E+018+([.E57]*[.F57])/1E+018" office:value-type="float" office:value="5.43033534576888E+022" calcext:value-type="float">
            <text:p>5.4303E+22</text:p>
          </table:table-cell>
          <table:table-cell table:number-columns-repeated="6"/>
        </table:table-row>
        <table:table-row table:style-name="ro1">
          <table:table-cell office:value-type="date" office:date-value="2020-06-25T13:10:15" calcext:value-type="date">
            <text:p>2020-06-25 13:10:15</text:p>
          </table:table-cell>
          <table:table-cell table:formula="of:=[.B57]" office:value-type="float" office:value="2.82749867606914E+022" calcext:value-type="float">
            <text:p>2.8275E+22</text:p>
          </table:table-cell>
          <table:table-cell office:value-type="float" office:value="2.314E+019" calcext:value-type="float">
            <text:p>2.3140E+19</text:p>
          </table:table-cell>
          <table:table-cell table:formula="of:=[.D57]" office:value-type="float" office:value="1.1351228389445E+021" calcext:value-type="float">
            <text:p>1.1351E+21</text:p>
          </table:table-cell>
          <table:table-cell/>
          <table:table-cell table:formula="of:=[.F57]" office:value-type="float" office:value="0" calcext:value-type="float">
            <text:p>0.0000E+00</text:p>
          </table:table-cell>
          <table:table-cell table:formula="of:=[.B58]+([.C58]*[.D58])/1E+018+([.E58]*[.F58])/1E+018" office:value-type="float" office:value="5.45417292538672E+022" calcext:value-type="float">
            <text:p>5.4542E+22</text:p>
          </table:table-cell>
          <table:table-cell table:number-columns-repeated="6"/>
        </table:table-row>
        <table:table-row table:style-name="ro1">
          <table:table-cell office:value-type="date" office:date-value="2020-06-25T13:16:40" calcext:value-type="date">
            <text:p>2020-06-25 13:16:40</text:p>
          </table:table-cell>
          <table:table-cell table:formula="of:=[.B58]" office:value-type="float" office:value="2.82749867606914E+022" calcext:value-type="float">
            <text:p>2.8275E+22</text:p>
          </table:table-cell>
          <table:table-cell office:value-type="float" office:value="2.3E+019" calcext:value-type="float">
            <text:p>2.3000E+19</text:p>
          </table:table-cell>
          <table:table-cell table:formula="of:=[.D58]" office:value-type="float" office:value="1.1351228389445E+021" calcext:value-type="float">
            <text:p>1.1351E+21</text:p>
          </table:table-cell>
          <table:table-cell/>
          <table:table-cell table:formula="of:=[.F58]" office:value-type="float" office:value="0" calcext:value-type="float">
            <text:p>0.0000E+00</text:p>
          </table:table-cell>
          <table:table-cell table:formula="of:=[.B59]+([.C59]*[.D59])/1E+018+([.E59]*[.F59])/1E+018" office:value-type="float" office:value="5.43828120564149E+022" calcext:value-type="float">
            <text:p>5.4383E+22</text:p>
          </table:table-cell>
          <table:table-cell table:number-columns-repeated="6"/>
        </table:table-row>
        <table:table-row table:style-name="ro1">
          <table:table-cell office:value-type="date" office:date-value="2020-06-25T13:23:05" calcext:value-type="date">
            <text:p>2020-06-25 13:23:05</text:p>
          </table:table-cell>
          <table:table-cell table:formula="of:=[.B59]" office:value-type="float" office:value="2.82749867606914E+022" calcext:value-type="float">
            <text:p>2.8275E+22</text:p>
          </table:table-cell>
          <table:table-cell office:value-type="float" office:value="2.302E+019" calcext:value-type="float">
            <text:p>2.3020E+19</text:p>
          </table:table-cell>
          <table:table-cell table:formula="of:=[.D59]" office:value-type="float" office:value="1.1351228389445E+021" calcext:value-type="float">
            <text:p>1.1351E+21</text:p>
          </table:table-cell>
          <table:table-cell/>
          <table:table-cell table:formula="of:=[.F59]" office:value-type="float" office:value="0" calcext:value-type="float">
            <text:p>0.0000E+00</text:p>
          </table:table-cell>
          <table:table-cell table:formula="of:=[.B60]+([.C60]*[.D60])/1E+018+([.E60]*[.F60])/1E+018" office:value-type="float" office:value="5.44055145131938E+022" calcext:value-type="float">
            <text:p>5.4406E+22</text:p>
          </table:table-cell>
          <table:table-cell table:number-columns-repeated="6"/>
        </table:table-row>
        <table:table-row table:style-name="ro1">
          <table:table-cell office:value-type="date" office:date-value="2020-06-25T13:29:30" calcext:value-type="date">
            <text:p>2020-06-25 13:29:30</text:p>
          </table:table-cell>
          <table:table-cell table:formula="of:=[.B60]" office:value-type="float" office:value="2.82749867606914E+022" calcext:value-type="float">
            <text:p>2.8275E+22</text:p>
          </table:table-cell>
          <table:table-cell office:value-type="float" office:value="2.305E+019" calcext:value-type="float">
            <text:p>2.3050E+19</text:p>
          </table:table-cell>
          <table:table-cell table:formula="of:=[.D60]" office:value-type="float" office:value="1.1351228389445E+021" calcext:value-type="float">
            <text:p>1.1351E+21</text:p>
          </table:table-cell>
          <table:table-cell/>
          <table:table-cell table:formula="of:=[.F60]" office:value-type="float" office:value="0" calcext:value-type="float">
            <text:p>0.0000E+00</text:p>
          </table:table-cell>
          <table:table-cell table:formula="of:=[.B61]+([.C61]*[.D61])/1E+018+([.E61]*[.F61])/1E+018" office:value-type="float" office:value="5.44395681983622E+022" calcext:value-type="float">
            <text:p>5.4440E+22</text:p>
          </table:table-cell>
          <table:table-cell table:number-columns-repeated="6"/>
        </table:table-row>
        <table:table-row table:style-name="ro1">
          <table:table-cell office:value-type="date" office:date-value="2020-06-25T13:35:55" calcext:value-type="date">
            <text:p>2020-06-25 13:35:55</text:p>
          </table:table-cell>
          <table:table-cell table:formula="of:=[.B61]" office:value-type="float" office:value="2.82749867606914E+022" calcext:value-type="float">
            <text:p>2.8275E+22</text:p>
          </table:table-cell>
          <table:table-cell office:value-type="float" office:value="2.295E+019" calcext:value-type="float">
            <text:p>2.2950E+19</text:p>
          </table:table-cell>
          <table:table-cell table:formula="of:=[.D61]" office:value-type="float" office:value="1.1351228389445E+021" calcext:value-type="float">
            <text:p>1.1351E+21</text:p>
          </table:table-cell>
          <table:table-cell/>
          <table:table-cell table:formula="of:=[.F61]" office:value-type="float" office:value="0" calcext:value-type="float">
            <text:p>0.0000E+00</text:p>
          </table:table-cell>
          <table:table-cell table:formula="of:=[.B62]+([.C62]*[.D62])/1E+018+([.E62]*[.F62])/1E+018" office:value-type="float" office:value="5.43260559144677E+022" calcext:value-type="float">
            <text:p>5.4326E+22</text:p>
          </table:table-cell>
          <table:table-cell table:number-columns-repeated="6"/>
        </table:table-row>
        <table:table-row table:style-name="ro1">
          <table:table-cell office:value-type="date" office:date-value="2020-06-25T13:42:20" calcext:value-type="date">
            <text:p>2020-06-25 13:42:20</text:p>
          </table:table-cell>
          <table:table-cell table:formula="of:=[.B62]" office:value-type="float" office:value="2.82749867606914E+022" calcext:value-type="float">
            <text:p>2.8275E+22</text:p>
          </table:table-cell>
          <table:table-cell office:value-type="float" office:value="2.307E+019" calcext:value-type="float">
            <text:p>2.3070E+19</text:p>
          </table:table-cell>
          <table:table-cell table:formula="of:=[.D62]" office:value-type="float" office:value="1.1351228389445E+021" calcext:value-type="float">
            <text:p>1.1351E+21</text:p>
          </table:table-cell>
          <table:table-cell/>
          <table:table-cell table:formula="of:=[.F62]" office:value-type="float" office:value="0" calcext:value-type="float">
            <text:p>0.0000E+00</text:p>
          </table:table-cell>
          <table:table-cell table:formula="of:=[.B63]+([.C63]*[.D63])/1E+018+([.E63]*[.F63])/1E+018" office:value-type="float" office:value="5.4462270655141E+022" calcext:value-type="float">
            <text:p>5.4462E+22</text:p>
          </table:table-cell>
          <table:table-cell table:number-columns-repeated="6"/>
        </table:table-row>
        <table:table-row table:style-name="ro1">
          <table:table-cell office:value-type="date" office:date-value="2020-06-25T13:48:45" calcext:value-type="date">
            <text:p>2020-06-25 13:48:45</text:p>
          </table:table-cell>
          <table:table-cell table:formula="of:=[.B63]" office:value-type="float" office:value="2.82749867606914E+022" calcext:value-type="float">
            <text:p>2.8275E+22</text:p>
          </table:table-cell>
          <table:table-cell office:value-type="float" office:value="2.31E+019" calcext:value-type="float">
            <text:p>2.3100E+19</text:p>
          </table:table-cell>
          <table:table-cell table:formula="of:=[.D63]" office:value-type="float" office:value="1.1351228389445E+021" calcext:value-type="float">
            <text:p>1.1351E+21</text:p>
          </table:table-cell>
          <table:table-cell/>
          <table:table-cell table:formula="of:=[.F63]" office:value-type="float" office:value="0" calcext:value-type="float">
            <text:p>0.0000E+00</text:p>
          </table:table-cell>
          <table:table-cell table:formula="of:=[.B64]+([.C64]*[.D64])/1E+018+([.E64]*[.F64])/1E+018" office:value-type="float" office:value="5.44963243403094E+022" calcext:value-type="float">
            <text:p>5.4496E+22</text:p>
          </table:table-cell>
          <table:table-cell table:number-columns-repeated="6"/>
        </table:table-row>
        <table:table-row table:style-name="ro1">
          <table:table-cell office:value-type="date" office:date-value="2020-06-25T13:55:10" calcext:value-type="date">
            <text:p>2020-06-25 13:55:10</text:p>
          </table:table-cell>
          <table:table-cell table:formula="of:=[.B64]" office:value-type="float" office:value="2.82749867606914E+022" calcext:value-type="float">
            <text:p>2.8275E+22</text:p>
          </table:table-cell>
          <table:table-cell office:value-type="float" office:value="2.316E+019" calcext:value-type="float">
            <text:p>2.3160E+19</text:p>
          </table:table-cell>
          <table:table-cell table:formula="of:=[.D64]" office:value-type="float" office:value="1.1351228389445E+021" calcext:value-type="float">
            <text:p>1.1351E+21</text:p>
          </table:table-cell>
          <table:table-cell/>
          <table:table-cell table:formula="of:=[.F64]" office:value-type="float" office:value="0" calcext:value-type="float">
            <text:p>0.0000E+00</text:p>
          </table:table-cell>
          <table:table-cell table:formula="of:=[.B65]+([.C65]*[.D65])/1E+018+([.E65]*[.F65])/1E+018" office:value-type="float" office:value="5.4564431710646E+022" calcext:value-type="float">
            <text:p>5.4564E+22</text:p>
          </table:table-cell>
          <table:table-cell table:number-columns-repeated="6"/>
        </table:table-row>
        <table:table-row table:style-name="ro1">
          <table:table-cell office:value-type="date" office:date-value="2020-06-25T14:01:35" calcext:value-type="date">
            <text:p>2020-06-25 14:01:35</text:p>
          </table:table-cell>
          <table:table-cell table:formula="of:=[.B65]" office:value-type="float" office:value="2.82749867606914E+022" calcext:value-type="float">
            <text:p>2.8275E+22</text:p>
          </table:table-cell>
          <table:table-cell office:value-type="float" office:value="2.374E+019" calcext:value-type="float">
            <text:p>2.3740E+19</text:p>
          </table:table-cell>
          <table:table-cell table:formula="of:=[.D65]" office:value-type="float" office:value="1.1351228389445E+021" calcext:value-type="float">
            <text:p>1.1351E+21</text:p>
          </table:table-cell>
          <table:table-cell/>
          <table:table-cell table:formula="of:=[.F65]" office:value-type="float" office:value="0" calcext:value-type="float">
            <text:p>0.0000E+00</text:p>
          </table:table-cell>
          <table:table-cell table:formula="of:=[.B66]+([.C66]*[.D66])/1E+018+([.E66]*[.F66])/1E+018" office:value-type="float" office:value="5.52228029572339E+022" calcext:value-type="float">
            <text:p>5.5223E+22</text:p>
          </table:table-cell>
          <table:table-cell table:number-columns-repeated="6"/>
        </table:table-row>
        <table:table-row table:style-name="ro1">
          <table:table-cell office:value-type="date" office:date-value="2020-06-25T14:08:00.000001" calcext:value-type="date">
            <text:p>2020-06-25 14:08:00</text:p>
          </table:table-cell>
          <table:table-cell table:formula="of:=[.B66]" office:value-type="float" office:value="2.82749867606914E+022" calcext:value-type="float">
            <text:p>2.8275E+22</text:p>
          </table:table-cell>
          <table:table-cell office:value-type="float" office:value="2.381E+019" calcext:value-type="float">
            <text:p>2.3810E+19</text:p>
          </table:table-cell>
          <table:table-cell table:formula="of:=[.D66]" office:value-type="float" office:value="1.1351228389445E+021" calcext:value-type="float">
            <text:p>1.1351E+21</text:p>
          </table:table-cell>
          <table:table-cell/>
          <table:table-cell table:formula="of:=[.F66]" office:value-type="float" office:value="0" calcext:value-type="float">
            <text:p>0.0000E+00</text:p>
          </table:table-cell>
          <table:table-cell table:formula="of:=[.B67]+([.C67]*[.D67])/1E+018+([.E67]*[.F67])/1E+018" office:value-type="float" office:value="5.530226155596E+022" calcext:value-type="float">
            <text:p>5.5302E+22</text:p>
          </table:table-cell>
          <table:table-cell table:number-columns-repeated="6"/>
        </table:table-row>
        <table:table-row table:style-name="ro1">
          <table:table-cell office:value-type="date" office:date-value="2020-06-25T14:14:25.000001" calcext:value-type="date">
            <text:p>2020-06-25 14:14:25</text:p>
          </table:table-cell>
          <table:table-cell table:formula="of:=[.B67]" office:value-type="float" office:value="2.82749867606914E+022" calcext:value-type="float">
            <text:p>2.8275E+22</text:p>
          </table:table-cell>
          <table:table-cell office:value-type="float" office:value="2.365E+019" calcext:value-type="float">
            <text:p>2.3650E+19</text:p>
          </table:table-cell>
          <table:table-cell table:formula="of:=[.D67]" office:value-type="float" office:value="1.1351228389445E+021" calcext:value-type="float">
            <text:p>1.1351E+21</text:p>
          </table:table-cell>
          <table:table-cell/>
          <table:table-cell table:formula="of:=[.F67]" office:value-type="float" office:value="0" calcext:value-type="float">
            <text:p>0.0000E+00</text:p>
          </table:table-cell>
          <table:table-cell table:formula="of:=[.B68]+([.C68]*[.D68])/1E+018+([.E68]*[.F68])/1E+018" office:value-type="float" office:value="5.51206419017289E+022" calcext:value-type="float">
            <text:p>5.5121E+22</text:p>
          </table:table-cell>
          <table:table-cell table:number-columns-repeated="6"/>
        </table:table-row>
        <table:table-row table:style-name="ro1">
          <table:table-cell office:value-type="date" office:date-value="2020-06-25T14:20:50" calcext:value-type="date">
            <text:p>2020-06-25 14:20:50</text:p>
          </table:table-cell>
          <table:table-cell table:formula="of:=[.B68]" office:value-type="float" office:value="2.82749867606914E+022" calcext:value-type="float">
            <text:p>2.8275E+22</text:p>
          </table:table-cell>
          <table:table-cell office:value-type="float" office:value="2.38E+019" calcext:value-type="float">
            <text:p>2.3800E+19</text:p>
          </table:table-cell>
          <table:table-cell table:formula="of:=[.D68]" office:value-type="float" office:value="1.1351228389445E+021" calcext:value-type="float">
            <text:p>1.1351E+21</text:p>
          </table:table-cell>
          <table:table-cell/>
          <table:table-cell table:formula="of:=[.F68]" office:value-type="float" office:value="0" calcext:value-type="float">
            <text:p>0.0000E+00</text:p>
          </table:table-cell>
          <table:table-cell table:formula="of:=[.B69]+([.C69]*[.D69])/1E+018+([.E69]*[.F69])/1E+018" office:value-type="float" office:value="5.52909103275705E+022" calcext:value-type="float">
            <text:p>5.5291E+22</text:p>
          </table:table-cell>
          <table:table-cell table:number-columns-repeated="6"/>
        </table:table-row>
        <table:table-row table:style-name="ro1">
          <table:table-cell office:value-type="date" office:date-value="2020-06-25T14:27:15" calcext:value-type="date">
            <text:p>2020-06-25 14:27:15</text:p>
          </table:table-cell>
          <table:table-cell table:formula="of:=[.B69]" office:value-type="float" office:value="2.82749867606914E+022" calcext:value-type="float">
            <text:p>2.8275E+22</text:p>
          </table:table-cell>
          <table:table-cell office:value-type="float" office:value="2.375E+019" calcext:value-type="float">
            <text:p>2.3750E+19</text:p>
          </table:table-cell>
          <table:table-cell table:formula="of:=[.D69]" office:value-type="float" office:value="1.1351228389445E+021" calcext:value-type="float">
            <text:p>1.1351E+21</text:p>
          </table:table-cell>
          <table:table-cell/>
          <table:table-cell table:formula="of:=[.F69]" office:value-type="float" office:value="0" calcext:value-type="float">
            <text:p>0.0000E+00</text:p>
          </table:table-cell>
          <table:table-cell table:formula="of:=[.B70]+([.C70]*[.D70])/1E+018+([.E70]*[.F70])/1E+018" office:value-type="float" office:value="5.52341541856233E+022" calcext:value-type="float">
            <text:p>5.5234E+22</text:p>
          </table:table-cell>
          <table:table-cell table:number-columns-repeated="6"/>
        </table:table-row>
        <table:table-row table:style-name="ro1">
          <table:table-cell office:value-type="date" office:date-value="2020-06-25T14:33:40" calcext:value-type="date">
            <text:p>2020-06-25 14:33:40</text:p>
          </table:table-cell>
          <table:table-cell table:formula="of:=[.B70]" office:value-type="float" office:value="2.82749867606914E+022" calcext:value-type="float">
            <text:p>2.8275E+22</text:p>
          </table:table-cell>
          <table:table-cell office:value-type="float" office:value="2.375E+019" calcext:value-type="float">
            <text:p>2.3750E+19</text:p>
          </table:table-cell>
          <table:table-cell table:formula="of:=[.D70]" office:value-type="float" office:value="1.1351228389445E+021" calcext:value-type="float">
            <text:p>1.1351E+21</text:p>
          </table:table-cell>
          <table:table-cell/>
          <table:table-cell table:formula="of:=[.F70]" office:value-type="float" office:value="0" calcext:value-type="float">
            <text:p>0.0000E+00</text:p>
          </table:table-cell>
          <table:table-cell table:formula="of:=[.B71]+([.C71]*[.D71])/1E+018+([.E71]*[.F71])/1E+018" office:value-type="float" office:value="5.52341541856233E+022" calcext:value-type="float">
            <text:p>5.5234E+22</text:p>
          </table:table-cell>
          <table:table-cell table:number-columns-repeated="6"/>
        </table:table-row>
        <table:table-row table:style-name="ro1">
          <table:table-cell office:value-type="date" office:date-value="2020-06-25T14:40:05" calcext:value-type="date">
            <text:p>2020-06-25 14:40:05</text:p>
          </table:table-cell>
          <table:table-cell table:formula="of:=[.B71]" office:value-type="float" office:value="2.82749867606914E+022" calcext:value-type="float">
            <text:p>2.8275E+22</text:p>
          </table:table-cell>
          <table:table-cell office:value-type="float" office:value="2.343E+019" calcext:value-type="float">
            <text:p>2.3430E+19</text:p>
          </table:table-cell>
          <table:table-cell table:formula="of:=[.D71]" office:value-type="float" office:value="1.1351228389445E+021" calcext:value-type="float">
            <text:p>1.1351E+21</text:p>
          </table:table-cell>
          <table:table-cell/>
          <table:table-cell table:formula="of:=[.F71]" office:value-type="float" office:value="0" calcext:value-type="float">
            <text:p>0.0000E+00</text:p>
          </table:table-cell>
          <table:table-cell table:formula="of:=[.B72]+([.C72]*[.D72])/1E+018+([.E72]*[.F72])/1E+018" office:value-type="float" office:value="5.48709148771611E+022" calcext:value-type="float">
            <text:p>5.4871E+22</text:p>
          </table:table-cell>
          <table:table-cell table:number-columns-repeated="6"/>
        </table:table-row>
        <table:table-row table:style-name="ro1">
          <table:table-cell office:value-type="date" office:date-value="2020-06-25T14:46:30.000001" calcext:value-type="date">
            <text:p>2020-06-25 14:46:30</text:p>
          </table:table-cell>
          <table:table-cell table:formula="of:=[.B72]" office:value-type="float" office:value="2.82749867606914E+022" calcext:value-type="float">
            <text:p>2.8275E+22</text:p>
          </table:table-cell>
          <table:table-cell office:value-type="float" office:value="2.37E+019" calcext:value-type="float">
            <text:p>2.3700E+19</text:p>
          </table:table-cell>
          <table:table-cell table:formula="of:=[.D72]" office:value-type="float" office:value="1.1351228389445E+021" calcext:value-type="float">
            <text:p>1.1351E+21</text:p>
          </table:table-cell>
          <table:table-cell/>
          <table:table-cell table:formula="of:=[.F72]" office:value-type="float" office:value="0" calcext:value-type="float">
            <text:p>0.0000E+00</text:p>
          </table:table-cell>
          <table:table-cell table:formula="of:=[.B73]+([.C73]*[.D73])/1E+018+([.E73]*[.F73])/1E+018" office:value-type="float" office:value="5.51773980436761E+022" calcext:value-type="float">
            <text:p>5.5177E+22</text:p>
          </table:table-cell>
          <table:table-cell table:number-columns-repeated="6"/>
        </table:table-row>
        <table:table-row table:style-name="ro1">
          <table:table-cell office:value-type="date" office:date-value="2020-06-25T14:52:55.000001" calcext:value-type="date">
            <text:p>2020-06-25 14:52:55</text:p>
          </table:table-cell>
          <table:table-cell table:formula="of:=[.B73]" office:value-type="float" office:value="2.82749867606914E+022" calcext:value-type="float">
            <text:p>2.8275E+22</text:p>
          </table:table-cell>
          <table:table-cell office:value-type="float" office:value="2.364E+019" calcext:value-type="float">
            <text:p>2.3640E+19</text:p>
          </table:table-cell>
          <table:table-cell table:formula="of:=[.D73]" office:value-type="float" office:value="1.1351228389445E+021" calcext:value-type="float">
            <text:p>1.1351E+21</text:p>
          </table:table-cell>
          <table:table-cell/>
          <table:table-cell table:formula="of:=[.F73]" office:value-type="float" office:value="0" calcext:value-type="float">
            <text:p>0.0000E+00</text:p>
          </table:table-cell>
          <table:table-cell table:formula="of:=[.B74]+([.C74]*[.D74])/1E+018+([.E74]*[.F74])/1E+018" office:value-type="float" office:value="5.51092906733394E+022" calcext:value-type="float">
            <text:p>5.5109E+22</text:p>
          </table:table-cell>
          <table:table-cell table:number-columns-repeated="6"/>
        </table:table-row>
        <table:table-row table:style-name="ro1">
          <table:table-cell office:value-type="date" office:date-value="2020-06-25T14:59:20.000001" calcext:value-type="date">
            <text:p>2020-06-25 14:59:20</text:p>
          </table:table-cell>
          <table:table-cell table:formula="of:=[.B74]" office:value-type="float" office:value="2.82749867606914E+022" calcext:value-type="float">
            <text:p>2.8275E+22</text:p>
          </table:table-cell>
          <table:table-cell office:value-type="float" office:value="2.358E+019" calcext:value-type="float">
            <text:p>2.3580E+19</text:p>
          </table:table-cell>
          <table:table-cell table:formula="of:=[.D74]" office:value-type="float" office:value="1.1351228389445E+021" calcext:value-type="float">
            <text:p>1.1351E+21</text:p>
          </table:table-cell>
          <table:table-cell/>
          <table:table-cell table:formula="of:=[.F74]" office:value-type="float" office:value="0" calcext:value-type="float">
            <text:p>0.0000E+00</text:p>
          </table:table-cell>
          <table:table-cell table:formula="of:=[.B75]+([.C75]*[.D75])/1E+018+([.E75]*[.F75])/1E+018" office:value-type="float" office:value="5.50411833030027E+022" calcext:value-type="float">
            <text:p>5.5041E+22</text:p>
          </table:table-cell>
          <table:table-cell table:number-columns-repeated="6"/>
        </table:table-row>
        <table:table-row table:style-name="ro1">
          <table:table-cell office:value-type="date" office:date-value="2020-06-25T15:05:45" calcext:value-type="date">
            <text:p>2020-06-25 15:05:45</text:p>
          </table:table-cell>
          <table:table-cell table:formula="of:=[.B75]" office:value-type="float" office:value="2.82749867606914E+022" calcext:value-type="float">
            <text:p>2.8275E+22</text:p>
          </table:table-cell>
          <table:table-cell office:value-type="float" office:value="2.357E+019" calcext:value-type="float">
            <text:p>2.3570E+19</text:p>
          </table:table-cell>
          <table:table-cell table:formula="of:=[.D75]" office:value-type="float" office:value="1.1351228389445E+021" calcext:value-type="float">
            <text:p>1.1351E+21</text:p>
          </table:table-cell>
          <table:table-cell/>
          <table:table-cell table:formula="of:=[.F75]" office:value-type="float" office:value="0" calcext:value-type="float">
            <text:p>0.0000E+00</text:p>
          </table:table-cell>
          <table:table-cell table:formula="of:=[.B76]+([.C76]*[.D76])/1E+018+([.E76]*[.F76])/1E+018" office:value-type="float" office:value="5.50298320746133E+022" calcext:value-type="float">
            <text:p>5.5030E+22</text:p>
          </table:table-cell>
          <table:table-cell table:number-columns-repeated="6"/>
        </table:table-row>
        <table:table-row table:style-name="ro1">
          <table:table-cell office:value-type="date" office:date-value="2020-06-25T15:07:23" calcext:value-type="date">
            <text:p>2020-06-25 15:07:23</text:p>
          </table:table-cell>
          <table:table-cell table:formula="of:=[.B76]-[.L4]" office:value-type="float" office:value="2.82249867606914E+022" calcext:value-type="float">
            <text:p>2.8225E+22</text:p>
          </table:table-cell>
          <table:table-cell office:value-type="float" office:value="2.357E+019" calcext:value-type="float">
            <text:p>2.3570E+19</text:p>
          </table:table-cell>
          <table:table-cell table:formula="of:=[.D76]" office:value-type="float" office:value="1.1351228389445E+021" calcext:value-type="float">
            <text:p>1.1351E+21</text:p>
          </table:table-cell>
          <table:table-cell/>
          <table:table-cell table:formula="of:=[.F76]" office:value-type="float" office:value="0" calcext:value-type="float">
            <text:p>0.0000E+00</text:p>
          </table:table-cell>
          <table:table-cell table:formula="of:=[.B77]+([.C77]*[.D77])/1E+018+([.E77]*[.F77])/1E+018" office:value-type="float" office:value="5.49798320746133E+022" calcext:value-type="float">
            <text:p>5.4980E+22</text:p>
          </table:table-cell>
          <table:table-cell table:number-columns-repeated="6"/>
        </table:table-row>
        <table:table-row table:style-name="ro1">
          <table:table-cell office:value-type="date" office:date-value="2020-06-25T15:12:10" calcext:value-type="date">
            <text:p>2020-06-25 15:12:10</text:p>
          </table:table-cell>
          <table:table-cell table:formula="of:=[.B77]" office:value-type="float" office:value="2.82249867606914E+022" calcext:value-type="float">
            <text:p>2.8225E+22</text:p>
          </table:table-cell>
          <table:table-cell office:value-type="float" office:value="2.352E+019" calcext:value-type="float">
            <text:p>2.3520E+19</text:p>
          </table:table-cell>
          <table:table-cell table:formula="of:=[.D77]" office:value-type="float" office:value="1.1351228389445E+021" calcext:value-type="float">
            <text:p>1.1351E+21</text:p>
          </table:table-cell>
          <table:table-cell/>
          <table:table-cell table:formula="of:=[.F77]" office:value-type="float" office:value="0" calcext:value-type="float">
            <text:p>0.0000E+00</text:p>
          </table:table-cell>
          <table:table-cell table:formula="of:=[.B78]+([.C78]*[.D78])/1E+018+([.E78]*[.F78])/1E+018" office:value-type="float" office:value="5.49230759326661E+022" calcext:value-type="float">
            <text:p>5.4923E+22</text:p>
          </table:table-cell>
          <table:table-cell table:number-columns-repeated="6"/>
        </table:table-row>
        <table:table-row table:style-name="ro1">
          <table:table-cell office:value-type="date" office:date-value="2020-06-25T15:18:35" calcext:value-type="date">
            <text:p>2020-06-25 15:18:35</text:p>
          </table:table-cell>
          <table:table-cell table:formula="of:=[.B78]" office:value-type="float" office:value="2.82249867606914E+022" calcext:value-type="float">
            <text:p>2.8225E+22</text:p>
          </table:table-cell>
          <table:table-cell office:value-type="float" office:value="2.374E+019" calcext:value-type="float">
            <text:p>2.3740E+19</text:p>
          </table:table-cell>
          <table:table-cell table:formula="of:=[.D78]" office:value-type="float" office:value="1.1351228389445E+021" calcext:value-type="float">
            <text:p>1.1351E+21</text:p>
          </table:table-cell>
          <table:table-cell/>
          <table:table-cell table:formula="of:=[.F78]" office:value-type="float" office:value="0" calcext:value-type="float">
            <text:p>0.0000E+00</text:p>
          </table:table-cell>
          <table:table-cell table:formula="of:=[.B79]+([.C79]*[.D79])/1E+018+([.E79]*[.F79])/1E+018" office:value-type="float" office:value="5.51728029572339E+022" calcext:value-type="float">
            <text:p>5.5173E+22</text:p>
          </table:table-cell>
          <table:table-cell table:number-columns-repeated="6"/>
        </table:table-row>
        <table:table-row table:style-name="ro1">
          <table:table-cell office:value-type="date" office:date-value="2020-06-25T15:20:09" calcext:value-type="date">
            <text:p>2020-06-25 15:20:09</text:p>
          </table:table-cell>
          <table:table-cell table:formula="of:=[.B79]-[.L4]" office:value-type="float" office:value="2.81749867606914E+022" calcext:value-type="float">
            <text:p>2.8175E+22</text:p>
          </table:table-cell>
          <table:table-cell office:value-type="float" office:value="2.374E+019" calcext:value-type="float">
            <text:p>2.3740E+19</text:p>
          </table:table-cell>
          <table:table-cell table:formula="of:=[.D79]" office:value-type="float" office:value="1.1351228389445E+021" calcext:value-type="float">
            <text:p>1.1351E+21</text:p>
          </table:table-cell>
          <table:table-cell/>
          <table:table-cell table:formula="of:=[.F79]" office:value-type="float" office:value="0" calcext:value-type="float">
            <text:p>0.0000E+00</text:p>
          </table:table-cell>
          <table:table-cell table:formula="of:=[.B80]+([.C80]*[.D80])/1E+018+([.E80]*[.F80])/1E+018" office:value-type="float" office:value="5.51228029572339E+022" calcext:value-type="float">
            <text:p>5.5123E+22</text:p>
          </table:table-cell>
          <table:table-cell table:number-columns-repeated="6"/>
        </table:table-row>
        <table:table-row table:style-name="ro1">
          <table:table-cell office:value-type="date" office:date-value="2020-06-25T15:25:00" calcext:value-type="date">
            <text:p>2020-06-25 15:25:00</text:p>
          </table:table-cell>
          <table:table-cell table:formula="of:=[.B80]" office:value-type="float" office:value="2.81749867606914E+022" calcext:value-type="float">
            <text:p>2.8175E+22</text:p>
          </table:table-cell>
          <table:table-cell office:value-type="float" office:value="2.36E+019" calcext:value-type="float">
            <text:p>2.3600E+19</text:p>
          </table:table-cell>
          <table:table-cell table:formula="of:=[.D80]" office:value-type="float" office:value="1.1351228389445E+021" calcext:value-type="float">
            <text:p>1.1351E+21</text:p>
          </table:table-cell>
          <table:table-cell/>
          <table:table-cell table:formula="of:=[.F80]" office:value-type="float" office:value="0" calcext:value-type="float">
            <text:p>0.0000E+00</text:p>
          </table:table-cell>
          <table:table-cell table:formula="of:=[.B81]+([.C81]*[.D81])/1E+018+([.E81]*[.F81])/1E+018" office:value-type="float" office:value="5.49638857597816E+022" calcext:value-type="float">
            <text:p>5.4964E+22</text:p>
          </table:table-cell>
          <table:table-cell table:number-columns-repeated="6"/>
        </table:table-row>
        <table:table-row table:style-name="ro1">
          <table:table-cell office:value-type="date" office:date-value="2020-06-25T15:31:25" calcext:value-type="date">
            <text:p>2020-06-25 15:31:25</text:p>
          </table:table-cell>
          <table:table-cell table:formula="of:=[.B81]" office:value-type="float" office:value="2.81749867606914E+022" calcext:value-type="float">
            <text:p>2.8175E+22</text:p>
          </table:table-cell>
          <table:table-cell office:value-type="float" office:value="2.334E+019" calcext:value-type="float">
            <text:p>2.3340E+19</text:p>
          </table:table-cell>
          <table:table-cell table:formula="of:=[.D81]" office:value-type="float" office:value="1.1351228389445E+021" calcext:value-type="float">
            <text:p>1.1351E+21</text:p>
          </table:table-cell>
          <table:table-cell/>
          <table:table-cell table:formula="of:=[.F81]" office:value-type="float" office:value="0" calcext:value-type="float">
            <text:p>0.0000E+00</text:p>
          </table:table-cell>
          <table:table-cell table:formula="of:=[.B82]+([.C82]*[.D82])/1E+018+([.E82]*[.F82])/1E+018" office:value-type="float" office:value="5.46687538216561E+022" calcext:value-type="float">
            <text:p>5.4669E+22</text:p>
          </table:table-cell>
          <table:table-cell table:number-columns-repeated="6"/>
        </table:table-row>
        <table:table-row table:style-name="ro1">
          <table:table-cell office:value-type="date" office:date-value="2020-06-25T15:35:27" calcext:value-type="date">
            <text:p>2020-06-25 15:35:27</text:p>
          </table:table-cell>
          <table:table-cell table:formula="of:=[.B82]+[.K2]" office:value-type="float" office:value="2.90749867606914E+022" calcext:value-type="float">
            <text:p>2.9075E+22</text:p>
          </table:table-cell>
          <table:table-cell office:value-type="float" office:value="2.334E+019" calcext:value-type="float">
            <text:p>2.3340E+19</text:p>
          </table:table-cell>
          <table:table-cell table:formula="of:=[.D82]" office:value-type="float" office:value="1.1351228389445E+021" calcext:value-type="float">
            <text:p>1.1351E+21</text:p>
          </table:table-cell>
          <table:table-cell/>
          <table:table-cell table:formula="of:=[.F82]" office:value-type="float" office:value="0" calcext:value-type="float">
            <text:p>0.0000E+00</text:p>
          </table:table-cell>
          <table:table-cell table:formula="of:=[.B83]+([.C83]*[.D83])/1E+018+([.E83]*[.F83])/1E+018" office:value-type="float" office:value="5.55687538216561E+022" calcext:value-type="float">
            <text:p>5.5569E+22</text:p>
          </table:table-cell>
          <table:table-cell table:number-columns-repeated="6"/>
        </table:table-row>
        <table:table-row table:style-name="ro1">
          <table:table-cell office:value-type="date" office:date-value="2020-06-25T15:37:49.999999" calcext:value-type="date">
            <text:p>2020-06-25 15:37:50</text:p>
          </table:table-cell>
          <table:table-cell table:formula="of:=[.B83]" office:value-type="float" office:value="2.90749867606914E+022" calcext:value-type="float">
            <text:p>2.9075E+22</text:p>
          </table:table-cell>
          <table:table-cell office:value-type="float" office:value="2.331E+019" calcext:value-type="float">
            <text:p>2.3310E+19</text:p>
          </table:table-cell>
          <table:table-cell table:formula="of:=[.D83]" office:value-type="float" office:value="1.1351228389445E+021" calcext:value-type="float">
            <text:p>1.1351E+21</text:p>
          </table:table-cell>
          <table:table-cell/>
          <table:table-cell table:formula="of:=[.F83]" office:value-type="float" office:value="0" calcext:value-type="float">
            <text:p>0.0000E+00</text:p>
          </table:table-cell>
          <table:table-cell table:formula="of:=[.B84]+([.C84]*[.D84])/1E+018+([.E84]*[.F84])/1E+018" office:value-type="float" office:value="5.55347001364877E+022" calcext:value-type="float">
            <text:p>5.5535E+22</text:p>
          </table:table-cell>
          <table:table-cell table:number-columns-repeated="6"/>
        </table:table-row>
        <table:table-row table:style-name="ro1">
          <table:table-cell office:value-type="date" office:date-value="2020-06-25T15:44:15" calcext:value-type="date">
            <text:p>2020-06-25 15:44:15</text:p>
          </table:table-cell>
          <table:table-cell table:formula="of:=[.B84]" office:value-type="float" office:value="2.90749867606914E+022" calcext:value-type="float">
            <text:p>2.9075E+22</text:p>
          </table:table-cell>
          <table:table-cell office:value-type="float" office:value="2.318E+019" calcext:value-type="float">
            <text:p>2.3180E+19</text:p>
          </table:table-cell>
          <table:table-cell table:formula="of:=[.D84]" office:value-type="float" office:value="1.1351228389445E+021" calcext:value-type="float">
            <text:p>1.1351E+21</text:p>
          </table:table-cell>
          <table:table-cell/>
          <table:table-cell table:formula="of:=[.F84]" office:value-type="float" office:value="0" calcext:value-type="float">
            <text:p>0.0000E+00</text:p>
          </table:table-cell>
          <table:table-cell table:formula="of:=[.B85]+([.C85]*[.D85])/1E+018+([.E85]*[.F85])/1E+018" office:value-type="float" office:value="5.53871341674249E+022" calcext:value-type="float">
            <text:p>5.5387E+22</text:p>
          </table:table-cell>
          <table:table-cell table:number-columns-repeated="6"/>
        </table:table-row>
        <table:table-row table:style-name="ro1">
          <table:table-cell office:value-type="date" office:date-value="2020-06-25T15:50:40" calcext:value-type="date">
            <text:p>2020-06-25 15:50:40</text:p>
          </table:table-cell>
          <table:table-cell table:formula="of:=[.B85]" office:value-type="float" office:value="2.90749867606914E+022" calcext:value-type="float">
            <text:p>2.9075E+22</text:p>
          </table:table-cell>
          <table:table-cell office:value-type="float" office:value="2.296E+019" calcext:value-type="float">
            <text:p>2.2960E+19</text:p>
          </table:table-cell>
          <table:table-cell table:formula="of:=[.D85]" office:value-type="float" office:value="1.1351228389445E+021" calcext:value-type="float">
            <text:p>1.1351E+21</text:p>
          </table:table-cell>
          <table:table-cell/>
          <table:table-cell table:formula="of:=[.F85]" office:value-type="float" office:value="0" calcext:value-type="float">
            <text:p>0.0000E+00</text:p>
          </table:table-cell>
          <table:table-cell table:formula="of:=[.B86]+([.C86]*[.D86])/1E+018+([.E86]*[.F86])/1E+018" office:value-type="float" office:value="5.51374071428571E+022" calcext:value-type="float">
            <text:p>5.5137E+22</text:p>
          </table:table-cell>
          <table:table-cell table:number-columns-repeated="6"/>
        </table:table-row>
        <table:table-row table:style-name="ro1">
          <table:table-cell office:value-type="date" office:date-value="2020-06-25T15:57:05" calcext:value-type="date">
            <text:p>2020-06-25 15:57:05</text:p>
          </table:table-cell>
          <table:table-cell table:formula="of:=[.B86]" office:value-type="float" office:value="2.90749867606914E+022" calcext:value-type="float">
            <text:p>2.9075E+22</text:p>
          </table:table-cell>
          <table:table-cell office:value-type="float" office:value="2.352E+019" calcext:value-type="float">
            <text:p>2.3520E+19</text:p>
          </table:table-cell>
          <table:table-cell table:formula="of:=[.D86]" office:value-type="float" office:value="1.1351228389445E+021" calcext:value-type="float">
            <text:p>1.1351E+21</text:p>
          </table:table-cell>
          <table:table-cell/>
          <table:table-cell table:formula="of:=[.F86]" office:value-type="float" office:value="0" calcext:value-type="float">
            <text:p>0.0000E+00</text:p>
          </table:table-cell>
          <table:table-cell table:formula="of:=[.B87]+([.C87]*[.D87])/1E+018+([.E87]*[.F87])/1E+018" office:value-type="float" office:value="5.57730759326661E+022" calcext:value-type="float">
            <text:p>5.5773E+22</text:p>
          </table:table-cell>
          <table:table-cell table:number-columns-repeated="6"/>
        </table:table-row>
        <table:table-row table:style-name="ro1">
          <table:table-cell office:value-type="date" office:date-value="2020-06-25T16:03:30" calcext:value-type="date">
            <text:p>2020-06-25 16:03:30</text:p>
          </table:table-cell>
          <table:table-cell table:formula="of:=[.B87]" office:value-type="float" office:value="2.90749867606914E+022" calcext:value-type="float">
            <text:p>2.9075E+22</text:p>
          </table:table-cell>
          <table:table-cell office:value-type="float" office:value="2.378E+019" calcext:value-type="float">
            <text:p>2.3780E+19</text:p>
          </table:table-cell>
          <table:table-cell table:formula="of:=[.D87]" office:value-type="float" office:value="1.1351228389445E+021" calcext:value-type="float">
            <text:p>1.1351E+21</text:p>
          </table:table-cell>
          <table:table-cell/>
          <table:table-cell table:formula="of:=[.F87]" office:value-type="float" office:value="0" calcext:value-type="float">
            <text:p>0.0000E+00</text:p>
          </table:table-cell>
          <table:table-cell table:formula="of:=[.B88]+([.C88]*[.D88])/1E+018+([.E88]*[.F88])/1E+018" office:value-type="float" office:value="5.60682078707916E+022" calcext:value-type="float">
            <text:p>5.6068E+22</text:p>
          </table:table-cell>
          <table:table-cell table:number-columns-repeated="6"/>
        </table:table-row>
        <table:table-row table:style-name="ro1">
          <table:table-cell office:value-type="date" office:date-value="2020-06-25T16:09:55" calcext:value-type="date">
            <text:p>2020-06-25 16:09:55</text:p>
          </table:table-cell>
          <table:table-cell table:formula="of:=[.B88]" office:value-type="float" office:value="2.90749867606914E+022" calcext:value-type="float">
            <text:p>2.9075E+22</text:p>
          </table:table-cell>
          <table:table-cell office:value-type="float" office:value="2.363E+019" calcext:value-type="float">
            <text:p>2.3630E+19</text:p>
          </table:table-cell>
          <table:table-cell table:formula="of:=[.D88]" office:value-type="float" office:value="1.1351228389445E+021" calcext:value-type="float">
            <text:p>1.1351E+21</text:p>
          </table:table-cell>
          <table:table-cell/>
          <table:table-cell table:formula="of:=[.F88]" office:value-type="float" office:value="0" calcext:value-type="float">
            <text:p>0.0000E+00</text:p>
          </table:table-cell>
          <table:table-cell table:formula="of:=[.B89]+([.C89]*[.D89])/1E+018+([.E89]*[.F89])/1E+018" office:value-type="float" office:value="5.589793944495E+022" calcext:value-type="float">
            <text:p>5.5898E+22</text:p>
          </table:table-cell>
          <table:table-cell table:number-columns-repeated="6"/>
        </table:table-row>
        <table:table-row table:style-name="ro1">
          <table:table-cell office:value-type="date" office:date-value="2020-06-25T16:16:20" calcext:value-type="date">
            <text:p>2020-06-25 16:16:20</text:p>
          </table:table-cell>
          <table:table-cell table:formula="of:=[.B89]" office:value-type="float" office:value="2.90749867606914E+022" calcext:value-type="float">
            <text:p>2.9075E+22</text:p>
          </table:table-cell>
          <table:table-cell office:value-type="float" office:value="2.374E+019" calcext:value-type="float">
            <text:p>2.3740E+19</text:p>
          </table:table-cell>
          <table:table-cell table:formula="of:=[.D89]" office:value-type="float" office:value="1.1351228389445E+021" calcext:value-type="float">
            <text:p>1.1351E+21</text:p>
          </table:table-cell>
          <table:table-cell/>
          <table:table-cell table:formula="of:=[.F89]" office:value-type="float" office:value="0" calcext:value-type="float">
            <text:p>0.0000E+00</text:p>
          </table:table-cell>
          <table:table-cell table:formula="of:=[.B90]+([.C90]*[.D90])/1E+018+([.E90]*[.F90])/1E+018" office:value-type="float" office:value="5.60228029572339E+022" calcext:value-type="float">
            <text:p>5.6023E+22</text:p>
          </table:table-cell>
          <table:table-cell table:number-columns-repeated="6"/>
        </table:table-row>
        <table:table-row table:style-name="ro1">
          <table:table-cell office:value-type="date" office:date-value="2020-06-25T16:22:45" calcext:value-type="date">
            <text:p>2020-06-25 16:22:45</text:p>
          </table:table-cell>
          <table:table-cell table:formula="of:=[.B90]" office:value-type="float" office:value="2.90749867606914E+022" calcext:value-type="float">
            <text:p>2.9075E+22</text:p>
          </table:table-cell>
          <table:table-cell office:value-type="float" office:value="2.394E+019" calcext:value-type="float">
            <text:p>2.3940E+19</text:p>
          </table:table-cell>
          <table:table-cell table:formula="of:=[.D90]" office:value-type="float" office:value="1.1351228389445E+021" calcext:value-type="float">
            <text:p>1.1351E+21</text:p>
          </table:table-cell>
          <table:table-cell/>
          <table:table-cell table:formula="of:=[.F90]" office:value-type="float" office:value="0" calcext:value-type="float">
            <text:p>0.0000E+00</text:p>
          </table:table-cell>
          <table:table-cell table:formula="of:=[.B91]+([.C91]*[.D91])/1E+018+([.E91]*[.F91])/1E+018" office:value-type="float" office:value="5.62498275250228E+022" calcext:value-type="float">
            <text:p>5.6250E+22</text:p>
          </table:table-cell>
          <table:table-cell table:number-columns-repeated="6"/>
        </table:table-row>
        <table:table-row table:style-name="ro1">
          <table:table-cell office:value-type="date" office:date-value="2020-06-25T16:29:10" calcext:value-type="date">
            <text:p>2020-06-25 16:29:10</text:p>
          </table:table-cell>
          <table:table-cell table:formula="of:=[.B91]" office:value-type="float" office:value="2.90749867606914E+022" calcext:value-type="float">
            <text:p>2.9075E+22</text:p>
          </table:table-cell>
          <table:table-cell office:value-type="float" office:value="2.367E+019" calcext:value-type="float">
            <text:p>2.3670E+19</text:p>
          </table:table-cell>
          <table:table-cell table:formula="of:=[.D91]" office:value-type="float" office:value="1.1351228389445E+021" calcext:value-type="float">
            <text:p>1.1351E+21</text:p>
          </table:table-cell>
          <table:table-cell/>
          <table:table-cell table:formula="of:=[.F91]" office:value-type="float" office:value="0" calcext:value-type="float">
            <text:p>0.0000E+00</text:p>
          </table:table-cell>
          <table:table-cell table:formula="of:=[.B92]+([.C92]*[.D92])/1E+018+([.E92]*[.F92])/1E+018" office:value-type="float" office:value="5.59433443585077E+022" calcext:value-type="float">
            <text:p>5.5943E+22</text:p>
          </table:table-cell>
          <table:table-cell table:number-columns-repeated="6"/>
        </table:table-row>
        <table:table-row table:style-name="ro1">
          <table:table-cell office:value-type="date" office:date-value="2020-06-25T16:35:35" calcext:value-type="date">
            <text:p>2020-06-25 16:35:35</text:p>
          </table:table-cell>
          <table:table-cell table:formula="of:=[.B92]" office:value-type="float" office:value="2.90749867606914E+022" calcext:value-type="float">
            <text:p>2.9075E+22</text:p>
          </table:table-cell>
          <table:table-cell office:value-type="float" office:value="2.37E+019" calcext:value-type="float">
            <text:p>2.3700E+19</text:p>
          </table:table-cell>
          <table:table-cell table:formula="of:=[.D92]" office:value-type="float" office:value="1.1351228389445E+021" calcext:value-type="float">
            <text:p>1.1351E+21</text:p>
          </table:table-cell>
          <table:table-cell/>
          <table:table-cell table:formula="of:=[.F92]" office:value-type="float" office:value="0" calcext:value-type="float">
            <text:p>0.0000E+00</text:p>
          </table:table-cell>
          <table:table-cell table:formula="of:=[.B93]+([.C93]*[.D93])/1E+018+([.E93]*[.F93])/1E+018" office:value-type="float" office:value="5.59773980436761E+022" calcext:value-type="float">
            <text:p>5.5977E+22</text:p>
          </table:table-cell>
          <table:table-cell table:number-columns-repeated="6"/>
        </table:table-row>
        <table:table-row table:style-name="ro1">
          <table:table-cell office:value-type="date" office:date-value="2020-06-25T16:42:00" calcext:value-type="date">
            <text:p>2020-06-25 16:42:00</text:p>
          </table:table-cell>
          <table:table-cell table:formula="of:=[.B93]" office:value-type="float" office:value="2.90749867606914E+022" calcext:value-type="float">
            <text:p>2.9075E+22</text:p>
          </table:table-cell>
          <table:table-cell office:value-type="float" office:value="2.378E+019" calcext:value-type="float">
            <text:p>2.3780E+19</text:p>
          </table:table-cell>
          <table:table-cell table:formula="of:=[.D93]" office:value-type="float" office:value="1.1351228389445E+021" calcext:value-type="float">
            <text:p>1.1351E+21</text:p>
          </table:table-cell>
          <table:table-cell/>
          <table:table-cell table:formula="of:=[.F93]" office:value-type="float" office:value="0" calcext:value-type="float">
            <text:p>0.0000E+00</text:p>
          </table:table-cell>
          <table:table-cell table:formula="of:=[.B94]+([.C94]*[.D94])/1E+018+([.E94]*[.F94])/1E+018" office:value-type="float" office:value="5.60682078707916E+022" calcext:value-type="float">
            <text:p>5.6068E+22</text:p>
          </table:table-cell>
          <table:table-cell table:number-columns-repeated="6"/>
        </table:table-row>
        <table:table-row table:style-name="ro1">
          <table:table-cell office:value-type="date" office:date-value="2020-06-25T16:48:25" calcext:value-type="date">
            <text:p>2020-06-25 16:48:25</text:p>
          </table:table-cell>
          <table:table-cell table:formula="of:=[.B94]" office:value-type="float" office:value="2.90749867606914E+022" calcext:value-type="float">
            <text:p>2.9075E+22</text:p>
          </table:table-cell>
          <table:table-cell office:value-type="float" office:value="2.473E+019" calcext:value-type="float">
            <text:p>2.4730E+19</text:p>
          </table:table-cell>
          <table:table-cell table:formula="of:=[.D94]" office:value-type="float" office:value="1.1351228389445E+021" calcext:value-type="float">
            <text:p>1.1351E+21</text:p>
          </table:table-cell>
          <table:table-cell/>
          <table:table-cell table:formula="of:=[.F94]" office:value-type="float" office:value="0" calcext:value-type="float">
            <text:p>0.0000E+00</text:p>
          </table:table-cell>
          <table:table-cell table:formula="of:=[.B95]+([.C95]*[.D95])/1E+018+([.E95]*[.F95])/1E+018" office:value-type="float" office:value="5.71465745677889E+022" calcext:value-type="float">
            <text:p>5.7147E+22</text:p>
          </table:table-cell>
          <table:table-cell table:number-columns-repeated="6"/>
        </table:table-row>
        <table:table-row table:style-name="ro1">
          <table:table-cell office:value-type="date" office:date-value="2020-06-25T16:54:49.999999" calcext:value-type="date">
            <text:p>2020-06-25 16:54:50</text:p>
          </table:table-cell>
          <table:table-cell table:formula="of:=[.B95]" office:value-type="float" office:value="2.90749867606914E+022" calcext:value-type="float">
            <text:p>2.9075E+22</text:p>
          </table:table-cell>
          <table:table-cell office:value-type="float" office:value="2.427E+019" calcext:value-type="float">
            <text:p>2.4270E+19</text:p>
          </table:table-cell>
          <table:table-cell table:formula="of:=[.D95]" office:value-type="float" office:value="1.1351228389445E+021" calcext:value-type="float">
            <text:p>1.1351E+21</text:p>
          </table:table-cell>
          <table:table-cell/>
          <table:table-cell table:formula="of:=[.F95]" office:value-type="float" office:value="0" calcext:value-type="float">
            <text:p>0.0000E+00</text:p>
          </table:table-cell>
          <table:table-cell table:formula="of:=[.B96]+([.C96]*[.D96])/1E+018+([.E96]*[.F96])/1E+018" office:value-type="float" office:value="5.66244180618744E+022" calcext:value-type="float">
            <text:p>5.6624E+22</text:p>
          </table:table-cell>
          <table:table-cell table:number-columns-repeated="6"/>
        </table:table-row>
        <table:table-row table:style-name="ro1">
          <table:table-cell office:value-type="date" office:date-value="2020-06-25T17:01:15" calcext:value-type="date">
            <text:p>2020-06-25 17:01:15</text:p>
          </table:table-cell>
          <table:table-cell table:formula="of:=[.B96]" office:value-type="float" office:value="2.90749867606914E+022" calcext:value-type="float">
            <text:p>2.9075E+22</text:p>
          </table:table-cell>
          <table:table-cell office:value-type="float" office:value="2.381E+019" calcext:value-type="float">
            <text:p>2.3810E+19</text:p>
          </table:table-cell>
          <table:table-cell table:formula="of:=[.D96]" office:value-type="float" office:value="1.1351228389445E+021" calcext:value-type="float">
            <text:p>1.1351E+21</text:p>
          </table:table-cell>
          <table:table-cell/>
          <table:table-cell table:formula="of:=[.F96]" office:value-type="float" office:value="0" calcext:value-type="float">
            <text:p>0.0000E+00</text:p>
          </table:table-cell>
          <table:table-cell table:formula="of:=[.B97]+([.C97]*[.D97])/1E+018+([.E97]*[.F97])/1E+018" office:value-type="float" office:value="5.610226155596E+022" calcext:value-type="float">
            <text:p>5.6102E+22</text:p>
          </table:table-cell>
          <table:table-cell table:number-columns-repeated="6"/>
        </table:table-row>
        <table:table-row table:style-name="ro1">
          <table:table-cell office:value-type="date" office:date-value="2020-06-25T17:07:40" calcext:value-type="date">
            <text:p>2020-06-25 17:07:40</text:p>
          </table:table-cell>
          <table:table-cell table:formula="of:=[.B97]" office:value-type="float" office:value="2.90749867606914E+022" calcext:value-type="float">
            <text:p>2.9075E+22</text:p>
          </table:table-cell>
          <table:table-cell office:value-type="float" office:value="2.381E+019" calcext:value-type="float">
            <text:p>2.3810E+19</text:p>
          </table:table-cell>
          <table:table-cell table:formula="of:=[.D97]" office:value-type="float" office:value="1.1351228389445E+021" calcext:value-type="float">
            <text:p>1.1351E+21</text:p>
          </table:table-cell>
          <table:table-cell/>
          <table:table-cell table:formula="of:=[.F97]" office:value-type="float" office:value="0" calcext:value-type="float">
            <text:p>0.0000E+00</text:p>
          </table:table-cell>
          <table:table-cell table:formula="of:=[.B98]+([.C98]*[.D98])/1E+018+([.E98]*[.F98])/1E+018" office:value-type="float" office:value="5.610226155596E+022" calcext:value-type="float">
            <text:p>5.6102E+22</text:p>
          </table:table-cell>
          <table:table-cell table:number-columns-repeated="6"/>
        </table:table-row>
        <table:table-row table:style-name="ro1">
          <table:table-cell office:value-type="date" office:date-value="2020-06-25T17:14:05" calcext:value-type="date">
            <text:p>2020-06-25 17:14:05</text:p>
          </table:table-cell>
          <table:table-cell table:formula="of:=[.B98]" office:value-type="float" office:value="2.90749867606914E+022" calcext:value-type="float">
            <text:p>2.9075E+22</text:p>
          </table:table-cell>
          <table:table-cell office:value-type="float" office:value="2.408E+019" calcext:value-type="float">
            <text:p>2.4080E+19</text:p>
          </table:table-cell>
          <table:table-cell table:formula="of:=[.D98]" office:value-type="float" office:value="1.1351228389445E+021" calcext:value-type="float">
            <text:p>1.1351E+21</text:p>
          </table:table-cell>
          <table:table-cell/>
          <table:table-cell table:formula="of:=[.F98]" office:value-type="float" office:value="0" calcext:value-type="float">
            <text:p>0.0000E+00</text:p>
          </table:table-cell>
          <table:table-cell table:formula="of:=[.B99]+([.C99]*[.D99])/1E+018+([.E99]*[.F99])/1E+018" office:value-type="float" office:value="5.6408744722475E+022" calcext:value-type="float">
            <text:p>5.6409E+22</text:p>
          </table:table-cell>
          <table:table-cell table:number-columns-repeated="6"/>
        </table:table-row>
        <table:table-row table:style-name="ro1">
          <table:table-cell office:value-type="date" office:date-value="2020-06-25T17:20:30" calcext:value-type="date">
            <text:p>2020-06-25 17:20:30</text:p>
          </table:table-cell>
          <table:table-cell table:formula="of:=[.B99]" office:value-type="float" office:value="2.90749867606914E+022" calcext:value-type="float">
            <text:p>2.9075E+22</text:p>
          </table:table-cell>
          <table:table-cell office:value-type="float" office:value="2.408E+019" calcext:value-type="float">
            <text:p>2.4080E+19</text:p>
          </table:table-cell>
          <table:table-cell table:formula="of:=[.D99]" office:value-type="float" office:value="1.1351228389445E+021" calcext:value-type="float">
            <text:p>1.1351E+21</text:p>
          </table:table-cell>
          <table:table-cell/>
          <table:table-cell table:formula="of:=[.F99]" office:value-type="float" office:value="0" calcext:value-type="float">
            <text:p>0.0000E+00</text:p>
          </table:table-cell>
          <table:table-cell table:formula="of:=[.B100]+([.C100]*[.D100])/1E+018+([.E100]*[.F100])/1E+018" office:value-type="float" office:value="5.6408744722475E+022" calcext:value-type="float">
            <text:p>5.6409E+22</text:p>
          </table:table-cell>
          <table:table-cell table:number-columns-repeated="6"/>
        </table:table-row>
        <table:table-row table:style-name="ro1">
          <table:table-cell office:value-type="date" office:date-value="2020-06-25T17:26:55.000001" calcext:value-type="date">
            <text:p>2020-06-25 17:26:55</text:p>
          </table:table-cell>
          <table:table-cell table:formula="of:=[.B100]" office:value-type="float" office:value="2.90749867606914E+022" calcext:value-type="float">
            <text:p>2.9075E+22</text:p>
          </table:table-cell>
          <table:table-cell office:value-type="float" office:value="2.399E+019" calcext:value-type="float">
            <text:p>2.3990E+19</text:p>
          </table:table-cell>
          <table:table-cell table:formula="of:=[.D100]" office:value-type="float" office:value="1.1351228389445E+021" calcext:value-type="float">
            <text:p>1.1351E+21</text:p>
          </table:table-cell>
          <table:table-cell/>
          <table:table-cell table:formula="of:=[.F100]" office:value-type="float" office:value="0" calcext:value-type="float">
            <text:p>0.0000E+00</text:p>
          </table:table-cell>
          <table:table-cell table:formula="of:=[.B101]+([.C101]*[.D101])/1E+018+([.E101]*[.F101])/1E+018" office:value-type="float" office:value="5.630658366697E+022" calcext:value-type="float">
            <text:p>5.6307E+22</text:p>
          </table:table-cell>
          <table:table-cell table:number-columns-repeated="6"/>
        </table:table-row>
        <table:table-row table:style-name="ro1">
          <table:table-cell office:value-type="date" office:date-value="2020-06-25T17:33:20.000001" calcext:value-type="date">
            <text:p>2020-06-25 17:33:20</text:p>
          </table:table-cell>
          <table:table-cell table:formula="of:=[.B101]" office:value-type="float" office:value="2.90749867606914E+022" calcext:value-type="float">
            <text:p>2.9075E+22</text:p>
          </table:table-cell>
          <table:table-cell office:value-type="float" office:value="2.387E+019" calcext:value-type="float">
            <text:p>2.3870E+19</text:p>
          </table:table-cell>
          <table:table-cell table:formula="of:=[.D101]" office:value-type="float" office:value="1.1351228389445E+021" calcext:value-type="float">
            <text:p>1.1351E+21</text:p>
          </table:table-cell>
          <table:table-cell/>
          <table:table-cell table:formula="of:=[.F101]" office:value-type="float" office:value="0" calcext:value-type="float">
            <text:p>0.0000E+00</text:p>
          </table:table-cell>
          <table:table-cell table:formula="of:=[.B102]+([.C102]*[.D102])/1E+018+([.E102]*[.F102])/1E+018" office:value-type="float" office:value="5.61703689262966E+022" calcext:value-type="float">
            <text:p>5.6170E+22</text:p>
          </table:table-cell>
          <table:table-cell table:number-columns-repeated="6"/>
        </table:table-row>
        <table:table-row table:style-name="ro1">
          <table:table-cell office:value-type="date" office:date-value="2020-06-25T17:39:45" calcext:value-type="date">
            <text:p>2020-06-25 17:39:45</text:p>
          </table:table-cell>
          <table:table-cell table:formula="of:=[.B102]" office:value-type="float" office:value="2.90749867606914E+022" calcext:value-type="float">
            <text:p>2.9075E+22</text:p>
          </table:table-cell>
          <table:table-cell office:value-type="float" office:value="2.404E+019" calcext:value-type="float">
            <text:p>2.4040E+19</text:p>
          </table:table-cell>
          <table:table-cell table:formula="of:=[.D102]" office:value-type="float" office:value="1.1351228389445E+021" calcext:value-type="float">
            <text:p>1.1351E+21</text:p>
          </table:table-cell>
          <table:table-cell/>
          <table:table-cell table:formula="of:=[.F102]" office:value-type="float" office:value="0" calcext:value-type="float">
            <text:p>0.0000E+00</text:p>
          </table:table-cell>
          <table:table-cell table:formula="of:=[.B103]+([.C103]*[.D103])/1E+018+([.E103]*[.F103])/1E+018" office:value-type="float" office:value="5.63633398089172E+022" calcext:value-type="float">
            <text:p>5.6363E+22</text:p>
          </table:table-cell>
          <table:table-cell table:number-columns-repeated="6"/>
        </table:table-row>
        <table:table-row table:style-name="ro1">
          <table:table-cell office:value-type="date" office:date-value="2020-06-25T17:46:10" calcext:value-type="date">
            <text:p>2020-06-25 17:46:10</text:p>
          </table:table-cell>
          <table:table-cell table:formula="of:=[.B103]" office:value-type="float" office:value="2.90749867606914E+022" calcext:value-type="float">
            <text:p>2.9075E+22</text:p>
          </table:table-cell>
          <table:table-cell office:value-type="float" office:value="2.387E+019" calcext:value-type="float">
            <text:p>2.3870E+19</text:p>
          </table:table-cell>
          <table:table-cell table:formula="of:=[.D103]" office:value-type="float" office:value="1.1351228389445E+021" calcext:value-type="float">
            <text:p>1.1351E+21</text:p>
          </table:table-cell>
          <table:table-cell/>
          <table:table-cell table:formula="of:=[.F103]" office:value-type="float" office:value="0" calcext:value-type="float">
            <text:p>0.0000E+00</text:p>
          </table:table-cell>
          <table:table-cell table:formula="of:=[.B104]+([.C104]*[.D104])/1E+018+([.E104]*[.F104])/1E+018" office:value-type="float" office:value="5.61703689262966E+022" calcext:value-type="float">
            <text:p>5.6170E+22</text:p>
          </table:table-cell>
          <table:table-cell table:number-columns-repeated="6"/>
        </table:table-row>
        <table:table-row table:style-name="ro1">
          <table:table-cell office:value-type="date" office:date-value="2020-06-25T17:52:35" calcext:value-type="date">
            <text:p>2020-06-25 17:52:35</text:p>
          </table:table-cell>
          <table:table-cell table:formula="of:=[.B104]" office:value-type="float" office:value="2.90749867606914E+022" calcext:value-type="float">
            <text:p>2.9075E+22</text:p>
          </table:table-cell>
          <table:table-cell office:value-type="float" office:value="2.397E+019" calcext:value-type="float">
            <text:p>2.3970E+19</text:p>
          </table:table-cell>
          <table:table-cell table:formula="of:=[.D104]" office:value-type="float" office:value="1.1351228389445E+021" calcext:value-type="float">
            <text:p>1.1351E+21</text:p>
          </table:table-cell>
          <table:table-cell/>
          <table:table-cell table:formula="of:=[.F104]" office:value-type="float" office:value="0" calcext:value-type="float">
            <text:p>0.0000E+00</text:p>
          </table:table-cell>
          <table:table-cell table:formula="of:=[.B105]+([.C105]*[.D105])/1E+018+([.E105]*[.F105])/1E+018" office:value-type="float" office:value="5.62838812101911E+022" calcext:value-type="float">
            <text:p>5.6284E+22</text:p>
          </table:table-cell>
          <table:table-cell table:number-columns-repeated="6"/>
        </table:table-row>
        <table:table-row table:style-name="ro1">
          <table:table-cell office:value-type="date" office:date-value="2020-06-25T17:59:00" calcext:value-type="date">
            <text:p>2020-06-25 17:59:00</text:p>
          </table:table-cell>
          <table:table-cell table:formula="of:=[.B105]" office:value-type="float" office:value="2.90749867606914E+022" calcext:value-type="float">
            <text:p>2.9075E+22</text:p>
          </table:table-cell>
          <table:table-cell office:value-type="float" office:value="2.391E+019" calcext:value-type="float">
            <text:p>2.3910E+19</text:p>
          </table:table-cell>
          <table:table-cell table:formula="of:=[.D105]" office:value-type="float" office:value="1.1351228389445E+021" calcext:value-type="float">
            <text:p>1.1351E+21</text:p>
          </table:table-cell>
          <table:table-cell/>
          <table:table-cell table:formula="of:=[.F105]" office:value-type="float" office:value="0" calcext:value-type="float">
            <text:p>0.0000E+00</text:p>
          </table:table-cell>
          <table:table-cell table:formula="of:=[.B106]+([.C106]*[.D106])/1E+018+([.E106]*[.F106])/1E+018" office:value-type="float" office:value="5.62157738398544E+022" calcext:value-type="float">
            <text:p>5.6216E+22</text:p>
          </table:table-cell>
          <table:table-cell table:number-columns-repeated="6"/>
        </table:table-row>
        <table:table-row table:style-name="ro1">
          <table:table-cell office:value-type="date" office:date-value="2020-06-25T20:24:23" calcext:value-type="date">
            <text:p>2020-06-25 20:24:23</text:p>
          </table:table-cell>
          <table:table-cell table:formula="of:=[.B106]-[.M4]" office:value-type="float" office:value="2.89749867606914E+022" calcext:value-type="float">
            <text:p>2.8975E+22</text:p>
          </table:table-cell>
          <table:table-cell office:value-type="float" office:value="2.391E+019" calcext:value-type="float">
            <text:p>2.3910E+19</text:p>
          </table:table-cell>
          <table:table-cell table:formula="of:=[.D106]" office:value-type="float" office:value="1.1351228389445E+021" calcext:value-type="float">
            <text:p>1.1351E+21</text:p>
          </table:table-cell>
          <table:table-cell/>
          <table:table-cell table:formula="of:=[.F106]" office:value-type="float" office:value="0" calcext:value-type="float">
            <text:p>0.0000E+00</text:p>
          </table:table-cell>
          <table:table-cell table:formula="of:=[.B107]+([.C107]*[.D107])/1E+018+([.E107]*[.F107])/1E+018" office:value-type="float" office:value="5.61157738398544E+022" calcext:value-type="float">
            <text:p>5.6116E+22</text:p>
          </table:table-cell>
          <table:table-cell table:number-columns-repeated="6"/>
        </table:table-row>
        <table:table-row table:style-name="ro1">
          <table:table-cell office:value-type="date" office:date-value="2020-06-26T00:04:28" calcext:value-type="date">
            <text:p>2020-06-26 00:04:28</text:p>
          </table:table-cell>
          <table:table-cell table:formula="of:=[.B107]-[.L4]" office:value-type="float" office:value="2.89249867606914E+022" calcext:value-type="float">
            <text:p>2.8925E+22</text:p>
          </table:table-cell>
          <table:table-cell office:value-type="float" office:value="2.391E+019" calcext:value-type="float">
            <text:p>2.3910E+19</text:p>
          </table:table-cell>
          <table:table-cell table:formula="of:=[.D107]" office:value-type="float" office:value="1.1351228389445E+021" calcext:value-type="float">
            <text:p>1.1351E+21</text:p>
          </table:table-cell>
          <table:table-cell/>
          <table:table-cell table:formula="of:=[.F107]" office:value-type="float" office:value="0" calcext:value-type="float">
            <text:p>0.0000E+00</text:p>
          </table:table-cell>
          <table:table-cell table:formula="of:=[.B108]+([.C108]*[.D108])/1E+018+([.E108]*[.F108])/1E+018" office:value-type="float" office:value="5.60657738398544E+022" calcext:value-type="float">
            <text:p>5.6066E+22</text:p>
          </table:table-cell>
          <table:table-cell table:number-columns-repeated="6"/>
        </table:table-row>
        <table:table-row table:style-name="ro1">
          <table:table-cell office:value-type="date" office:date-value="2020-06-26T00:05:44" calcext:value-type="date">
            <text:p>2020-06-26 00:05:44</text:p>
          </table:table-cell>
          <table:table-cell table:formula="of:=[.B108]-[.M4]" office:value-type="float" office:value="2.88249867606914E+022" calcext:value-type="float">
            <text:p>2.8825E+22</text:p>
          </table:table-cell>
          <table:table-cell office:value-type="float" office:value="2.391E+019" calcext:value-type="float">
            <text:p>2.3910E+19</text:p>
          </table:table-cell>
          <table:table-cell table:formula="of:=[.D108]" office:value-type="float" office:value="1.1351228389445E+021" calcext:value-type="float">
            <text:p>1.1351E+21</text:p>
          </table:table-cell>
          <table:table-cell/>
          <table:table-cell table:formula="of:=[.F108]" office:value-type="float" office:value="0" calcext:value-type="float">
            <text:p>0.0000E+00</text:p>
          </table:table-cell>
          <table:table-cell table:formula="of:=[.B109]+([.C109]*[.D109])/1E+018+([.E109]*[.F109])/1E+018" office:value-type="float" office:value="5.59657738398544E+022" calcext:value-type="float">
            <text:p>5.5966E+22</text:p>
          </table:table-cell>
          <table:table-cell table:number-columns-repeated="6"/>
        </table:table-row>
        <table:table-row table:style-name="ro1">
          <table:table-cell office:value-type="date" office:date-value="2020-06-26T00:09:54" calcext:value-type="date">
            <text:p>2020-06-26 00:09:54</text:p>
          </table:table-cell>
          <table:table-cell table:formula="of:=[.B109]+[.$L$2]" office:value-type="float" office:value="2.97749867606914E+022" calcext:value-type="float">
            <text:p>2.9775E+22</text:p>
          </table:table-cell>
          <table:table-cell office:value-type="float" office:value="2.391E+019" calcext:value-type="float">
            <text:p>2.3910E+19</text:p>
          </table:table-cell>
          <table:table-cell table:formula="of:=[.D109]" office:value-type="float" office:value="1.1351228389445E+021" calcext:value-type="float">
            <text:p>1.1351E+21</text:p>
          </table:table-cell>
          <table:table-cell/>
          <table:table-cell table:formula="of:=[.F109]" office:value-type="float" office:value="0" calcext:value-type="float">
            <text:p>0.0000E+00</text:p>
          </table:table-cell>
          <table:table-cell table:formula="of:=[.B110]+([.C110]*[.D110])/1E+018+([.E110]*[.F110])/1E+018" office:value-type="float" office:value="5.69157738398544E+022" calcext:value-type="float">
            <text:p>5.6916E+22</text:p>
          </table:table-cell>
          <table:table-cell table:number-columns-repeated="6"/>
        </table:table-row>
        <table:table-row table:style-name="ro1">
          <table:table-cell office:value-type="date" office:date-value="2020-06-26T04:21:20.999999" calcext:value-type="date">
            <text:p>2020-06-26 04:21:21</text:p>
          </table:table-cell>
          <table:table-cell table:formula="of:=[.B110]-[.L4]" office:value-type="float" office:value="2.97249867606914E+022" calcext:value-type="float">
            <text:p>2.9725E+22</text:p>
          </table:table-cell>
          <table:table-cell office:value-type="float" office:value="2.391E+019" calcext:value-type="float">
            <text:p>2.3910E+19</text:p>
          </table:table-cell>
          <table:table-cell table:formula="of:=[.D110]" office:value-type="float" office:value="1.1351228389445E+021" calcext:value-type="float">
            <text:p>1.1351E+21</text:p>
          </table:table-cell>
          <table:table-cell/>
          <table:table-cell table:formula="of:=[.F110]" office:value-type="float" office:value="0" calcext:value-type="float">
            <text:p>0.0000E+00</text:p>
          </table:table-cell>
          <table:table-cell table:formula="of:=[.B111]+([.C111]*[.D111])/1E+018+([.E111]*[.F111])/1E+018" office:value-type="float" office:value="5.68657738398544E+022" calcext:value-type="float">
            <text:p>5.6866E+22</text:p>
          </table:table-cell>
          <table:table-cell table:number-columns-repeated="6"/>
        </table:table-row>
        <table:table-row table:style-name="ro1">
          <table:table-cell office:value-type="date" office:date-value="2020-06-26T04:27:13" calcext:value-type="date">
            <text:p>2020-06-26 04:27:13</text:p>
          </table:table-cell>
          <table:table-cell table:formula="of:=[.B111]+[.$L$2]" office:value-type="float" office:value="3.06749867606914E+022" calcext:value-type="float">
            <text:p>3.0675E+22</text:p>
          </table:table-cell>
          <table:table-cell office:value-type="float" office:value="2.391E+019" calcext:value-type="float">
            <text:p>2.3910E+19</text:p>
          </table:table-cell>
          <table:table-cell table:formula="of:=[.D111]" office:value-type="float" office:value="1.1351228389445E+021" calcext:value-type="float">
            <text:p>1.1351E+21</text:p>
          </table:table-cell>
          <table:table-cell/>
          <table:table-cell table:formula="of:=[.F111]" office:value-type="float" office:value="0" calcext:value-type="float">
            <text:p>0.0000E+00</text:p>
          </table:table-cell>
          <table:table-cell table:formula="of:=[.B112]+([.C112]*[.D112])/1E+018+([.E112]*[.F112])/1E+018" office:value-type="float" office:value="5.78157738398544E+022" calcext:value-type="float">
            <text:p>5.7816E+22</text:p>
          </table:table-cell>
          <table:table-cell table:number-columns-repeated="6"/>
        </table:table-row>
        <table:table-row table:style-name="ro1">
          <table:table-cell office:value-type="date" office:date-value="2020-06-26T09:07:31" calcext:value-type="date">
            <text:p>2020-06-26 09:07:31</text:p>
          </table:table-cell>
          <table:table-cell table:formula="of:=[.B112]" office:value-type="float" office:value="3.06749867606914E+022" calcext:value-type="float">
            <text:p>3.0675E+22</text:p>
          </table:table-cell>
          <table:table-cell office:value-type="float" office:value="2.361E+019" calcext:value-type="float">
            <text:p>2.3610E+19</text:p>
          </table:table-cell>
          <table:table-cell table:formula="of:=[.D112]" office:value-type="float" office:value="1.1351228389445E+021" calcext:value-type="float">
            <text:p>1.1351E+21</text:p>
          </table:table-cell>
          <table:table-cell/>
          <table:table-cell table:formula="of:=[.F112]" office:value-type="float" office:value="0" calcext:value-type="float">
            <text:p>0.0000E+00</text:p>
          </table:table-cell>
          <table:table-cell table:formula="of:=[.B113]+([.C113]*[.D113])/1E+018+([.E113]*[.F113])/1E+018" office:value-type="float" office:value="5.74752369881711E+022" calcext:value-type="float">
            <text:p>5.7475E+22</text:p>
          </table:table-cell>
          <table:table-cell table:number-columns-repeated="6"/>
        </table:table-row>
        <table:table-row table:style-name="ro1">
          <table:table-cell office:value-type="date" office:date-value="2020-06-26T09:16:20" calcext:value-type="date">
            <text:p>2020-06-26 09:16:20</text:p>
          </table:table-cell>
          <table:table-cell table:formula="of:=[.B113]" office:value-type="float" office:value="3.06749867606914E+022" calcext:value-type="float">
            <text:p>3.0675E+22</text:p>
          </table:table-cell>
          <table:table-cell office:value-type="float" office:value="2.392E+019" calcext:value-type="float">
            <text:p>2.3920E+19</text:p>
          </table:table-cell>
          <table:table-cell table:formula="of:=[.D113]" office:value-type="float" office:value="1.1351228389445E+021" calcext:value-type="float">
            <text:p>1.1351E+21</text:p>
          </table:table-cell>
          <table:table-cell/>
          <table:table-cell table:formula="of:=[.F113]" office:value-type="float" office:value="0" calcext:value-type="float">
            <text:p>0.0000E+00</text:p>
          </table:table-cell>
          <table:table-cell table:formula="of:=[.B114]+([.C114]*[.D114])/1E+018+([.E114]*[.F114])/1E+018" office:value-type="float" office:value="5.78271250682439E+022" calcext:value-type="float">
            <text:p>5.7827E+22</text:p>
          </table:table-cell>
          <table:table-cell table:number-columns-repeated="6"/>
        </table:table-row>
        <table:table-row table:style-name="ro1">
          <table:table-cell office:value-type="date" office:date-value="2020-06-26T09:23:43" calcext:value-type="date">
            <text:p>2020-06-26 09:23:43</text:p>
          </table:table-cell>
          <table:table-cell table:formula="of:=[.B114]" office:value-type="float" office:value="3.06749867606914E+022" calcext:value-type="float">
            <text:p>3.0675E+22</text:p>
          </table:table-cell>
          <table:table-cell office:value-type="float" office:value="2.356E+019" calcext:value-type="float">
            <text:p>2.3560E+19</text:p>
          </table:table-cell>
          <table:table-cell table:formula="of:=[.D114]" office:value-type="float" office:value="1.1351228389445E+021" calcext:value-type="float">
            <text:p>1.1351E+21</text:p>
          </table:table-cell>
          <table:table-cell/>
          <table:table-cell table:formula="of:=[.F114]" office:value-type="float" office:value="0" calcext:value-type="float">
            <text:p>0.0000E+00</text:p>
          </table:table-cell>
          <table:table-cell table:formula="of:=[.B115]+([.C115]*[.D115])/1E+018+([.E115]*[.F115])/1E+018" office:value-type="float" office:value="5.74184808462238E+022" calcext:value-type="float">
            <text:p>5.7418E+22</text:p>
          </table:table-cell>
          <table:table-cell table:number-columns-repeated="6"/>
        </table:table-row>
        <table:table-row table:style-name="ro1">
          <table:table-cell office:value-type="date" office:date-value="2020-06-26T09:29:36" calcext:value-type="date">
            <text:p>2020-06-26 09:29:36</text:p>
          </table:table-cell>
          <table:table-cell table:formula="of:=[.B115]" office:value-type="float" office:value="3.06749867606914E+022" calcext:value-type="float">
            <text:p>3.0675E+22</text:p>
          </table:table-cell>
          <table:table-cell office:value-type="float" office:value="2.35E+019" calcext:value-type="float">
            <text:p>2.3500E+19</text:p>
          </table:table-cell>
          <table:table-cell table:formula="of:=[.D115]" office:value-type="float" office:value="1.1351228389445E+021" calcext:value-type="float">
            <text:p>1.1351E+21</text:p>
          </table:table-cell>
          <table:table-cell/>
          <table:table-cell table:formula="of:=[.F115]" office:value-type="float" office:value="0" calcext:value-type="float">
            <text:p>0.0000E+00</text:p>
          </table:table-cell>
          <table:table-cell table:formula="of:=[.B116]+([.C116]*[.D116])/1E+018+([.E116]*[.F116])/1E+018" office:value-type="float" office:value="5.73503734758872E+022" calcext:value-type="float">
            <text:p>5.7350E+22</text:p>
          </table:table-cell>
          <table:table-cell table:number-columns-repeated="6"/>
        </table:table-row>
        <table:table-row table:style-name="ro1">
          <table:table-cell office:value-type="date" office:date-value="2020-06-26T09:42:23" calcext:value-type="date">
            <text:p>2020-06-26 09:42:23</text:p>
          </table:table-cell>
          <table:table-cell table:formula="of:=[.B116]" office:value-type="float" office:value="3.06749867606914E+022" calcext:value-type="float">
            <text:p>3.0675E+22</text:p>
          </table:table-cell>
          <table:table-cell office:value-type="float" office:value="2.297E+019" calcext:value-type="float">
            <text:p>2.2970E+19</text:p>
          </table:table-cell>
          <table:table-cell table:formula="of:=[.D116]" office:value-type="float" office:value="1.1351228389445E+021" calcext:value-type="float">
            <text:p>1.1351E+21</text:p>
          </table:table-cell>
          <table:table-cell/>
          <table:table-cell table:formula="of:=[.F116]" office:value-type="float" office:value="0" calcext:value-type="float">
            <text:p>0.0000E+00</text:p>
          </table:table-cell>
          <table:table-cell table:formula="of:=[.B117]+([.C117]*[.D117])/1E+018+([.E117]*[.F117])/1E+018" office:value-type="float" office:value="5.67487583712466E+022" calcext:value-type="float">
            <text:p>5.6749E+22</text:p>
          </table:table-cell>
          <table:table-cell table:number-columns-repeated="6"/>
        </table:table-row>
        <table:table-row table:style-name="ro1">
          <table:table-cell office:value-type="date" office:date-value="2020-06-26T09:49:06" calcext:value-type="date">
            <text:p>2020-06-26 09:49:06</text:p>
          </table:table-cell>
          <table:table-cell table:formula="of:=[.B117]" office:value-type="float" office:value="3.06749867606914E+022" calcext:value-type="float">
            <text:p>3.0675E+22</text:p>
          </table:table-cell>
          <table:table-cell office:value-type="float" office:value="2.339E+019" calcext:value-type="float">
            <text:p>2.3390E+19</text:p>
          </table:table-cell>
          <table:table-cell table:formula="of:=[.D117]" office:value-type="float" office:value="1.1351228389445E+021" calcext:value-type="float">
            <text:p>1.1351E+21</text:p>
          </table:table-cell>
          <table:table-cell/>
          <table:table-cell table:formula="of:=[.F117]" office:value-type="float" office:value="0" calcext:value-type="float">
            <text:p>0.0000E+00</text:p>
          </table:table-cell>
          <table:table-cell table:formula="of:=[.B118]+([.C118]*[.D118])/1E+018+([.E118]*[.F118])/1E+018" office:value-type="float" office:value="5.72255099636033E+022" calcext:value-type="float">
            <text:p>5.7226E+22</text:p>
          </table:table-cell>
          <table:table-cell table:number-columns-repeated="6"/>
        </table:table-row>
        <table:table-row table:style-name="ro1">
          <table:table-cell office:value-type="date" office:date-value="2020-06-26T09:57:21" calcext:value-type="date">
            <text:p>2020-06-26 09:57:21</text:p>
          </table:table-cell>
          <table:table-cell table:formula="of:=[.B118]" office:value-type="float" office:value="3.06749867606914E+022" calcext:value-type="float">
            <text:p>3.0675E+22</text:p>
          </table:table-cell>
          <table:table-cell office:value-type="float" office:value="2.317E+019" calcext:value-type="float">
            <text:p>2.3170E+19</text:p>
          </table:table-cell>
          <table:table-cell table:formula="of:=[.D118]" office:value-type="float" office:value="1.1351228389445E+021" calcext:value-type="float">
            <text:p>1.1351E+21</text:p>
          </table:table-cell>
          <table:table-cell/>
          <table:table-cell table:formula="of:=[.F118]" office:value-type="float" office:value="0" calcext:value-type="float">
            <text:p>0.0000E+00</text:p>
          </table:table-cell>
          <table:table-cell table:formula="of:=[.B119]+([.C119]*[.D119])/1E+018+([.E119]*[.F119])/1E+018" office:value-type="float" office:value="5.69757829390355E+022" calcext:value-type="float">
            <text:p>5.6976E+22</text:p>
          </table:table-cell>
          <table:table-cell table:number-columns-repeated="6"/>
        </table:table-row>
        <table:table-row table:style-name="ro1">
          <table:table-cell office:value-type="date" office:date-value="2020-06-26T10:02:22" calcext:value-type="date">
            <text:p>2020-06-26 10:02:22</text:p>
          </table:table-cell>
          <table:table-cell table:formula="of:=[.B119]" office:value-type="float" office:value="3.06749867606914E+022" calcext:value-type="float">
            <text:p>3.0675E+22</text:p>
          </table:table-cell>
          <table:table-cell office:value-type="float" office:value="2.319E+019" calcext:value-type="float">
            <text:p>2.3190E+19</text:p>
          </table:table-cell>
          <table:table-cell table:formula="of:=[.D119]" office:value-type="float" office:value="1.1351228389445E+021" calcext:value-type="float">
            <text:p>1.1351E+21</text:p>
          </table:table-cell>
          <table:table-cell/>
          <table:table-cell table:formula="of:=[.F119]" office:value-type="float" office:value="0" calcext:value-type="float">
            <text:p>0.0000E+00</text:p>
          </table:table-cell>
          <table:table-cell table:formula="of:=[.B120]+([.C120]*[.D120])/1E+018+([.E120]*[.F120])/1E+018" office:value-type="float" office:value="5.69984853958144E+022" calcext:value-type="float">
            <text:p>5.6998E+22</text:p>
          </table:table-cell>
          <table:table-cell table:number-columns-repeated="6"/>
        </table:table-row>
        <table:table-row table:style-name="ro1">
          <table:table-cell office:value-type="date" office:date-value="2020-06-26T10:07:28" calcext:value-type="date">
            <text:p>2020-06-26 10:07:28</text:p>
          </table:table-cell>
          <table:table-cell table:formula="of:=[.B120]" office:value-type="float" office:value="3.06749867606914E+022" calcext:value-type="float">
            <text:p>3.0675E+22</text:p>
          </table:table-cell>
          <table:table-cell office:value-type="float" office:value="2.322E+019" calcext:value-type="float">
            <text:p>2.3220E+19</text:p>
          </table:table-cell>
          <table:table-cell table:formula="of:=[.D120]" office:value-type="float" office:value="1.1351228389445E+021" calcext:value-type="float">
            <text:p>1.1351E+21</text:p>
          </table:table-cell>
          <table:table-cell/>
          <table:table-cell table:formula="of:=[.F120]" office:value-type="float" office:value="0" calcext:value-type="float">
            <text:p>0.0000E+00</text:p>
          </table:table-cell>
          <table:table-cell table:formula="of:=[.B121]+([.C121]*[.D121])/1E+018+([.E121]*[.F121])/1E+018" office:value-type="float" office:value="5.70325390809827E+022" calcext:value-type="float">
            <text:p>5.7033E+22</text:p>
          </table:table-cell>
          <table:table-cell table:number-columns-repeated="6"/>
        </table:table-row>
        <table:table-row table:style-name="ro1">
          <table:table-cell office:value-type="date" office:date-value="2020-06-26T10:16:32" calcext:value-type="date">
            <text:p>2020-06-26 10:16:32</text:p>
          </table:table-cell>
          <table:table-cell table:formula="of:=[.B121]" office:value-type="float" office:value="3.06749867606914E+022" calcext:value-type="float">
            <text:p>3.0675E+22</text:p>
          </table:table-cell>
          <table:table-cell office:value-type="float" office:value="2.362E+019" calcext:value-type="float">
            <text:p>2.3620E+19</text:p>
          </table:table-cell>
          <table:table-cell table:formula="of:=[.D121]" office:value-type="float" office:value="1.1351228389445E+021" calcext:value-type="float">
            <text:p>1.1351E+21</text:p>
          </table:table-cell>
          <table:table-cell/>
          <table:table-cell table:formula="of:=[.F121]" office:value-type="float" office:value="0" calcext:value-type="float">
            <text:p>0.0000E+00</text:p>
          </table:table-cell>
          <table:table-cell table:formula="of:=[.B122]+([.C122]*[.D122])/1E+018+([.E122]*[.F122])/1E+018" office:value-type="float" office:value="5.74865882165605E+022" calcext:value-type="float">
            <text:p>5.7487E+22</text:p>
          </table:table-cell>
          <table:table-cell table:number-columns-repeated="6"/>
        </table:table-row>
        <table:table-row table:style-name="ro1">
          <table:table-cell office:value-type="date" office:date-value="2020-06-26T10:24:03" calcext:value-type="date">
            <text:p>2020-06-26 10:24:03</text:p>
          </table:table-cell>
          <table:table-cell table:formula="of:=[.B122]" office:value-type="float" office:value="3.06749867606914E+022" calcext:value-type="float">
            <text:p>3.0675E+22</text:p>
          </table:table-cell>
          <table:table-cell office:value-type="float" office:value="2.361E+019" calcext:value-type="float">
            <text:p>2.3610E+19</text:p>
          </table:table-cell>
          <table:table-cell table:formula="of:=[.D122]" office:value-type="float" office:value="1.1351228389445E+021" calcext:value-type="float">
            <text:p>1.1351E+21</text:p>
          </table:table-cell>
          <table:table-cell/>
          <table:table-cell table:formula="of:=[.F122]" office:value-type="float" office:value="0" calcext:value-type="float">
            <text:p>0.0000E+00</text:p>
          </table:table-cell>
          <table:table-cell table:formula="of:=[.B123]+([.C123]*[.D123])/1E+018+([.E123]*[.F123])/1E+018" office:value-type="float" office:value="5.74752369881711E+022" calcext:value-type="float">
            <text:p>5.7475E+22</text:p>
          </table:table-cell>
          <table:table-cell table:number-columns-repeated="6"/>
        </table:table-row>
        <table:table-row table:style-name="ro1">
          <table:table-cell office:value-type="date" office:date-value="2020-06-26T10:26:49" calcext:value-type="date">
            <text:p>2020-06-26 10:26:49</text:p>
          </table:table-cell>
          <table:table-cell table:formula="of:=[.B123]-[.M4]" office:value-type="float" office:value="3.05749867606914E+022" calcext:value-type="float">
            <text:p>3.0575E+22</text:p>
          </table:table-cell>
          <table:table-cell office:value-type="float" office:value="2.361E+019" calcext:value-type="float">
            <text:p>2.3610E+19</text:p>
          </table:table-cell>
          <table:table-cell table:formula="of:=[.D123]" office:value-type="float" office:value="1.1351228389445E+021" calcext:value-type="float">
            <text:p>1.1351E+21</text:p>
          </table:table-cell>
          <table:table-cell/>
          <table:table-cell table:formula="of:=[.F123]" office:value-type="float" office:value="0" calcext:value-type="float">
            <text:p>0.0000E+00</text:p>
          </table:table-cell>
          <table:table-cell table:formula="of:=[.B124]+([.C124]*[.D124])/1E+018+([.E124]*[.F124])/1E+018" office:value-type="float" office:value="5.73752369881711E+022" calcext:value-type="float">
            <text:p>5.7375E+22</text:p>
          </table:table-cell>
          <table:table-cell table:number-columns-repeated="6"/>
        </table:table-row>
        <table:table-row table:style-name="ro1">
          <table:table-cell office:value-type="date" office:date-value="2020-06-26T10:33:29" calcext:value-type="date">
            <text:p>2020-06-26 10:33:29</text:p>
          </table:table-cell>
          <table:table-cell table:formula="of:=[.B124]" office:value-type="float" office:value="3.05749867606914E+022" calcext:value-type="float">
            <text:p>3.0575E+22</text:p>
          </table:table-cell>
          <table:table-cell office:value-type="float" office:value="2.359E+019" calcext:value-type="float">
            <text:p>2.3590E+19</text:p>
          </table:table-cell>
          <table:table-cell table:formula="of:=[.D124]" office:value-type="float" office:value="1.1351228389445E+021" calcext:value-type="float">
            <text:p>1.1351E+21</text:p>
          </table:table-cell>
          <table:table-cell/>
          <table:table-cell table:formula="of:=[.F124]" office:value-type="float" office:value="0" calcext:value-type="float">
            <text:p>0.0000E+00</text:p>
          </table:table-cell>
          <table:table-cell table:formula="of:=[.B125]+([.C125]*[.D125])/1E+018+([.E125]*[.F125])/1E+018" office:value-type="float" office:value="5.73525345313922E+022" calcext:value-type="float">
            <text:p>5.7353E+22</text:p>
          </table:table-cell>
          <table:table-cell table:number-columns-repeated="6"/>
        </table:table-row>
        <table:table-row table:style-name="ro1">
          <table:table-cell office:value-type="date" office:date-value="2020-06-26T10:42:11" calcext:value-type="date">
            <text:p>2020-06-26 10:42:11</text:p>
          </table:table-cell>
          <table:table-cell table:formula="of:=[.B125]" office:value-type="float" office:value="3.05749867606914E+022" calcext:value-type="float">
            <text:p>3.0575E+22</text:p>
          </table:table-cell>
          <table:table-cell office:value-type="float" office:value="2.375E+019" calcext:value-type="float">
            <text:p>2.3750E+19</text:p>
          </table:table-cell>
          <table:table-cell table:formula="of:=[.D125]" office:value-type="float" office:value="1.1351228389445E+021" calcext:value-type="float">
            <text:p>1.1351E+21</text:p>
          </table:table-cell>
          <table:table-cell/>
          <table:table-cell table:formula="of:=[.F125]" office:value-type="float" office:value="0" calcext:value-type="float">
            <text:p>0.0000E+00</text:p>
          </table:table-cell>
          <table:table-cell table:formula="of:=[.B126]+([.C126]*[.D126])/1E+018+([.E126]*[.F126])/1E+018" office:value-type="float" office:value="5.75341541856233E+022" calcext:value-type="float">
            <text:p>5.7534E+22</text:p>
          </table:table-cell>
          <table:table-cell table:number-columns-repeated="6"/>
        </table:table-row>
        <table:table-row table:style-name="ro1">
          <table:table-cell office:value-type="date" office:date-value="2020-06-26T10:51:38" calcext:value-type="date">
            <text:p>2020-06-26 10:51:38</text:p>
          </table:table-cell>
          <table:table-cell table:formula="of:=[.B126]" office:value-type="float" office:value="3.05749867606914E+022" calcext:value-type="float">
            <text:p>3.0575E+22</text:p>
          </table:table-cell>
          <table:table-cell office:value-type="float" office:value="2.344E+019" calcext:value-type="float">
            <text:p>2.3440E+19</text:p>
          </table:table-cell>
          <table:table-cell table:formula="of:=[.D126]" office:value-type="float" office:value="1.1351228389445E+021" calcext:value-type="float">
            <text:p>1.1351E+21</text:p>
          </table:table-cell>
          <table:table-cell/>
          <table:table-cell table:formula="of:=[.F126]" office:value-type="float" office:value="0" calcext:value-type="float">
            <text:p>0.0000E+00</text:p>
          </table:table-cell>
          <table:table-cell table:formula="of:=[.B127]+([.C127]*[.D127])/1E+018+([.E127]*[.F127])/1E+018" office:value-type="float" office:value="5.71822661055505E+022" calcext:value-type="float">
            <text:p>5.7182E+22</text:p>
          </table:table-cell>
          <table:table-cell table:number-columns-repeated="6"/>
        </table:table-row>
        <table:table-row table:style-name="ro1">
          <table:table-cell office:value-type="date" office:date-value="2020-06-26T10:59:57" calcext:value-type="date">
            <text:p>2020-06-26 10:59:57</text:p>
          </table:table-cell>
          <table:table-cell table:formula="of:=[.B127]" office:value-type="float" office:value="3.05749867606914E+022" calcext:value-type="float">
            <text:p>3.0575E+22</text:p>
          </table:table-cell>
          <table:table-cell office:value-type="float" office:value="2.352E+019" calcext:value-type="float">
            <text:p>2.3520E+19</text:p>
          </table:table-cell>
          <table:table-cell table:formula="of:=[.D127]" office:value-type="float" office:value="1.1351228389445E+021" calcext:value-type="float">
            <text:p>1.1351E+21</text:p>
          </table:table-cell>
          <table:table-cell/>
          <table:table-cell table:formula="of:=[.F127]" office:value-type="float" office:value="0" calcext:value-type="float">
            <text:p>0.0000E+00</text:p>
          </table:table-cell>
          <table:table-cell table:formula="of:=[.B128]+([.C128]*[.D128])/1E+018+([.E128]*[.F128])/1E+018" office:value-type="float" office:value="5.72730759326661E+022" calcext:value-type="float">
            <text:p>5.7273E+22</text:p>
          </table:table-cell>
          <table:table-cell table:number-columns-repeated="6"/>
        </table:table-row>
        <table:table-row table:style-name="ro1">
          <table:table-cell office:value-type="date" office:date-value="2020-06-26T11:06:56" calcext:value-type="date">
            <text:p>2020-06-26 11:06:56</text:p>
          </table:table-cell>
          <table:table-cell table:formula="of:=[.B128]" office:value-type="float" office:value="3.05749867606914E+022" calcext:value-type="float">
            <text:p>3.0575E+22</text:p>
          </table:table-cell>
          <table:table-cell office:value-type="float" office:value="2.351E+019" calcext:value-type="float">
            <text:p>2.3510E+19</text:p>
          </table:table-cell>
          <table:table-cell table:formula="of:=[.D128]" office:value-type="float" office:value="1.1351228389445E+021" calcext:value-type="float">
            <text:p>1.1351E+21</text:p>
          </table:table-cell>
          <table:table-cell/>
          <table:table-cell table:formula="of:=[.F128]" office:value-type="float" office:value="0" calcext:value-type="float">
            <text:p>0.0000E+00</text:p>
          </table:table-cell>
          <table:table-cell table:formula="of:=[.B129]+([.C129]*[.D129])/1E+018+([.E129]*[.F129])/1E+018" office:value-type="float" office:value="5.72617247042766E+022" calcext:value-type="float">
            <text:p>5.7262E+22</text:p>
          </table:table-cell>
          <table:table-cell table:number-columns-repeated="6"/>
        </table:table-row>
        <table:table-row table:style-name="ro1">
          <table:table-cell office:value-type="date" office:date-value="2020-06-26T11:16:53" calcext:value-type="date">
            <text:p>2020-06-26 11:16:53</text:p>
          </table:table-cell>
          <table:table-cell table:formula="of:=[.B129]" office:value-type="float" office:value="3.05749867606914E+022" calcext:value-type="float">
            <text:p>3.0575E+22</text:p>
          </table:table-cell>
          <table:table-cell office:value-type="float" office:value="2.345E+019" calcext:value-type="float">
            <text:p>2.3450E+19</text:p>
          </table:table-cell>
          <table:table-cell table:formula="of:=[.D129]" office:value-type="float" office:value="1.1351228389445E+021" calcext:value-type="float">
            <text:p>1.1351E+21</text:p>
          </table:table-cell>
          <table:table-cell/>
          <table:table-cell table:formula="of:=[.F129]" office:value-type="float" office:value="0" calcext:value-type="float">
            <text:p>0.0000E+00</text:p>
          </table:table-cell>
          <table:table-cell table:formula="of:=[.B130]+([.C130]*[.D130])/1E+018+([.E130]*[.F130])/1E+018" office:value-type="float" office:value="5.71936173339399E+022" calcext:value-type="float">
            <text:p>5.7194E+22</text:p>
          </table:table-cell>
          <table:table-cell table:number-columns-repeated="6"/>
        </table:table-row>
        <table:table-row table:style-name="ro1">
          <table:table-cell office:value-type="date" office:date-value="2020-06-26T11:35:24" calcext:value-type="date">
            <text:p>2020-06-26 11:35:24</text:p>
          </table:table-cell>
          <table:table-cell table:formula="of:=[.B130]" office:value-type="float" office:value="3.05749867606914E+022" calcext:value-type="float">
            <text:p>3.0575E+22</text:p>
          </table:table-cell>
          <table:table-cell office:value-type="float" office:value="2.328E+019" calcext:value-type="float">
            <text:p>2.3280E+19</text:p>
          </table:table-cell>
          <table:table-cell table:formula="of:=[.D130]" office:value-type="float" office:value="1.1351228389445E+021" calcext:value-type="float">
            <text:p>1.1351E+21</text:p>
          </table:table-cell>
          <table:table-cell/>
          <table:table-cell table:formula="of:=[.F130]" office:value-type="float" office:value="0" calcext:value-type="float">
            <text:p>0.0000E+00</text:p>
          </table:table-cell>
          <table:table-cell table:formula="of:=[.B131]+([.C131]*[.D131])/1E+018+([.E131]*[.F131])/1E+018" office:value-type="float" office:value="5.70006464513194E+022" calcext:value-type="float">
            <text:p>5.7001E+22</text:p>
          </table:table-cell>
          <table:table-cell table:number-columns-repeated="6"/>
        </table:table-row>
        <table:table-row table:style-name="ro1">
          <table:table-cell office:value-type="date" office:date-value="2020-06-26T11:41:55" calcext:value-type="date">
            <text:p>2020-06-26 11:41:55</text:p>
          </table:table-cell>
          <table:table-cell table:formula="of:=[.B131]" office:value-type="float" office:value="3.05749867606914E+022" calcext:value-type="float">
            <text:p>3.0575E+22</text:p>
          </table:table-cell>
          <table:table-cell office:value-type="float" office:value="2.318E+019" calcext:value-type="float">
            <text:p>2.3180E+19</text:p>
          </table:table-cell>
          <table:table-cell table:formula="of:=[.D131]" office:value-type="float" office:value="1.1351228389445E+021" calcext:value-type="float">
            <text:p>1.1351E+21</text:p>
          </table:table-cell>
          <table:table-cell/>
          <table:table-cell table:formula="of:=[.F131]" office:value-type="float" office:value="0" calcext:value-type="float">
            <text:p>0.0000E+00</text:p>
          </table:table-cell>
          <table:table-cell table:formula="of:=[.B132]+([.C132]*[.D132])/1E+018+([.E132]*[.F132])/1E+018" office:value-type="float" office:value="5.68871341674249E+022" calcext:value-type="float">
            <text:p>5.6887E+22</text:p>
          </table:table-cell>
          <table:table-cell table:number-columns-repeated="6"/>
        </table:table-row>
        <table:table-row table:style-name="ro1">
          <table:table-cell office:value-type="date" office:date-value="2020-06-26T11:47:03" calcext:value-type="date">
            <text:p>2020-06-26 11:47:03</text:p>
          </table:table-cell>
          <table:table-cell table:formula="of:=[.B132]" office:value-type="float" office:value="3.05749867606914E+022" calcext:value-type="float">
            <text:p>3.0575E+22</text:p>
          </table:table-cell>
          <table:table-cell office:value-type="float" office:value="2.334E+019" calcext:value-type="float">
            <text:p>2.3340E+19</text:p>
          </table:table-cell>
          <table:table-cell table:formula="of:=[.D132]" office:value-type="float" office:value="1.1351228389445E+021" calcext:value-type="float">
            <text:p>1.1351E+21</text:p>
          </table:table-cell>
          <table:table-cell/>
          <table:table-cell table:formula="of:=[.F132]" office:value-type="float" office:value="0" calcext:value-type="float">
            <text:p>0.0000E+00</text:p>
          </table:table-cell>
          <table:table-cell table:formula="of:=[.B133]+([.C133]*[.D133])/1E+018+([.E133]*[.F133])/1E+018" office:value-type="float" office:value="5.70687538216561E+022" calcext:value-type="float">
            <text:p>5.7069E+22</text:p>
          </table:table-cell>
          <table:table-cell table:number-columns-repeated="6"/>
        </table:table-row>
        <table:table-row table:style-name="ro1">
          <table:table-cell office:value-type="date" office:date-value="2020-06-26T11:55:02" calcext:value-type="date">
            <text:p>2020-06-26 11:55:02</text:p>
          </table:table-cell>
          <table:table-cell table:formula="of:=[.B133]" office:value-type="float" office:value="3.05749867606914E+022" calcext:value-type="float">
            <text:p>3.0575E+22</text:p>
          </table:table-cell>
          <table:table-cell office:value-type="float" office:value="2.327E+019" calcext:value-type="float">
            <text:p>2.3270E+19</text:p>
          </table:table-cell>
          <table:table-cell table:formula="of:=[.D133]" office:value-type="float" office:value="1.1351228389445E+021" calcext:value-type="float">
            <text:p>1.1351E+21</text:p>
          </table:table-cell>
          <table:table-cell/>
          <table:table-cell table:formula="of:=[.F133]" office:value-type="float" office:value="0" calcext:value-type="float">
            <text:p>0.0000E+00</text:p>
          </table:table-cell>
          <table:table-cell table:formula="of:=[.B134]+([.C134]*[.D134])/1E+018+([.E134]*[.F134])/1E+018" office:value-type="float" office:value="5.69892952229299E+022" calcext:value-type="float">
            <text:p>5.6989E+22</text:p>
          </table:table-cell>
          <table:table-cell table:number-columns-repeated="6"/>
        </table:table-row>
        <table:table-row table:style-name="ro1">
          <table:table-cell office:value-type="date" office:date-value="2020-06-26T11:55:28.000002" calcext:value-type="date">
            <text:p>2020-06-26 11:55:28</text:p>
          </table:table-cell>
          <table:table-cell table:formula="of:=[.B124]-[.L4]" office:value-type="float" office:value="3.05249867606914E+022" calcext:value-type="float">
            <text:p>3.0525E+22</text:p>
          </table:table-cell>
          <table:table-cell office:value-type="float" office:value="2.327E+019" calcext:value-type="float">
            <text:p>2.3270E+19</text:p>
          </table:table-cell>
          <table:table-cell office:value-type="float" office:value="1.1351228389445E+021" calcext:value-type="float">
            <text:p>1.1351E+21</text:p>
          </table:table-cell>
          <table:table-cell/>
          <table:table-cell table:formula="of:=[.F134]" office:value-type="float" office:value="0" calcext:value-type="float">
            <text:p>0.0000E+00</text:p>
          </table:table-cell>
          <table:table-cell table:formula="of:=[.B135]+([.C135]*[.D135])/1E+018+([.E135]*[.F135])/1E+018" office:value-type="float" office:value="5.69392952229299E+022" calcext:value-type="float">
            <text:p>5.6939E+22</text:p>
          </table:table-cell>
          <table:table-cell table:number-columns-repeated="6"/>
        </table:table-row>
        <table:table-row table:style-name="ro1">
          <table:table-cell office:value-type="date" office:date-value="2020-06-26T13:27:02" calcext:value-type="date">
            <text:p>2020-06-26 13:27:02</text:p>
          </table:table-cell>
          <table:table-cell table:formula="of:=[.B135]+([.C136]*[.D135]*(1-1/500))/1E+018" office:value-type="float" office:value="5.69884233393995E+022" calcext:value-type="float">
            <text:p>5.6988E+22</text:p>
          </table:table-cell>
          <table:table-cell office:value-type="float" office:value="2.336E+019" calcext:value-type="float">
            <text:p>2.3360E+19</text:p>
          </table:table-cell>
          <table:table-cell office:value-type="float" office:value="0" calcext:value-type="float">
            <text:p>0.0000E+00</text:p>
          </table:table-cell>
          <table:table-cell/>
          <table:table-cell table:formula="of:=[.F135]" office:value-type="float" office:value="0" calcext:value-type="float">
            <text:p>0.0000E+00</text:p>
          </table:table-cell>
          <table:table-cell table:formula="of:=[.B136]+([.C136]*[.D136])/1E+018+([.E136]*[.F136])/1E+018" office:value-type="float" office:value="5.69884233393995E+022" calcext:value-type="float">
            <text:p>5.6988E+22</text:p>
          </table:table-cell>
          <table:table-cell table:number-columns-repeated="6"/>
        </table:table-row>
        <table:table-row table:style-name="ro1">
          <table:table-cell office:value-type="date" office:date-value="2020-06-26T16:43:11" calcext:value-type="date">
            <text:p>2020-06-26 16:43:11</text:p>
          </table:table-cell>
          <table:table-cell table:formula="of:=[.B136]-[.M4]" office:value-type="float" office:value="5.68884233393995E+022" calcext:value-type="float">
            <text:p>5.6888E+22</text:p>
          </table:table-cell>
          <table:table-cell/>
          <table:table-cell table:formula="of:=[.D136]" office:value-type="float" office:value="0" calcext:value-type="float">
            <text:p>0.0000E+00</text:p>
          </table:table-cell>
          <table:table-cell/>
          <table:table-cell table:formula="of:=[.F136]" office:value-type="float" office:value="0" calcext:value-type="float">
            <text:p>0.0000E+00</text:p>
          </table:table-cell>
          <table:table-cell table:formula="of:=[.B137]+([.C137]*[.D137])/1E+018+([.E137]*[.F137])/1E+018" office:value-type="float" office:value="5.68884233393995E+022" calcext:value-type="float">
            <text:p>5.6888E+22</text:p>
          </table:table-cell>
          <table:table-cell table:number-columns-repeated="6"/>
        </table:table-row>
        <table:table-row table:style-name="ro1">
          <table:table-cell office:value-type="date" office:date-value="2020-06-26T17:45:40" calcext:value-type="date">
            <text:p>2020-06-26 17:45:40</text:p>
          </table:table-cell>
          <table:table-cell table:formula="of:=[.B137]-[.L4]" office:value-type="float" office:value="5.68384233393995E+022" calcext:value-type="float">
            <text:p>5.6838E+22</text:p>
          </table:table-cell>
          <table:table-cell/>
          <table:table-cell table:formula="of:=[.D137]" office:value-type="float" office:value="0" calcext:value-type="float">
            <text:p>0.0000E+00</text:p>
          </table:table-cell>
          <table:table-cell/>
          <table:table-cell table:formula="of:=[.F137]" office:value-type="float" office:value="0" calcext:value-type="float">
            <text:p>0.0000E+00</text:p>
          </table:table-cell>
          <table:table-cell table:formula="of:=[.B138]+([.C138]*[.D138])/1E+018+([.E138]*[.F138])/1E+018" office:value-type="float" office:value="5.68384233393995E+022" calcext:value-type="float">
            <text:p>5.6838E+22</text:p>
          </table:table-cell>
          <table:table-cell table:number-columns-repeated="6"/>
        </table:table-row>
        <table:table-row table:style-name="ro1">
          <table:table-cell office:value-type="date" office:date-value="2020-06-26T19:23:06" calcext:value-type="date">
            <text:p>2020-06-26 19:23:06</text:p>
          </table:table-cell>
          <table:table-cell table:formula="of:=[.B138]-[.M4]" office:value-type="float" office:value="5.67384233393995E+022" calcext:value-type="float">
            <text:p>5.6738E+22</text:p>
          </table:table-cell>
          <table:table-cell/>
          <table:table-cell table:formula="of:=[.D138]" office:value-type="float" office:value="0" calcext:value-type="float">
            <text:p>0.0000E+00</text:p>
          </table:table-cell>
          <table:table-cell/>
          <table:table-cell table:formula="of:=[.F138]" office:value-type="float" office:value="0" calcext:value-type="float">
            <text:p>0.0000E+00</text:p>
          </table:table-cell>
          <table:table-cell table:formula="of:=[.B139]+([.C139]*[.D139])/1E+018+([.E139]*[.F139])/1E+018" office:value-type="float" office:value="5.67384233393995E+022" calcext:value-type="float">
            <text:p>5.6738E+22</text:p>
          </table:table-cell>
          <table:table-cell table:number-columns-repeated="6"/>
        </table:table-row>
        <table:table-row table:style-name="ro1">
          <table:table-cell office:value-type="date" office:date-value="2020-06-26T19:34:44" calcext:value-type="date">
            <text:p>2020-06-26 19:34:44</text:p>
          </table:table-cell>
          <table:table-cell table:formula="of:=[.B139]-[.L4]" office:value-type="float" office:value="5.66884233393995E+022" calcext:value-type="float">
            <text:p>5.6688E+22</text:p>
          </table:table-cell>
          <table:table-cell/>
          <table:table-cell table:formula="of:=[.D139]" office:value-type="float" office:value="0" calcext:value-type="float">
            <text:p>0.0000E+00</text:p>
          </table:table-cell>
          <table:table-cell/>
          <table:table-cell table:formula="of:=[.F139]" office:value-type="float" office:value="0" calcext:value-type="float">
            <text:p>0.0000E+00</text:p>
          </table:table-cell>
          <table:table-cell table:formula="of:=[.B140]+([.C140]*[.D140])/1E+018+([.E140]*[.F140])/1E+018" office:value-type="float" office:value="5.66884233393995E+022" calcext:value-type="float">
            <text:p>5.6688E+22</text:p>
          </table:table-cell>
          <table:table-cell table:number-columns-repeated="6"/>
        </table:table-row>
        <table:table-row table:style-name="ro1">
          <table:table-cell office:value-type="date" office:date-value="2020-06-26T19:40:07" calcext:value-type="date">
            <text:p>2020-06-26 19:40:07</text:p>
          </table:table-cell>
          <table:table-cell table:formula="of:=[.B140]+[.L2]" office:value-type="float" office:value="5.76384233393995E+022" calcext:value-type="float">
            <text:p>5.7638E+22</text:p>
          </table:table-cell>
          <table:table-cell/>
          <table:table-cell table:formula="of:=[.D140]" office:value-type="float" office:value="0" calcext:value-type="float">
            <text:p>0.0000E+00</text:p>
          </table:table-cell>
          <table:table-cell/>
          <table:table-cell table:formula="of:=[.F140]" office:value-type="float" office:value="0" calcext:value-type="float">
            <text:p>0.0000E+00</text:p>
          </table:table-cell>
          <table:table-cell table:formula="of:=[.B141]+([.C141]*[.D141])/1E+018+([.E141]*[.F141])/1E+018" office:value-type="float" office:value="5.76384233393995E+022" calcext:value-type="float">
            <text:p>5.7638E+22</text:p>
          </table:table-cell>
          <table:table-cell table:number-columns-repeated="6"/>
        </table:table-row>
        <table:table-row table:style-name="ro1">
          <table:table-cell office:value-type="date" office:date-value="2020-06-26T21:07:07" calcext:value-type="date">
            <text:p>2020-06-26 21:07:07</text:p>
          </table:table-cell>
          <table:table-cell table:formula="of:=[.B141]-[.L4]" office:value-type="float" office:value="5.75884233393995E+022" calcext:value-type="float">
            <text:p>5.7588E+22</text:p>
          </table:table-cell>
          <table:table-cell/>
          <table:table-cell table:formula="of:=[.D141]" office:value-type="float" office:value="0" calcext:value-type="float">
            <text:p>0.0000E+00</text:p>
          </table:table-cell>
          <table:table-cell/>
          <table:table-cell table:formula="of:=[.F141]" office:value-type="float" office:value="0" calcext:value-type="float">
            <text:p>0.0000E+00</text:p>
          </table:table-cell>
          <table:table-cell table:formula="of:=[.B142]+([.C142]*[.D142])/1E+018+([.E142]*[.F142])/1E+018" office:value-type="float" office:value="5.75884233393995E+022" calcext:value-type="float">
            <text:p>5.7588E+22</text:p>
          </table:table-cell>
          <table:table-cell table:number-columns-repeated="6"/>
        </table:table-row>
        <table:table-row table:style-name="ro1">
          <table:table-cell office:value-type="date" office:date-value="2020-06-27T01:43:55" calcext:value-type="date">
            <text:p>2020-06-27 01:43:55</text:p>
          </table:table-cell>
          <table:table-cell table:formula="of:=[.B142]-[.M4]" office:value-type="float" office:value="5.74884233393995E+022" calcext:value-type="float">
            <text:p>5.7488E+22</text:p>
          </table:table-cell>
          <table:table-cell/>
          <table:table-cell table:formula="of:=[.D142]" office:value-type="float" office:value="0" calcext:value-type="float">
            <text:p>0.0000E+00</text:p>
          </table:table-cell>
          <table:table-cell/>
          <table:table-cell table:formula="of:=[.F142]" office:value-type="float" office:value="0" calcext:value-type="float">
            <text:p>0.0000E+00</text:p>
          </table:table-cell>
          <table:table-cell table:formula="of:=[.B143]+([.C143]*[.D143])/1E+018+([.E143]*[.F143])/1E+018" office:value-type="float" office:value="5.74884233393995E+022" calcext:value-type="float">
            <text:p>5.7488E+22</text:p>
          </table:table-cell>
          <table:table-cell table:number-columns-repeated="6"/>
        </table:table-row>
        <table:table-row table:style-name="ro1">
          <table:table-cell office:value-type="date" office:date-value="2020-06-27T01:55:21" calcext:value-type="date">
            <text:p>2020-06-27 01:55:21</text:p>
          </table:table-cell>
          <table:table-cell table:formula="of:=[.B143]-[.L4]" office:value-type="float" office:value="5.74384233393995E+022" calcext:value-type="float">
            <text:p>5.7438E+22</text:p>
          </table:table-cell>
          <table:table-cell/>
          <table:table-cell table:formula="of:=[.D143]" office:value-type="float" office:value="0" calcext:value-type="float">
            <text:p>0.0000E+00</text:p>
          </table:table-cell>
          <table:table-cell/>
          <table:table-cell table:formula="of:=[.F143]" office:value-type="float" office:value="0" calcext:value-type="float">
            <text:p>0.0000E+00</text:p>
          </table:table-cell>
          <table:table-cell table:formula="of:=[.B144]+([.C144]*[.D144])/1E+018+([.E144]*[.F144])/1E+018" office:value-type="float" office:value="5.74384233393995E+022" calcext:value-type="float">
            <text:p>5.7438E+22</text:p>
          </table:table-cell>
          <table:table-cell table:number-columns-repeated="6"/>
        </table:table-row>
        <table:table-row table:style-name="ro1">
          <table:table-cell office:value-type="date" office:date-value="2020-06-27T07:48:46" calcext:value-type="date">
            <text:p>2020-06-27 07:48:46</text:p>
          </table:table-cell>
          <table:table-cell table:formula="of:=[.B144]-[.L4]" office:value-type="float" office:value="5.73884233393995E+022" calcext:value-type="float">
            <text:p>5.7388E+22</text:p>
          </table:table-cell>
          <table:table-cell/>
          <table:table-cell table:formula="of:=[.D144]" office:value-type="float" office:value="0" calcext:value-type="float">
            <text:p>0.0000E+00</text:p>
          </table:table-cell>
          <table:table-cell/>
          <table:table-cell table:formula="of:=[.F144]" office:value-type="float" office:value="0" calcext:value-type="float">
            <text:p>0.0000E+00</text:p>
          </table:table-cell>
          <table:table-cell table:formula="of:=[.B145]+([.C145]*[.D145])/1E+018+([.E145]*[.F145])/1E+018" office:value-type="float" office:value="5.73884233393995E+022" calcext:value-type="float">
            <text:p>5.7388E+22</text:p>
          </table:table-cell>
          <table:table-cell table:number-columns-repeated="6"/>
        </table:table-row>
        <table:table-row table:style-name="ro1">
          <table:table-cell office:value-type="date" office:date-value="2020-06-27T08:58:44" calcext:value-type="date">
            <text:p>2020-06-27 08:58:44</text:p>
          </table:table-cell>
          <table:table-cell table:formula="of:=[.B145]-[.M4]" office:value-type="float" office:value="5.72884233393995E+022" calcext:value-type="float">
            <text:p>5.7288E+22</text:p>
          </table:table-cell>
          <table:table-cell/>
          <table:table-cell table:formula="of:=[.D145]" office:value-type="float" office:value="0" calcext:value-type="float">
            <text:p>0.0000E+00</text:p>
          </table:table-cell>
          <table:table-cell/>
          <table:table-cell table:formula="of:=[.F145]" office:value-type="float" office:value="0" calcext:value-type="float">
            <text:p>0.0000E+00</text:p>
          </table:table-cell>
          <table:table-cell table:formula="of:=[.B146]+([.C146]*[.D146])/1E+018+([.E146]*[.F146])/1E+018" office:value-type="float" office:value="5.72884233393995E+022" calcext:value-type="float">
            <text:p>5.7288E+22</text:p>
          </table:table-cell>
          <table:table-cell table:number-columns-repeated="6"/>
        </table:table-row>
        <table:table-row table:style-name="ro1">
          <table:table-cell office:value-type="date" office:date-value="2020-06-27T09:32:05" calcext:value-type="date">
            <text:p>2020-06-27 09:32:05</text:p>
          </table:table-cell>
          <table:table-cell table:formula="of:=[.B146]-[.M4]" office:value-type="float" office:value="5.71884233393995E+022" calcext:value-type="float">
            <text:p>5.7188E+22</text:p>
          </table:table-cell>
          <table:table-cell/>
          <table:table-cell table:formula="of:=[.D146]" office:value-type="float" office:value="0" calcext:value-type="float">
            <text:p>0.0000E+00</text:p>
          </table:table-cell>
          <table:table-cell/>
          <table:table-cell table:formula="of:=[.F146]" office:value-type="float" office:value="0" calcext:value-type="float">
            <text:p>0.0000E+00</text:p>
          </table:table-cell>
          <table:table-cell table:formula="of:=[.B147]+([.C147]*[.D147])/1E+018+([.E147]*[.F147])/1E+018" office:value-type="float" office:value="5.71884233393995E+022" calcext:value-type="float">
            <text:p>5.7188E+22</text:p>
          </table:table-cell>
          <table:table-cell table:number-columns-repeated="6"/>
        </table:table-row>
        <table:table-row table:style-name="ro1">
          <table:table-cell office:value-type="date" office:date-value="2020-06-27T10:08:37" calcext:value-type="date">
            <text:p>2020-06-27 10:08:37</text:p>
          </table:table-cell>
          <table:table-cell table:formula="of:=[.B147]-[.M4]" office:value-type="float" office:value="5.70884233393995E+022" calcext:value-type="float">
            <text:p>5.7088E+22</text:p>
          </table:table-cell>
          <table:table-cell/>
          <table:table-cell table:formula="of:=[.D147]" office:value-type="float" office:value="0" calcext:value-type="float">
            <text:p>0.0000E+00</text:p>
          </table:table-cell>
          <table:table-cell/>
          <table:table-cell table:formula="of:=[.F147]" office:value-type="float" office:value="0" calcext:value-type="float">
            <text:p>0.0000E+00</text:p>
          </table:table-cell>
          <table:table-cell table:formula="of:=[.B148]+([.C148]*[.D148])/1E+018+([.E148]*[.F148])/1E+018" office:value-type="float" office:value="5.70884233393995E+022" calcext:value-type="float">
            <text:p>5.7088E+22</text:p>
          </table:table-cell>
          <table:table-cell table:number-columns-repeated="6"/>
        </table:table-row>
        <table:table-row table:style-name="ro1">
          <table:table-cell office:value-type="date" office:date-value="2020-06-27T10:18:54" calcext:value-type="date">
            <text:p>2020-06-27 10:18:54</text:p>
          </table:table-cell>
          <table:table-cell table:formula="of:=[.B148]-[.M4]" office:value-type="float" office:value="5.69884233393995E+022" calcext:value-type="float">
            <text:p>5.6988E+22</text:p>
          </table:table-cell>
          <table:table-cell/>
          <table:table-cell table:formula="of:=[.D148]" office:value-type="float" office:value="0" calcext:value-type="float">
            <text:p>0.0000E+00</text:p>
          </table:table-cell>
          <table:table-cell/>
          <table:table-cell table:formula="of:=[.F148]" office:value-type="float" office:value="0" calcext:value-type="float">
            <text:p>0.0000E+00</text:p>
          </table:table-cell>
          <table:table-cell table:formula="of:=[.B149]+([.C149]*[.D149])/1E+018+([.E149]*[.F149])/1E+018" office:value-type="float" office:value="5.69884233393995E+022" calcext:value-type="float">
            <text:p>5.6988E+22</text:p>
          </table:table-cell>
          <table:table-cell table:number-columns-repeated="6"/>
        </table:table-row>
        <table:table-row table:style-name="ro1">
          <table:table-cell office:value-type="date" office:date-value="2020-06-27T10:44:57.999999" calcext:value-type="date">
            <text:p>2020-06-27 10:44:58</text:p>
          </table:table-cell>
          <table:table-cell table:formula="of:=[.B149]-[.M4]" office:value-type="float" office:value="5.68884233393995E+022" calcext:value-type="float">
            <text:p>5.6888E+22</text:p>
          </table:table-cell>
          <table:table-cell/>
          <table:table-cell table:formula="of:=[.D149]" office:value-type="float" office:value="0" calcext:value-type="float">
            <text:p>0.0000E+00</text:p>
          </table:table-cell>
          <table:table-cell/>
          <table:table-cell table:formula="of:=[.F149]" office:value-type="float" office:value="0" calcext:value-type="float">
            <text:p>0.0000E+00</text:p>
          </table:table-cell>
          <table:table-cell table:formula="of:=[.B150]+([.C150]*[.D150])/1E+018+([.E150]*[.F150])/1E+018" office:value-type="float" office:value="5.68884233393995E+022" calcext:value-type="float">
            <text:p>5.6888E+22</text:p>
          </table:table-cell>
          <table:table-cell table:number-columns-repeated="6"/>
        </table:table-row>
        <table:table-row table:style-name="ro1">
          <table:table-cell office:value-type="date" office:date-value="2020-06-27T12:00:00" calcext:value-type="date">
            <text:p>2020-06-27 12:00:00</text:p>
          </table:table-cell>
          <table:table-cell table:formula="of:=[.B150]-([.C151]*[.D151]*(1+1/500))/1E+018" office:value-type="float" office:value="2.81443266465464E+022" calcext:value-type="float">
            <text:p>2.8144E+22</text:p>
          </table:table-cell>
          <table:table-cell office:value-type="float" office:value="2.60799999999999E+019" calcext:value-type="float">
            <text:p>2.6080E+19</text:p>
          </table:table-cell>
          <table:table-cell office:value-type="float" office:value="1.09995104472241E+021" calcext:value-type="float">
            <text:p>1.1000E+21</text:p>
          </table:table-cell>
          <table:table-cell/>
          <table:table-cell table:formula="of:=[.F150]" office:value-type="float" office:value="0" calcext:value-type="float">
            <text:p>0.0000E+00</text:p>
          </table:table-cell>
          <table:table-cell table:formula="of:=[.B151]+([.C151]*[.D151])/1E+018+([.E151]*[.F151])/1E+018" office:value-type="float" office:value="5.68310498929067E+022" calcext:value-type="float">
            <text:p>5.6831E+22</text:p>
          </table:table-cell>
          <table:table-cell table:number-columns-repeated="6"/>
        </table:table-row>
        <table:table-row table:style-name="ro1">
          <table:table-cell office:value-type="date" office:date-value="2020-06-27T12:05:00" calcext:value-type="date">
            <text:p>2020-06-27 12:05:00</text:p>
          </table:table-cell>
          <table:table-cell table:formula="of:=[.B151]" office:value-type="float" office:value="2.81443266465464E+022" calcext:value-type="float">
            <text:p>2.8144E+22</text:p>
          </table:table-cell>
          <table:table-cell office:value-type="float" office:value="2.588E+019" calcext:value-type="float">
            <text:p>2.5880E+19</text:p>
          </table:table-cell>
          <table:table-cell table:formula="of:=[.D151]" office:value-type="float" office:value="1.09995104472241E+021" calcext:value-type="float">
            <text:p>1.1000E+21</text:p>
          </table:table-cell>
          <table:table-cell/>
          <table:table-cell table:formula="of:=[.F151]" office:value-type="float" office:value="0" calcext:value-type="float">
            <text:p>0.0000E+00</text:p>
          </table:table-cell>
          <table:table-cell table:formula="of:=[.B152]+([.C152]*[.D152])/1E+018+([.E152]*[.F152])/1E+018" office:value-type="float" office:value="5.66110596839624E+022" calcext:value-type="float">
            <text:p>5.6611E+22</text:p>
          </table:table-cell>
          <table:table-cell table:number-columns-repeated="6"/>
        </table:table-row>
        <table:table-row table:style-name="ro1">
          <table:table-cell office:value-type="date" office:date-value="2020-06-27T12:10:00" calcext:value-type="date">
            <text:p>2020-06-27 12:10:00</text:p>
          </table:table-cell>
          <table:table-cell table:formula="of:=[.B152]" office:value-type="float" office:value="2.81443266465464E+022" calcext:value-type="float">
            <text:p>2.8144E+22</text:p>
          </table:table-cell>
          <table:table-cell office:value-type="float" office:value="2.596E+019" calcext:value-type="float">
            <text:p>2.5960E+19</text:p>
          </table:table-cell>
          <table:table-cell table:formula="of:=[.D152]" office:value-type="float" office:value="1.09995104472241E+021" calcext:value-type="float">
            <text:p>1.1000E+21</text:p>
          </table:table-cell>
          <table:table-cell/>
          <table:table-cell table:formula="of:=[.F152]" office:value-type="float" office:value="0" calcext:value-type="float">
            <text:p>0.0000E+00</text:p>
          </table:table-cell>
          <table:table-cell table:formula="of:=[.B153]+([.C153]*[.D153])/1E+018+([.E153]*[.F153])/1E+018" office:value-type="float" office:value="5.66990557675402E+022" calcext:value-type="float">
            <text:p>5.6699E+22</text:p>
          </table:table-cell>
          <table:table-cell table:number-columns-repeated="6"/>
        </table:table-row>
        <table:table-row table:style-name="ro1">
          <table:table-cell office:value-type="date" office:date-value="2020-06-27T12:15:00" calcext:value-type="date">
            <text:p>2020-06-27 12:15:00</text:p>
          </table:table-cell>
          <table:table-cell table:formula="of:=[.B153]" office:value-type="float" office:value="2.81443266465464E+022" calcext:value-type="float">
            <text:p>2.8144E+22</text:p>
          </table:table-cell>
          <table:table-cell office:value-type="float" office:value="2.573E+019" calcext:value-type="float">
            <text:p>2.5730E+19</text:p>
          </table:table-cell>
          <table:table-cell table:formula="of:=[.D153]" office:value-type="float" office:value="1.09995104472241E+021" calcext:value-type="float">
            <text:p>1.1000E+21</text:p>
          </table:table-cell>
          <table:table-cell/>
          <table:table-cell table:formula="of:=[.F153]" office:value-type="float" office:value="0" calcext:value-type="float">
            <text:p>0.0000E+00</text:p>
          </table:table-cell>
          <table:table-cell table:formula="of:=[.B154]+([.C154]*[.D154])/1E+018+([.E154]*[.F154])/1E+018" office:value-type="float" office:value="5.6446067027254E+022" calcext:value-type="float">
            <text:p>5.6446E+22</text:p>
          </table:table-cell>
          <table:table-cell table:number-columns-repeated="6"/>
        </table:table-row>
        <table:table-row table:style-name="ro1">
          <table:table-cell office:value-type="date" office:date-value="2020-06-27T12:20:00" calcext:value-type="date">
            <text:p>2020-06-27 12:20:00</text:p>
          </table:table-cell>
          <table:table-cell table:formula="of:=[.B154]" office:value-type="float" office:value="2.81443266465464E+022" calcext:value-type="float">
            <text:p>2.8144E+22</text:p>
          </table:table-cell>
          <table:table-cell office:value-type="float" office:value="2.581E+019" calcext:value-type="float">
            <text:p>2.5810E+19</text:p>
          </table:table-cell>
          <table:table-cell table:formula="of:=[.D154]" office:value-type="float" office:value="1.09995104472241E+021" calcext:value-type="float">
            <text:p>1.1000E+21</text:p>
          </table:table-cell>
          <table:table-cell/>
          <table:table-cell table:formula="of:=[.F154]" office:value-type="float" office:value="0" calcext:value-type="float">
            <text:p>0.0000E+00</text:p>
          </table:table-cell>
          <table:table-cell table:formula="of:=[.B155]+([.C155]*[.D155])/1E+018+([.E155]*[.F155])/1E+018" office:value-type="float" office:value="5.65340631108318E+022" calcext:value-type="float">
            <text:p>5.6534E+22</text:p>
          </table:table-cell>
          <table:table-cell table:number-columns-repeated="6"/>
        </table:table-row>
        <table:table-row table:style-name="ro1">
          <table:table-cell office:value-type="date" office:date-value="2020-06-27T12:25:00" calcext:value-type="date">
            <text:p>2020-06-27 12:25:00</text:p>
          </table:table-cell>
          <table:table-cell table:formula="of:=[.B155]" office:value-type="float" office:value="2.81443266465464E+022" calcext:value-type="float">
            <text:p>2.8144E+22</text:p>
          </table:table-cell>
          <table:table-cell office:value-type="float" office:value="2.58E+019" calcext:value-type="float">
            <text:p>2.5800E+19</text:p>
          </table:table-cell>
          <table:table-cell table:formula="of:=[.D155]" office:value-type="float" office:value="1.09995104472241E+021" calcext:value-type="float">
            <text:p>1.1000E+21</text:p>
          </table:table-cell>
          <table:table-cell/>
          <table:table-cell table:formula="of:=[.F155]" office:value-type="float" office:value="0" calcext:value-type="float">
            <text:p>0.0000E+00</text:p>
          </table:table-cell>
          <table:table-cell table:formula="of:=[.B156]+([.C156]*[.D156])/1E+018+([.E156]*[.F156])/1E+018" office:value-type="float" office:value="5.65230636003846E+022" calcext:value-type="float">
            <text:p>5.6523E+22</text:p>
          </table:table-cell>
          <table:table-cell table:number-columns-repeated="6"/>
        </table:table-row>
        <table:table-row table:style-name="ro1">
          <table:table-cell office:value-type="date" office:date-value="2020-06-27T12:30:00" calcext:value-type="date">
            <text:p>2020-06-27 12:30:00</text:p>
          </table:table-cell>
          <table:table-cell table:formula="of:=[.B156]" office:value-type="float" office:value="2.81443266465464E+022" calcext:value-type="float">
            <text:p>2.8144E+22</text:p>
          </table:table-cell>
          <table:table-cell office:value-type="float" office:value="2.58E+019" calcext:value-type="float">
            <text:p>2.5800E+19</text:p>
          </table:table-cell>
          <table:table-cell table:formula="of:=[.D156]" office:value-type="float" office:value="1.09995104472241E+021" calcext:value-type="float">
            <text:p>1.1000E+21</text:p>
          </table:table-cell>
          <table:table-cell/>
          <table:table-cell table:formula="of:=[.F156]" office:value-type="float" office:value="0" calcext:value-type="float">
            <text:p>0.0000E+00</text:p>
          </table:table-cell>
          <table:table-cell table:formula="of:=[.B157]+([.C157]*[.D157])/1E+018+([.E157]*[.F157])/1E+018" office:value-type="float" office:value="5.65230636003846E+022" calcext:value-type="float">
            <text:p>5.6523E+22</text:p>
          </table:table-cell>
          <table:table-cell table:number-columns-repeated="6"/>
        </table:table-row>
        <table:table-row table:style-name="ro1">
          <table:table-cell office:value-type="date" office:date-value="2020-06-27T12:35:00" calcext:value-type="date">
            <text:p>2020-06-27 12:35:00</text:p>
          </table:table-cell>
          <table:table-cell table:formula="of:=[.B157]" office:value-type="float" office:value="2.81443266465464E+022" calcext:value-type="float">
            <text:p>2.8144E+22</text:p>
          </table:table-cell>
          <table:table-cell office:value-type="float" office:value="2.59E+019" calcext:value-type="float">
            <text:p>2.5900E+19</text:p>
          </table:table-cell>
          <table:table-cell table:formula="of:=[.D157]" office:value-type="float" office:value="1.09995104472241E+021" calcext:value-type="float">
            <text:p>1.1000E+21</text:p>
          </table:table-cell>
          <table:table-cell/>
          <table:table-cell table:formula="of:=[.F157]" office:value-type="float" office:value="0" calcext:value-type="float">
            <text:p>0.0000E+00</text:p>
          </table:table-cell>
          <table:table-cell table:formula="of:=[.B158]+([.C158]*[.D158])/1E+018+([.E158]*[.F158])/1E+018" office:value-type="float" office:value="5.66330587048568E+022" calcext:value-type="float">
            <text:p>5.6633E+22</text:p>
          </table:table-cell>
          <table:table-cell table:number-columns-repeated="6"/>
        </table:table-row>
        <table:table-row table:style-name="ro1">
          <table:table-cell office:value-type="date" office:date-value="2020-06-27T12:40:00" calcext:value-type="date">
            <text:p>2020-06-27 12:40:00</text:p>
          </table:table-cell>
          <table:table-cell table:formula="of:=[.B158]" office:value-type="float" office:value="2.81443266465464E+022" calcext:value-type="float">
            <text:p>2.8144E+22</text:p>
          </table:table-cell>
          <table:table-cell office:value-type="float" office:value="2.588E+019" calcext:value-type="float">
            <text:p>2.5880E+19</text:p>
          </table:table-cell>
          <table:table-cell table:formula="of:=[.D158]" office:value-type="float" office:value="1.09995104472241E+021" calcext:value-type="float">
            <text:p>1.1000E+21</text:p>
          </table:table-cell>
          <table:table-cell/>
          <table:table-cell table:formula="of:=[.F158]" office:value-type="float" office:value="0" calcext:value-type="float">
            <text:p>0.0000E+00</text:p>
          </table:table-cell>
          <table:table-cell table:formula="of:=[.B159]+([.C159]*[.D159])/1E+018+([.E159]*[.F159])/1E+018" office:value-type="float" office:value="5.66110596839624E+022" calcext:value-type="float">
            <text:p>5.6611E+22</text:p>
          </table:table-cell>
          <table:table-cell table:number-columns-repeated="6"/>
        </table:table-row>
        <table:table-row table:style-name="ro1">
          <table:table-cell office:value-type="date" office:date-value="2020-06-27T12:43:40" calcext:value-type="date">
            <text:p>2020-06-27 12:43:40</text:p>
          </table:table-cell>
          <table:table-cell table:formula="of:=[.B159]-[.L4]" office:value-type="float" office:value="2.80943266465464E+022" calcext:value-type="float">
            <text:p>2.8094E+22</text:p>
          </table:table-cell>
          <table:table-cell office:value-type="float" office:value="2.588E+019" calcext:value-type="float">
            <text:p>2.5880E+19</text:p>
          </table:table-cell>
          <table:table-cell table:formula="of:=[.D159]" office:value-type="float" office:value="1.09995104472241E+021" calcext:value-type="float">
            <text:p>1.1000E+21</text:p>
          </table:table-cell>
          <table:table-cell/>
          <table:table-cell table:formula="of:=[.F159]" office:value-type="float" office:value="0" calcext:value-type="float">
            <text:p>0.0000E+00</text:p>
          </table:table-cell>
          <table:table-cell table:formula="of:=[.B160]+([.C160]*[.D160])/1E+018+([.E160]*[.F160])/1E+018" office:value-type="float" office:value="5.65610596839624E+022" calcext:value-type="float">
            <text:p>5.6561E+22</text:p>
          </table:table-cell>
          <table:table-cell table:number-columns-repeated="6"/>
        </table:table-row>
        <table:table-row table:style-name="ro1">
          <table:table-cell office:value-type="date" office:date-value="2020-06-27T12:45:00" calcext:value-type="date">
            <text:p>2020-06-27 12:45:00</text:p>
          </table:table-cell>
          <table:table-cell table:formula="of:=[.B160]" office:value-type="float" office:value="2.80943266465464E+022" calcext:value-type="float">
            <text:p>2.8094E+22</text:p>
          </table:table-cell>
          <table:table-cell office:value-type="float" office:value="2.594E+019" calcext:value-type="float">
            <text:p>2.5940E+19</text:p>
          </table:table-cell>
          <table:table-cell table:formula="of:=[.D160]" office:value-type="float" office:value="1.09995104472241E+021" calcext:value-type="float">
            <text:p>1.1000E+21</text:p>
          </table:table-cell>
          <table:table-cell/>
          <table:table-cell table:formula="of:=[.F160]" office:value-type="float" office:value="0" calcext:value-type="float">
            <text:p>0.0000E+00</text:p>
          </table:table-cell>
          <table:table-cell table:formula="of:=[.B161]+([.C161]*[.D161])/1E+018+([.E161]*[.F161])/1E+018" office:value-type="float" office:value="5.66270567466457E+022" calcext:value-type="float">
            <text:p>5.6627E+22</text:p>
          </table:table-cell>
          <table:table-cell table:number-columns-repeated="6"/>
        </table:table-row>
        <table:table-row table:style-name="ro1">
          <table:table-cell office:value-type="date" office:date-value="2020-06-27T12:50:00" calcext:value-type="date">
            <text:p>2020-06-27 12:50:00</text:p>
          </table:table-cell>
          <table:table-cell table:formula="of:=[.B161]" office:value-type="float" office:value="2.80943266465464E+022" calcext:value-type="float">
            <text:p>2.8094E+22</text:p>
          </table:table-cell>
          <table:table-cell office:value-type="float" office:value="2.632E+019" calcext:value-type="float">
            <text:p>2.6320E+19</text:p>
          </table:table-cell>
          <table:table-cell table:formula="of:=[.D161]" office:value-type="float" office:value="1.09995104472241E+021" calcext:value-type="float">
            <text:p>1.1000E+21</text:p>
          </table:table-cell>
          <table:table-cell/>
          <table:table-cell table:formula="of:=[.F161]" office:value-type="float" office:value="0" calcext:value-type="float">
            <text:p>0.0000E+00</text:p>
          </table:table-cell>
          <table:table-cell table:formula="of:=[.B162]+([.C162]*[.D162])/1E+018+([.E162]*[.F162])/1E+018" office:value-type="float" office:value="5.70450381436402E+022" calcext:value-type="float">
            <text:p>5.7045E+22</text:p>
          </table:table-cell>
          <table:table-cell table:number-columns-repeated="6"/>
        </table:table-row>
        <table:table-row table:style-name="ro1">
          <table:table-cell office:value-type="date" office:date-value="2020-06-27T12:55:00" calcext:value-type="date">
            <text:p>2020-06-27 12:55:00</text:p>
          </table:table-cell>
          <table:table-cell table:formula="of:=[.B162]" office:value-type="float" office:value="2.80943266465464E+022" calcext:value-type="float">
            <text:p>2.8094E+22</text:p>
          </table:table-cell>
          <table:table-cell office:value-type="float" office:value="2.583E+019" calcext:value-type="float">
            <text:p>2.5830E+19</text:p>
          </table:table-cell>
          <table:table-cell table:formula="of:=[.D162]" office:value-type="float" office:value="1.09995104472241E+021" calcext:value-type="float">
            <text:p>1.1000E+21</text:p>
          </table:table-cell>
          <table:table-cell/>
          <table:table-cell table:formula="of:=[.F162]" office:value-type="float" office:value="0" calcext:value-type="float">
            <text:p>0.0000E+00</text:p>
          </table:table-cell>
          <table:table-cell table:formula="of:=[.B163]+([.C163]*[.D163])/1E+018+([.E163]*[.F163])/1E+018" office:value-type="float" office:value="5.65060621317263E+022" calcext:value-type="float">
            <text:p>5.6506E+22</text:p>
          </table:table-cell>
          <table:table-cell table:number-columns-repeated="6"/>
        </table:table-row>
        <table:table-row table:style-name="ro1">
          <table:table-cell office:value-type="date" office:date-value="2020-06-27T13:00:00" calcext:value-type="date">
            <text:p>2020-06-27 13:00:00</text:p>
          </table:table-cell>
          <table:table-cell table:formula="of:=[.B163]" office:value-type="float" office:value="2.80943266465464E+022" calcext:value-type="float">
            <text:p>2.8094E+22</text:p>
          </table:table-cell>
          <table:table-cell office:value-type="float" office:value="2.595E+019" calcext:value-type="float">
            <text:p>2.5950E+19</text:p>
          </table:table-cell>
          <table:table-cell table:formula="of:=[.D163]" office:value-type="float" office:value="1.09995104472241E+021" calcext:value-type="float">
            <text:p>1.1000E+21</text:p>
          </table:table-cell>
          <table:table-cell/>
          <table:table-cell table:formula="of:=[.F163]" office:value-type="float" office:value="0" calcext:value-type="float">
            <text:p>0.0000E+00</text:p>
          </table:table-cell>
          <table:table-cell table:formula="of:=[.B164]+([.C164]*[.D164])/1E+018+([.E164]*[.F164])/1E+018" office:value-type="float" office:value="5.66380562570929E+022" calcext:value-type="float">
            <text:p>5.6638E+22</text:p>
          </table:table-cell>
          <table:table-cell table:number-columns-repeated="6"/>
        </table:table-row>
        <table:table-row table:style-name="ro1">
          <table:table-cell office:value-type="date" office:date-value="2020-06-27T13:05:00" calcext:value-type="date">
            <text:p>2020-06-27 13:05:00</text:p>
          </table:table-cell>
          <table:table-cell table:formula="of:=[.B164]" office:value-type="float" office:value="2.80943266465464E+022" calcext:value-type="float">
            <text:p>2.8094E+22</text:p>
          </table:table-cell>
          <table:table-cell office:value-type="float" office:value="2.561E+019" calcext:value-type="float">
            <text:p>2.5610E+19</text:p>
          </table:table-cell>
          <table:table-cell table:formula="of:=[.D164]" office:value-type="float" office:value="1.09995104472241E+021" calcext:value-type="float">
            <text:p>1.1000E+21</text:p>
          </table:table-cell>
          <table:table-cell/>
          <table:table-cell table:formula="of:=[.F164]" office:value-type="float" office:value="0" calcext:value-type="float">
            <text:p>0.0000E+00</text:p>
          </table:table-cell>
          <table:table-cell table:formula="of:=[.B165]+([.C165]*[.D165])/1E+018+([.E165]*[.F165])/1E+018" office:value-type="float" office:value="5.62640729018873E+022" calcext:value-type="float">
            <text:p>5.6264E+22</text:p>
          </table:table-cell>
          <table:table-cell table:number-columns-repeated="6"/>
        </table:table-row>
        <table:table-row table:style-name="ro1">
          <table:table-cell office:value-type="date" office:date-value="2020-06-27T13:10:00" calcext:value-type="date">
            <text:p>2020-06-27 13:10:00</text:p>
          </table:table-cell>
          <table:table-cell table:formula="of:=[.B165]" office:value-type="float" office:value="2.80943266465464E+022" calcext:value-type="float">
            <text:p>2.8094E+22</text:p>
          </table:table-cell>
          <table:table-cell office:value-type="float" office:value="2.563E+019" calcext:value-type="float">
            <text:p>2.5630E+19</text:p>
          </table:table-cell>
          <table:table-cell table:formula="of:=[.D165]" office:value-type="float" office:value="1.09995104472241E+021" calcext:value-type="float">
            <text:p>1.1000E+21</text:p>
          </table:table-cell>
          <table:table-cell/>
          <table:table-cell table:formula="of:=[.F165]" office:value-type="float" office:value="0" calcext:value-type="float">
            <text:p>0.0000E+00</text:p>
          </table:table-cell>
          <table:table-cell table:formula="of:=[.B166]+([.C166]*[.D166])/1E+018+([.E166]*[.F166])/1E+018" office:value-type="float" office:value="5.62860719227818E+022" calcext:value-type="float">
            <text:p>5.6286E+22</text:p>
          </table:table-cell>
          <table:table-cell table:number-columns-repeated="6"/>
        </table:table-row>
        <table:table-row table:style-name="ro1">
          <table:table-cell office:value-type="date" office:date-value="2020-06-27T13:15:00" calcext:value-type="date">
            <text:p>2020-06-27 13:15:00</text:p>
          </table:table-cell>
          <table:table-cell table:formula="of:=[.B166]" office:value-type="float" office:value="2.80943266465464E+022" calcext:value-type="float">
            <text:p>2.8094E+22</text:p>
          </table:table-cell>
          <table:table-cell office:value-type="float" office:value="2.569E+019" calcext:value-type="float">
            <text:p>2.5690E+19</text:p>
          </table:table-cell>
          <table:table-cell table:formula="of:=[.D166]" office:value-type="float" office:value="1.09995104472241E+021" calcext:value-type="float">
            <text:p>1.1000E+21</text:p>
          </table:table-cell>
          <table:table-cell/>
          <table:table-cell table:formula="of:=[.F166]" office:value-type="float" office:value="0" calcext:value-type="float">
            <text:p>0.0000E+00</text:p>
          </table:table-cell>
          <table:table-cell table:formula="of:=[.B167]+([.C167]*[.D167])/1E+018+([.E167]*[.F167])/1E+018" office:value-type="float" office:value="5.63520689854651E+022" calcext:value-type="float">
            <text:p>5.6352E+22</text:p>
          </table:table-cell>
          <table:table-cell table:number-columns-repeated="6"/>
        </table:table-row>
        <table:table-row table:style-name="ro1">
          <table:table-cell office:value-type="date" office:date-value="2020-06-27T13:20:00" calcext:value-type="date">
            <text:p>2020-06-27 13:20:00</text:p>
          </table:table-cell>
          <table:table-cell table:formula="of:=[.B167]" office:value-type="float" office:value="2.80943266465464E+022" calcext:value-type="float">
            <text:p>2.8094E+22</text:p>
          </table:table-cell>
          <table:table-cell office:value-type="float" office:value="2.553E+019" calcext:value-type="float">
            <text:p>2.5530E+19</text:p>
          </table:table-cell>
          <table:table-cell table:formula="of:=[.D167]" office:value-type="float" office:value="1.09995104472241E+021" calcext:value-type="float">
            <text:p>1.1000E+21</text:p>
          </table:table-cell>
          <table:table-cell/>
          <table:table-cell table:formula="of:=[.F167]" office:value-type="float" office:value="0" calcext:value-type="float">
            <text:p>0.0000E+00</text:p>
          </table:table-cell>
          <table:table-cell table:formula="of:=[.B168]+([.C168]*[.D168])/1E+018+([.E168]*[.F168])/1E+018" office:value-type="float" office:value="5.61760768183095E+022" calcext:value-type="float">
            <text:p>5.6176E+22</text:p>
          </table:table-cell>
          <table:table-cell table:number-columns-repeated="6"/>
        </table:table-row>
        <table:table-row table:style-name="ro1">
          <table:table-cell office:value-type="date" office:date-value="2020-06-27T13:25:00" calcext:value-type="date">
            <text:p>2020-06-27 13:25:00</text:p>
          </table:table-cell>
          <table:table-cell table:formula="of:=[.B168]" office:value-type="float" office:value="2.80943266465464E+022" calcext:value-type="float">
            <text:p>2.8094E+22</text:p>
          </table:table-cell>
          <table:table-cell office:value-type="float" office:value="2.546E+019" calcext:value-type="float">
            <text:p>2.5460E+19</text:p>
          </table:table-cell>
          <table:table-cell table:formula="of:=[.D168]" office:value-type="float" office:value="1.09995104472241E+021" calcext:value-type="float">
            <text:p>1.1000E+21</text:p>
          </table:table-cell>
          <table:table-cell/>
          <table:table-cell table:formula="of:=[.F168]" office:value-type="float" office:value="0" calcext:value-type="float">
            <text:p>0.0000E+00</text:p>
          </table:table-cell>
          <table:table-cell table:formula="of:=[.B169]+([.C169]*[.D169])/1E+018+([.E169]*[.F169])/1E+018" office:value-type="float" office:value="5.6099080245179E+022" calcext:value-type="float">
            <text:p>5.6099E+22</text:p>
          </table:table-cell>
          <table:table-cell table:number-columns-repeated="6"/>
        </table:table-row>
        <table:table-row table:style-name="ro1">
          <table:table-cell office:value-type="date" office:date-value="2020-06-27T15:47:07" calcext:value-type="date">
            <text:p>2020-06-27 15:47:07</text:p>
          </table:table-cell>
          <table:table-cell table:formula="of:=[.B169]-[.L4]" office:value-type="float" office:value="2.80443266465464E+022" calcext:value-type="float">
            <text:p>2.8044E+22</text:p>
          </table:table-cell>
          <table:table-cell office:value-type="float" office:value="2.546E+019" calcext:value-type="float">
            <text:p>2.5460E+19</text:p>
          </table:table-cell>
          <table:table-cell table:formula="of:=[.D169]" office:value-type="float" office:value="1.09995104472241E+021" calcext:value-type="float">
            <text:p>1.1000E+21</text:p>
          </table:table-cell>
          <table:table-cell/>
          <table:table-cell table:formula="of:=[.F169]" office:value-type="float" office:value="0" calcext:value-type="float">
            <text:p>0.0000E+00</text:p>
          </table:table-cell>
          <table:table-cell table:formula="of:=[.B170]+([.C170]*[.D170])/1E+018+([.E170]*[.F170])/1E+018" office:value-type="float" office:value="5.6049080245179E+022" calcext:value-type="float">
            <text:p>5.6049E+22</text:p>
          </table:table-cell>
          <table:table-cell table:number-columns-repeated="6"/>
        </table:table-row>
        <table:table-row table:style-name="ro1">
          <table:table-cell office:value-type="date" office:date-value="2020-06-27T15:52:27" calcext:value-type="date">
            <text:p>2020-06-27 15:52:27</text:p>
          </table:table-cell>
          <table:table-cell table:formula="of:=[.B170]+[.L2]" office:value-type="float" office:value="2.89943266465464E+022" calcext:value-type="float">
            <text:p>2.8994E+22</text:p>
          </table:table-cell>
          <table:table-cell office:value-type="float" office:value="2.546E+019" calcext:value-type="float">
            <text:p>2.5460E+19</text:p>
          </table:table-cell>
          <table:table-cell table:formula="of:=[.D170]" office:value-type="float" office:value="1.09995104472241E+021" calcext:value-type="float">
            <text:p>1.1000E+21</text:p>
          </table:table-cell>
          <table:table-cell/>
          <table:table-cell table:formula="of:=[.F170]" office:value-type="float" office:value="0" calcext:value-type="float">
            <text:p>0.0000E+00</text:p>
          </table:table-cell>
          <table:table-cell table:formula="of:=[.B171]+([.C171]*[.D171])/1E+018+([.E171]*[.F171])/1E+018" office:value-type="float" office:value="5.6999080245179E+022" calcext:value-type="float">
            <text:p>5.6999E+22</text:p>
          </table:table-cell>
          <table:table-cell table:number-columns-repeated="6"/>
        </table:table-row>
        <table:table-row table:style-name="ro1">
          <table:table-cell office:value-type="date" office:date-value="2020-06-27T16:05:35" calcext:value-type="date">
            <text:p>2020-06-27 16:05:35</text:p>
          </table:table-cell>
          <table:table-cell table:formula="of:=[.B171]" office:value-type="float" office:value="2.89943266465464E+022" calcext:value-type="float">
            <text:p>2.8994E+22</text:p>
          </table:table-cell>
          <table:table-cell office:value-type="float" office:value="2.724E+019" calcext:value-type="float">
            <text:p>2.7240E+19</text:p>
          </table:table-cell>
          <table:table-cell table:formula="of:=[.D171]" office:value-type="float" office:value="1.09995104472241E+021" calcext:value-type="float">
            <text:p>1.1000E+21</text:p>
          </table:table-cell>
          <table:table-cell/>
          <table:table-cell table:formula="of:=[.F171]" office:value-type="float" office:value="0" calcext:value-type="float">
            <text:p>0.0000E+00</text:p>
          </table:table-cell>
          <table:table-cell table:formula="of:=[.B172]+([.C172]*[.D172])/1E+018+([.E172]*[.F172])/1E+018" office:value-type="float" office:value="5.89569931047849E+022" calcext:value-type="float">
            <text:p>5.8957E+22</text:p>
          </table:table-cell>
          <table:table-cell table:number-columns-repeated="6"/>
        </table:table-row>
        <table:table-row table:style-name="ro1">
          <table:table-cell office:value-type="date" office:date-value="2020-06-27T16:10:27" calcext:value-type="date">
            <text:p>2020-06-27 16:10:27</text:p>
          </table:table-cell>
          <table:table-cell table:formula="of:=[.B172]-[.L4]" office:value-type="float" office:value="2.89443266465464E+022" calcext:value-type="float">
            <text:p>2.8944E+22</text:p>
          </table:table-cell>
          <table:table-cell office:value-type="float" office:value="2.724E+019" calcext:value-type="float">
            <text:p>2.7240E+19</text:p>
          </table:table-cell>
          <table:table-cell table:formula="of:=[.D172]" office:value-type="float" office:value="1.09995104472241E+021" calcext:value-type="float">
            <text:p>1.1000E+21</text:p>
          </table:table-cell>
          <table:table-cell/>
          <table:table-cell table:formula="of:=[.F172]" office:value-type="float" office:value="0" calcext:value-type="float">
            <text:p>0.0000E+00</text:p>
          </table:table-cell>
          <table:table-cell table:formula="of:=[.B173]+([.C173]*[.D173])/1E+018+([.E173]*[.F173])/1E+018" office:value-type="float" office:value="5.89069931047849E+022" calcext:value-type="float">
            <text:p>5.8907E+22</text:p>
          </table:table-cell>
          <table:table-cell table:number-columns-repeated="6"/>
        </table:table-row>
        <table:table-row table:style-name="ro1">
          <table:table-cell office:value-type="date" office:date-value="2020-06-27T16:14:49" calcext:value-type="date">
            <text:p>2020-06-27 16:14:49</text:p>
          </table:table-cell>
          <table:table-cell table:formula="of:=[.B173]-(5.3955E+020*[.C174]*(1+1/500))/1E+018" office:value-type="float" office:value="1.41473081795464E+022" calcext:value-type="float">
            <text:p>1.4147E+22</text:p>
          </table:table-cell>
          <table:table-cell office:value-type="float" office:value="2.737E+019" calcext:value-type="float">
            <text:p>2.7370E+19</text:p>
          </table:table-cell>
          <table:table-cell table:formula="of:=[.D151]+5.3955E+020" office:value-type="float" office:value="1.63950104472241E+021" calcext:value-type="float">
            <text:p>1.6395E+21</text:p>
          </table:table-cell>
          <table:table-cell/>
          <table:table-cell table:formula="of:=[.F173]" office:value-type="float" office:value="0" calcext:value-type="float">
            <text:p>0.0000E+00</text:p>
          </table:table-cell>
          <table:table-cell table:formula="of:=[.B174]+([.C174]*[.D174])/1E+018+([.E174]*[.F174])/1E+018" office:value-type="float" office:value="5.90204517735988E+022" calcext:value-type="float">
            <text:p>5.9020E+22</text:p>
          </table:table-cell>
          <table:table-cell table:number-columns-repeated="6"/>
        </table:table-row>
        <table:table-row table:style-name="ro1">
          <table:table-cell office:value-type="date" office:date-value="2020-06-27T16:26:51" calcext:value-type="date">
            <text:p>2020-06-27 16:26:51</text:p>
          </table:table-cell>
          <table:table-cell table:formula="of:=[.B174]" office:value-type="float" office:value="1.41473081795464E+022" calcext:value-type="float">
            <text:p>1.4147E+22</text:p>
          </table:table-cell>
          <table:table-cell office:value-type="float" office:value="2.751E+019" calcext:value-type="float">
            <text:p>2.7510E+19</text:p>
          </table:table-cell>
          <table:table-cell table:formula="of:=[.D174]" office:value-type="float" office:value="1.63950104472241E+021" calcext:value-type="float">
            <text:p>1.6395E+21</text:p>
          </table:table-cell>
          <table:table-cell/>
          <table:table-cell table:formula="of:=[.F174]" office:value-type="float" office:value="0" calcext:value-type="float">
            <text:p>0.0000E+00</text:p>
          </table:table-cell>
          <table:table-cell table:formula="of:=[.B175]+([.C175]*[.D175])/1E+018+([.E175]*[.F175])/1E+018" office:value-type="float" office:value="5.92499819198599E+022" calcext:value-type="float">
            <text:p>5.9250E+22</text:p>
          </table:table-cell>
          <table:table-cell table:number-columns-repeated="6"/>
        </table:table-row>
        <table:table-row table:style-name="ro1">
          <table:table-cell office:value-type="date" office:date-value="2020-06-27T16:33:57" calcext:value-type="date">
            <text:p>2020-06-27 16:33:57</text:p>
          </table:table-cell>
          <table:table-cell table:formula="of:=[.B175]" office:value-type="float" office:value="1.41473081795464E+022" calcext:value-type="float">
            <text:p>1.4147E+22</text:p>
          </table:table-cell>
          <table:table-cell office:value-type="float" office:value="2.75E+019" calcext:value-type="float">
            <text:p>2.7500E+19</text:p>
          </table:table-cell>
          <table:table-cell table:formula="of:=[.D175]" office:value-type="float" office:value="1.63950104472241E+021" calcext:value-type="float">
            <text:p>1.6395E+21</text:p>
          </table:table-cell>
          <table:table-cell/>
          <table:table-cell table:formula="of:=[.F175]" office:value-type="float" office:value="0" calcext:value-type="float">
            <text:p>0.0000E+00</text:p>
          </table:table-cell>
          <table:table-cell table:formula="of:=[.B176]+([.C176]*[.D176])/1E+018+([.E176]*[.F176])/1E+018" office:value-type="float" office:value="5.92335869094127E+022" calcext:value-type="float">
            <text:p>5.9234E+22</text:p>
          </table:table-cell>
          <table:table-cell table:number-columns-repeated="6"/>
        </table:table-row>
        <table:table-row table:style-name="ro1">
          <table:table-cell office:value-type="date" office:date-value="2020-06-27T16:42:33" calcext:value-type="date">
            <text:p>2020-06-27 16:42:33</text:p>
          </table:table-cell>
          <table:table-cell table:formula="of:=[.B176]" office:value-type="float" office:value="1.41473081795464E+022" calcext:value-type="float">
            <text:p>1.4147E+22</text:p>
          </table:table-cell>
          <table:table-cell office:value-type="float" office:value="2.764E+019" calcext:value-type="float">
            <text:p>2.7640E+19</text:p>
          </table:table-cell>
          <table:table-cell table:formula="of:=[.D176]" office:value-type="float" office:value="1.63950104472241E+021" calcext:value-type="float">
            <text:p>1.6395E+21</text:p>
          </table:table-cell>
          <table:table-cell/>
          <table:table-cell table:formula="of:=[.F176]" office:value-type="float" office:value="0" calcext:value-type="float">
            <text:p>0.0000E+00</text:p>
          </table:table-cell>
          <table:table-cell table:formula="of:=[.B177]+([.C177]*[.D177])/1E+018+([.E177]*[.F177])/1E+018" office:value-type="float" office:value="5.94631170556738E+022" calcext:value-type="float">
            <text:p>5.9463E+22</text:p>
          </table:table-cell>
          <table:table-cell table:number-columns-repeated="6"/>
        </table:table-row>
        <table:table-row table:style-name="ro1">
          <table:table-cell office:value-type="date" office:date-value="2020-06-27T16:57:11" calcext:value-type="date">
            <text:p>2020-06-27 16:57:11</text:p>
          </table:table-cell>
          <table:table-cell table:formula="of:=[.B177]" office:value-type="float" office:value="1.41473081795464E+022" calcext:value-type="float">
            <text:p>1.4147E+22</text:p>
          </table:table-cell>
          <table:table-cell office:value-type="float" office:value="2.91E+019" calcext:value-type="float">
            <text:p>2.9100E+19</text:p>
          </table:table-cell>
          <table:table-cell table:formula="of:=[.D177]" office:value-type="float" office:value="1.63950104472241E+021" calcext:value-type="float">
            <text:p>1.6395E+21</text:p>
          </table:table-cell>
          <table:table-cell/>
          <table:table-cell table:formula="of:=[.F177]" office:value-type="float" office:value="0" calcext:value-type="float">
            <text:p>0.0000E+00</text:p>
          </table:table-cell>
          <table:table-cell table:formula="of:=[.B178]+([.C178]*[.D178])/1E+018+([.E178]*[.F178])/1E+018" office:value-type="float" office:value="6.18567885809685E+022" calcext:value-type="float">
            <text:p>6.1857E+22</text:p>
          </table:table-cell>
          <table:table-cell table:number-columns-repeated="6"/>
        </table:table-row>
        <table:table-row table:style-name="ro1">
          <table:table-cell office:value-type="date" office:date-value="2020-06-27T17:02:40" calcext:value-type="date">
            <text:p>2020-06-27 17:02:40</text:p>
          </table:table-cell>
          <table:table-cell table:formula="of:=[.B178]" office:value-type="float" office:value="1.41473081795464E+022" calcext:value-type="float">
            <text:p>1.4147E+22</text:p>
          </table:table-cell>
          <table:table-cell office:value-type="float" office:value="3.149E+019" calcext:value-type="float">
            <text:p>3.1490E+19</text:p>
          </table:table-cell>
          <table:table-cell table:formula="of:=[.D178]" office:value-type="float" office:value="1.63950104472241E+021" calcext:value-type="float">
            <text:p>1.6395E+21</text:p>
          </table:table-cell>
          <table:table-cell/>
          <table:table-cell table:formula="of:=[.F178]" office:value-type="float" office:value="0" calcext:value-type="float">
            <text:p>0.0000E+00</text:p>
          </table:table-cell>
          <table:table-cell table:formula="of:=[.B179]+([.C179]*[.D179])/1E+018+([.E179]*[.F179])/1E+018" office:value-type="float" office:value="6.57751960778551E+022" calcext:value-type="float">
            <text:p>6.5775E+22</text:p>
          </table:table-cell>
          <table:table-cell table:number-columns-repeated="6"/>
        </table:table-row>
        <table:table-row table:style-name="ro1">
          <table:table-cell office:value-type="date" office:date-value="2020-06-27T17:09:21" calcext:value-type="date">
            <text:p>2020-06-27 17:09:21</text:p>
          </table:table-cell>
          <table:table-cell table:formula="of:=[.B179]" office:value-type="float" office:value="1.41473081795464E+022" calcext:value-type="float">
            <text:p>1.4147E+22</text:p>
          </table:table-cell>
          <table:table-cell office:value-type="float" office:value="3.259E+019" calcext:value-type="float">
            <text:p>3.2590E+19</text:p>
          </table:table-cell>
          <table:table-cell table:formula="of:=[.D179]" office:value-type="float" office:value="1.63950104472241E+021" calcext:value-type="float">
            <text:p>1.6395E+21</text:p>
          </table:table-cell>
          <table:table-cell/>
          <table:table-cell table:formula="of:=[.F179]" office:value-type="float" office:value="0" calcext:value-type="float">
            <text:p>0.0000E+00</text:p>
          </table:table-cell>
          <table:table-cell table:formula="of:=[.B180]+([.C180]*[.D180])/1E+018+([.E180]*[.F180])/1E+018" office:value-type="float" office:value="6.75786472270497E+022" calcext:value-type="float">
            <text:p>6.7579E+22</text:p>
          </table:table-cell>
          <table:table-cell table:number-columns-repeated="6"/>
        </table:table-row>
        <table:table-row table:style-name="ro1">
          <table:table-cell office:value-type="date" office:date-value="2020-06-27T17:25:45" calcext:value-type="date">
            <text:p>2020-06-27 17:25:45</text:p>
          </table:table-cell>
          <table:table-cell table:formula="of:=[.B180]" office:value-type="float" office:value="1.41473081795464E+022" calcext:value-type="float">
            <text:p>1.4147E+22</text:p>
          </table:table-cell>
          <table:table-cell office:value-type="float" office:value="3.186E+019" calcext:value-type="float">
            <text:p>3.1860E+19</text:p>
          </table:table-cell>
          <table:table-cell table:formula="of:=[.D180]" office:value-type="float" office:value="1.63950104472241E+021" calcext:value-type="float">
            <text:p>1.6395E+21</text:p>
          </table:table-cell>
          <table:table-cell/>
          <table:table-cell table:formula="of:=[.F180]" office:value-type="float" office:value="0" calcext:value-type="float">
            <text:p>0.0000E+00</text:p>
          </table:table-cell>
          <table:table-cell table:formula="of:=[.B181]+([.C181]*[.D181])/1E+018+([.E181]*[.F181])/1E+018" office:value-type="float" office:value="6.63818114644024E+022" calcext:value-type="float">
            <text:p>6.6382E+22</text:p>
          </table:table-cell>
          <table:table-cell table:number-columns-repeated="6"/>
        </table:table-row>
        <table:table-row table:style-name="ro1">
          <table:table-cell office:value-type="date" office:date-value="2020-06-27T17:35:11" calcext:value-type="date">
            <text:p>2020-06-27 17:35:11</text:p>
          </table:table-cell>
          <table:table-cell table:formula="of:=[.B181]" office:value-type="float" office:value="1.41473081795464E+022" calcext:value-type="float">
            <text:p>1.4147E+22</text:p>
          </table:table-cell>
          <table:table-cell office:value-type="float" office:value="3.159E+019" calcext:value-type="float">
            <text:p>3.1590E+19</text:p>
          </table:table-cell>
          <table:table-cell table:formula="of:=[.D181]" office:value-type="float" office:value="1.63950104472241E+021" calcext:value-type="float">
            <text:p>1.6395E+21</text:p>
          </table:table-cell>
          <table:table-cell/>
          <table:table-cell table:formula="of:=[.F181]" office:value-type="float" office:value="0" calcext:value-type="float">
            <text:p>0.0000E+00</text:p>
          </table:table-cell>
          <table:table-cell table:formula="of:=[.B182]+([.C182]*[.D182])/1E+018+([.E182]*[.F182])/1E+018" office:value-type="float" office:value="6.59391461823273E+022" calcext:value-type="float">
            <text:p>6.5939E+22</text:p>
          </table:table-cell>
          <table:table-cell table:number-columns-repeated="6"/>
        </table:table-row>
        <table:table-row table:style-name="ro1">
          <table:table-cell office:value-type="date" office:date-value="2020-06-27T17:44:49" calcext:value-type="date">
            <text:p>2020-06-27 17:44:49</text:p>
          </table:table-cell>
          <table:table-cell table:formula="of:=[.B182]" office:value-type="float" office:value="1.41473081795464E+022" calcext:value-type="float">
            <text:p>1.4147E+22</text:p>
          </table:table-cell>
          <table:table-cell office:value-type="float" office:value="3.167E+019" calcext:value-type="float">
            <text:p>3.1670E+19</text:p>
          </table:table-cell>
          <table:table-cell table:formula="of:=[.D182]" office:value-type="float" office:value="1.63950104472241E+021" calcext:value-type="float">
            <text:p>1.6395E+21</text:p>
          </table:table-cell>
          <table:table-cell/>
          <table:table-cell table:formula="of:=[.F182]" office:value-type="float" office:value="0" calcext:value-type="float">
            <text:p>0.0000E+00</text:p>
          </table:table-cell>
          <table:table-cell table:formula="of:=[.B183]+([.C183]*[.D183])/1E+018+([.E183]*[.F183])/1E+018" office:value-type="float" office:value="6.60703062659051E+022" calcext:value-type="float">
            <text:p>6.6070E+22</text:p>
          </table:table-cell>
          <table:table-cell table:number-columns-repeated="6"/>
        </table:table-row>
        <table:table-row table:style-name="ro1">
          <table:table-cell office:value-type="date" office:date-value="2020-06-27T17:53:30.000001" calcext:value-type="date">
            <text:p>2020-06-27 17:53:30</text:p>
          </table:table-cell>
          <table:table-cell table:formula="of:=[.B183]" office:value-type="float" office:value="1.41473081795464E+022" calcext:value-type="float">
            <text:p>1.4147E+22</text:p>
          </table:table-cell>
          <table:table-cell office:value-type="float" office:value="3.13E+019" calcext:value-type="float">
            <text:p>3.1300E+19</text:p>
          </table:table-cell>
          <table:table-cell table:formula="of:=[.D183]" office:value-type="float" office:value="1.63950104472241E+021" calcext:value-type="float">
            <text:p>1.6395E+21</text:p>
          </table:table-cell>
          <table:table-cell/>
          <table:table-cell table:formula="of:=[.F183]" office:value-type="float" office:value="0" calcext:value-type="float">
            <text:p>0.0000E+00</text:p>
          </table:table-cell>
          <table:table-cell table:formula="of:=[.B184]+([.C184]*[.D184])/1E+018+([.E184]*[.F184])/1E+018" office:value-type="float" office:value="6.54636908793578E+022" calcext:value-type="float">
            <text:p>6.5464E+22</text:p>
          </table:table-cell>
          <table:table-cell table:number-columns-repeated="6"/>
        </table:table-row>
        <table:table-row table:style-name="ro1">
          <table:table-cell office:value-type="date" office:date-value="2020-06-27T18:38:16" calcext:value-type="date">
            <text:p>2020-06-27 18:38:16</text:p>
          </table:table-cell>
          <table:table-cell table:formula="of:=[.B184]-[.M4]" office:value-type="float" office:value="1.40473081795464E+022" calcext:value-type="float">
            <text:p>1.4047E+22</text:p>
          </table:table-cell>
          <table:table-cell office:value-type="float" office:value="3.13E+019" calcext:value-type="float">
            <text:p>3.1300E+19</text:p>
          </table:table-cell>
          <table:table-cell table:formula="of:=[.D184]" office:value-type="float" office:value="1.63950104472241E+021" calcext:value-type="float">
            <text:p>1.6395E+21</text:p>
          </table:table-cell>
          <table:table-cell/>
          <table:table-cell table:formula="of:=[.F184]" office:value-type="float" office:value="0" calcext:value-type="float">
            <text:p>0.0000E+00</text:p>
          </table:table-cell>
          <table:table-cell table:formula="of:=[.B185]+([.C185]*[.D185])/1E+018+([.E185]*[.F185])/1E+018" office:value-type="float" office:value="6.53636908793578E+022" calcext:value-type="float">
            <text:p>6.5364E+22</text:p>
          </table:table-cell>
          <table:table-cell table:number-columns-repeated="6"/>
        </table:table-row>
        <table:table-row table:style-name="ro1">
          <table:table-cell office:value-type="date" office:date-value="2020-06-27T21:25:14" calcext:value-type="date">
            <text:p>2020-06-27 21:25:14</text:p>
          </table:table-cell>
          <table:table-cell table:formula="of:=[.B185]-[.L4]" office:value-type="float" office:value="1.39973081795464E+022" calcext:value-type="float">
            <text:p>1.3997E+22</text:p>
          </table:table-cell>
          <table:table-cell office:value-type="float" office:value="3.13E+019" calcext:value-type="float">
            <text:p>3.1300E+19</text:p>
          </table:table-cell>
          <table:table-cell table:formula="of:=[.D185]" office:value-type="float" office:value="1.63950104472241E+021" calcext:value-type="float">
            <text:p>1.6395E+21</text:p>
          </table:table-cell>
          <table:table-cell/>
          <table:table-cell table:formula="of:=[.F185]" office:value-type="float" office:value="0" calcext:value-type="float">
            <text:p>0.0000E+00</text:p>
          </table:table-cell>
          <table:table-cell table:formula="of:=[.B186]+([.C186]*[.D186])/1E+018+([.E186]*[.F186])/1E+018" office:value-type="float" office:value="6.53136908793578E+022" calcext:value-type="float">
            <text:p>6.5314E+22</text:p>
          </table:table-cell>
          <table:table-cell table:number-columns-repeated="6"/>
        </table:table-row>
        <table:table-row table:style-name="ro1">
          <table:table-cell office:value-type="date" office:date-value="2020-06-27T23:36:14" calcext:value-type="date">
            <text:p>2020-06-27 23:36:14</text:p>
          </table:table-cell>
          <table:table-cell table:formula="of:=[.B186]-[.M4]" office:value-type="float" office:value="1.38973081795464E+022" calcext:value-type="float">
            <text:p>1.3897E+22</text:p>
          </table:table-cell>
          <table:table-cell office:value-type="float" office:value="3.13E+019" calcext:value-type="float">
            <text:p>3.1300E+19</text:p>
          </table:table-cell>
          <table:table-cell table:formula="of:=[.D186]" office:value-type="float" office:value="1.63950104472241E+021" calcext:value-type="float">
            <text:p>1.6395E+21</text:p>
          </table:table-cell>
          <table:table-cell/>
          <table:table-cell table:formula="of:=[.F186]" office:value-type="float" office:value="0" calcext:value-type="float">
            <text:p>0.0000E+00</text:p>
          </table:table-cell>
          <table:table-cell table:formula="of:=[.B187]+([.C187]*[.D187])/1E+018+([.E187]*[.F187])/1E+018" office:value-type="float" office:value="6.52136908793578E+022" calcext:value-type="float">
            <text:p>6.5214E+22</text:p>
          </table:table-cell>
          <table:table-cell table:number-columns-repeated="6"/>
        </table:table-row>
        <table:table-row table:style-name="ro1">
          <table:table-cell office:value-type="date" office:date-value="2020-06-28T02:11:21" calcext:value-type="date">
            <text:p>2020-06-28 02:11:21</text:p>
          </table:table-cell>
          <table:table-cell table:formula="of:=[.B187]-[.L4]" office:value-type="float" office:value="1.38473081795464E+022" calcext:value-type="float">
            <text:p>1.3847E+22</text:p>
          </table:table-cell>
          <table:table-cell office:value-type="float" office:value="3.13E+019" calcext:value-type="float">
            <text:p>3.1300E+19</text:p>
          </table:table-cell>
          <table:table-cell table:formula="of:=[.D187]" office:value-type="float" office:value="1.63950104472241E+021" calcext:value-type="float">
            <text:p>1.6395E+21</text:p>
          </table:table-cell>
          <table:table-cell/>
          <table:table-cell table:formula="of:=[.F187]" office:value-type="float" office:value="0" calcext:value-type="float">
            <text:p>0.0000E+00</text:p>
          </table:table-cell>
          <table:table-cell table:formula="of:=[.B188]+([.C188]*[.D188])/1E+018+([.E188]*[.F188])/1E+018" office:value-type="float" office:value="6.51636908793578E+022" calcext:value-type="float">
            <text:p>6.5164E+22</text:p>
          </table:table-cell>
          <table:table-cell table:number-columns-repeated="6"/>
        </table:table-row>
        <table:table-row table:style-name="ro1">
          <table:table-cell office:value-type="date" office:date-value="2020-06-28T04:21:07.999998" calcext:value-type="date">
            <text:p>2020-06-28 04:21:08</text:p>
          </table:table-cell>
          <table:table-cell table:formula="of:=[.B188]-[.M4]" office:value-type="float" office:value="1.37473081795464E+022" calcext:value-type="float">
            <text:p>1.3747E+22</text:p>
          </table:table-cell>
          <table:table-cell office:value-type="float" office:value="3.13E+019" calcext:value-type="float">
            <text:p>3.1300E+19</text:p>
          </table:table-cell>
          <table:table-cell table:formula="of:=[.D188]" office:value-type="float" office:value="1.63950104472241E+021" calcext:value-type="float">
            <text:p>1.6395E+21</text:p>
          </table:table-cell>
          <table:table-cell/>
          <table:table-cell table:formula="of:=[.F188]" office:value-type="float" office:value="0" calcext:value-type="float">
            <text:p>0.0000E+00</text:p>
          </table:table-cell>
          <table:table-cell table:formula="of:=[.B189]+([.C189]*[.D189])/1E+018+([.E189]*[.F189])/1E+018" office:value-type="float" office:value="6.50636908793578E+022" calcext:value-type="float">
            <text:p>6.5064E+22</text:p>
          </table:table-cell>
          <table:table-cell table:number-columns-repeated="6"/>
        </table:table-row>
        <table:table-row table:style-name="ro1">
          <table:table-cell office:value-type="date" office:date-value="2020-06-28T07:05:36.999999" calcext:value-type="date">
            <text:p>2020-06-28 07:05:37</text:p>
          </table:table-cell>
          <table:table-cell table:formula="of:=[.B189]-[.L4]" office:value-type="float" office:value="1.36973081795464E+022" calcext:value-type="float">
            <text:p>1.3697E+22</text:p>
          </table:table-cell>
          <table:table-cell office:value-type="float" office:value="3.13E+019" calcext:value-type="float">
            <text:p>3.1300E+19</text:p>
          </table:table-cell>
          <table:table-cell table:formula="of:=[.D189]" office:value-type="float" office:value="1.63950104472241E+021" calcext:value-type="float">
            <text:p>1.6395E+21</text:p>
          </table:table-cell>
          <table:table-cell table:style-name="Default"/>
          <table:table-cell table:formula="of:=[.F189]" office:value-type="float" office:value="0" calcext:value-type="float">
            <text:p>0.0000E+00</text:p>
          </table:table-cell>
          <table:table-cell table:formula="of:=[.B190]+([.C190]*[.D190])/1E+018+([.E190]*[.F190])/1E+018" office:value-type="float" office:value="6.50136908793578E+022" calcext:value-type="float">
            <text:p>6.5014E+22</text:p>
          </table:table-cell>
          <table:table-cell table:number-columns-repeated="6"/>
        </table:table-row>
        <table:table-row table:style-name="ro1">
          <table:table-cell office:value-type="date" office:date-value="2020-06-28T09:04:27" calcext:value-type="date">
            <text:p>2020-06-28 09:04:27</text:p>
          </table:table-cell>
          <table:table-cell table:formula="of:=[.B190]" office:value-type="float" office:value="1.36973081795464E+022" calcext:value-type="float">
            <text:p>1.3697E+22</text:p>
          </table:table-cell>
          <table:table-cell office:value-type="float" office:value="3.126E+019" calcext:value-type="float">
            <text:p>3.1260E+19</text:p>
          </table:table-cell>
          <table:table-cell table:formula="of:=[.D190]" office:value-type="float" office:value="1.63950104472241E+021" calcext:value-type="float">
            <text:p>1.6395E+21</text:p>
          </table:table-cell>
          <table:table-cell table:style-name="Default"/>
          <table:table-cell table:formula="of:=[.F190]" office:value-type="float" office:value="0" calcext:value-type="float">
            <text:p>0.0000E+00</text:p>
          </table:table-cell>
          <table:table-cell table:formula="of:=[.B191]+([.C191]*[.D191])/1E+018+([.E191]*[.F191])/1E+018" office:value-type="float" office:value="6.49481108375689E+022" calcext:value-type="float">
            <text:p>6.4948E+22</text:p>
          </table:table-cell>
          <table:table-cell table:number-columns-repeated="6"/>
        </table:table-row>
        <table:table-row table:style-name="ro1">
          <table:table-cell office:value-type="date" office:date-value="2020-06-28T09:13:04" calcext:value-type="date">
            <text:p>2020-06-28 09:13:04</text:p>
          </table:table-cell>
          <table:table-cell table:formula="of:=[.B191]" office:value-type="float" office:value="1.36973081795464E+022" calcext:value-type="float">
            <text:p>1.3697E+22</text:p>
          </table:table-cell>
          <table:table-cell office:value-type="float" office:value="3.122E+019" calcext:value-type="float">
            <text:p>3.1220E+19</text:p>
          </table:table-cell>
          <table:table-cell table:formula="of:=[.D191]" office:value-type="float" office:value="1.63950104472241E+021" calcext:value-type="float">
            <text:p>1.6395E+21</text:p>
          </table:table-cell>
          <table:table-cell table:style-name="Default"/>
          <table:table-cell table:formula="of:=[.F191]" office:value-type="float" office:value="0" calcext:value-type="float">
            <text:p>0.0000E+00</text:p>
          </table:table-cell>
          <table:table-cell table:formula="of:=[.B192]+([.C192]*[.D192])/1E+018+([.E192]*[.F192])/1E+018" office:value-type="float" office:value="6.48825307957801E+022" calcext:value-type="float">
            <text:p>6.4883E+22</text:p>
          </table:table-cell>
          <table:table-cell table:number-columns-repeated="6"/>
        </table:table-row>
        <table:table-row table:style-name="ro1">
          <table:table-cell office:value-type="date" office:date-value="2020-06-28T09:14:28" calcext:value-type="date">
            <text:p>2020-06-28 09:14:28</text:p>
          </table:table-cell>
          <table:table-cell table:formula="of:=[.B192]" office:value-type="float" office:value="1.36973081795464E+022" calcext:value-type="float">
            <text:p>1.3697E+22</text:p>
          </table:table-cell>
          <table:table-cell office:value-type="float" office:value="3.237E+019" calcext:value-type="float">
            <text:p>3.2370E+19</text:p>
          </table:table-cell>
          <table:table-cell table:formula="of:=[.D192]" office:value-type="float" office:value="1.63950104472241E+021" calcext:value-type="float">
            <text:p>1.6395E+21</text:p>
          </table:table-cell>
          <table:table-cell table:style-name="Default"/>
          <table:table-cell table:formula="of:=[.F192]" office:value-type="float" office:value="0" calcext:value-type="float">
            <text:p>0.0000E+00</text:p>
          </table:table-cell>
          <table:table-cell table:formula="of:=[.B193]+([.C193]*[.D193])/1E+018+([.E193]*[.F193])/1E+018" office:value-type="float" office:value="6.67679569972108E+022" calcext:value-type="float">
            <text:p>6.6768E+22</text:p>
          </table:table-cell>
          <table:table-cell table:number-columns-repeated="6"/>
        </table:table-row>
        <table:table-row table:style-name="ro1">
          <table:table-cell office:value-type="date" office:date-value="2020-06-28T09:22:47" calcext:value-type="date">
            <text:p>2020-06-28 09:22:47</text:p>
          </table:table-cell>
          <table:table-cell table:formula="of:=[.B193]" office:value-type="float" office:value="1.36973081795464E+022" calcext:value-type="float">
            <text:p>1.3697E+22</text:p>
          </table:table-cell>
          <table:table-cell office:value-type="float" office:value="3.33E+019" calcext:value-type="float">
            <text:p>3.3300E+19</text:p>
          </table:table-cell>
          <table:table-cell table:formula="of:=[.D193]" office:value-type="float" office:value="1.63950104472241E+021" calcext:value-type="float">
            <text:p>1.6395E+21</text:p>
          </table:table-cell>
          <table:table-cell table:style-name="Default"/>
          <table:table-cell table:formula="of:=[.F193]" office:value-type="float" office:value="0" calcext:value-type="float">
            <text:p>0.0000E+00</text:p>
          </table:table-cell>
          <table:table-cell table:formula="of:=[.B194]+([.C194]*[.D194])/1E+018+([.E194]*[.F194])/1E+018" office:value-type="float" office:value="6.82926929688027E+022" calcext:value-type="float">
            <text:p>6.8293E+22</text:p>
          </table:table-cell>
          <table:table-cell table:number-columns-repeated="6"/>
        </table:table-row>
        <table:table-row table:style-name="ro1">
          <table:table-cell office:value-type="date" office:date-value="2020-06-28T09:37:16" calcext:value-type="date">
            <text:p>2020-06-28 09:37:16</text:p>
          </table:table-cell>
          <table:table-cell table:formula="of:=[.B194]-([.E195]*[.F195]*10*(1+1/500))/1E+018" office:value-type="float" office:value="6.76787597754642E+021" calcext:value-type="float">
            <text:p>6.7679E+21</text:p>
          </table:table-cell>
          <table:table-cell office:value-type="float" office:value="3.269E+019" calcext:value-type="float">
            <text:p>3.2690E+19</text:p>
          </table:table-cell>
          <table:table-cell table:formula="of:=[.D194]" office:value-type="float" office:value="1.63950104472241E+021" calcext:value-type="float">
            <text:p>1.6395E+21</text:p>
          </table:table-cell>
          <table:table-cell office:value-type="float" office:value="2.09E+017" calcext:value-type="float">
            <text:p>2.0900E+17</text:p>
          </table:table-cell>
          <table:table-cell office:value-type="float" office:value="3.3089E+021" calcext:value-type="float">
            <text:p>3.3089E+21</text:p>
          </table:table-cell>
          <table:table-cell table:formula="of:=[.B195]+([.C195]*[.D195])/1E+018+([.E195]*[.F195])/1E+018" office:value-type="float" office:value="6.1054725229522E+022" calcext:value-type="float">
            <text:p>6.1055E+22</text:p>
          </table:table-cell>
          <table:table-cell table:number-columns-repeated="6"/>
        </table:table-row>
        <table:table-row table:style-name="ro1">
          <table:table-cell office:value-type="date" office:date-value="2020-06-28T09:45:40" calcext:value-type="date">
            <text:p>2020-06-28 09:45:40</text:p>
          </table:table-cell>
          <table:table-cell table:formula="of:=[.B195]" office:value-type="float" office:value="6.76787597754642E+021" calcext:value-type="float">
            <text:p>6.7679E+21</text:p>
          </table:table-cell>
          <table:table-cell office:value-type="float" office:value="3.348E+019" calcext:value-type="float">
            <text:p>3.3480E+19</text:p>
          </table:table-cell>
          <table:table-cell table:formula="of:=[.D195]" office:value-type="float" office:value="1.63950104472241E+021" calcext:value-type="float">
            <text:p>1.6395E+21</text:p>
          </table:table-cell>
          <table:table-cell office:value-type="float" office:value="2.1147E+017" calcext:value-type="float">
            <text:p>2.1147E+17</text:p>
          </table:table-cell>
          <table:table-cell table:formula="of:=[.F195]" office:value-type="float" office:value="3.3089E+021" calcext:value-type="float">
            <text:p>3.3089E+21</text:p>
          </table:table-cell>
          <table:table-cell table:formula="of:=[.B196]+([.C196]*[.D196])/1E+018+([.E196]*[.F196])/1E+018" office:value-type="float" office:value="6.23581040378527E+022" calcext:value-type="float">
            <text:p>6.2358E+22</text:p>
          </table:table-cell>
          <table:table-cell table:number-columns-repeated="6"/>
        </table:table-row>
        <table:table-row table:style-name="ro1">
          <table:table-cell office:value-type="date" office:date-value="2020-06-28T09:46:49" calcext:value-type="date">
            <text:p>2020-06-28 09:46:49</text:p>
          </table:table-cell>
          <table:table-cell table:formula="of:=[.B196]" office:value-type="float" office:value="6.76787597754642E+021" calcext:value-type="float">
            <text:p>6.7679E+21</text:p>
          </table:table-cell>
          <table:table-cell office:value-type="float" office:value="3.348E+019" calcext:value-type="float">
            <text:p>3.3480E+19</text:p>
          </table:table-cell>
          <table:table-cell table:formula="of:=[.D196]" office:value-type="float" office:value="1.63950104472241E+021" calcext:value-type="float">
            <text:p>1.6395E+21</text:p>
          </table:table-cell>
          <table:table-cell office:value-type="float" office:value="2.1147E+017" calcext:value-type="float">
            <text:p>2.1147E+17</text:p>
          </table:table-cell>
          <table:table-cell table:formula="of:=[.F196]" office:value-type="float" office:value="3.3089E+021" calcext:value-type="float">
            <text:p>3.3089E+21</text:p>
          </table:table-cell>
          <table:table-cell table:formula="of:=[.B197]+([.C197]*[.D197])/1E+018+([.E197]*[.F197])/1E+018" office:value-type="float" office:value="6.23581040378527E+022" calcext:value-type="float">
            <text:p>6.2358E+22</text:p>
          </table:table-cell>
          <table:table-cell table:number-columns-repeated="6"/>
        </table:table-row>
        <table:table-row table:style-name="ro1">
          <table:table-cell office:value-type="date" office:date-value="2020-06-28T09:55:23" calcext:value-type="date">
            <text:p>2020-06-28 09:55:23</text:p>
          </table:table-cell>
          <table:table-cell table:formula="of:=[.B197]" office:value-type="float" office:value="6.76787597754642E+021" calcext:value-type="float">
            <text:p>6.7679E+21</text:p>
          </table:table-cell>
          <table:table-cell office:value-type="float" office:value="3.255E+019" calcext:value-type="float">
            <text:p>3.2550E+19</text:p>
          </table:table-cell>
          <table:table-cell table:formula="of:=[.D197]" office:value-type="float" office:value="1.63950104472241E+021" calcext:value-type="float">
            <text:p>1.6395E+21</text:p>
          </table:table-cell>
          <table:table-cell office:value-type="float" office:value="2.122E+017" calcext:value-type="float">
            <text:p>2.1220E+17</text:p>
          </table:table-cell>
          <table:table-cell table:formula="of:=[.F197]" office:value-type="float" office:value="3.3089E+021" calcext:value-type="float">
            <text:p>3.3089E+21</text:p>
          </table:table-cell>
          <table:table-cell table:formula="of:=[.B198]+([.C198]*[.D198])/1E+018+([.E198]*[.F198])/1E+018" office:value-type="float" office:value="6.08357835632609E+022" calcext:value-type="float">
            <text:p>6.0836E+22</text:p>
          </table:table-cell>
          <table:table-cell table:number-columns-repeated="6"/>
        </table:table-row>
        <table:table-row table:style-name="ro1">
          <table:table-cell office:value-type="date" office:date-value="2020-06-28T10:00:42" calcext:value-type="date">
            <text:p>2020-06-28 10:00:42</text:p>
          </table:table-cell>
          <table:table-cell table:formula="of:=[.B198]" office:value-type="float" office:value="6.76787597754642E+021" calcext:value-type="float">
            <text:p>6.7679E+21</text:p>
          </table:table-cell>
          <table:table-cell office:value-type="float" office:value="3.072E+019" calcext:value-type="float">
            <text:p>3.0720E+19</text:p>
          </table:table-cell>
          <table:table-cell table:formula="of:=[.D198]" office:value-type="float" office:value="1.63950104472241E+021" calcext:value-type="float">
            <text:p>1.6395E+21</text:p>
          </table:table-cell>
          <table:table-cell office:value-type="float" office:value="2.122E+017" calcext:value-type="float">
            <text:p>2.1220E+17</text:p>
          </table:table-cell>
          <table:table-cell table:formula="of:=[.F198]" office:value-type="float" office:value="3.3089E+021" calcext:value-type="float">
            <text:p>3.3089E+21</text:p>
          </table:table-cell>
          <table:table-cell table:formula="of:=[.B199]+([.C199]*[.D199])/1E+018+([.E199]*[.F199])/1E+018" office:value-type="float" office:value="5.78354966514188E+022" calcext:value-type="float">
            <text:p>5.7835E+22</text:p>
          </table:table-cell>
          <table:table-cell table:number-columns-repeated="6"/>
        </table:table-row>
        <table:table-row table:style-name="ro1">
          <table:table-cell office:value-type="date" office:date-value="2020-06-28T10:06:10" calcext:value-type="date">
            <text:p>2020-06-28 10:06:10</text:p>
          </table:table-cell>
          <table:table-cell table:formula="of:=[.B199]+([.C200]*[.D199]*(1-1/500))/1E+018" office:value-type="float" office:value="5.76543815034316E+022" calcext:value-type="float">
            <text:p>5.7654E+22</text:p>
          </table:table-cell>
          <table:table-cell office:value-type="float" office:value="3.11E+019" calcext:value-type="float">
            <text:p>3.1100E+19</text:p>
          </table:table-cell>
          <table:table-cell office:value-type="float" office:value="0" calcext:value-type="float">
            <text:p>0.0000E+00</text:p>
          </table:table-cell>
          <table:table-cell office:value-type="float" office:value="2.1214E+017" calcext:value-type="float">
            <text:p>2.1214E+17</text:p>
          </table:table-cell>
          <table:table-cell table:formula="of:=[.F199]" office:value-type="float" office:value="3.3089E+021" calcext:value-type="float">
            <text:p>3.3089E+21</text:p>
          </table:table-cell>
          <table:table-cell table:formula="of:=[.B200]+([.C200]*[.D200])/1E+018+([.E200]*[.F200])/1E+018" office:value-type="float" office:value="5.83563315494316E+022" calcext:value-type="float">
            <text:p>5.8356E+22</text:p>
          </table:table-cell>
          <table:table-cell table:number-columns-repeated="6"/>
        </table:table-row>
        <table:table-row table:style-name="ro1">
          <table:table-cell office:value-type="date" office:date-value="2020-06-28T10:12:40" calcext:value-type="date">
            <text:p>2020-06-28 10:12:40</text:p>
          </table:table-cell>
          <table:table-cell table:formula="of:=[.B200]" office:value-type="float" office:value="5.76543815034316E+022" calcext:value-type="float">
            <text:p>5.7654E+22</text:p>
          </table:table-cell>
          <table:table-cell/>
          <table:table-cell table:formula="of:=[.D200]" office:value-type="float" office:value="0" calcext:value-type="float">
            <text:p>0.0000E+00</text:p>
          </table:table-cell>
          <table:table-cell office:value-type="float" office:value="2.122E+017" calcext:value-type="float">
            <text:p>2.1220E+17</text:p>
          </table:table-cell>
          <table:table-cell table:formula="of:=[.F200]" office:value-type="float" office:value="3.3089E+021" calcext:value-type="float">
            <text:p>3.3089E+21</text:p>
          </table:table-cell>
          <table:table-cell table:formula="of:=[.B201]+([.C201]*[.D201])/1E+018+([.E201]*[.F201])/1E+018" office:value-type="float" office:value="5.83565300834316E+022" calcext:value-type="float">
            <text:p>5.8357E+22</text:p>
          </table:table-cell>
          <table:table-cell table:number-columns-repeated="6"/>
        </table:table-row>
        <table:table-row table:style-name="ro1">
          <table:table-cell office:value-type="date" office:date-value="2020-06-28T10:23:39" calcext:value-type="date">
            <text:p>2020-06-28 10:23:39</text:p>
          </table:table-cell>
          <table:table-cell table:formula="of:=[.B201]" office:value-type="float" office:value="5.76543815034316E+022" calcext:value-type="float">
            <text:p>5.7654E+22</text:p>
          </table:table-cell>
          <table:table-cell/>
          <table:table-cell table:formula="of:=[.D201]" office:value-type="float" office:value="0" calcext:value-type="float">
            <text:p>0.0000E+00</text:p>
          </table:table-cell>
          <table:table-cell office:value-type="float" office:value="2.13E+017" calcext:value-type="float">
            <text:p>2.1300E+17</text:p>
          </table:table-cell>
          <table:table-cell table:formula="of:=[.F201]" office:value-type="float" office:value="3.3089E+021" calcext:value-type="float">
            <text:p>3.3089E+21</text:p>
          </table:table-cell>
          <table:table-cell table:formula="of:=[.B202]+([.C202]*[.D202])/1E+018+([.E202]*[.F202])/1E+018" office:value-type="float" office:value="5.83591772034316E+022" calcext:value-type="float">
            <text:p>5.8359E+22</text:p>
          </table:table-cell>
          <table:table-cell table:number-columns-repeated="6"/>
        </table:table-row>
        <table:table-row table:style-name="ro1">
          <table:table-cell office:value-type="date" office:date-value="2020-06-28T10:32:32" calcext:value-type="date">
            <text:p>2020-06-28 10:32:32</text:p>
          </table:table-cell>
          <table:table-cell table:formula="of:=[.B202]" office:value-type="float" office:value="5.76543815034316E+022" calcext:value-type="float">
            <text:p>5.7654E+22</text:p>
          </table:table-cell>
          <table:table-cell/>
          <table:table-cell table:formula="of:=[.D202]" office:value-type="float" office:value="0" calcext:value-type="float">
            <text:p>0.0000E+00</text:p>
          </table:table-cell>
          <table:table-cell office:value-type="float" office:value="2.2033E+017" calcext:value-type="float">
            <text:p>2.2033E+17</text:p>
          </table:table-cell>
          <table:table-cell table:formula="of:=[.F202]" office:value-type="float" office:value="3.3089E+021" calcext:value-type="float">
            <text:p>3.3089E+21</text:p>
          </table:table-cell>
          <table:table-cell table:formula="of:=[.B203]+([.C203]*[.D203])/1E+018+([.E203]*[.F203])/1E+018" office:value-type="float" office:value="5.83834314404316E+022" calcext:value-type="float">
            <text:p>5.8383E+22</text:p>
          </table:table-cell>
          <table:table-cell table:number-columns-repeated="6"/>
        </table:table-row>
        <table:table-row table:style-name="ro1">
          <table:table-cell office:value-type="date" office:date-value="2020-06-28T10:36:43" calcext:value-type="date">
            <text:p>2020-06-28 10:36:43</text:p>
          </table:table-cell>
          <table:table-cell table:formula="of:=[.B203]-[.L4]" office:value-type="float" office:value="5.76043815034316E+022" calcext:value-type="float">
            <text:p>5.7604E+22</text:p>
          </table:table-cell>
          <table:table-cell table:style-name="Default"/>
          <table:table-cell table:formula="of:=[.D203]" office:value-type="float" office:value="0" calcext:value-type="float">
            <text:p>0.0000E+00</text:p>
          </table:table-cell>
          <table:table-cell office:value-type="float" office:value="2.2033E+017" calcext:value-type="float">
            <text:p>2.2033E+17</text:p>
          </table:table-cell>
          <table:table-cell table:formula="of:=[.F203]" office:value-type="float" office:value="3.3089E+021" calcext:value-type="float">
            <text:p>3.3089E+21</text:p>
          </table:table-cell>
          <table:table-cell table:formula="of:=[.B204]+([.C204]*[.D204])/1E+018+([.E204]*[.F204])/1E+018" office:value-type="float" office:value="5.83334314404316E+022" calcext:value-type="float">
            <text:p>5.8333E+22</text:p>
          </table:table-cell>
          <table:table-cell table:number-columns-repeated="6"/>
        </table:table-row>
        <table:table-row table:style-name="ro1">
          <table:table-cell office:value-type="date" office:date-value="2020-06-28T10:42:15" calcext:value-type="date">
            <text:p>2020-06-28 10:42:15</text:p>
          </table:table-cell>
          <table:table-cell table:formula="of:=[.B204]" office:value-type="float" office:value="5.76043815034316E+022" calcext:value-type="float">
            <text:p>5.7604E+22</text:p>
          </table:table-cell>
          <table:table-cell table:style-name="Default"/>
          <table:table-cell table:formula="of:=[.D204]" office:value-type="float" office:value="0" calcext:value-type="float">
            <text:p>0.0000E+00</text:p>
          </table:table-cell>
          <table:table-cell office:value-type="float" office:value="2.2112E+017" calcext:value-type="float">
            <text:p>2.2112E+17</text:p>
          </table:table-cell>
          <table:table-cell table:formula="of:=[.F204]" office:value-type="float" office:value="3.3089E+021" calcext:value-type="float">
            <text:p>3.3089E+21</text:p>
          </table:table-cell>
          <table:table-cell table:formula="of:=[.B205]+([.C205]*[.D205])/1E+018+([.E205]*[.F205])/1E+018" office:value-type="float" office:value="5.83360454714316E+022" calcext:value-type="float">
            <text:p>5.8336E+22</text:p>
          </table:table-cell>
          <table:table-cell table:number-columns-repeated="6"/>
        </table:table-row>
        <table:table-row table:style-name="ro1">
          <table:table-cell office:value-type="date" office:date-value="2020-06-28T10:47:28" calcext:value-type="date">
            <text:p>2020-06-28 10:47:28</text:p>
          </table:table-cell>
          <table:table-cell table:formula="of:=[.B205]" office:value-type="float" office:value="5.76043815034316E+022" calcext:value-type="float">
            <text:p>5.7604E+22</text:p>
          </table:table-cell>
          <table:table-cell table:style-name="Default"/>
          <table:table-cell table:formula="of:=[.D205]" office:value-type="float" office:value="0" calcext:value-type="float">
            <text:p>0.0000E+00</text:p>
          </table:table-cell>
          <table:table-cell office:value-type="float" office:value="2.196E+017" calcext:value-type="float">
            <text:p>2.1960E+17</text:p>
          </table:table-cell>
          <table:table-cell table:formula="of:=[.F205]" office:value-type="float" office:value="3.3089E+021" calcext:value-type="float">
            <text:p>3.3089E+21</text:p>
          </table:table-cell>
          <table:table-cell table:formula="of:=[.B206]+([.C206]*[.D206])/1E+018+([.E206]*[.F206])/1E+018" office:value-type="float" office:value="5.83310159434316E+022" calcext:value-type="float">
            <text:p>5.8331E+22</text:p>
          </table:table-cell>
          <table:table-cell table:number-columns-repeated="6"/>
        </table:table-row>
        <table:table-row table:style-name="ro1">
          <table:table-cell office:value-type="date" office:date-value="2020-06-28T10:53:47" calcext:value-type="date">
            <text:p>2020-06-28 10:53:47</text:p>
          </table:table-cell>
          <table:table-cell table:formula="of:=[.B206]+[.$L$2]" office:value-type="float" office:value="5.85543815034316E+022" calcext:value-type="float">
            <text:p>5.8554E+22</text:p>
          </table:table-cell>
          <table:table-cell/>
          <table:table-cell table:formula="of:=[.D206]" office:value-type="float" office:value="0" calcext:value-type="float">
            <text:p>0.0000E+00</text:p>
          </table:table-cell>
          <table:table-cell office:value-type="float" office:value="2.2347E+017" calcext:value-type="float">
            <text:p>2.2347E+17</text:p>
          </table:table-cell>
          <table:table-cell table:formula="of:=[.F206]" office:value-type="float" office:value="3.3089E+021" calcext:value-type="float">
            <text:p>3.3089E+21</text:p>
          </table:table-cell>
          <table:table-cell table:formula="of:=[.B207]+([.C207]*[.D207])/1E+018+([.E207]*[.F207])/1E+018" office:value-type="float" office:value="5.92938213864316E+022" calcext:value-type="float">
            <text:p>5.9294E+22</text:p>
          </table:table-cell>
          <table:table-cell table:number-columns-repeated="6"/>
        </table:table-row>
        <table:table-row table:style-name="ro1">
          <table:table-cell office:value-type="date" office:date-value="2020-06-28T10:56:59" calcext:value-type="date">
            <text:p>2020-06-28 10:56:59</text:p>
          </table:table-cell>
          <table:table-cell table:formula="of:=[.B207]-[.L4]" office:value-type="float" office:value="5.85043815034316E+022" calcext:value-type="float">
            <text:p>5.8504E+22</text:p>
          </table:table-cell>
          <table:table-cell/>
          <table:table-cell table:formula="of:=[.D207]" office:value-type="float" office:value="0" calcext:value-type="float">
            <text:p>0.0000E+00</text:p>
          </table:table-cell>
          <table:table-cell office:value-type="float" office:value="2.2347E+017" calcext:value-type="float">
            <text:p>2.2347E+17</text:p>
          </table:table-cell>
          <table:table-cell table:formula="of:=[.F207]" office:value-type="float" office:value="3.3089E+021" calcext:value-type="float">
            <text:p>3.3089E+21</text:p>
          </table:table-cell>
          <table:table-cell table:formula="of:=[.B208]+([.C208]*[.D208])/1E+018+([.E208]*[.F208])/1E+018" office:value-type="float" office:value="5.92438213864316E+022" calcext:value-type="float">
            <text:p>5.9244E+22</text:p>
          </table:table-cell>
          <table:table-cell table:number-columns-repeated="6"/>
        </table:table-row>
        <table:table-row table:style-name="ro1">
          <table:table-cell office:value-type="date" office:date-value="2020-06-28T11:06:34" calcext:value-type="date">
            <text:p>2020-06-28 11:06:34</text:p>
          </table:table-cell>
          <table:table-cell table:formula="of:=[.B208]" office:value-type="float" office:value="5.85043815034316E+022" calcext:value-type="float">
            <text:p>5.8504E+22</text:p>
          </table:table-cell>
          <table:table-cell/>
          <table:table-cell table:formula="of:=[.D208]" office:value-type="float" office:value="0" calcext:value-type="float">
            <text:p>0.0000E+00</text:p>
          </table:table-cell>
          <table:table-cell office:value-type="float" office:value="2.2235E+017" calcext:value-type="float">
            <text:p>2.2235E+17</text:p>
          </table:table-cell>
          <table:table-cell table:formula="of:=[.F208]" office:value-type="float" office:value="3.3089E+021" calcext:value-type="float">
            <text:p>3.3089E+21</text:p>
          </table:table-cell>
          <table:table-cell table:formula="of:=[.B209]+([.C209]*[.D209])/1E+018+([.E209]*[.F209])/1E+018" office:value-type="float" office:value="5.92401154184316E+022" calcext:value-type="float">
            <text:p>5.9240E+22</text:p>
          </table:table-cell>
          <table:table-cell table:number-columns-repeated="6"/>
        </table:table-row>
        <table:table-row table:style-name="ro1">
          <table:table-cell office:value-type="date" office:date-value="2020-06-28T11:15:46" calcext:value-type="date">
            <text:p>2020-06-28 11:15:46</text:p>
          </table:table-cell>
          <table:table-cell table:formula="of:=[.B209]" office:value-type="float" office:value="5.85043815034316E+022" calcext:value-type="float">
            <text:p>5.8504E+22</text:p>
          </table:table-cell>
          <table:table-cell/>
          <table:table-cell table:formula="of:=[.D209]" office:value-type="float" office:value="0" calcext:value-type="float">
            <text:p>0.0000E+00</text:p>
          </table:table-cell>
          <table:table-cell office:value-type="float" office:value="2.2076E+017" calcext:value-type="float">
            <text:p>2.2076E+17</text:p>
          </table:table-cell>
          <table:table-cell table:formula="of:=[.F209]" office:value-type="float" office:value="3.3089E+021" calcext:value-type="float">
            <text:p>3.3089E+21</text:p>
          </table:table-cell>
          <table:table-cell table:formula="of:=[.B210]+([.C210]*[.D210])/1E+018+([.E210]*[.F210])/1E+018" office:value-type="float" office:value="5.92348542674316E+022" calcext:value-type="float">
            <text:p>5.9235E+22</text:p>
          </table:table-cell>
          <table:table-cell table:number-columns-repeated="6"/>
        </table:table-row>
        <table:table-row table:style-name="ro1">
          <table:table-cell office:value-type="date" office:date-value="2020-06-28T11:23:37" calcext:value-type="date">
            <text:p>2020-06-28 11:23:37</text:p>
          </table:table-cell>
          <table:table-cell table:formula="of:=[.B210]" office:value-type="float" office:value="5.85043815034316E+022" calcext:value-type="float">
            <text:p>5.8504E+22</text:p>
          </table:table-cell>
          <table:table-cell/>
          <table:table-cell table:formula="of:=[.D210]" office:value-type="float" office:value="0" calcext:value-type="float">
            <text:p>0.0000E+00</text:p>
          </table:table-cell>
          <table:table-cell office:value-type="float" office:value="2.199E+017" calcext:value-type="float">
            <text:p>2.1990E+17</text:p>
          </table:table-cell>
          <table:table-cell table:formula="of:=[.F210]" office:value-type="float" office:value="3.3089E+021" calcext:value-type="float">
            <text:p>3.3089E+21</text:p>
          </table:table-cell>
          <table:table-cell table:formula="of:=[.B211]+([.C211]*[.D211])/1E+018+([.E211]*[.F211])/1E+018" office:value-type="float" office:value="5.92320086134316E+022" calcext:value-type="float">
            <text:p>5.9232E+22</text:p>
          </table:table-cell>
          <table:table-cell table:number-columns-repeated="6"/>
        </table:table-row>
        <table:table-row table:style-name="ro1">
          <table:table-cell office:value-type="date" office:date-value="2020-06-28T11:33:10" calcext:value-type="date">
            <text:p>2020-06-28 11:33:10</text:p>
          </table:table-cell>
          <table:table-cell table:formula="of:=[.B211]" office:value-type="float" office:value="5.85043815034316E+022" calcext:value-type="float">
            <text:p>5.8504E+22</text:p>
          </table:table-cell>
          <table:table-cell/>
          <table:table-cell table:formula="of:=[.D211]" office:value-type="float" office:value="0" calcext:value-type="float">
            <text:p>0.0000E+00</text:p>
          </table:table-cell>
          <table:table-cell office:value-type="float" office:value="2.2105E+017" calcext:value-type="float">
            <text:p>2.2105E+17</text:p>
          </table:table-cell>
          <table:table-cell table:formula="of:=[.F211]" office:value-type="float" office:value="3.3089E+021" calcext:value-type="float">
            <text:p>3.3089E+21</text:p>
          </table:table-cell>
          <table:table-cell table:formula="of:=[.B212]+([.C212]*[.D212])/1E+018+([.E212]*[.F212])/1E+018" office:value-type="float" office:value="5.92358138484316E+022" calcext:value-type="float">
            <text:p>5.9236E+22</text:p>
          </table:table-cell>
          <table:table-cell table:number-columns-repeated="6"/>
        </table:table-row>
        <table:table-row table:style-name="ro1">
          <table:table-cell office:value-type="date" office:date-value="2020-06-28T11:47:55" calcext:value-type="date">
            <text:p>2020-06-28 11:47:55</text:p>
          </table:table-cell>
          <table:table-cell table:formula="of:=[.B212]" office:value-type="float" office:value="5.85043815034316E+022" calcext:value-type="float">
            <text:p>5.8504E+22</text:p>
          </table:table-cell>
          <table:table-cell/>
          <table:table-cell table:formula="of:=[.D212]" office:value-type="float" office:value="0" calcext:value-type="float">
            <text:p>0.0000E+00</text:p>
          </table:table-cell>
          <table:table-cell office:value-type="float" office:value="2.252E+017" calcext:value-type="float">
            <text:p>2.2520E+17</text:p>
          </table:table-cell>
          <table:table-cell table:formula="of:=[.F212]" office:value-type="float" office:value="3.3089E+021" calcext:value-type="float">
            <text:p>3.3089E+21</text:p>
          </table:table-cell>
          <table:table-cell table:formula="of:=[.B213]+([.C213]*[.D213])/1E+018+([.E213]*[.F213])/1E+018" office:value-type="float" office:value="5.92495457834316E+022" calcext:value-type="float">
            <text:p>5.9250E+22</text:p>
          </table:table-cell>
          <table:table-cell table:number-columns-repeated="6"/>
        </table:table-row>
        <table:table-row table:style-name="ro1">
          <table:table-cell office:value-type="date" office:date-value="2020-06-28T11:56:58" calcext:value-type="date">
            <text:p>2020-06-28 11:56:58</text:p>
          </table:table-cell>
          <table:table-cell table:formula="of:=[.B213]" office:value-type="float" office:value="5.85043815034316E+022" calcext:value-type="float">
            <text:p>5.8504E+22</text:p>
          </table:table-cell>
          <table:table-cell/>
          <table:table-cell table:formula="of:=[.D213]" office:value-type="float" office:value="0" calcext:value-type="float">
            <text:p>0.0000E+00</text:p>
          </table:table-cell>
          <table:table-cell office:value-type="float" office:value="2.2809E+017" calcext:value-type="float">
            <text:p>2.2809E+17</text:p>
          </table:table-cell>
          <table:table-cell table:formula="of:=[.F213]" office:value-type="float" office:value="3.3089E+021" calcext:value-type="float">
            <text:p>3.3089E+21</text:p>
          </table:table-cell>
          <table:table-cell table:formula="of:=[.B214]+([.C214]*[.D214])/1E+018+([.E214]*[.F214])/1E+018" office:value-type="float" office:value="5.92591085044316E+022" calcext:value-type="float">
            <text:p>5.9259E+22</text:p>
          </table:table-cell>
          <table:table-cell table:number-columns-repeated="6"/>
        </table:table-row>
        <table:table-row table:style-name="ro1">
          <table:table-cell office:value-type="date" office:date-value="2020-06-28T12:03:55" calcext:value-type="date">
            <text:p>2020-06-28 12:03:55</text:p>
          </table:table-cell>
          <table:table-cell table:formula="of:=[.B214]" office:value-type="float" office:value="5.85043815034316E+022" calcext:value-type="float">
            <text:p>5.8504E+22</text:p>
          </table:table-cell>
          <table:table-cell/>
          <table:table-cell table:formula="of:=[.D214]" office:value-type="float" office:value="0" calcext:value-type="float">
            <text:p>0.0000E+00</text:p>
          </table:table-cell>
          <table:table-cell office:value-type="float" office:value="2.28E+017" calcext:value-type="float">
            <text:p>2.2800E+17</text:p>
          </table:table-cell>
          <table:table-cell table:formula="of:=[.F214]" office:value-type="float" office:value="3.3089E+021" calcext:value-type="float">
            <text:p>3.3089E+21</text:p>
          </table:table-cell>
          <table:table-cell table:formula="of:=[.B215]+([.C215]*[.D215])/1E+018+([.E215]*[.F215])/1E+018" office:value-type="float" office:value="5.92588107034316E+022" calcext:value-type="float">
            <text:p>5.9259E+22</text:p>
          </table:table-cell>
          <table:table-cell table:number-columns-repeated="6"/>
        </table:table-row>
        <table:table-row table:style-name="ro1">
          <table:table-cell office:value-type="date" office:date-value="2020-06-28T12:12:55" calcext:value-type="date">
            <text:p>2020-06-28 12:12:55</text:p>
          </table:table-cell>
          <table:table-cell table:formula="of:=[.B208]-[.$L$4]" office:value-type="float" office:value="5.84543815034316E+022" calcext:value-type="float">
            <text:p>5.8454E+22</text:p>
          </table:table-cell>
          <table:table-cell/>
          <table:table-cell table:formula="of:=[.D215]" office:value-type="float" office:value="0" calcext:value-type="float">
            <text:p>0.0000E+00</text:p>
          </table:table-cell>
          <table:table-cell office:value-type="float" office:value="2.279E+017" calcext:value-type="float">
            <text:p>2.2790E+17</text:p>
          </table:table-cell>
          <table:table-cell table:formula="of:=[.F215]" office:value-type="float" office:value="3.3089E+021" calcext:value-type="float">
            <text:p>3.3089E+21</text:p>
          </table:table-cell>
          <table:table-cell table:formula="of:=[.B216]+([.C216]*[.D216])/1E+018+([.E216]*[.F216])/1E+018" office:value-type="float" office:value="5.92084798134316E+022" calcext:value-type="float">
            <text:p>5.9208E+22</text:p>
          </table:table-cell>
          <table:table-cell table:number-columns-repeated="6"/>
        </table:table-row>
        <table:table-row table:style-name="ro1">
          <table:table-cell office:value-type="date" office:date-value="2020-06-28T12:20:33" calcext:value-type="date">
            <text:p>2020-06-28 12:20:33</text:p>
          </table:table-cell>
          <table:table-cell table:formula="of:=[.B216]" office:value-type="float" office:value="5.84543815034316E+022" calcext:value-type="float">
            <text:p>5.8454E+22</text:p>
          </table:table-cell>
          <table:table-cell/>
          <table:table-cell table:formula="of:=[.D216]" office:value-type="float" office:value="0" calcext:value-type="float">
            <text:p>0.0000E+00</text:p>
          </table:table-cell>
          <table:table-cell office:value-type="float" office:value="2.3062E+017" calcext:value-type="float">
            <text:p>2.3062E+17</text:p>
          </table:table-cell>
          <table:table-cell table:formula="of:=[.F216]" office:value-type="float" office:value="3.3089E+021" calcext:value-type="float">
            <text:p>3.3089E+21</text:p>
          </table:table-cell>
          <table:table-cell table:formula="of:=[.B217]+([.C217]*[.D217])/1E+018+([.E217]*[.F217])/1E+018" office:value-type="float" office:value="5.92174800214316E+022" calcext:value-type="float">
            <text:p>5.9217E+22</text:p>
          </table:table-cell>
          <table:table-cell table:number-columns-repeated="6"/>
        </table:table-row>
        <table:table-row table:style-name="ro1">
          <table:table-cell office:value-type="date" office:date-value="2020-06-28T12:26:28" calcext:value-type="date">
            <text:p>2020-06-28 12:26:28</text:p>
          </table:table-cell>
          <table:table-cell table:formula="of:=[.B217]-[.$L$4]" office:value-type="float" office:value="5.84043815034316E+022" calcext:value-type="float">
            <text:p>5.8404E+22</text:p>
          </table:table-cell>
          <table:table-cell/>
          <table:table-cell table:formula="of:=[.D217]" office:value-type="float" office:value="0" calcext:value-type="float">
            <text:p>0.0000E+00</text:p>
          </table:table-cell>
          <table:table-cell office:value-type="float" office:value="2.3029E+017" calcext:value-type="float">
            <text:p>2.3029E+17</text:p>
          </table:table-cell>
          <table:table-cell table:formula="of:=[.F217]" office:value-type="float" office:value="3.3089E+021" calcext:value-type="float">
            <text:p>3.3089E+21</text:p>
          </table:table-cell>
          <table:table-cell table:formula="of:=[.B218]+([.C218]*[.D218])/1E+018+([.E218]*[.F218])/1E+018" office:value-type="float" office:value="5.91663880844316E+022" calcext:value-type="float">
            <text:p>5.9166E+22</text:p>
          </table:table-cell>
          <table:table-cell table:number-columns-repeated="6"/>
        </table:table-row>
        <table:table-row table:style-name="ro1">
          <table:table-cell office:value-type="date" office:date-value="2020-06-28T12:32:54" calcext:value-type="date">
            <text:p>2020-06-28 12:32:54</text:p>
          </table:table-cell>
          <table:table-cell table:formula="of:=[.B218]" office:value-type="float" office:value="5.84043815034316E+022" calcext:value-type="float">
            <text:p>5.8404E+22</text:p>
          </table:table-cell>
          <table:table-cell/>
          <table:table-cell table:formula="of:=[.D218]" office:value-type="float" office:value="0" calcext:value-type="float">
            <text:p>0.0000E+00</text:p>
          </table:table-cell>
          <table:table-cell office:value-type="float" office:value="2.2942E+017" calcext:value-type="float">
            <text:p>2.2942E+17</text:p>
          </table:table-cell>
          <table:table-cell table:formula="of:=[.F218]" office:value-type="float" office:value="3.3089E+021" calcext:value-type="float">
            <text:p>3.3089E+21</text:p>
          </table:table-cell>
          <table:table-cell table:formula="of:=[.B219]+([.C219]*[.D219])/1E+018+([.E219]*[.F219])/1E+018" office:value-type="float" office:value="5.91635093414316E+022" calcext:value-type="float">
            <text:p>5.9164E+22</text:p>
          </table:table-cell>
          <table:table-cell table:number-columns-repeated="6"/>
        </table:table-row>
        <table:table-row table:style-name="ro1">
          <table:table-cell office:value-type="date" office:date-value="2020-06-28T12:37:12" calcext:value-type="date">
            <text:p>2020-06-28 12:37:12</text:p>
          </table:table-cell>
          <table:table-cell table:formula="of:=[.B219]-[.$L$4]" office:value-type="float" office:value="5.83543815034316E+022" calcext:value-type="float">
            <text:p>5.8354E+22</text:p>
          </table:table-cell>
          <table:table-cell/>
          <table:table-cell table:formula="of:=[.D219]" office:value-type="float" office:value="0" calcext:value-type="float">
            <text:p>0.0000E+00</text:p>
          </table:table-cell>
          <table:table-cell office:value-type="float" office:value="2.2843E+017" calcext:value-type="float">
            <text:p>2.2843E+17</text:p>
          </table:table-cell>
          <table:table-cell table:formula="of:=[.F219]" office:value-type="float" office:value="3.3089E+021" calcext:value-type="float">
            <text:p>3.3089E+21</text:p>
          </table:table-cell>
          <table:table-cell table:formula="of:=[.B220]+([.C220]*[.D220])/1E+018+([.E220]*[.F220])/1E+018" office:value-type="float" office:value="5.91102335304316E+022" calcext:value-type="float">
            <text:p>5.9110E+22</text:p>
          </table:table-cell>
          <table:table-cell table:number-columns-repeated="6"/>
        </table:table-row>
        <table:table-row table:style-name="ro1">
          <table:table-cell office:value-type="date" office:date-value="2020-06-28T12:42:29" calcext:value-type="date">
            <text:p>2020-06-28 12:42:29</text:p>
          </table:table-cell>
          <table:table-cell table:formula="of:=[.B220]+[.$L$2]" office:value-type="float" office:value="5.93043815034316E+022" calcext:value-type="float">
            <text:p>5.9304E+22</text:p>
          </table:table-cell>
          <table:table-cell/>
          <table:table-cell table:formula="of:=[.D220]" office:value-type="float" office:value="0" calcext:value-type="float">
            <text:p>0.0000E+00</text:p>
          </table:table-cell>
          <table:table-cell office:value-type="float" office:value="2.2843E+017" calcext:value-type="float">
            <text:p>2.2843E+17</text:p>
          </table:table-cell>
          <table:table-cell table:formula="of:=[.F220]" office:value-type="float" office:value="3.3089E+021" calcext:value-type="float">
            <text:p>3.3089E+21</text:p>
          </table:table-cell>
          <table:table-cell table:formula="of:=[.B221]+([.C221]*[.D221])/1E+018+([.E221]*[.F221])/1E+018" office:value-type="float" office:value="6.00602335304316E+022" calcext:value-type="float">
            <text:p>6.0060E+22</text:p>
          </table:table-cell>
          <table:table-cell table:number-columns-repeated="6"/>
        </table:table-row>
        <table:table-row table:style-name="ro1">
          <table:table-cell office:value-type="date" office:date-value="2020-06-28T12:44:44" calcext:value-type="date">
            <text:p>2020-06-28 12:44:44</text:p>
          </table:table-cell>
          <table:table-cell table:formula="of:=[.B221]-[.L4]" office:value-type="float" office:value="5.92543815034316E+022" calcext:value-type="float">
            <text:p>5.9254E+22</text:p>
          </table:table-cell>
          <table:table-cell/>
          <table:table-cell table:formula="of:=[.D221]" office:value-type="float" office:value="0" calcext:value-type="float">
            <text:p>0.0000E+00</text:p>
          </table:table-cell>
          <table:table-cell office:value-type="float" office:value="2.2843E+017" calcext:value-type="float">
            <text:p>2.2843E+17</text:p>
          </table:table-cell>
          <table:table-cell table:formula="of:=[.F221]" office:value-type="float" office:value="3.3089E+021" calcext:value-type="float">
            <text:p>3.3089E+21</text:p>
          </table:table-cell>
          <table:table-cell table:formula="of:=[.B222]+([.C222]*[.D222])/1E+018+([.E222]*[.F222])/1E+018" office:value-type="float" office:value="6.00102335304316E+022" calcext:value-type="float">
            <text:p>6.0010E+22</text:p>
          </table:table-cell>
          <table:table-cell table:number-columns-repeated="6"/>
        </table:table-row>
        <table:table-row table:style-name="ro1">
          <table:table-cell office:value-type="date" office:date-value="2020-06-28T12:50:25" calcext:value-type="date">
            <text:p>2020-06-28 12:50:25</text:p>
          </table:table-cell>
          <table:table-cell table:formula="of:=[.B222]+[.$L$2]" office:value-type="float" office:value="6.02043815034316E+022" calcext:value-type="float">
            <text:p>6.0204E+22</text:p>
          </table:table-cell>
          <table:table-cell/>
          <table:table-cell table:formula="of:=[.D222]" office:value-type="float" office:value="0" calcext:value-type="float">
            <text:p>0.0000E+00</text:p>
          </table:table-cell>
          <table:table-cell office:value-type="float" office:value="2.257E+017" calcext:value-type="float">
            <text:p>2.2570E+17</text:p>
          </table:table-cell>
          <table:table-cell table:formula="of:=[.F222]" office:value-type="float" office:value="3.3089E+021" calcext:value-type="float">
            <text:p>3.3089E+21</text:p>
          </table:table-cell>
          <table:table-cell table:formula="of:=[.B223]+([.C223]*[.D223])/1E+018+([.E223]*[.F223])/1E+018" office:value-type="float" office:value="6.09512002334316E+022" calcext:value-type="float">
            <text:p>6.0951E+22</text:p>
          </table:table-cell>
          <table:table-cell table:number-columns-repeated="6"/>
        </table:table-row>
        <table:table-row table:style-name="ro1">
          <table:table-cell office:value-type="date" office:date-value="2020-06-28T12:54:10" calcext:value-type="date">
            <text:p>2020-06-28 12:54:10</text:p>
          </table:table-cell>
          <table:table-cell table:formula="of:=[.B223]-[.L4]" office:value-type="float" office:value="6.01543815034316E+022" calcext:value-type="float">
            <text:p>6.0154E+22</text:p>
          </table:table-cell>
          <table:table-cell/>
          <table:table-cell table:formula="of:=[.D223]" office:value-type="float" office:value="0" calcext:value-type="float">
            <text:p>0.0000E+00</text:p>
          </table:table-cell>
          <table:table-cell office:value-type="float" office:value="2.281E+017" calcext:value-type="float">
            <text:p>2.2810E+17</text:p>
          </table:table-cell>
          <table:table-cell table:formula="of:=[.F223]" office:value-type="float" office:value="3.3089E+021" calcext:value-type="float">
            <text:p>3.3089E+21</text:p>
          </table:table-cell>
          <table:table-cell table:formula="of:=[.B224]+([.C224]*[.D224])/1E+018+([.E224]*[.F224])/1E+018" office:value-type="float" office:value="6.09091415934316E+022" calcext:value-type="float">
            <text:p>6.0909E+22</text:p>
          </table:table-cell>
          <table:table-cell table:number-columns-repeated="6"/>
        </table:table-row>
        <table:table-row table:style-name="ro1">
          <table:table-cell office:value-type="date" office:date-value="2020-06-28T13:20:12" calcext:value-type="date">
            <text:p>2020-06-28 13:20:12</text:p>
          </table:table-cell>
          <table:table-cell table:formula="of:=[.B224]-[.L4]" office:value-type="float" office:value="6.01043815034316E+022" calcext:value-type="float">
            <text:p>6.0104E+22</text:p>
          </table:table-cell>
          <table:table-cell table:style-name="Default"/>
          <table:table-cell table:formula="of:=[.D224]" office:value-type="float" office:value="0" calcext:value-type="float">
            <text:p>0.0000E+00</text:p>
          </table:table-cell>
          <table:table-cell office:value-type="float" office:value="2.2579E+017" calcext:value-type="float">
            <text:p>2.2579E+17</text:p>
          </table:table-cell>
          <table:table-cell office:value-type="float" office:value="3.3089E+021" calcext:value-type="float">
            <text:p>3.3089E+21</text:p>
          </table:table-cell>
          <table:table-cell table:formula="of:=[.B225]+([.C225]*[.D225])/1E+018+([.E225]*[.F225])/1E+018" office:value-type="float" office:value="6.08514980344316E+022" calcext:value-type="float">
            <text:p>6.0851E+22</text:p>
          </table:table-cell>
          <table:table-cell table:number-columns-repeated="6"/>
        </table:table-row>
        <table:table-row table:style-name="ro1">
          <table:table-cell office:value-type="date" office:date-value="2020-06-28T13:21:46" calcext:value-type="date">
            <text:p>2020-06-28 13:21:46</text:p>
          </table:table-cell>
          <table:table-cell table:formula="of:=[.B225]+([.E226]*[.F225]*(1-1/500))/1E+018" office:value-type="float" office:value="6.08502679839456E+022" calcext:value-type="float">
            <text:p>6.0850E+22</text:p>
          </table:table-cell>
          <table:table-cell/>
          <table:table-cell table:formula="of:=[.D225]" office:value-type="float" office:value="0" calcext:value-type="float">
            <text:p>0.0000E+00</text:p>
          </table:table-cell>
          <table:table-cell office:value-type="float" office:value="2.2587E+017" calcext:value-type="float">
            <text:p>2.2587E+17</text:p>
          </table:table-cell>
          <table:table-cell office:value-type="float" office:value="0" calcext:value-type="float">
            <text:p>0.0000E+00</text:p>
          </table:table-cell>
          <table:table-cell table:formula="of:=[.B226]+([.C226]*[.D226])/1E+018+([.E226]*[.F226])/1E+018" office:value-type="float" office:value="6.08502679839456E+022" calcext:value-type="float">
            <text:p>6.0850E+22</text:p>
          </table:table-cell>
          <table:table-cell table:number-columns-repeated="6"/>
        </table:table-row>
        <table:table-row table:style-name="ro1">
          <table:table-cell office:value-type="date" office:date-value="2020-06-28T13:36:43" calcext:value-type="date">
            <text:p>2020-06-28 13:36:43</text:p>
          </table:table-cell>
          <table:table-cell table:formula="of:=[.B226]-[.L4]" office:value-type="float" office:value="6.08002679839456E+022" calcext:value-type="float">
            <text:p>6.0800E+22</text:p>
          </table:table-cell>
          <table:table-cell table:style-name="Default"/>
          <table:table-cell table:formula="of:=[.D226]" office:value-type="float" office:value="0" calcext:value-type="float">
            <text:p>0.0000E+00</text:p>
          </table:table-cell>
          <table:table-cell table:style-name="Default"/>
          <table:table-cell table:formula="of:=[.F226]" office:value-type="float" office:value="0" calcext:value-type="float">
            <text:p>0.0000E+00</text:p>
          </table:table-cell>
          <table:table-cell table:formula="of:=[.B227]+([.C227]*[.D227])/1E+018+([.E227]*[.F227])/1E+018" office:value-type="float" office:value="6.08002679839456E+022" calcext:value-type="float">
            <text:p>6.0800E+22</text:p>
          </table:table-cell>
          <table:table-cell table:number-columns-repeated="6"/>
        </table:table-row>
        <table:table-row table:style-name="ro1">
          <table:table-cell office:value-type="date" office:date-value="2020-06-28T14:20:12.000002" calcext:value-type="date">
            <text:p>2020-06-28 14:20:12</text:p>
          </table:table-cell>
          <table:table-cell table:formula="of:=[.B227]-[.L4]" office:value-type="float" office:value="6.07502679839456E+022" calcext:value-type="float">
            <text:p>6.0750E+22</text:p>
          </table:table-cell>
          <table:table-cell table:style-name="Default"/>
          <table:table-cell table:formula="of:=[.D227]" office:value-type="float" office:value="0" calcext:value-type="float">
            <text:p>0.0000E+00</text:p>
          </table:table-cell>
          <table:table-cell table:style-name="Default"/>
          <table:table-cell table:formula="of:=[.F227]" office:value-type="float" office:value="0" calcext:value-type="float">
            <text:p>0.0000E+00</text:p>
          </table:table-cell>
          <table:table-cell table:formula="of:=[.B228]+([.C228]*[.D228])/1E+018+([.E228]*[.F228])/1E+018" office:value-type="float" office:value="6.07502679839456E+022" calcext:value-type="float">
            <text:p>6.0750E+22</text:p>
          </table:table-cell>
          <table:table-cell table:number-columns-repeated="6"/>
        </table:table-row>
        <table:table-row table:style-name="ro1">
          <table:table-cell office:value-type="date" office:date-value="2020-06-28T14:45:53" calcext:value-type="date">
            <text:p>2020-06-28 14:45:53</text:p>
          </table:table-cell>
          <table:table-cell table:formula="of:=[.B228]+[.$L$2]" office:value-type="float" office:value="6.17002679839456E+022" calcext:value-type="float">
            <text:p>6.1700E+22</text:p>
          </table:table-cell>
          <table:table-cell/>
          <table:table-cell table:formula="of:=[.D228]" office:value-type="float" office:value="0" calcext:value-type="float">
            <text:p>0.0000E+00</text:p>
          </table:table-cell>
          <table:table-cell/>
          <table:table-cell table:formula="of:=[.F228]" office:value-type="float" office:value="0" calcext:value-type="float">
            <text:p>0.0000E+00</text:p>
          </table:table-cell>
          <table:table-cell table:formula="of:=[.B229]+([.C229]*[.D229])/1E+018+([.E229]*[.F229])/1E+018" office:value-type="float" office:value="6.17002679839456E+022" calcext:value-type="float">
            <text:p>6.1700E+22</text:p>
          </table:table-cell>
          <table:table-cell table:number-columns-repeated="6"/>
        </table:table-row>
        <table:table-row table:style-name="ro1">
          <table:table-cell office:value-type="date" office:date-value="2020-06-28T15:19:38" calcext:value-type="date">
            <text:p>2020-06-28 15:19:38</text:p>
          </table:table-cell>
          <table:table-cell table:formula="of:=[.B229]-[.$L$4]" office:value-type="float" office:value="6.16502679839456E+022" calcext:value-type="float">
            <text:p>6.1650E+22</text:p>
          </table:table-cell>
          <table:table-cell table:style-name="Default"/>
          <table:table-cell table:formula="of:=[.D229]" office:value-type="float" office:value="0" calcext:value-type="float">
            <text:p>0.0000E+00</text:p>
          </table:table-cell>
          <table:table-cell table:style-name="Default"/>
          <table:table-cell table:formula="of:=[.F229]" office:value-type="float" office:value="0" calcext:value-type="float">
            <text:p>0.0000E+00</text:p>
          </table:table-cell>
          <table:table-cell table:formula="of:=[.B230]+([.C230]*[.D230])/1E+018+([.E230]*[.F230])/1E+018" office:value-type="float" office:value="6.16502679839456E+022" calcext:value-type="float">
            <text:p>6.1650E+22</text:p>
          </table:table-cell>
          <table:table-cell table:number-columns-repeated="6"/>
        </table:table-row>
        <table:table-row table:style-name="ro1">
          <table:table-cell office:value-type="date" office:date-value="2020-06-28T15:38:41" calcext:value-type="date">
            <text:p>2020-06-28 15:38:41</text:p>
          </table:table-cell>
          <table:table-cell table:formula="of:=[.B230]-[.$L$4]" office:value-type="float" office:value="6.16002679839456E+022" calcext:value-type="float">
            <text:p>6.1600E+22</text:p>
          </table:table-cell>
          <table:table-cell table:style-name="Default"/>
          <table:table-cell table:formula="of:=[.D230]" office:value-type="float" office:value="0" calcext:value-type="float">
            <text:p>0.0000E+00</text:p>
          </table:table-cell>
          <table:table-cell table:style-name="Default"/>
          <table:table-cell table:formula="of:=[.F230]" office:value-type="float" office:value="0" calcext:value-type="float">
            <text:p>0.0000E+00</text:p>
          </table:table-cell>
          <table:table-cell table:formula="of:=[.B231]+([.C231]*[.D231])/1E+018+([.E231]*[.F231])/1E+018" office:value-type="float" office:value="6.16002679839456E+022" calcext:value-type="float">
            <text:p>6.1600E+22</text:p>
          </table:table-cell>
          <table:table-cell table:number-columns-repeated="6"/>
        </table:table-row>
        <table:table-row table:style-name="ro1">
          <table:table-cell office:value-type="date" office:date-value="2020-06-28T15:47:01" calcext:value-type="date">
            <text:p>2020-06-28 15:47:01</text:p>
          </table:table-cell>
          <table:table-cell table:formula="of:=[.B231]-[.$L$4]" office:value-type="float" office:value="6.15502679839456E+022" calcext:value-type="float">
            <text:p>6.1550E+22</text:p>
          </table:table-cell>
          <table:table-cell table:style-name="Default"/>
          <table:table-cell table:formula="of:=[.D231]" office:value-type="float" office:value="0" calcext:value-type="float">
            <text:p>0.0000E+00</text:p>
          </table:table-cell>
          <table:table-cell table:style-name="Default"/>
          <table:table-cell table:formula="of:=[.F231]" office:value-type="float" office:value="0" calcext:value-type="float">
            <text:p>0.0000E+00</text:p>
          </table:table-cell>
          <table:table-cell table:formula="of:=[.B232]+([.C232]*[.D232])/1E+018+([.E232]*[.F232])/1E+018" office:value-type="float" office:value="6.15502679839456E+022" calcext:value-type="float">
            <text:p>6.1550E+22</text:p>
          </table:table-cell>
          <table:table-cell table:number-columns-repeated="6"/>
        </table:table-row>
        <table:table-row table:style-name="ro1">
          <table:table-cell office:value-type="date" office:date-value="2020-06-28T16:14:52" calcext:value-type="date">
            <text:p>2020-06-28 16:14:52</text:p>
          </table:table-cell>
          <table:table-cell table:formula="of:=[.B232]-[.$L$4]" office:value-type="float" office:value="6.15002679839456E+022" calcext:value-type="float">
            <text:p>6.1500E+22</text:p>
          </table:table-cell>
          <table:table-cell table:style-name="Default"/>
          <table:table-cell table:formula="of:=[.D232]" office:value-type="float" office:value="0" calcext:value-type="float">
            <text:p>0.0000E+00</text:p>
          </table:table-cell>
          <table:table-cell table:style-name="Default"/>
          <table:table-cell table:formula="of:=[.F232]" office:value-type="float" office:value="0" calcext:value-type="float">
            <text:p>0.0000E+00</text:p>
          </table:table-cell>
          <table:table-cell table:formula="of:=[.B233]+([.C233]*[.D233])/1E+018+([.E233]*[.F233])/1E+018" office:value-type="float" office:value="6.15002679839456E+022" calcext:value-type="float">
            <text:p>6.1500E+22</text:p>
          </table:table-cell>
          <table:table-cell table:number-columns-repeated="6"/>
        </table:table-row>
        <table:table-row table:style-name="ro1">
          <table:table-cell office:value-type="date" office:date-value="2020-06-28T16:24:21" calcext:value-type="date">
            <text:p>2020-06-28 16:24:21</text:p>
          </table:table-cell>
          <table:table-cell table:formula="of:=[.B233]-[.$L$4]" office:value-type="float" office:value="6.14502679839456E+022" calcext:value-type="float">
            <text:p>6.1450E+22</text:p>
          </table:table-cell>
          <table:table-cell table:style-name="Default"/>
          <table:table-cell table:formula="of:=[.D233]" office:value-type="float" office:value="0" calcext:value-type="float">
            <text:p>0.0000E+00</text:p>
          </table:table-cell>
          <table:table-cell table:style-name="Default"/>
          <table:table-cell table:formula="of:=[.F233]" office:value-type="float" office:value="0" calcext:value-type="float">
            <text:p>0.0000E+00</text:p>
          </table:table-cell>
          <table:table-cell table:formula="of:=[.B234]+([.C234]*[.D234])/1E+018+([.E234]*[.F234])/1E+018" office:value-type="float" office:value="6.14502679839456E+022" calcext:value-type="float">
            <text:p>6.1450E+22</text:p>
          </table:table-cell>
          <table:table-cell table:number-columns-repeated="6"/>
        </table:table-row>
        <table:table-row table:style-name="ro1">
          <table:table-cell office:value-type="date" office:date-value="2020-06-28T16:35:33" calcext:value-type="date">
            <text:p>2020-06-28 16:35:33</text:p>
          </table:table-cell>
          <table:table-cell table:formula="of:=[.B234]-[.$L$4]" office:value-type="float" office:value="6.14002679839456E+022" calcext:value-type="float">
            <text:p>6.1400E+22</text:p>
          </table:table-cell>
          <table:table-cell table:style-name="Default"/>
          <table:table-cell table:formula="of:=[.D234]" office:value-type="float" office:value="0" calcext:value-type="float">
            <text:p>0.0000E+00</text:p>
          </table:table-cell>
          <table:table-cell table:style-name="Default"/>
          <table:table-cell table:formula="of:=[.F234]" office:value-type="float" office:value="0" calcext:value-type="float">
            <text:p>0.0000E+00</text:p>
          </table:table-cell>
          <table:table-cell table:formula="of:=[.B235]+([.C235]*[.D235])/1E+018+([.E235]*[.F235])/1E+018" office:value-type="float" office:value="6.14002679839456E+022" calcext:value-type="float">
            <text:p>6.1400E+22</text:p>
          </table:table-cell>
          <table:table-cell table:number-columns-repeated="6"/>
        </table:table-row>
        <table:table-row table:style-name="ro1">
          <table:table-cell office:value-type="date" office:date-value="2020-06-28T16:45:47" calcext:value-type="date">
            <text:p>2020-06-28 16:45:47</text:p>
          </table:table-cell>
          <table:table-cell table:formula="of:=[.B235]-[.$L$4]" office:value-type="float" office:value="6.13502679839456E+022" calcext:value-type="float">
            <text:p>6.1350E+22</text:p>
          </table:table-cell>
          <table:table-cell table:style-name="Default"/>
          <table:table-cell table:formula="of:=[.D235]" office:value-type="float" office:value="0" calcext:value-type="float">
            <text:p>0.0000E+00</text:p>
          </table:table-cell>
          <table:table-cell table:style-name="Default"/>
          <table:table-cell table:formula="of:=[.F235]" office:value-type="float" office:value="0" calcext:value-type="float">
            <text:p>0.0000E+00</text:p>
          </table:table-cell>
          <table:table-cell table:formula="of:=[.B236]+([.C236]*[.D236])/1E+018+([.E236]*[.F236])/1E+018" office:value-type="float" office:value="6.13502679839456E+022" calcext:value-type="float">
            <text:p>6.1350E+22</text:p>
          </table:table-cell>
          <table:table-cell table:number-columns-repeated="6"/>
        </table:table-row>
        <table:table-row table:style-name="ro1">
          <table:table-cell office:value-type="date" office:date-value="2020-06-28T17:04:20.000002" calcext:value-type="date">
            <text:p>2020-06-28 17:04:20</text:p>
          </table:table-cell>
          <table:table-cell table:formula="of:=[.B236]-[.$L$4]" office:value-type="float" office:value="6.13002679839456E+022" calcext:value-type="float">
            <text:p>6.1300E+22</text:p>
          </table:table-cell>
          <table:table-cell table:style-name="Default"/>
          <table:table-cell table:formula="of:=[.D236]" office:value-type="float" office:value="0" calcext:value-type="float">
            <text:p>0.0000E+00</text:p>
          </table:table-cell>
          <table:table-cell table:style-name="Default"/>
          <table:table-cell table:formula="of:=[.F236]" office:value-type="float" office:value="0" calcext:value-type="float">
            <text:p>0.0000E+00</text:p>
          </table:table-cell>
          <table:table-cell table:formula="of:=[.B237]+([.C237]*[.D237])/1E+018+([.E237]*[.F237])/1E+018" office:value-type="float" office:value="6.13002679839456E+022" calcext:value-type="float">
            <text:p>6.1300E+22</text:p>
          </table:table-cell>
          <table:table-cell table:number-columns-repeated="6"/>
        </table:table-row>
        <table:table-row table:style-name="ro1">
          <table:table-cell office:value-type="date" office:date-value="2020-06-28T17:20:40" calcext:value-type="date">
            <text:p>2020-06-28 17:20:40</text:p>
          </table:table-cell>
          <table:table-cell table:formula="of:=[.B237]-[.$L$4]" office:value-type="float" office:value="6.12502679839456E+022" calcext:value-type="float">
            <text:p>6.1250E+22</text:p>
          </table:table-cell>
          <table:table-cell table:style-name="Default"/>
          <table:table-cell table:formula="of:=[.D237]" office:value-type="float" office:value="0" calcext:value-type="float">
            <text:p>0.0000E+00</text:p>
          </table:table-cell>
          <table:table-cell table:style-name="Default"/>
          <table:table-cell table:formula="of:=[.F237]" office:value-type="float" office:value="0" calcext:value-type="float">
            <text:p>0.0000E+00</text:p>
          </table:table-cell>
          <table:table-cell table:formula="of:=[.B238]+([.C238]*[.D238])/1E+018+([.E238]*[.F238])/1E+018" office:value-type="float" office:value="6.12502679839456E+022" calcext:value-type="float">
            <text:p>6.1250E+22</text:p>
          </table:table-cell>
          <table:table-cell table:number-columns-repeated="6"/>
        </table:table-row>
        <table:table-row table:style-name="ro1">
          <table:table-cell office:value-type="date" office:date-value="2020-06-28T17:32:07" calcext:value-type="date">
            <text:p>2020-06-28 17:32:07</text:p>
          </table:table-cell>
          <table:table-cell table:formula="of:=[.B238]-[.$L$4]" office:value-type="float" office:value="6.12002679839456E+022" calcext:value-type="float">
            <text:p>6.1200E+22</text:p>
          </table:table-cell>
          <table:table-cell table:style-name="Default"/>
          <table:table-cell table:formula="of:=[.D238]" office:value-type="float" office:value="0" calcext:value-type="float">
            <text:p>0.0000E+00</text:p>
          </table:table-cell>
          <table:table-cell table:style-name="Default"/>
          <table:table-cell table:formula="of:=[.F238]" office:value-type="float" office:value="0" calcext:value-type="float">
            <text:p>0.0000E+00</text:p>
          </table:table-cell>
          <table:table-cell table:formula="of:=[.B239]+([.C239]*[.D239])/1E+018+([.E239]*[.F239])/1E+018" office:value-type="float" office:value="6.12002679839456E+022" calcext:value-type="float">
            <text:p>6.1200E+22</text:p>
          </table:table-cell>
          <table:table-cell table:number-columns-repeated="6"/>
        </table:table-row>
        <table:table-row table:style-name="ro1">
          <table:table-cell office:value-type="date" office:date-value="2020-06-28T17:38:54" calcext:value-type="date">
            <text:p>2020-06-28 17:38:54</text:p>
          </table:table-cell>
          <table:table-cell table:formula="of:=[.B239]+[.$L$2]" office:value-type="float" office:value="6.21502679839456E+022" calcext:value-type="float">
            <text:p>6.2150E+22</text:p>
          </table:table-cell>
          <table:table-cell/>
          <table:table-cell table:formula="of:=[.D239]" office:value-type="float" office:value="0" calcext:value-type="float">
            <text:p>0.0000E+00</text:p>
          </table:table-cell>
          <table:table-cell/>
          <table:table-cell table:formula="of:=[.F239]" office:value-type="float" office:value="0" calcext:value-type="float">
            <text:p>0.0000E+00</text:p>
          </table:table-cell>
          <table:table-cell table:formula="of:=[.B240]+([.C240]*[.D240])/1E+018+([.E240]*[.F240])/1E+018" office:value-type="float" office:value="6.21502679839456E+022" calcext:value-type="float">
            <text:p>6.2150E+22</text:p>
          </table:table-cell>
          <table:table-cell table:number-columns-repeated="6"/>
        </table:table-row>
        <table:table-row table:style-name="ro1">
          <table:table-cell office:value-type="date" office:date-value="2020-06-28T18:08:42" calcext:value-type="date">
            <text:p>2020-06-28 18:08:42</text:p>
          </table:table-cell>
          <table:table-cell table:formula="of:=[.B240]-[.$L$4]" office:value-type="float" office:value="6.21002679839456E+022" calcext:value-type="float">
            <text:p>6.2100E+22</text:p>
          </table:table-cell>
          <table:table-cell table:style-name="Default"/>
          <table:table-cell table:formula="of:=[.D240]" office:value-type="float" office:value="0" calcext:value-type="float">
            <text:p>0.0000E+00</text:p>
          </table:table-cell>
          <table:table-cell table:style-name="Default"/>
          <table:table-cell table:formula="of:=[.F240]" office:value-type="float" office:value="0" calcext:value-type="float">
            <text:p>0.0000E+00</text:p>
          </table:table-cell>
          <table:table-cell table:formula="of:=[.B241]+([.C241]*[.D241])/1E+018+([.E241]*[.F241])/1E+018" office:value-type="float" office:value="6.21002679839456E+022" calcext:value-type="float">
            <text:p>6.2100E+22</text:p>
          </table:table-cell>
          <table:table-cell table:number-columns-repeated="6"/>
        </table:table-row>
        <table:table-row table:style-name="ro1">
          <table:table-cell office:value-type="date" office:date-value="2020-06-28T18:19:06" calcext:value-type="date">
            <text:p>2020-06-28 18:19:06</text:p>
          </table:table-cell>
          <table:table-cell table:formula="of:=[.B241]-[.$L$4]" office:value-type="float" office:value="6.20502679839456E+022" calcext:value-type="float">
            <text:p>6.2050E+22</text:p>
          </table:table-cell>
          <table:table-cell table:style-name="Default"/>
          <table:table-cell table:formula="of:=[.D241]" office:value-type="float" office:value="0" calcext:value-type="float">
            <text:p>0.0000E+00</text:p>
          </table:table-cell>
          <table:table-cell table:style-name="Default"/>
          <table:table-cell table:formula="of:=[.F241]" office:value-type="float" office:value="0" calcext:value-type="float">
            <text:p>0.0000E+00</text:p>
          </table:table-cell>
          <table:table-cell table:formula="of:=[.B242]+([.C242]*[.D242])/1E+018+([.E242]*[.F242])/1E+018" office:value-type="float" office:value="6.20502679839456E+022" calcext:value-type="float">
            <text:p>6.2050E+22</text:p>
          </table:table-cell>
          <table:table-cell table:number-columns-repeated="6"/>
        </table:table-row>
        <table:table-row table:style-name="ro1">
          <table:table-cell office:value-type="date" office:date-value="2020-06-28T18:25:43" calcext:value-type="date">
            <text:p>2020-06-28 18:25:43</text:p>
          </table:table-cell>
          <table:table-cell table:formula="of:=[.B242]+[.$L$2]" office:value-type="float" office:value="6.30002679839456E+022" calcext:value-type="float">
            <text:p>6.3000E+22</text:p>
          </table:table-cell>
          <table:table-cell/>
          <table:table-cell table:formula="of:=[.D242]" office:value-type="float" office:value="0" calcext:value-type="float">
            <text:p>0.0000E+00</text:p>
          </table:table-cell>
          <table:table-cell/>
          <table:table-cell table:formula="of:=[.F242]" office:value-type="float" office:value="0" calcext:value-type="float">
            <text:p>0.0000E+00</text:p>
          </table:table-cell>
          <table:table-cell table:formula="of:=[.B243]+([.C243]*[.D243])/1E+018+([.E243]*[.F243])/1E+018" office:value-type="float" office:value="6.30002679839456E+022" calcext:value-type="float">
            <text:p>6.3000E+22</text:p>
          </table:table-cell>
          <table:table-cell table:number-columns-repeated="6"/>
        </table:table-row>
        <table:table-row table:style-name="ro1">
          <table:table-cell office:value-type="date" office:date-value="2020-06-28T18:29:17" calcext:value-type="date">
            <text:p>2020-06-28 18:29:17</text:p>
          </table:table-cell>
          <table:table-cell table:formula="of:=[.B243]-[.$L$4]" office:value-type="float" office:value="6.29502679839456E+022" calcext:value-type="float">
            <text:p>6.2950E+22</text:p>
          </table:table-cell>
          <table:table-cell table:style-name="Default"/>
          <table:table-cell table:formula="of:=[.D243]" office:value-type="float" office:value="0" calcext:value-type="float">
            <text:p>0.0000E+00</text:p>
          </table:table-cell>
          <table:table-cell table:style-name="Default"/>
          <table:table-cell table:formula="of:=[.F243]" office:value-type="float" office:value="0" calcext:value-type="float">
            <text:p>0.0000E+00</text:p>
          </table:table-cell>
          <table:table-cell table:formula="of:=[.B244]+([.C244]*[.D244])/1E+018+([.E244]*[.F244])/1E+018" office:value-type="float" office:value="6.29502679839456E+022" calcext:value-type="float">
            <text:p>6.2950E+22</text:p>
          </table:table-cell>
          <table:table-cell table:number-columns-repeated="6"/>
        </table:table-row>
        <table:table-row table:style-name="ro1">
          <table:table-cell office:value-type="date" office:date-value="2020-06-28T18:54:07" calcext:value-type="date">
            <text:p>2020-06-28 18:54:07</text:p>
          </table:table-cell>
          <table:table-cell table:formula="of:=[.B244]-[.$L$4]" office:value-type="float" office:value="6.29002679839456E+022" calcext:value-type="float">
            <text:p>6.2900E+22</text:p>
          </table:table-cell>
          <table:table-cell table:style-name="Default"/>
          <table:table-cell table:formula="of:=[.D244]" office:value-type="float" office:value="0" calcext:value-type="float">
            <text:p>0.0000E+00</text:p>
          </table:table-cell>
          <table:table-cell table:style-name="Default"/>
          <table:table-cell table:formula="of:=[.F244]" office:value-type="float" office:value="0" calcext:value-type="float">
            <text:p>0.0000E+00</text:p>
          </table:table-cell>
          <table:table-cell table:formula="of:=[.B245]+([.C245]*[.D245])/1E+018+([.E245]*[.F245])/1E+018" office:value-type="float" office:value="6.29002679839456E+022" calcext:value-type="float">
            <text:p>6.2900E+22</text:p>
          </table:table-cell>
          <table:table-cell table:number-columns-repeated="6"/>
        </table:table-row>
        <table:table-row table:style-name="ro1">
          <table:table-cell office:value-type="date" office:date-value="2020-06-28T18:59:09" calcext:value-type="date">
            <text:p>2020-06-28 18:59:09</text:p>
          </table:table-cell>
          <table:table-cell table:formula="of:=[.B245]+[.$L$2]" office:value-type="float" office:value="6.38502679839456E+022" calcext:value-type="float">
            <text:p>6.3850E+22</text:p>
          </table:table-cell>
          <table:table-cell table:style-name="Default"/>
          <table:table-cell table:formula="of:=[.D245]" office:value-type="float" office:value="0" calcext:value-type="float">
            <text:p>0.0000E+00</text:p>
          </table:table-cell>
          <table:table-cell table:style-name="Default"/>
          <table:table-cell table:formula="of:=[.F245]" office:value-type="float" office:value="0" calcext:value-type="float">
            <text:p>0.0000E+00</text:p>
          </table:table-cell>
          <table:table-cell table:formula="of:=[.B246]+([.C246]*[.D246])/1E+018+([.E246]*[.F246])/1E+018" office:value-type="float" office:value="6.38502679839456E+022" calcext:value-type="float">
            <text:p>6.3850E+22</text:p>
          </table:table-cell>
          <table:table-cell table:number-columns-repeated="6"/>
        </table:table-row>
        <table:table-row table:style-name="ro1">
          <table:table-cell office:value-type="date" office:date-value="2020-06-28T19:05:36.999999" calcext:value-type="date">
            <text:p>2020-06-28 19:05:37</text:p>
          </table:table-cell>
          <table:table-cell table:formula="of:=[.B246]-[.$L$4]" office:value-type="float" office:value="6.38002679839456E+022" calcext:value-type="float">
            <text:p>6.3800E+22</text:p>
          </table:table-cell>
          <table:table-cell table:style-name="Default"/>
          <table:table-cell table:formula="of:=[.D246]" office:value-type="float" office:value="0" calcext:value-type="float">
            <text:p>0.0000E+00</text:p>
          </table:table-cell>
          <table:table-cell table:style-name="Default"/>
          <table:table-cell table:formula="of:=[.F246]" office:value-type="float" office:value="0" calcext:value-type="float">
            <text:p>0.0000E+00</text:p>
          </table:table-cell>
          <table:table-cell table:formula="of:=[.B247]+([.C247]*[.D247])/1E+018+([.E247]*[.F247])/1E+018" office:value-type="float" office:value="6.38002679839456E+022" calcext:value-type="float">
            <text:p>6.3800E+22</text:p>
          </table:table-cell>
          <table:table-cell table:number-columns-repeated="6"/>
        </table:table-row>
        <table:table-row table:style-name="ro1">
          <table:table-cell office:value-type="date" office:date-value="2020-06-28T20:26:13" calcext:value-type="date">
            <text:p>2020-06-28 20:26:13</text:p>
          </table:table-cell>
          <table:table-cell table:formula="of:=[.B247]-[.$M$4]" office:value-type="float" office:value="6.37002679839456E+022" calcext:value-type="float">
            <text:p>6.3700E+22</text:p>
          </table:table-cell>
          <table:table-cell table:style-name="Default"/>
          <table:table-cell table:formula="of:=[.D247]" office:value-type="float" office:value="0" calcext:value-type="float">
            <text:p>0.0000E+00</text:p>
          </table:table-cell>
          <table:table-cell table:style-name="Default"/>
          <table:table-cell table:formula="of:=[.F247]" office:value-type="float" office:value="0" calcext:value-type="float">
            <text:p>0.0000E+00</text:p>
          </table:table-cell>
          <table:table-cell table:formula="of:=[.B248]+([.C248]*[.D248])/1E+018+([.E248]*[.F248])/1E+018" office:value-type="float" office:value="6.37002679839456E+022" calcext:value-type="float">
            <text:p>6.3700E+22</text:p>
          </table:table-cell>
          <table:table-cell table:number-columns-repeated="6"/>
        </table:table-row>
        <table:table-row table:style-name="ro1">
          <table:table-cell office:value-type="date" office:date-value="2020-06-28T20:31:19" calcext:value-type="date">
            <text:p>2020-06-28 20:31:19</text:p>
          </table:table-cell>
          <table:table-cell table:formula="of:=[.B248]+[.M2]" office:value-type="float" office:value="6.51002679839456E+022" calcext:value-type="float">
            <text:p>6.5100E+22</text:p>
          </table:table-cell>
          <table:table-cell table:style-name="Default"/>
          <table:table-cell table:formula="of:=[.D248]" office:value-type="float" office:value="0" calcext:value-type="float">
            <text:p>0.0000E+00</text:p>
          </table:table-cell>
          <table:table-cell table:style-name="Default"/>
          <table:table-cell table:formula="of:=[.F248]" office:value-type="float" office:value="0" calcext:value-type="float">
            <text:p>0.0000E+00</text:p>
          </table:table-cell>
          <table:table-cell table:formula="of:=[.B249]+([.C249]*[.D249])/1E+018+([.E249]*[.F249])/1E+018" office:value-type="float" office:value="6.51002679839456E+022" calcext:value-type="float">
            <text:p>6.5100E+22</text:p>
          </table:table-cell>
          <table:table-cell table:number-columns-repeated="6"/>
        </table:table-row>
        <table:table-row table:style-name="ro1">
          <table:table-cell office:value-type="date" office:date-value="2020-06-28T21:20:43" calcext:value-type="date">
            <text:p>2020-06-28 21:20:43</text:p>
          </table:table-cell>
          <table:table-cell table:formula="of:=[.B249]-[.L4]" office:value-type="float" office:value="6.50502679839456E+022" calcext:value-type="float">
            <text:p>6.5050E+22</text:p>
          </table:table-cell>
          <table:table-cell/>
          <table:table-cell table:formula="of:=[.D249]" office:value-type="float" office:value="0" calcext:value-type="float">
            <text:p>0.0000E+00</text:p>
          </table:table-cell>
          <table:table-cell/>
          <table:table-cell table:formula="of:=[.F249]" office:value-type="float" office:value="0" calcext:value-type="float">
            <text:p>0.0000E+00</text:p>
          </table:table-cell>
          <table:table-cell table:formula="of:=[.B250]+([.C250]*[.D250])/1E+018+([.E250]*[.F250])/1E+018" office:value-type="float" office:value="6.50502679839456E+022" calcext:value-type="float">
            <text:p>6.5050E+22</text:p>
          </table:table-cell>
          <table:table-cell table:number-columns-repeated="6"/>
        </table:table-row>
        <table:table-row table:style-name="ro1">
          <table:table-cell office:value-type="date" office:date-value="2020-06-28T22:05:44.999999" calcext:value-type="date">
            <text:p>2020-06-28 22:05:45</text:p>
          </table:table-cell>
          <table:table-cell table:formula="of:=[.B250]-[.M4]" office:value-type="float" office:value="6.49502679839456E+022" calcext:value-type="float">
            <text:p>6.4950E+22</text:p>
          </table:table-cell>
          <table:table-cell/>
          <table:table-cell table:formula="of:=[.D250]" office:value-type="float" office:value="0" calcext:value-type="float">
            <text:p>0.0000E+00</text:p>
          </table:table-cell>
          <table:table-cell/>
          <table:table-cell table:formula="of:=[.F250]" office:value-type="float" office:value="0" calcext:value-type="float">
            <text:p>0.0000E+00</text:p>
          </table:table-cell>
          <table:table-cell table:formula="of:=[.B251]+([.C251]*[.D251])/1E+018+([.E251]*[.F251])/1E+018" office:value-type="float" office:value="6.49502679839456E+022" calcext:value-type="float">
            <text:p>6.4950E+22</text:p>
          </table:table-cell>
          <table:table-cell table:number-columns-repeated="6"/>
        </table:table-row>
        <table:table-row table:style-name="ro1">
          <table:table-cell office:value-type="date" office:date-value="2020-06-28T22:10:51" calcext:value-type="date">
            <text:p>2020-06-28 22:10:51</text:p>
          </table:table-cell>
          <table:table-cell table:formula="of:=[.B251]+[.M2]" office:value-type="float" office:value="6.63502679839456E+022" calcext:value-type="float">
            <text:p>6.6350E+22</text:p>
          </table:table-cell>
          <table:table-cell/>
          <table:table-cell table:formula="of:=[.D251]" office:value-type="float" office:value="0" calcext:value-type="float">
            <text:p>0.0000E+00</text:p>
          </table:table-cell>
          <table:table-cell/>
          <table:table-cell table:formula="of:=[.F251]" office:value-type="float" office:value="0" calcext:value-type="float">
            <text:p>0.0000E+00</text:p>
          </table:table-cell>
          <table:table-cell table:formula="of:=[.B252]+([.C252]*[.D252])/1E+018+([.E252]*[.F252])/1E+018" office:value-type="float" office:value="6.63502679839456E+022" calcext:value-type="float">
            <text:p>6.6350E+22</text:p>
          </table:table-cell>
          <table:table-cell table:number-columns-repeated="6"/>
        </table:table-row>
        <table:table-row table:style-name="ro1">
          <table:table-cell office:value-type="date" office:date-value="2020-06-28T22:30:11" calcext:value-type="date">
            <text:p>2020-06-28 22:30:11</text:p>
          </table:table-cell>
          <table:table-cell table:formula="of:=[.B252]-[.M4]" office:value-type="float" office:value="6.62502679839457E+022" calcext:value-type="float">
            <text:p>6.6250E+22</text:p>
          </table:table-cell>
          <table:table-cell/>
          <table:table-cell table:formula="of:=[.D252]" office:value-type="float" office:value="0" calcext:value-type="float">
            <text:p>0.0000E+00</text:p>
          </table:table-cell>
          <table:table-cell/>
          <table:table-cell table:formula="of:=[.F252]" office:value-type="float" office:value="0" calcext:value-type="float">
            <text:p>0.0000E+00</text:p>
          </table:table-cell>
          <table:table-cell table:formula="of:=[.B253]+([.C253]*[.D253])/1E+018+([.E253]*[.F253])/1E+018" office:value-type="float" office:value="6.62502679839457E+022" calcext:value-type="float">
            <text:p>6.6250E+22</text:p>
          </table:table-cell>
          <table:table-cell table:number-columns-repeated="6"/>
        </table:table-row>
        <table:table-row table:style-name="ro1">
          <table:table-cell office:value-type="date" office:date-value="2020-06-28T22:46:50" calcext:value-type="date">
            <text:p>2020-06-28 22:46:50</text:p>
          </table:table-cell>
          <table:table-cell table:formula="of:=[.B253]-[.L4]" office:value-type="float" office:value="6.62002679839456E+022" calcext:value-type="float">
            <text:p>6.6200E+22</text:p>
          </table:table-cell>
          <table:table-cell/>
          <table:table-cell table:formula="of:=[.D253]" office:value-type="float" office:value="0" calcext:value-type="float">
            <text:p>0.0000E+00</text:p>
          </table:table-cell>
          <table:table-cell/>
          <table:table-cell table:formula="of:=[.F253]" office:value-type="float" office:value="0" calcext:value-type="float">
            <text:p>0.0000E+00</text:p>
          </table:table-cell>
          <table:table-cell table:formula="of:=[.B254]+([.C254]*[.D254])/1E+018+([.E254]*[.F254])/1E+018" office:value-type="float" office:value="6.62002679839456E+022" calcext:value-type="float">
            <text:p>6.6200E+22</text:p>
          </table:table-cell>
          <table:table-cell table:number-columns-repeated="6"/>
        </table:table-row>
        <table:table-row table:style-name="ro1">
          <table:table-cell office:value-type="date" office:date-value="2020-06-28T22:51:12" calcext:value-type="date">
            <text:p>2020-06-28 22:51:12</text:p>
          </table:table-cell>
          <table:table-cell table:formula="of:=[.B254]-[.L4]" office:value-type="float" office:value="6.61502679839456E+022" calcext:value-type="float">
            <text:p>6.6150E+22</text:p>
          </table:table-cell>
          <table:table-cell/>
          <table:table-cell table:formula="of:=[.D254]" office:value-type="float" office:value="0" calcext:value-type="float">
            <text:p>0.0000E+00</text:p>
          </table:table-cell>
          <table:table-cell/>
          <table:table-cell table:formula="of:=[.F254]" office:value-type="float" office:value="0" calcext:value-type="float">
            <text:p>0.0000E+00</text:p>
          </table:table-cell>
          <table:table-cell table:formula="of:=[.B255]+([.C255]*[.D255])/1E+018+([.E255]*[.F255])/1E+018" office:value-type="float" office:value="6.61502679839456E+022" calcext:value-type="float">
            <text:p>6.6150E+22</text:p>
          </table:table-cell>
          <table:table-cell table:number-columns-repeated="6"/>
        </table:table-row>
        <table:table-row table:style-name="ro1">
          <table:table-cell office:value-type="date" office:date-value="2020-06-28T23:11:12.000002" calcext:value-type="date">
            <text:p>2020-06-28 23:11:12</text:p>
          </table:table-cell>
          <table:table-cell table:formula="of:=[.B255]+[.L2]" office:value-type="float" office:value="6.71002679839457E+022" calcext:value-type="float">
            <text:p>6.7100E+22</text:p>
          </table:table-cell>
          <table:table-cell/>
          <table:table-cell table:formula="of:=[.D255]" office:value-type="float" office:value="0" calcext:value-type="float">
            <text:p>0.0000E+00</text:p>
          </table:table-cell>
          <table:table-cell/>
          <table:table-cell table:formula="of:=[.F255]" office:value-type="float" office:value="0" calcext:value-type="float">
            <text:p>0.0000E+00</text:p>
          </table:table-cell>
          <table:table-cell table:formula="of:=[.B256]+([.C256]*[.D256])/1E+018+([.E256]*[.F256])/1E+018" office:value-type="float" office:value="6.71002679839457E+022" calcext:value-type="float">
            <text:p>6.7100E+22</text:p>
          </table:table-cell>
          <table:table-cell table:number-columns-repeated="6"/>
        </table:table-row>
        <table:table-row table:style-name="ro1">
          <table:table-cell office:value-type="date" office:date-value="2020-06-28T23:40:35" calcext:value-type="date">
            <text:p>2020-06-28 23:40:35</text:p>
          </table:table-cell>
          <table:table-cell table:formula="of:=[.B256]-[.M4]" office:value-type="float" office:value="6.70002679839456E+022" calcext:value-type="float">
            <text:p>6.7000E+22</text:p>
          </table:table-cell>
          <table:table-cell/>
          <table:table-cell table:formula="of:=[.D256]" office:value-type="float" office:value="0" calcext:value-type="float">
            <text:p>0.0000E+00</text:p>
          </table:table-cell>
          <table:table-cell/>
          <table:table-cell table:formula="of:=[.F256]" office:value-type="float" office:value="0" calcext:value-type="float">
            <text:p>0.0000E+00</text:p>
          </table:table-cell>
          <table:table-cell table:formula="of:=[.B257]+([.C257]*[.D257])/1E+018+([.E257]*[.F257])/1E+018" office:value-type="float" office:value="6.70002679839456E+022" calcext:value-type="float">
            <text:p>6.7000E+22</text:p>
          </table:table-cell>
          <table:table-cell table:number-columns-repeated="6"/>
        </table:table-row>
        <table:table-row table:style-name="ro1">
          <table:table-cell office:value-type="date" office:date-value="2020-06-28T23:57:13" calcext:value-type="date">
            <text:p>2020-06-28 23:57:13</text:p>
          </table:table-cell>
          <table:table-cell table:formula="of:=[.B257]-[.L4]" office:value-type="float" office:value="6.69502679839456E+022" calcext:value-type="float">
            <text:p>6.6950E+22</text:p>
          </table:table-cell>
          <table:table-cell/>
          <table:table-cell table:formula="of:=[.D257]" office:value-type="float" office:value="0" calcext:value-type="float">
            <text:p>0.0000E+00</text:p>
          </table:table-cell>
          <table:table-cell/>
          <table:table-cell table:formula="of:=[.F257]" office:value-type="float" office:value="0" calcext:value-type="float">
            <text:p>0.0000E+00</text:p>
          </table:table-cell>
          <table:table-cell table:formula="of:=[.B258]+([.C258]*[.D258])/1E+018+([.E258]*[.F258])/1E+018" office:value-type="float" office:value="6.69502679839456E+022" calcext:value-type="float">
            <text:p>6.6950E+22</text:p>
          </table:table-cell>
          <table:table-cell table:number-columns-repeated="6"/>
        </table:table-row>
        <table:table-row table:style-name="ro1">
          <table:table-cell office:value-type="date" office:date-value="2020-06-29T00:04:29" calcext:value-type="date">
            <text:p>2020-06-29 00:04:29</text:p>
          </table:table-cell>
          <table:table-cell table:formula="of:=[.B258]+[.L2]" office:value-type="float" office:value="6.79002679839456E+022" calcext:value-type="float">
            <text:p>6.7900E+22</text:p>
          </table:table-cell>
          <table:table-cell/>
          <table:table-cell table:formula="of:=[.D258]" office:value-type="float" office:value="0" calcext:value-type="float">
            <text:p>0.0000E+00</text:p>
          </table:table-cell>
          <table:table-cell/>
          <table:table-cell table:formula="of:=[.F258]" office:value-type="float" office:value="0" calcext:value-type="float">
            <text:p>0.0000E+00</text:p>
          </table:table-cell>
          <table:table-cell table:formula="of:=[.B259]+([.C259]*[.D259])/1E+018+([.E259]*[.F259])/1E+018" office:value-type="float" office:value="6.79002679839456E+022" calcext:value-type="float">
            <text:p>6.7900E+22</text:p>
          </table:table-cell>
          <table:table-cell table:number-columns-repeated="6"/>
        </table:table-row>
        <table:table-row table:style-name="ro1">
          <table:table-cell office:value-type="date" office:date-value="2020-06-29T00:58:02" calcext:value-type="date">
            <text:p>2020-06-29 00:58:02</text:p>
          </table:table-cell>
          <table:table-cell table:formula="of:=[.B259]-[.L4]" office:value-type="float" office:value="6.78502679839456E+022" calcext:value-type="float">
            <text:p>6.7850E+22</text:p>
          </table:table-cell>
          <table:table-cell/>
          <table:table-cell table:formula="of:=[.D259]" office:value-type="float" office:value="0" calcext:value-type="float">
            <text:p>0.0000E+00</text:p>
          </table:table-cell>
          <table:table-cell/>
          <table:table-cell table:formula="of:=[.F259]" office:value-type="float" office:value="0" calcext:value-type="float">
            <text:p>0.0000E+00</text:p>
          </table:table-cell>
          <table:table-cell table:formula="of:=[.B260]+([.C260]*[.D260])/1E+018+([.E260]*[.F260])/1E+018" office:value-type="float" office:value="6.78502679839456E+022" calcext:value-type="float">
            <text:p>6.7850E+22</text:p>
          </table:table-cell>
          <table:table-cell table:number-columns-repeated="6"/>
        </table:table-row>
        <table:table-row table:style-name="ro1">
          <table:table-cell office:value-type="date" office:date-value="2020-06-29T01:59:39" calcext:value-type="date">
            <text:p>2020-06-29 01:59:39</text:p>
          </table:table-cell>
          <table:table-cell table:formula="of:=[.B260]-[.M4]" office:value-type="float" office:value="6.77502679839456E+022" calcext:value-type="float">
            <text:p>6.7750E+22</text:p>
          </table:table-cell>
          <table:table-cell/>
          <table:table-cell table:formula="of:=[.D260]" office:value-type="float" office:value="0" calcext:value-type="float">
            <text:p>0.0000E+00</text:p>
          </table:table-cell>
          <table:table-cell/>
          <table:table-cell table:formula="of:=[.F260]" office:value-type="float" office:value="0" calcext:value-type="float">
            <text:p>0.0000E+00</text:p>
          </table:table-cell>
          <table:table-cell table:formula="of:=[.B261]+([.C261]*[.D261])/1E+018+([.E261]*[.F261])/1E+018" office:value-type="float" office:value="6.77502679839456E+022" calcext:value-type="float">
            <text:p>6.7750E+22</text:p>
          </table:table-cell>
          <table:table-cell table:number-columns-repeated="6"/>
        </table:table-row>
        <table:table-row table:style-name="ro1">
          <table:table-cell office:value-type="date" office:date-value="2020-06-29T02:04:44.000002" calcext:value-type="date">
            <text:p>2020-06-29 02:04:44</text:p>
          </table:table-cell>
          <table:table-cell table:formula="of:=[.B261]+[.M2]" office:value-type="float" office:value="6.91502679839457E+022" calcext:value-type="float">
            <text:p>6.9150E+22</text:p>
          </table:table-cell>
          <table:table-cell/>
          <table:table-cell table:formula="of:=[.D261]" office:value-type="float" office:value="0" calcext:value-type="float">
            <text:p>0.0000E+00</text:p>
          </table:table-cell>
          <table:table-cell/>
          <table:table-cell table:formula="of:=[.F261]" office:value-type="float" office:value="0" calcext:value-type="float">
            <text:p>0.0000E+00</text:p>
          </table:table-cell>
          <table:table-cell table:formula="of:=[.B262]+([.C262]*[.D262])/1E+018+([.E262]*[.F262])/1E+018" office:value-type="float" office:value="6.91502679839457E+022" calcext:value-type="float">
            <text:p>6.9150E+22</text:p>
          </table:table-cell>
          <table:table-cell table:number-columns-repeated="6"/>
        </table:table-row>
        <table:table-row table:style-name="ro1">
          <table:table-cell office:value-type="date" office:date-value="2020-06-29T03:26:29" calcext:value-type="date">
            <text:p>2020-06-29 03:26:29</text:p>
          </table:table-cell>
          <table:table-cell table:formula="of:=[.B262]-[.L4]" office:value-type="float" office:value="6.91002679839457E+022" calcext:value-type="float">
            <text:p>6.9100E+22</text:p>
          </table:table-cell>
          <table:table-cell/>
          <table:table-cell table:formula="of:=[.D262]" office:value-type="float" office:value="0" calcext:value-type="float">
            <text:p>0.0000E+00</text:p>
          </table:table-cell>
          <table:table-cell/>
          <table:table-cell table:formula="of:=[.F262]" office:value-type="float" office:value="0" calcext:value-type="float">
            <text:p>0.0000E+00</text:p>
          </table:table-cell>
          <table:table-cell table:formula="of:=[.B263]+([.C263]*[.D263])/1E+018+([.E263]*[.F263])/1E+018" office:value-type="float" office:value="6.91002679839457E+022" calcext:value-type="float">
            <text:p>6.9100E+22</text:p>
          </table:table-cell>
          <table:table-cell table:number-columns-repeated="6"/>
        </table:table-row>
        <table:table-row table:style-name="ro1">
          <table:table-cell office:value-type="date" office:date-value="2020-06-29T04:36:13" calcext:value-type="date">
            <text:p>2020-06-29 04:36:13</text:p>
          </table:table-cell>
          <table:table-cell table:formula="of:=[.B263]-[.M4]" office:value-type="float" office:value="6.90002679839457E+022" calcext:value-type="float">
            <text:p>6.9000E+22</text:p>
          </table:table-cell>
          <table:table-cell/>
          <table:table-cell table:formula="of:=[.D263]" office:value-type="float" office:value="0" calcext:value-type="float">
            <text:p>0.0000E+00</text:p>
          </table:table-cell>
          <table:table-cell/>
          <table:table-cell table:formula="of:=[.F263]" office:value-type="float" office:value="0" calcext:value-type="float">
            <text:p>0.0000E+00</text:p>
          </table:table-cell>
          <table:table-cell table:formula="of:=[.B264]+([.C264]*[.D264])/1E+018+([.E264]*[.F264])/1E+018" office:value-type="float" office:value="6.90002679839457E+022" calcext:value-type="float">
            <text:p>6.9000E+22</text:p>
          </table:table-cell>
          <table:table-cell table:number-columns-repeated="6"/>
        </table:table-row>
        <table:table-row table:style-name="ro1">
          <table:table-cell office:value-type="date" office:date-value="2020-06-29T05:13:22" calcext:value-type="date">
            <text:p>2020-06-29 05:13:22</text:p>
          </table:table-cell>
          <table:table-cell table:formula="of:=[.B264]-[.L4]" office:value-type="float" office:value="6.89502679839457E+022" calcext:value-type="float">
            <text:p>6.8950E+22</text:p>
          </table:table-cell>
          <table:table-cell/>
          <table:table-cell table:formula="of:=[.D264]" office:value-type="float" office:value="0" calcext:value-type="float">
            <text:p>0.0000E+00</text:p>
          </table:table-cell>
          <table:table-cell/>
          <table:table-cell table:formula="of:=[.F264]" office:value-type="float" office:value="0" calcext:value-type="float">
            <text:p>0.0000E+00</text:p>
          </table:table-cell>
          <table:table-cell table:formula="of:=[.B265]+([.C265]*[.D265])/1E+018+([.E265]*[.F265])/1E+018" office:value-type="float" office:value="6.89502679839457E+022" calcext:value-type="float">
            <text:p>6.8950E+22</text:p>
          </table:table-cell>
          <table:table-cell table:number-columns-repeated="6"/>
        </table:table-row>
        <table:table-row table:style-name="ro1">
          <table:table-cell office:value-type="date" office:date-value="2020-06-29T06:08:36.000002" calcext:value-type="date">
            <text:p>2020-06-29 06:08:36</text:p>
          </table:table-cell>
          <table:table-cell table:formula="of:=[.B265]-[.M4]" office:value-type="float" office:value="6.88502679839456E+022" calcext:value-type="float">
            <text:p>6.8850E+22</text:p>
          </table:table-cell>
          <table:table-cell/>
          <table:table-cell table:formula="of:=[.D265]" office:value-type="float" office:value="0" calcext:value-type="float">
            <text:p>0.0000E+00</text:p>
          </table:table-cell>
          <table:table-cell/>
          <table:table-cell table:formula="of:=[.F265]" office:value-type="float" office:value="0" calcext:value-type="float">
            <text:p>0.0000E+00</text:p>
          </table:table-cell>
          <table:table-cell table:formula="of:=[.B266]+([.C266]*[.D266])/1E+018+([.E266]*[.F266])/1E+018" office:value-type="float" office:value="6.88502679839456E+022" calcext:value-type="float">
            <text:p>6.8850E+22</text:p>
          </table:table-cell>
          <table:table-cell table:number-columns-repeated="6"/>
        </table:table-row>
        <table:table-row table:style-name="ro1">
          <table:table-cell office:value-type="date" office:date-value="2020-06-29T06:57:43" calcext:value-type="date">
            <text:p>2020-06-29 06:57:43</text:p>
          </table:table-cell>
          <table:table-cell table:formula="of:=[.B266]-[.$L$4]" office:value-type="float" office:value="6.88002679839456E+022" calcext:value-type="float">
            <text:p>6.8800E+22</text:p>
          </table:table-cell>
          <table:table-cell/>
          <table:table-cell table:formula="of:=[.D266]" office:value-type="float" office:value="0" calcext:value-type="float">
            <text:p>0.0000E+00</text:p>
          </table:table-cell>
          <table:table-cell/>
          <table:table-cell table:formula="of:=[.F266]" office:value-type="float" office:value="0" calcext:value-type="float">
            <text:p>0.0000E+00</text:p>
          </table:table-cell>
          <table:table-cell table:formula="of:=[.B267]+([.C267]*[.D267])/1E+018+([.E267]*[.F267])/1E+018" office:value-type="float" office:value="6.88002679839456E+022" calcext:value-type="float">
            <text:p>6.8800E+22</text:p>
          </table:table-cell>
          <table:table-cell table:number-columns-repeated="6"/>
        </table:table-row>
        <table:table-row table:style-name="ro1">
          <table:table-cell office:value-type="date" office:date-value="2020-06-29T07:14:30" calcext:value-type="date">
            <text:p>2020-06-29 07:14:30</text:p>
          </table:table-cell>
          <table:table-cell table:formula="of:=[.B267]-[.$L$4]" office:value-type="float" office:value="6.87502679839457E+022" calcext:value-type="float">
            <text:p>6.8750E+22</text:p>
          </table:table-cell>
          <table:table-cell/>
          <table:table-cell table:formula="of:=[.D267]" office:value-type="float" office:value="0" calcext:value-type="float">
            <text:p>0.0000E+00</text:p>
          </table:table-cell>
          <table:table-cell/>
          <table:table-cell table:formula="of:=[.F267]" office:value-type="float" office:value="0" calcext:value-type="float">
            <text:p>0.0000E+00</text:p>
          </table:table-cell>
          <table:table-cell table:formula="of:=[.B268]+([.C268]*[.D268])/1E+018+([.E268]*[.F268])/1E+018" office:value-type="float" office:value="6.87502679839457E+022" calcext:value-type="float">
            <text:p>6.8750E+22</text:p>
          </table:table-cell>
          <table:table-cell table:number-columns-repeated="6"/>
        </table:table-row>
        <table:table-row table:style-name="ro1">
          <table:table-cell office:value-type="date" office:date-value="2020-06-29T08:11:26" calcext:value-type="date">
            <text:p>2020-06-29 08:11:26</text:p>
          </table:table-cell>
          <table:table-cell table:formula="of:=[.B268]-[.M4]" office:value-type="float" office:value="6.86502679839457E+022" calcext:value-type="float">
            <text:p>6.8650E+22</text:p>
          </table:table-cell>
          <table:table-cell/>
          <table:table-cell table:formula="of:=[.D268]" office:value-type="float" office:value="0" calcext:value-type="float">
            <text:p>0.0000E+00</text:p>
          </table:table-cell>
          <table:table-cell/>
          <table:table-cell table:formula="of:=[.F268]" office:value-type="float" office:value="0" calcext:value-type="float">
            <text:p>0.0000E+00</text:p>
          </table:table-cell>
          <table:table-cell table:formula="of:=[.B269]+([.C269]*[.D269])/1E+018+([.E269]*[.F269])/1E+018" office:value-type="float" office:value="6.86502679839457E+022" calcext:value-type="float">
            <text:p>6.8650E+22</text:p>
          </table:table-cell>
          <table:table-cell table:number-columns-repeated="6"/>
        </table:table-row>
        <table:table-row table:style-name="ro1">
          <table:table-cell office:value-type="date" office:date-value="2020-06-29T09:10:01" calcext:value-type="date">
            <text:p>2020-06-29 09:10:01</text:p>
          </table:table-cell>
          <table:table-cell table:formula="of:=[.B269]-[.L4]" office:value-type="float" office:value="6.86002679839457E+022" calcext:value-type="float">
            <text:p>6.8600E+22</text:p>
          </table:table-cell>
          <table:table-cell/>
          <table:table-cell table:formula="of:=[.D269]" office:value-type="float" office:value="0" calcext:value-type="float">
            <text:p>0.0000E+00</text:p>
          </table:table-cell>
          <table:table-cell/>
          <table:table-cell table:formula="of:=[.F269]" office:value-type="float" office:value="0" calcext:value-type="float">
            <text:p>0.0000E+00</text:p>
          </table:table-cell>
          <table:table-cell table:formula="of:=[.B270]+([.C270]*[.D270])/1E+018+([.E270]*[.F270])/1E+018" office:value-type="float" office:value="6.86002679839457E+022" calcext:value-type="float">
            <text:p>6.8600E+22</text:p>
          </table:table-cell>
          <table:table-cell table:number-columns-repeated="6"/>
        </table:table-row>
        <table:table-row table:style-name="ro1">
          <table:table-cell office:value-type="date" office:date-value="2020-06-29T12:20:08" calcext:value-type="date">
            <text:p>2020-06-29 12:20:08</text:p>
          </table:table-cell>
          <table:table-cell table:formula="of:=[.B270]-([.E271]*[.F271]*(1+1/500))/1E+018" office:value-type="float" office:value="3.63485252479457E+022" calcext:value-type="float">
            <text:p>3.6349E+22</text:p>
          </table:table-cell>
          <table:table-cell/>
          <table:table-cell table:formula="of:=[.D270]" office:value-type="float" office:value="0" calcext:value-type="float">
            <text:p>0.0000E+00</text:p>
          </table:table-cell>
          <table:table-cell office:value-type="float" office:value="2.308E+017" calcext:value-type="float">
            <text:p>2.3080E+17</text:p>
          </table:table-cell>
          <table:table-cell office:value-type="float" office:value="1.3946E+023" calcext:value-type="float">
            <text:p>1.3946E+23</text:p>
          </table:table-cell>
          <table:table-cell table:formula="of:=[.B271]+([.C271]*[.D271])/1E+018+([.E271]*[.F271])/1E+018" office:value-type="float" office:value="6.85358932479457E+022" calcext:value-type="float">
            <text:p>6.8536E+22</text:p>
          </table:table-cell>
          <table:table-cell table:number-columns-repeated="6"/>
        </table:table-row>
        <table:table-row table:style-name="ro1">
          <table:table-cell office:value-type="date" office:date-value="2020-06-29T12:22:46" calcext:value-type="date">
            <text:p>2020-06-29 12:22:46</text:p>
          </table:table-cell>
          <table:table-cell table:formula="of:=[.B271]" office:value-type="float" office:value="3.63485252479457E+022" calcext:value-type="float">
            <text:p>3.6349E+22</text:p>
          </table:table-cell>
          <table:table-cell/>
          <table:table-cell table:formula="of:=[.D271]" office:value-type="float" office:value="0" calcext:value-type="float">
            <text:p>0.0000E+00</text:p>
          </table:table-cell>
          <table:table-cell office:value-type="float" office:value="2.282E+017" calcext:value-type="float">
            <text:p>2.2820E+17</text:p>
          </table:table-cell>
          <table:table-cell office:value-type="float" office:value="1.3946E+023" calcext:value-type="float">
            <text:p>1.3946E+23</text:p>
          </table:table-cell>
          <table:table-cell table:formula="of:=[.B272]+([.C272]*[.D272])/1E+018+([.E272]*[.F272])/1E+018" office:value-type="float" office:value="6.81732972479457E+022" calcext:value-type="float">
            <text:p>6.8173E+22</text:p>
          </table:table-cell>
          <table:table-cell table:number-columns-repeated="6"/>
        </table:table-row>
        <table:table-row table:style-name="ro1">
          <table:table-cell office:value-type="date" office:date-value="2020-06-29T12:25:24" calcext:value-type="date">
            <text:p>2020-06-29 12:25:24</text:p>
          </table:table-cell>
          <table:table-cell table:formula="of:=[.B272]" office:value-type="float" office:value="3.63485252479457E+022" calcext:value-type="float">
            <text:p>3.6349E+22</text:p>
          </table:table-cell>
          <table:table-cell/>
          <table:table-cell table:formula="of:=[.D272]" office:value-type="float" office:value="0" calcext:value-type="float">
            <text:p>0.0000E+00</text:p>
          </table:table-cell>
          <table:table-cell office:value-type="float" office:value="2.29E+017" calcext:value-type="float">
            <text:p>2.2900E+17</text:p>
          </table:table-cell>
          <table:table-cell office:value-type="float" office:value="1.3946E+023" calcext:value-type="float">
            <text:p>1.3946E+23</text:p>
          </table:table-cell>
          <table:table-cell table:formula="of:=[.B273]+([.C273]*[.D273])/1E+018+([.E273]*[.F273])/1E+018" office:value-type="float" office:value="6.82848652479457E+022" calcext:value-type="float">
            <text:p>6.8285E+22</text:p>
          </table:table-cell>
          <table:table-cell table:number-columns-repeated="6"/>
        </table:table-row>
        <table:table-row table:style-name="ro1">
          <table:table-cell office:value-type="date" office:date-value="2020-06-29T12:28:02" calcext:value-type="date">
            <text:p>2020-06-29 12:28:02</text:p>
          </table:table-cell>
          <table:table-cell table:formula="of:=[.B273]" office:value-type="float" office:value="3.63485252479457E+022" calcext:value-type="float">
            <text:p>3.6349E+22</text:p>
          </table:table-cell>
          <table:table-cell/>
          <table:table-cell table:formula="of:=[.D273]" office:value-type="float" office:value="0" calcext:value-type="float">
            <text:p>0.0000E+00</text:p>
          </table:table-cell>
          <table:table-cell office:value-type="float" office:value="2.3043E+017" calcext:value-type="float">
            <text:p>2.3043E+17</text:p>
          </table:table-cell>
          <table:table-cell office:value-type="float" office:value="1.3946E+023" calcext:value-type="float">
            <text:p>1.3946E+23</text:p>
          </table:table-cell>
          <table:table-cell table:formula="of:=[.B274]+([.C274]*[.D274])/1E+018+([.E274]*[.F274])/1E+018" office:value-type="float" office:value="6.84842930479457E+022" calcext:value-type="float">
            <text:p>6.8484E+22</text:p>
          </table:table-cell>
          <table:table-cell table:number-columns-repeated="6"/>
        </table:table-row>
        <table:table-row table:style-name="ro1">
          <table:table-cell office:value-type="date" office:date-value="2020-06-29T12:30:40" calcext:value-type="date">
            <text:p>2020-06-29 12:30:40</text:p>
          </table:table-cell>
          <table:table-cell table:formula="of:=[.B274]" office:value-type="float" office:value="3.63485252479457E+022" calcext:value-type="float">
            <text:p>3.6349E+22</text:p>
          </table:table-cell>
          <table:table-cell/>
          <table:table-cell table:formula="of:=[.D274]" office:value-type="float" office:value="0" calcext:value-type="float">
            <text:p>0.0000E+00</text:p>
          </table:table-cell>
          <table:table-cell office:value-type="float" office:value="2.317E+017" calcext:value-type="float">
            <text:p>2.3170E+17</text:p>
          </table:table-cell>
          <table:table-cell office:value-type="float" office:value="1.3946E+023" calcext:value-type="float">
            <text:p>1.3946E+23</text:p>
          </table:table-cell>
          <table:table-cell table:formula="of:=[.B275]+([.C275]*[.D275])/1E+018+([.E275]*[.F275])/1E+018" office:value-type="float" office:value="6.86614072479457E+022" calcext:value-type="float">
            <text:p>6.8661E+22</text:p>
          </table:table-cell>
          <table:table-cell table:number-columns-repeated="6"/>
        </table:table-row>
        <table:table-row table:style-name="ro1">
          <table:table-cell office:value-type="date" office:date-value="2020-06-29T12:33:18" calcext:value-type="date">
            <text:p>2020-06-29 12:33:18</text:p>
          </table:table-cell>
          <table:table-cell table:formula="of:=[.B275]" office:value-type="float" office:value="3.63485252479457E+022" calcext:value-type="float">
            <text:p>3.6349E+22</text:p>
          </table:table-cell>
          <table:table-cell/>
          <table:table-cell table:formula="of:=[.D275]" office:value-type="float" office:value="0" calcext:value-type="float">
            <text:p>0.0000E+00</text:p>
          </table:table-cell>
          <table:table-cell office:value-type="float" office:value="2.3E+017" calcext:value-type="float">
            <text:p>2.3000E+17</text:p>
          </table:table-cell>
          <table:table-cell office:value-type="float" office:value="1.3946E+023" calcext:value-type="float">
            <text:p>1.3946E+23</text:p>
          </table:table-cell>
          <table:table-cell table:formula="of:=[.B276]+([.C276]*[.D276])/1E+018+([.E276]*[.F276])/1E+018" office:value-type="float" office:value="6.84243252479457E+022" calcext:value-type="float">
            <text:p>6.8424E+22</text:p>
          </table:table-cell>
          <table:table-cell table:number-columns-repeated="6"/>
        </table:table-row>
        <table:table-row table:style-name="ro1">
          <table:table-cell office:value-type="date" office:date-value="2020-06-29T12:35:56" calcext:value-type="date">
            <text:p>2020-06-29 12:35:56</text:p>
          </table:table-cell>
          <table:table-cell table:formula="of:=[.B276]" office:value-type="float" office:value="3.63485252479457E+022" calcext:value-type="float">
            <text:p>3.6349E+22</text:p>
          </table:table-cell>
          <table:table-cell/>
          <table:table-cell table:formula="of:=[.D276]" office:value-type="float" office:value="0" calcext:value-type="float">
            <text:p>0.0000E+00</text:p>
          </table:table-cell>
          <table:table-cell office:value-type="float" office:value="2.3022E+017" calcext:value-type="float">
            <text:p>2.3022E+17</text:p>
          </table:table-cell>
          <table:table-cell office:value-type="float" office:value="1.3946E+023" calcext:value-type="float">
            <text:p>1.3946E+23</text:p>
          </table:table-cell>
          <table:table-cell table:formula="of:=[.B277]+([.C277]*[.D277])/1E+018+([.E277]*[.F277])/1E+018" office:value-type="float" office:value="6.84550064479457E+022" calcext:value-type="float">
            <text:p>6.8455E+22</text:p>
          </table:table-cell>
          <table:table-cell table:number-columns-repeated="6"/>
        </table:table-row>
        <table:table-row table:style-name="ro1">
          <table:table-cell office:value-type="date" office:date-value="2020-06-29T12:38:34" calcext:value-type="date">
            <text:p>2020-06-29 12:38:34</text:p>
          </table:table-cell>
          <table:table-cell table:formula="of:=[.B277]" office:value-type="float" office:value="3.63485252479457E+022" calcext:value-type="float">
            <text:p>3.6349E+22</text:p>
          </table:table-cell>
          <table:table-cell/>
          <table:table-cell table:formula="of:=[.D277]" office:value-type="float" office:value="0" calcext:value-type="float">
            <text:p>0.0000E+00</text:p>
          </table:table-cell>
          <table:table-cell office:value-type="float" office:value="2.3098E+017" calcext:value-type="float">
            <text:p>2.3098E+17</text:p>
          </table:table-cell>
          <table:table-cell office:value-type="float" office:value="1.3946E+023" calcext:value-type="float">
            <text:p>1.3946E+23</text:p>
          </table:table-cell>
          <table:table-cell table:formula="of:=[.B278]+([.C278]*[.D278])/1E+018+([.E278]*[.F278])/1E+018" office:value-type="float" office:value="6.85609960479457E+022" calcext:value-type="float">
            <text:p>6.8561E+22</text:p>
          </table:table-cell>
          <table:table-cell table:number-columns-repeated="6"/>
        </table:table-row>
        <table:table-row table:style-name="ro1">
          <table:table-cell office:value-type="date" office:date-value="2020-06-29T13:05:44" calcext:value-type="date">
            <text:p>2020-06-29 13:05:44</text:p>
          </table:table-cell>
          <table:table-cell table:formula="of:=[.B278]" office:value-type="float" office:value="3.63485252479457E+022" calcext:value-type="float">
            <text:p>3.6349E+22</text:p>
          </table:table-cell>
          <table:table-cell/>
          <table:table-cell table:formula="of:=[.D278]" office:value-type="float" office:value="0" calcext:value-type="float">
            <text:p>0.0000E+00</text:p>
          </table:table-cell>
          <table:table-cell office:value-type="float" office:value="2.3121E+017" calcext:value-type="float">
            <text:p>2.3121E+17</text:p>
          </table:table-cell>
          <table:table-cell office:value-type="float" office:value="1.3946E+023" calcext:value-type="float">
            <text:p>1.3946E+23</text:p>
          </table:table-cell>
          <table:table-cell table:formula="of:=[.B279]+([.C279]*[.D279])/1E+018+([.E279]*[.F279])/1E+018" office:value-type="float" office:value="6.85930718479457E+022" calcext:value-type="float">
            <text:p>6.8593E+22</text:p>
          </table:table-cell>
          <table:table-cell table:number-columns-repeated="6"/>
        </table:table-row>
        <table:table-row table:style-name="ro1">
          <table:table-cell office:value-type="date" office:date-value="2020-06-29T13:12:17" calcext:value-type="date">
            <text:p>2020-06-29 13:12:17</text:p>
          </table:table-cell>
          <table:table-cell table:formula="of:=[.B279]" office:value-type="float" office:value="3.63485252479457E+022" calcext:value-type="float">
            <text:p>3.6349E+22</text:p>
          </table:table-cell>
          <table:table-cell/>
          <table:table-cell table:formula="of:=[.D279]" office:value-type="float" office:value="0" calcext:value-type="float">
            <text:p>0.0000E+00</text:p>
          </table:table-cell>
          <table:table-cell office:value-type="float" office:value="2.318E+017" calcext:value-type="float">
            <text:p>2.3180E+17</text:p>
          </table:table-cell>
          <table:table-cell office:value-type="float" office:value="1.3946E+023" calcext:value-type="float">
            <text:p>1.3946E+23</text:p>
          </table:table-cell>
          <table:table-cell table:formula="of:=[.B280]+([.C280]*[.D280])/1E+018+([.E280]*[.F280])/1E+018" office:value-type="float" office:value="6.86753532479457E+022" calcext:value-type="float">
            <text:p>6.8675E+22</text:p>
          </table:table-cell>
          <table:table-cell table:number-columns-repeated="6"/>
        </table:table-row>
        <table:table-row table:style-name="ro1">
          <table:table-cell office:value-type="date" office:date-value="2020-06-29T13:19:03" calcext:value-type="date">
            <text:p>2020-06-29 13:19:03</text:p>
          </table:table-cell>
          <table:table-cell table:formula="of:=[.B280]" office:value-type="float" office:value="3.63485252479457E+022" calcext:value-type="float">
            <text:p>3.6349E+22</text:p>
          </table:table-cell>
          <table:table-cell/>
          <table:table-cell table:formula="of:=[.D280]" office:value-type="float" office:value="0" calcext:value-type="float">
            <text:p>0.0000E+00</text:p>
          </table:table-cell>
          <table:table-cell office:value-type="float" office:value="2.35E+017" calcext:value-type="float">
            <text:p>2.3500E+17</text:p>
          </table:table-cell>
          <table:table-cell office:value-type="float" office:value="1.3946E+023" calcext:value-type="float">
            <text:p>1.3946E+23</text:p>
          </table:table-cell>
          <table:table-cell table:formula="of:=[.B281]+([.C281]*[.D281])/1E+018+([.E281]*[.F281])/1E+018" office:value-type="float" office:value="6.91216252479457E+022" calcext:value-type="float">
            <text:p>6.9122E+22</text:p>
          </table:table-cell>
          <table:table-cell table:number-columns-repeated="6"/>
        </table:table-row>
        <table:table-row table:style-name="ro1">
          <table:table-cell office:value-type="date" office:date-value="2020-06-29T13:26:20" calcext:value-type="date">
            <text:p>2020-06-29 13:26:20</text:p>
          </table:table-cell>
          <table:table-cell table:formula="of:=[.B281]" office:value-type="float" office:value="3.63485252479457E+022" calcext:value-type="float">
            <text:p>3.6349E+22</text:p>
          </table:table-cell>
          <table:table-cell/>
          <table:table-cell table:formula="of:=[.D281]" office:value-type="float" office:value="0" calcext:value-type="float">
            <text:p>0.0000E+00</text:p>
          </table:table-cell>
          <table:table-cell office:value-type="float" office:value="2.373E+017" calcext:value-type="float">
            <text:p>2.3730E+17</text:p>
          </table:table-cell>
          <table:table-cell office:value-type="float" office:value="1.3946E+023" calcext:value-type="float">
            <text:p>1.3946E+23</text:p>
          </table:table-cell>
          <table:table-cell table:formula="of:=[.B282]+([.C282]*[.D282])/1E+018+([.E282]*[.F282])/1E+018" office:value-type="float" office:value="6.94423832479457E+022" calcext:value-type="float">
            <text:p>6.9442E+22</text:p>
          </table:table-cell>
          <table:table-cell table:number-columns-repeated="6"/>
        </table:table-row>
        <table:table-row table:style-name="ro1">
          <table:table-cell office:value-type="date" office:date-value="2020-06-29T13:35:41.999999" calcext:value-type="date">
            <text:p>2020-06-29 13:35:42</text:p>
          </table:table-cell>
          <table:table-cell table:formula="of:=[.B282]" office:value-type="float" office:value="3.63485252479457E+022" calcext:value-type="float">
            <text:p>3.6349E+22</text:p>
          </table:table-cell>
          <table:table-cell/>
          <table:table-cell table:formula="of:=[.D282]" office:value-type="float" office:value="0" calcext:value-type="float">
            <text:p>0.0000E+00</text:p>
          </table:table-cell>
          <table:table-cell office:value-type="float" office:value="2.372E+017" calcext:value-type="float">
            <text:p>2.3720E+17</text:p>
          </table:table-cell>
          <table:table-cell office:value-type="float" office:value="1.3946E+023" calcext:value-type="float">
            <text:p>1.3946E+23</text:p>
          </table:table-cell>
          <table:table-cell table:formula="of:=[.B283]+([.C283]*[.D283])/1E+018+([.E283]*[.F283])/1E+018" office:value-type="float" office:value="6.94284372479457E+022" calcext:value-type="float">
            <text:p>6.9428E+22</text:p>
          </table:table-cell>
          <table:table-cell table:number-columns-repeated="6"/>
        </table:table-row>
        <table:table-row table:style-name="ro1">
          <table:table-cell office:value-type="date" office:date-value="2020-06-29T13:42:07" calcext:value-type="date">
            <text:p>2020-06-29 13:42:07</text:p>
          </table:table-cell>
          <table:table-cell table:formula="of:=[.B283]" office:value-type="float" office:value="3.63485252479457E+022" calcext:value-type="float">
            <text:p>3.6349E+22</text:p>
          </table:table-cell>
          <table:table-cell/>
          <table:table-cell table:formula="of:=[.D283]" office:value-type="float" office:value="0" calcext:value-type="float">
            <text:p>0.0000E+00</text:p>
          </table:table-cell>
          <table:table-cell office:value-type="float" office:value="2.3712E+017" calcext:value-type="float">
            <text:p>2.3712E+17</text:p>
          </table:table-cell>
          <table:table-cell office:value-type="float" office:value="1.3946E+023" calcext:value-type="float">
            <text:p>1.3946E+23</text:p>
          </table:table-cell>
          <table:table-cell table:formula="of:=[.B284]+([.C284]*[.D284])/1E+018+([.E284]*[.F284])/1E+018" office:value-type="float" office:value="6.94172804479457E+022" calcext:value-type="float">
            <text:p>6.9417E+22</text:p>
          </table:table-cell>
          <table:table-cell table:number-columns-repeated="6"/>
        </table:table-row>
        <table:table-row table:style-name="ro1">
          <table:table-cell office:value-type="date" office:date-value="2020-06-29T13:47:54" calcext:value-type="date">
            <text:p>2020-06-29 13:47:54</text:p>
          </table:table-cell>
          <table:table-cell table:formula="of:=[.B284]" office:value-type="float" office:value="3.63485252479457E+022" calcext:value-type="float">
            <text:p>3.6349E+22</text:p>
          </table:table-cell>
          <table:table-cell/>
          <table:table-cell table:formula="of:=[.D284]" office:value-type="float" office:value="0" calcext:value-type="float">
            <text:p>0.0000E+00</text:p>
          </table:table-cell>
          <table:table-cell office:value-type="float" office:value="2.3698E+017" calcext:value-type="float">
            <text:p>2.3698E+17</text:p>
          </table:table-cell>
          <table:table-cell office:value-type="float" office:value="1.3946E+023" calcext:value-type="float">
            <text:p>1.3946E+23</text:p>
          </table:table-cell>
          <table:table-cell table:formula="of:=[.B285]+([.C285]*[.D285])/1E+018+([.E285]*[.F285])/1E+018" office:value-type="float" office:value="6.93977560479457E+022" calcext:value-type="float">
            <text:p>6.9398E+22</text:p>
          </table:table-cell>
          <table:table-cell table:number-columns-repeated="6"/>
        </table:table-row>
        <table:table-row table:style-name="ro1">
          <table:table-cell office:value-type="date" office:date-value="2020-06-29T13:57:35" calcext:value-type="date">
            <text:p>2020-06-29 13:57:35</text:p>
          </table:table-cell>
          <table:table-cell table:formula="of:=[.B285]-([.C286]*[.D286]*(1+1/500))/1E+018" office:value-type="float" office:value="3.45108572479457E+022" calcext:value-type="float">
            <text:p>3.4511E+22</text:p>
          </table:table-cell>
          <table:table-cell office:value-type="float" office:value="3.668E+019" calcext:value-type="float">
            <text:p>3.668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332E+017" calcext:value-type="float">
            <text:p>2.3332E+17</text:p>
          </table:table-cell>
          <table:table-cell office:value-type="float" office:value="1.3946E+023" calcext:value-type="float">
            <text:p>1.3946E+23</text:p>
          </table:table-cell>
          <table:table-cell table:formula="of:=[.B286]+([.C286]*[.D286])/1E+018+([.E286]*[.F286])/1E+018" office:value-type="float" office:value="6.88836644479457E+022" calcext:value-type="float">
            <text:p>6.8884E+22</text:p>
          </table:table-cell>
          <table:table-cell table:number-columns-repeated="6"/>
        </table:table-row>
        <table:table-row table:style-name="ro1">
          <table:table-cell office:value-type="date" office:date-value="2020-06-29T14:03:00" calcext:value-type="date">
            <text:p>2020-06-29 14:03:00</text:p>
          </table:table-cell>
          <table:table-cell table:formula="of:=[.B286]" office:value-type="float" office:value="3.45108572479457E+022" calcext:value-type="float">
            <text:p>3.4511E+22</text:p>
          </table:table-cell>
          <table:table-cell office:value-type="float" office:value="3.462E+019" calcext:value-type="float">
            <text:p>3.462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541E+017" calcext:value-type="float">
            <text:p>2.3541E+17</text:p>
          </table:table-cell>
          <table:table-cell office:value-type="float" office:value="1.3946E+023" calcext:value-type="float">
            <text:p>1.3946E+23</text:p>
          </table:table-cell>
          <table:table-cell table:formula="of:=[.B287]+([.C287]*[.D287])/1E+018+([.E287]*[.F287])/1E+018" office:value-type="float" office:value="6.90721358479457E+022" calcext:value-type="float">
            <text:p>6.9072E+22</text:p>
          </table:table-cell>
          <table:table-cell table:number-columns-repeated="6"/>
        </table:table-row>
        <table:table-row table:style-name="ro1">
          <table:table-cell office:value-type="date" office:date-value="2020-06-29T14:08:42" calcext:value-type="date">
            <text:p>2020-06-29 14:08:42</text:p>
          </table:table-cell>
          <table:table-cell table:formula="of:=[.B287]" office:value-type="float" office:value="3.45108572479457E+022" calcext:value-type="float">
            <text:p>3.4511E+22</text:p>
          </table:table-cell>
          <table:table-cell office:value-type="float" office:value="3.407E+019" calcext:value-type="float">
            <text:p>3.407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62E+017" calcext:value-type="float">
            <text:p>2.3620E+17</text:p>
          </table:table-cell>
          <table:table-cell office:value-type="float" office:value="1.3946E+023" calcext:value-type="float">
            <text:p>1.3946E+23</text:p>
          </table:table-cell>
          <table:table-cell table:formula="of:=[.B288]+([.C288]*[.D288])/1E+018+([.E288]*[.F288])/1E+018" office:value-type="float" office:value="6.91548092479457E+022" calcext:value-type="float">
            <text:p>6.9155E+22</text:p>
          </table:table-cell>
          <table:table-cell table:number-columns-repeated="6"/>
        </table:table-row>
        <table:table-row table:style-name="ro1">
          <table:table-cell office:value-type="date" office:date-value="2020-06-29T14:18:01" calcext:value-type="date">
            <text:p>2020-06-29 14:18:01</text:p>
          </table:table-cell>
          <table:table-cell table:formula="of:=[.B288]" office:value-type="float" office:value="3.45108572479457E+022" calcext:value-type="float">
            <text:p>3.4511E+22</text:p>
          </table:table-cell>
          <table:table-cell office:value-type="float" office:value="3.457E+019" calcext:value-type="float">
            <text:p>3.457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62E+017" calcext:value-type="float">
            <text:p>2.3620E+17</text:p>
          </table:table-cell>
          <table:table-cell office:value-type="float" office:value="1.3946E+023" calcext:value-type="float">
            <text:p>1.3946E+23</text:p>
          </table:table-cell>
          <table:table-cell table:formula="of:=[.B289]+([.C289]*[.D289])/1E+018+([.E289]*[.F289])/1E+018" office:value-type="float" office:value="6.91798092479457E+022" calcext:value-type="float">
            <text:p>6.9180E+22</text:p>
          </table:table-cell>
          <table:table-cell table:number-columns-repeated="6"/>
        </table:table-row>
        <table:table-row table:style-name="ro1">
          <table:table-cell office:value-type="date" office:date-value="2020-06-29T14:26:31" calcext:value-type="date">
            <text:p>2020-06-29 14:26:31</text:p>
          </table:table-cell>
          <table:table-cell table:formula="of:=[.B289]" office:value-type="float" office:value="3.45108572479457E+022" calcext:value-type="float">
            <text:p>3.4511E+22</text:p>
          </table:table-cell>
          <table:table-cell office:value-type="float" office:value="3.42E+019" calcext:value-type="float">
            <text:p>3.420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793E+017" calcext:value-type="float">
            <text:p>2.3793E+17</text:p>
          </table:table-cell>
          <table:table-cell office:value-type="float" office:value="1.3946E+023" calcext:value-type="float">
            <text:p>1.3946E+23</text:p>
          </table:table-cell>
          <table:table-cell table:formula="of:=[.B290]+([.C290]*[.D290])/1E+018+([.E290]*[.F290])/1E+018" office:value-type="float" office:value="6.94025750479457E+022" calcext:value-type="float">
            <text:p>6.9403E+22</text:p>
          </table:table-cell>
          <table:table-cell table:number-columns-repeated="6"/>
        </table:table-row>
        <table:table-row table:style-name="ro1">
          <table:table-cell office:value-type="date" office:date-value="2020-06-29T14:33:07" calcext:value-type="date">
            <text:p>2020-06-29 14:33:07</text:p>
          </table:table-cell>
          <table:table-cell table:formula="of:=[.B290]" office:value-type="float" office:value="3.45108572479457E+022" calcext:value-type="float">
            <text:p>3.4511E+22</text:p>
          </table:table-cell>
          <table:table-cell office:value-type="float" office:value="3.457E+019" calcext:value-type="float">
            <text:p>3.457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2.396E+017" calcext:value-type="float">
            <text:p>2.3960E+17</text:p>
          </table:table-cell>
          <table:table-cell office:value-type="float" office:value="1.3946E+023" calcext:value-type="float">
            <text:p>1.3946E+23</text:p>
          </table:table-cell>
          <table:table-cell table:formula="of:=[.B291]+([.C291]*[.D291])/1E+018+([.E291]*[.F291])/1E+018" office:value-type="float" office:value="6.96539732479457E+022" calcext:value-type="float">
            <text:p>6.9654E+22</text:p>
          </table:table-cell>
          <table:table-cell table:number-columns-repeated="6"/>
        </table:table-row>
        <table:table-row table:style-name="ro1">
          <table:table-cell office:value-type="date" office:date-value="2020-06-29T14:38:48" calcext:value-type="date">
            <text:p>2020-06-29 14:38:48</text:p>
          </table:table-cell>
          <table:table-cell table:formula="of:=[.B291]+([.C292]*[.D291]*(1-1/500))/1E+018" office:value-type="float" office:value="3.62877962479457E+022" calcext:value-type="float">
            <text:p>3.6288E+22</text:p>
          </table:table-cell>
          <table:table-cell office:value-type="float" office:value="3.561E+019" calcext:value-type="float">
            <text:p>3.5610E+19</text:p>
          </table:table-cell>
          <table:table-cell office:value-type="float" office:value="0" calcext:value-type="float">
            <text:p>0.0000E+00</text:p>
          </table:table-cell>
          <table:table-cell office:value-type="float" office:value="2.396E+017" calcext:value-type="float">
            <text:p>2.3960E+17</text:p>
          </table:table-cell>
          <table:table-cell office:value-type="float" office:value="1.3946E+023" calcext:value-type="float">
            <text:p>1.3946E+23</text:p>
          </table:table-cell>
          <table:table-cell table:formula="of:=[.B292]+([.C292]*[.D292])/1E+018+([.E292]*[.F292])/1E+018" office:value-type="float" office:value="6.97024122479457E+022" calcext:value-type="float">
            <text:p>6.9702E+22</text:p>
          </table:table-cell>
          <table:table-cell table:number-columns-repeated="6"/>
        </table:table-row>
        <table:table-row table:style-name="ro1">
          <table:table-cell office:value-type="date" office:date-value="2020-06-29T14:49:09.000001" calcext:value-type="date">
            <text:p>2020-06-29 14:49:09</text:p>
          </table:table-cell>
          <table:table-cell table:formula="of:=[.B292]" office:value-type="float" office:value="3.62877962479457E+022" calcext:value-type="float">
            <text:p>3.6288E+22</text:p>
          </table:table-cell>
          <table:table-cell/>
          <table:table-cell table:formula="of:=[.D292]" office:value-type="float" office:value="0" calcext:value-type="float">
            <text:p>0.0000E+00</text:p>
          </table:table-cell>
          <table:table-cell office:value-type="float" office:value="2.3594E+017" calcext:value-type="float">
            <text:p>2.3594E+17</text:p>
          </table:table-cell>
          <table:table-cell office:value-type="float" office:value="1.3946E+023" calcext:value-type="float">
            <text:p>1.3946E+23</text:p>
          </table:table-cell>
          <table:table-cell table:formula="of:=[.B293]+([.C293]*[.D293])/1E+018+([.E293]*[.F293])/1E+018" office:value-type="float" office:value="6.91919886479457E+022" calcext:value-type="float">
            <text:p>6.9192E+22</text:p>
          </table:table-cell>
          <table:table-cell table:number-columns-repeated="6"/>
        </table:table-row>
        <table:table-row table:style-name="ro1">
          <table:table-cell office:value-type="date" office:date-value="2020-06-29T15:02:50" calcext:value-type="date">
            <text:p>2020-06-29 15:02:50</text:p>
          </table:table-cell>
          <table:table-cell table:formula="of:=[.B293]" office:value-type="float" office:value="3.62877962479457E+022" calcext:value-type="float">
            <text:p>3.6288E+22</text:p>
          </table:table-cell>
          <table:table-cell/>
          <table:table-cell table:formula="of:=[.D293]" office:value-type="float" office:value="0" calcext:value-type="float">
            <text:p>0.0000E+00</text:p>
          </table:table-cell>
          <table:table-cell office:value-type="float" office:value="2.2587E+017" calcext:value-type="float">
            <text:p>2.2587E+17</text:p>
          </table:table-cell>
          <table:table-cell office:value-type="float" office:value="1.3946E+023" calcext:value-type="float">
            <text:p>1.3946E+23</text:p>
          </table:table-cell>
          <table:table-cell table:formula="of:=[.B294]+([.C294]*[.D294])/1E+018+([.E294]*[.F294])/1E+018" office:value-type="float" office:value="6.77876264479457E+022" calcext:value-type="float">
            <text:p>6.7788E+22</text:p>
          </table:table-cell>
          <table:table-cell table:number-columns-repeated="6"/>
        </table:table-row>
        <table:table-row table:style-name="ro1">
          <table:table-cell office:value-type="date" office:date-value="2020-06-29T15:11:53" calcext:value-type="date">
            <text:p>2020-06-29 15:11:53</text:p>
          </table:table-cell>
          <table:table-cell table:formula="of:=[.B292]+([.E295]*[.F294]*(1-1/500))/1E+018" office:value-type="float" office:value="6.85708477539457E+022" calcext:value-type="float">
            <text:p>6.8571E+22</text:p>
          </table:table-cell>
          <table:table-cell/>
          <table:table-cell table:formula="of:=[.D294]" office:value-type="float" office:value="0" calcext:value-type="float">
            <text:p>0.0000E+00</text:p>
          </table:table-cell>
          <table:table-cell office:value-type="float" office:value="2.3195E+017" calcext:value-type="float">
            <text:p>2.3195E+17</text:p>
          </table:table-cell>
          <table:table-cell office:value-type="float" office:value="0" calcext:value-type="float">
            <text:p>0.0000E+00</text:p>
          </table:table-cell>
          <table:table-cell table:formula="of:=[.B295]+([.C295]*[.D295])/1E+018+([.E295]*[.F295])/1E+018" office:value-type="float" office:value="6.85708477539457E+022" calcext:value-type="float">
            <text:p>6.8571E+22</text:p>
          </table:table-cell>
          <table:table-cell table:number-columns-repeated="6"/>
        </table:table-row>
        <table:table-row table:style-name="ro1">
          <table:table-cell office:value-type="date" office:date-value="2020-06-29T17:28:14" calcext:value-type="date">
            <text:p>2020-06-29 17:28:14</text:p>
          </table:table-cell>
          <table:table-cell table:formula="of:=[.B295]-([.C296]*[.D296]*(1+1/500))/1E+018" office:value-type="float" office:value="3.76485065139457E+022" calcext:value-type="float">
            <text:p>3.7649E+22</text:p>
          </table:table-cell>
          <table:table-cell office:value-type="float" office:value="3.218E+019" calcext:value-type="float">
            <text:p>3.2180E+19</text:p>
          </table:table-cell>
          <table:table-cell office:value-type="float" office:value="9.59E+020" calcext:value-type="float">
            <text:p>9.5900E+20</text:p>
          </table:table-cell>
          <table:table-cell/>
          <table:table-cell table:formula="of:=[.F295]" office:value-type="float" office:value="0" calcext:value-type="float">
            <text:p>0.0000E+00</text:p>
          </table:table-cell>
          <table:table-cell table:formula="of:=[.B296]+([.C296]*[.D296])/1E+018+([.E296]*[.F296])/1E+018" office:value-type="float" office:value="6.85091265139457E+022" calcext:value-type="float">
            <text:p>6.8509E+22</text:p>
          </table:table-cell>
          <table:table-cell table:number-columns-repeated="6"/>
        </table:table-row>
        <table:table-row table:style-name="ro1">
          <table:table-cell office:value-type="date" office:date-value="2020-06-29T17:35:21" calcext:value-type="date">
            <text:p>2020-06-29 17:35:21</text:p>
          </table:table-cell>
          <table:table-cell table:formula="of:=[.B296]" office:value-type="float" office:value="3.76485065139457E+022" calcext:value-type="float">
            <text:p>3.7649E+22</text:p>
          </table:table-cell>
          <table:table-cell office:value-type="float" office:value="3.167E+019" calcext:value-type="float">
            <text:p>3.1670E+19</text:p>
          </table:table-cell>
          <table:table-cell office:value-type="float" office:value="9.59E+020" calcext:value-type="float">
            <text:p>9.5900E+20</text:p>
          </table:table-cell>
          <table:table-cell/>
          <table:table-cell table:formula="of:=[.F296]" office:value-type="float" office:value="0" calcext:value-type="float">
            <text:p>0.0000E+00</text:p>
          </table:table-cell>
          <table:table-cell table:formula="of:=[.B297]+([.C297]*[.D297])/1E+018+([.E297]*[.F297])/1E+018" office:value-type="float" office:value="6.80200365139457E+022" calcext:value-type="float">
            <text:p>6.8020E+22</text:p>
          </table:table-cell>
          <table:table-cell table:number-columns-repeated="6"/>
        </table:table-row>
        <table:table-row table:style-name="ro1">
          <table:table-cell office:value-type="date" office:date-value="2020-06-29T17:46:23" calcext:value-type="date">
            <text:p>2020-06-29 17:46:23</text:p>
          </table:table-cell>
          <table:table-cell table:formula="of:=[.B297]-([.E298]*[.F298]*(1+1/500))/1E+018" office:value-type="float" office:value="2.09022709741057E+022" calcext:value-type="float">
            <text:p>2.0902E+22</text:p>
          </table:table-cell>
          <table:table-cell office:value-type="float" office:value="3.175E+019" calcext:value-type="float">
            <text:p>3.1750E+19</text:p>
          </table:table-cell>
          <table:table-cell office:value-type="float" office:value="9.59E+020" calcext:value-type="float">
            <text:p>9.5900E+20</text:p>
          </table:table-cell>
          <table:table-cell office:value-type="float" office:value="2.2329E+017" calcext:value-type="float">
            <text:p>2.2329E+17</text:p>
          </table:table-cell>
          <table:table-cell office:value-type="float" office:value="7.4848E+022" calcext:value-type="float">
            <text:p>7.4848E+22</text:p>
          </table:table-cell>
          <table:table-cell table:formula="of:=[.B298]+([.C298]*[.D298])/1E+018+([.E298]*[.F298])/1E+018" office:value-type="float" office:value="6.80633308941057E+022" calcext:value-type="float">
            <text:p>6.8063E+22</text:p>
          </table:table-cell>
          <table:table-cell table:number-columns-repeated="6"/>
        </table:table-row>
        <table:table-row table:style-name="ro1">
          <table:table-cell office:value-type="date" office:date-value="2020-06-29T17:51:55" calcext:value-type="date">
            <text:p>2020-06-29 17:51:55</text:p>
          </table:table-cell>
          <table:table-cell table:formula="of:=[.B298]" office:value-type="float" office:value="2.09022709741057E+022" calcext:value-type="float">
            <text:p>2.0902E+22</text:p>
          </table:table-cell>
          <table:table-cell office:value-type="float" office:value="3.171E+019" calcext:value-type="float">
            <text:p>3.1710E+19</text:p>
          </table:table-cell>
          <table:table-cell office:value-type="float" office:value="9.59E+020" calcext:value-type="float">
            <text:p>9.5900E+20</text:p>
          </table:table-cell>
          <table:table-cell office:value-type="float" office:value="2.2123E+017" calcext:value-type="float">
            <text:p>2.2123E+17</text:p>
          </table:table-cell>
          <table:table-cell office:value-type="float" office:value="7.4848E+022" calcext:value-type="float">
            <text:p>7.4848E+22</text:p>
          </table:table-cell>
          <table:table-cell table:formula="of:=[.B299]+([.C299]*[.D299])/1E+018+([.E299]*[.F299])/1E+018" office:value-type="float" office:value="6.78707840141057E+022" calcext:value-type="float">
            <text:p>6.7871E+22</text:p>
          </table:table-cell>
          <table:table-cell table:number-columns-repeated="6"/>
        </table:table-row>
        <table:table-row table:style-name="ro1">
          <table:table-cell office:value-type="date" office:date-value="2020-06-29T17:59:03.000002" calcext:value-type="date">
            <text:p>2020-06-29 17:59:03</text:p>
          </table:table-cell>
          <table:table-cell table:formula="of:=[.B298]+([.C300]*[.D299]*(1-1/500))/1E+018" office:value-type="float" office:value="5.16820280941057E+022" calcext:value-type="float">
            <text:p>5.1682E+22</text:p>
          </table:table-cell>
          <table:table-cell office:value-type="float" office:value="3.216E+019" calcext:value-type="float">
            <text:p>3.2160E+19</text:p>
          </table:table-cell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0]+([.C300]*[.D300])/1E+018+([.E300]*[.F300])/1E+018" office:value-type="float" office:value="6.82608600941057E+022" calcext:value-type="float">
            <text:p>6.8261E+22</text:p>
          </table:table-cell>
          <table:table-cell table:number-columns-repeated="6"/>
        </table:table-row>
        <table:table-row table:style-name="ro1">
          <table:table-cell office:value-type="date" office:date-value="2020-06-29T22:36:24" calcext:value-type="date">
            <text:p>2020-06-29 22:36:24</text:p>
          </table:table-cell>
          <table:table-cell table:formula="of:=[.B300]+[.K2]" office:value-type="float" office:value="5.25820280941057E+022" calcext:value-type="float">
            <text:p>5.25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1]+([.C301]*[.D301])/1E+018+([.E301]*[.F301])/1E+018" office:value-type="float" office:value="6.91608600941057E+022" calcext:value-type="float">
            <text:p>6.9161E+22</text:p>
          </table:table-cell>
          <table:table-cell table:number-columns-repeated="6"/>
        </table:table-row>
        <table:table-row table:style-name="ro1">
          <table:table-cell office:value-type="date" office:date-value="2020-06-29T23:17:05" calcext:value-type="date">
            <text:p>2020-06-29 23:17:05</text:p>
          </table:table-cell>
          <table:table-cell table:formula="of:=[.B301]-[.L4]" office:value-type="float" office:value="5.25320280941057E+022" calcext:value-type="float">
            <text:p>5.25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2]+([.C302]*[.D302])/1E+018+([.E302]*[.F302])/1E+018" office:value-type="float" office:value="6.91108600941057E+022" calcext:value-type="float">
            <text:p>6.9111E+22</text:p>
          </table:table-cell>
          <table:table-cell table:number-columns-repeated="6"/>
        </table:table-row>
        <table:table-row table:style-name="ro1">
          <table:table-cell office:value-type="date" office:date-value="2020-06-29T23:46:33.000002" calcext:value-type="date">
            <text:p>2020-06-29 23:46:33</text:p>
          </table:table-cell>
          <table:table-cell table:formula="of:=[.B302]-[.M4]" office:value-type="float" office:value="5.24320280941057E+022" calcext:value-type="float">
            <text:p>5.24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3]+([.C303]*[.D303])/1E+018+([.E303]*[.F303])/1E+018" office:value-type="float" office:value="6.90108600941057E+022" calcext:value-type="float">
            <text:p>6.9011E+22</text:p>
          </table:table-cell>
          <table:table-cell table:number-columns-repeated="6"/>
        </table:table-row>
        <table:table-row table:style-name="ro1">
          <table:table-cell office:value-type="date" office:date-value="2020-06-29T23:51:39" calcext:value-type="date">
            <text:p>2020-06-29 23:51:39</text:p>
          </table:table-cell>
          <table:table-cell table:formula="of:=[.B303]+[.M2]" office:value-type="float" office:value="5.38320280941057E+022" calcext:value-type="float">
            <text:p>5.38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4]+([.C304]*[.D304])/1E+018+([.E304]*[.F304])/1E+018" office:value-type="float" office:value="7.04108600941057E+022" calcext:value-type="float">
            <text:p>7.0411E+22</text:p>
          </table:table-cell>
          <table:table-cell table:number-columns-repeated="6"/>
        </table:table-row>
        <table:table-row table:style-name="ro1">
          <table:table-cell office:value-type="date" office:date-value="2020-06-30T00:06:46" calcext:value-type="date">
            <text:p>2020-06-30 00:06:46</text:p>
          </table:table-cell>
          <table:table-cell table:formula="of:=[.B304]+[.$K$2]" office:value-type="float" office:value="5.47320280941057E+022" calcext:value-type="float">
            <text:p>5.47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5]+([.C305]*[.D305])/1E+018+([.E305]*[.F305])/1E+018" office:value-type="float" office:value="7.13108600941057E+022" calcext:value-type="float">
            <text:p>7.1311E+22</text:p>
          </table:table-cell>
          <table:table-cell table:number-columns-repeated="6"/>
        </table:table-row>
        <table:table-row table:style-name="ro1">
          <table:table-cell office:value-type="date" office:date-value="2020-06-30T00:25:17" calcext:value-type="date">
            <text:p>2020-06-30 00:25:17</text:p>
          </table:table-cell>
          <table:table-cell table:formula="of:=[.B305]+[.$K$2]" office:value-type="float" office:value="5.56320280941057E+022" calcext:value-type="float">
            <text:p>5.56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6]+([.C306]*[.D306])/1E+018+([.E306]*[.F306])/1E+018" office:value-type="float" office:value="7.22108600941057E+022" calcext:value-type="float">
            <text:p>7.2211E+22</text:p>
          </table:table-cell>
          <table:table-cell table:number-columns-repeated="6"/>
        </table:table-row>
        <table:table-row table:style-name="ro1">
          <table:table-cell office:value-type="date" office:date-value="2020-06-30T01:11:23" calcext:value-type="date">
            <text:p>2020-06-30 01:11:23</text:p>
          </table:table-cell>
          <table:table-cell table:formula="of:=[.B306]-[.$M$4]" office:value-type="float" office:value="5.55320280941057E+022" calcext:value-type="float">
            <text:p>5.55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7]+([.C307]*[.D307])/1E+018+([.E307]*[.F307])/1E+018" office:value-type="float" office:value="7.21108600941057E+022" calcext:value-type="float">
            <text:p>7.2111E+22</text:p>
          </table:table-cell>
          <table:table-cell table:number-columns-repeated="6"/>
        </table:table-row>
        <table:table-row table:style-name="ro1">
          <table:table-cell office:value-type="date" office:date-value="2020-06-30T02:09:26" calcext:value-type="date">
            <text:p>2020-06-30 02:09:26</text:p>
          </table:table-cell>
          <table:table-cell table:formula="of:=[.B307]-[.$M$4]" office:value-type="float" office:value="5.54320280941057E+022" calcext:value-type="float">
            <text:p>5.54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8]+([.C308]*[.D308])/1E+018+([.E308]*[.F308])/1E+018" office:value-type="float" office:value="7.20108600941057E+022" calcext:value-type="float">
            <text:p>7.2011E+22</text:p>
          </table:table-cell>
          <table:table-cell table:number-columns-repeated="6"/>
        </table:table-row>
        <table:table-row table:style-name="ro1">
          <table:table-cell office:value-type="date" office:date-value="2020-06-30T02:34:13" calcext:value-type="date">
            <text:p>2020-06-30 02:34:13</text:p>
          </table:table-cell>
          <table:table-cell table:formula="of:=[.B308]-[.L4]" office:value-type="float" office:value="5.53820280941057E+022" calcext:value-type="float">
            <text:p>5.53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09]+([.C309]*[.D309])/1E+018+([.E309]*[.F309])/1E+018" office:value-type="float" office:value="7.19608600941057E+022" calcext:value-type="float">
            <text:p>7.1961E+22</text:p>
          </table:table-cell>
          <table:table-cell table:number-columns-repeated="6"/>
        </table:table-row>
        <table:table-row table:style-name="ro1">
          <table:table-cell office:value-type="date" office:date-value="2020-06-30T02:39:17" calcext:value-type="date">
            <text:p>2020-06-30 02:39:17</text:p>
          </table:table-cell>
          <table:table-cell table:formula="of:=[.B309]+[.L2]" office:value-type="float" office:value="5.63320280941057E+022" calcext:value-type="float">
            <text:p>5.63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0]+([.C310]*[.D310])/1E+018+([.E310]*[.F310])/1E+018" office:value-type="float" office:value="7.29108600941057E+022" calcext:value-type="float">
            <text:p>7.2911E+22</text:p>
          </table:table-cell>
          <table:table-cell table:number-columns-repeated="6"/>
        </table:table-row>
        <table:table-row table:style-name="ro1">
          <table:table-cell office:value-type="date" office:date-value="2020-06-30T02:50:20" calcext:value-type="date">
            <text:p>2020-06-30 02:50:20</text:p>
          </table:table-cell>
          <table:table-cell table:formula="of:=[.B310]-[.M4]" office:value-type="float" office:value="5.62320280941057E+022" calcext:value-type="float">
            <text:p>5.62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1]+([.C311]*[.D311])/1E+018+([.E311]*[.F311])/1E+018" office:value-type="float" office:value="7.28108600941057E+022" calcext:value-type="float">
            <text:p>7.2811E+22</text:p>
          </table:table-cell>
          <table:table-cell table:number-columns-repeated="6"/>
        </table:table-row>
        <table:table-row table:style-name="ro1">
          <table:table-cell office:value-type="date" office:date-value="2020-06-30T02:55:26" calcext:value-type="date">
            <text:p>2020-06-30 02:55:26</text:p>
          </table:table-cell>
          <table:table-cell table:formula="of:=[.B311]+[.M2]" office:value-type="float" office:value="5.76320280941057E+022" calcext:value-type="float">
            <text:p>5.76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2]+([.C312]*[.D312])/1E+018+([.E312]*[.F312])/1E+018" office:value-type="float" office:value="7.42108600941057E+022" calcext:value-type="float">
            <text:p>7.4211E+22</text:p>
          </table:table-cell>
          <table:table-cell table:number-columns-repeated="6"/>
        </table:table-row>
        <table:table-row table:style-name="ro1">
          <table:table-cell office:value-type="date" office:date-value="2020-06-30T03:17:24" calcext:value-type="date">
            <text:p>2020-06-30 03:17:24</text:p>
          </table:table-cell>
          <table:table-cell table:formula="of:=[.B312]-[.L4]" office:value-type="float" office:value="5.75820280941057E+022" calcext:value-type="float">
            <text:p>5.75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3]+([.C313]*[.D313])/1E+018+([.E313]*[.F313])/1E+018" office:value-type="float" office:value="7.41608600941057E+022" calcext:value-type="float">
            <text:p>7.4161E+22</text:p>
          </table:table-cell>
          <table:table-cell table:number-columns-repeated="6"/>
        </table:table-row>
        <table:table-row table:style-name="ro1">
          <table:table-cell office:value-type="date" office:date-value="2020-06-30T03:22:28" calcext:value-type="date">
            <text:p>2020-06-30 03:22:28</text:p>
          </table:table-cell>
          <table:table-cell table:formula="of:=[.B313]+[.L2]" office:value-type="float" office:value="5.85320280941057E+022" calcext:value-type="float">
            <text:p>5.85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4]+([.C314]*[.D314])/1E+018+([.E314]*[.F314])/1E+018" office:value-type="float" office:value="7.51108600941057E+022" calcext:value-type="float">
            <text:p>7.5111E+22</text:p>
          </table:table-cell>
          <table:table-cell table:number-columns-repeated="6"/>
        </table:table-row>
        <table:table-row table:style-name="ro1">
          <table:table-cell office:value-type="date" office:date-value="2020-06-30T03:33:31" calcext:value-type="date">
            <text:p>2020-06-30 03:33:31</text:p>
          </table:table-cell>
          <table:table-cell table:formula="of:=[.B314]-[.M4]" office:value-type="float" office:value="5.84320280941057E+022" calcext:value-type="float">
            <text:p>5.84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5]+([.C315]*[.D315])/1E+018+([.E315]*[.F315])/1E+018" office:value-type="float" office:value="7.50108600941057E+022" calcext:value-type="float">
            <text:p>7.5011E+22</text:p>
          </table:table-cell>
          <table:table-cell table:number-columns-repeated="6"/>
        </table:table-row>
        <table:table-row table:style-name="ro1">
          <table:table-cell office:value-type="date" office:date-value="2020-06-30T03:38:35" calcext:value-type="date">
            <text:p>2020-06-30 03:38:35</text:p>
          </table:table-cell>
          <table:table-cell table:formula="of:=[.B315]+[.M2]" office:value-type="float" office:value="5.98320280941057E+022" calcext:value-type="float">
            <text:p>5.98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6]+([.C316]*[.D316])/1E+018+([.E316]*[.F316])/1E+018" office:value-type="float" office:value="7.64108600941057E+022" calcext:value-type="float">
            <text:p>7.6411E+22</text:p>
          </table:table-cell>
          <table:table-cell table:number-columns-repeated="6"/>
        </table:table-row>
        <table:table-row table:style-name="ro1">
          <table:table-cell office:value-type="date" office:date-value="2020-06-30T03:52:57" calcext:value-type="date">
            <text:p>2020-06-30 03:52:57</text:p>
          </table:table-cell>
          <table:table-cell table:formula="of:=[.B316]-[.L4]" office:value-type="float" office:value="5.97820280941057E+022" calcext:value-type="float">
            <text:p>5.97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7]+([.C317]*[.D317])/1E+018+([.E317]*[.F317])/1E+018" office:value-type="float" office:value="7.63608600941057E+022" calcext:value-type="float">
            <text:p>7.6361E+22</text:p>
          </table:table-cell>
          <table:table-cell table:number-columns-repeated="6"/>
        </table:table-row>
        <table:table-row table:style-name="ro1">
          <table:table-cell office:value-type="date" office:date-value="2020-06-30T03:58:07" calcext:value-type="date">
            <text:p>2020-06-30 03:58:07</text:p>
          </table:table-cell>
          <table:table-cell table:formula="of:=[.B317]+[.L2]" office:value-type="float" office:value="6.07320280941057E+022" calcext:value-type="float">
            <text:p>6.07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8]+([.C318]*[.D318])/1E+018+([.E318]*[.F318])/1E+018" office:value-type="float" office:value="7.73108600941057E+022" calcext:value-type="float">
            <text:p>7.7311E+22</text:p>
          </table:table-cell>
          <table:table-cell table:number-columns-repeated="6"/>
        </table:table-row>
        <table:table-row table:style-name="ro1">
          <table:table-cell office:value-type="date" office:date-value="2020-06-30T04:09:21" calcext:value-type="date">
            <text:p>2020-06-30 04:09:21</text:p>
          </table:table-cell>
          <table:table-cell table:formula="of:=[.B318]-[.M4]" office:value-type="float" office:value="6.06320280941057E+022" calcext:value-type="float">
            <text:p>6.06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19]+([.C319]*[.D319])/1E+018+([.E319]*[.F319])/1E+018" office:value-type="float" office:value="7.72108600941057E+022" calcext:value-type="float">
            <text:p>7.7211E+22</text:p>
          </table:table-cell>
          <table:table-cell table:number-columns-repeated="6"/>
        </table:table-row>
        <table:table-row table:style-name="ro1">
          <table:table-cell office:value-type="date" office:date-value="2020-06-30T04:14:33" calcext:value-type="date">
            <text:p>2020-06-30 04:14:33</text:p>
          </table:table-cell>
          <table:table-cell table:formula="of:=[.B319]+[.M2]" office:value-type="float" office:value="6.20320280941057E+022" calcext:value-type="float">
            <text:p>6.20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0]+([.C320]*[.D320])/1E+018+([.E320]*[.F320])/1E+018" office:value-type="float" office:value="7.86108600941057E+022" calcext:value-type="float">
            <text:p>7.8611E+22</text:p>
          </table:table-cell>
          <table:table-cell table:number-columns-repeated="6"/>
        </table:table-row>
        <table:table-row table:style-name="ro1">
          <table:table-cell office:value-type="date" office:date-value="2020-06-30T04:24:52" calcext:value-type="date">
            <text:p>2020-06-30 04:24:52</text:p>
          </table:table-cell>
          <table:table-cell table:formula="of:=[.B320]-[.L4]" office:value-type="float" office:value="6.19820280941057E+022" calcext:value-type="float">
            <text:p>6.19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1]+([.C321]*[.D321])/1E+018+([.E321]*[.F321])/1E+018" office:value-type="float" office:value="7.85608600941057E+022" calcext:value-type="float">
            <text:p>7.8561E+22</text:p>
          </table:table-cell>
          <table:table-cell table:number-columns-repeated="6"/>
        </table:table-row>
        <table:table-row table:style-name="ro1">
          <table:table-cell office:value-type="date" office:date-value="2020-06-30T04:29:58" calcext:value-type="date">
            <text:p>2020-06-30 04:29:58</text:p>
          </table:table-cell>
          <table:table-cell table:formula="of:=[.B321]+[.L2]" office:value-type="float" office:value="6.29320280941057E+022" calcext:value-type="float">
            <text:p>6.29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2]+([.C322]*[.D322])/1E+018+([.E322]*[.F322])/1E+018" office:value-type="float" office:value="7.95108600941057E+022" calcext:value-type="float">
            <text:p>7.9511E+22</text:p>
          </table:table-cell>
          <table:table-cell table:number-columns-repeated="6"/>
        </table:table-row>
        <table:table-row table:style-name="ro1">
          <table:table-cell office:value-type="date" office:date-value="2020-06-30T04:41:14" calcext:value-type="date">
            <text:p>2020-06-30 04:41:14</text:p>
          </table:table-cell>
          <table:table-cell table:formula="of:=[.B322]-[.M4]" office:value-type="float" office:value="6.28320280941057E+022" calcext:value-type="float">
            <text:p>6.28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3]+([.C323]*[.D323])/1E+018+([.E323]*[.F323])/1E+018" office:value-type="float" office:value="7.94108600941057E+022" calcext:value-type="float">
            <text:p>7.9411E+22</text:p>
          </table:table-cell>
          <table:table-cell table:number-columns-repeated="6"/>
        </table:table-row>
        <table:table-row table:style-name="ro1">
          <table:table-cell office:value-type="date" office:date-value="2020-06-30T04:46:24" calcext:value-type="date">
            <text:p>2020-06-30 04:46:24</text:p>
          </table:table-cell>
          <table:table-cell table:formula="of:=[.B323]+[.M2]" office:value-type="float" office:value="6.42320280941057E+022" calcext:value-type="float">
            <text:p>6.42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4]+([.C324]*[.D324])/1E+018+([.E324]*[.F324])/1E+018" office:value-type="float" office:value="8.08108600941057E+022" calcext:value-type="float">
            <text:p>8.0811E+22</text:p>
          </table:table-cell>
          <table:table-cell table:number-columns-repeated="6"/>
        </table:table-row>
        <table:table-row table:style-name="ro1">
          <table:table-cell office:value-type="date" office:date-value="2020-06-30T05:02:38" calcext:value-type="date">
            <text:p>2020-06-30 05:02:38</text:p>
          </table:table-cell>
          <table:table-cell table:formula="of:=[.B324]-[.L4]" office:value-type="float" office:value="6.41820280941057E+022" calcext:value-type="float">
            <text:p>6.41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5]+([.C325]*[.D325])/1E+018+([.E325]*[.F325])/1E+018" office:value-type="float" office:value="8.07608600941057E+022" calcext:value-type="float">
            <text:p>8.0761E+22</text:p>
          </table:table-cell>
          <table:table-cell table:number-columns-repeated="6"/>
        </table:table-row>
        <table:table-row table:style-name="ro1">
          <table:table-cell office:value-type="date" office:date-value="2020-06-30T05:07:40" calcext:value-type="date">
            <text:p>2020-06-30 05:07:40</text:p>
          </table:table-cell>
          <table:table-cell table:formula="of:=[.B325]+[.L2]" office:value-type="float" office:value="6.51320280941057E+022" calcext:value-type="float">
            <text:p>6.51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6]+([.C326]*[.D326])/1E+018+([.E326]*[.F326])/1E+018" office:value-type="float" office:value="8.17108600941057E+022" calcext:value-type="float">
            <text:p>8.1711E+22</text:p>
          </table:table-cell>
          <table:table-cell table:number-columns-repeated="6"/>
        </table:table-row>
        <table:table-row table:style-name="ro1">
          <table:table-cell office:value-type="date" office:date-value="2020-06-30T05:21:22" calcext:value-type="date">
            <text:p>2020-06-30 05:21:22</text:p>
          </table:table-cell>
          <table:table-cell table:formula="of:=[.B326]-[.M4]" office:value-type="float" office:value="6.50320280941057E+022" calcext:value-type="float">
            <text:p>6.50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7]+([.C327]*[.D327])/1E+018+([.E327]*[.F327])/1E+018" office:value-type="float" office:value="8.16108600941057E+022" calcext:value-type="float">
            <text:p>8.1611E+22</text:p>
          </table:table-cell>
          <table:table-cell table:number-columns-repeated="6"/>
        </table:table-row>
        <table:table-row table:style-name="ro1">
          <table:table-cell office:value-type="date" office:date-value="2020-06-30T05:26:23" calcext:value-type="date">
            <text:p>2020-06-30 05:26:23</text:p>
          </table:table-cell>
          <table:table-cell table:formula="of:=[.B327]+[.M2]" office:value-type="float" office:value="6.64320280941057E+022" calcext:value-type="float">
            <text:p>6.64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8]+([.C328]*[.D328])/1E+018+([.E328]*[.F328])/1E+018" office:value-type="float" office:value="8.30108600941057E+022" calcext:value-type="float">
            <text:p>8.3011E+22</text:p>
          </table:table-cell>
          <table:table-cell table:number-columns-repeated="6"/>
        </table:table-row>
        <table:table-row table:style-name="ro1">
          <table:table-cell office:value-type="date" office:date-value="2020-06-30T05:34:24" calcext:value-type="date">
            <text:p>2020-06-30 05:34:24</text:p>
          </table:table-cell>
          <table:table-cell table:formula="of:=[.B328]-[.L4]" office:value-type="float" office:value="6.63820280941057E+022" calcext:value-type="float">
            <text:p>6.63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29]+([.C329]*[.D329])/1E+018+([.E329]*[.F329])/1E+018" office:value-type="float" office:value="8.29608600941057E+022" calcext:value-type="float">
            <text:p>8.2961E+22</text:p>
          </table:table-cell>
          <table:table-cell table:number-columns-repeated="6"/>
        </table:table-row>
        <table:table-row table:style-name="ro1">
          <table:table-cell office:value-type="date" office:date-value="2020-06-30T05:39:41" calcext:value-type="date">
            <text:p>2020-06-30 05:39:41</text:p>
          </table:table-cell>
          <table:table-cell table:formula="of:=[.B329]+[.L2]" office:value-type="float" office:value="6.73320280941057E+022" calcext:value-type="float">
            <text:p>6.73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0]+([.C330]*[.D330])/1E+018+([.E330]*[.F330])/1E+018" office:value-type="float" office:value="8.39108600941057E+022" calcext:value-type="float">
            <text:p>8.3911E+22</text:p>
          </table:table-cell>
          <table:table-cell table:number-columns-repeated="6"/>
        </table:table-row>
        <table:table-row table:style-name="ro1">
          <table:table-cell office:value-type="date" office:date-value="2020-06-30T05:58:34" calcext:value-type="date">
            <text:p>2020-06-30 05:58:34</text:p>
          </table:table-cell>
          <table:table-cell table:formula="of:=[.B330]-[.M4]" office:value-type="float" office:value="6.72320280941057E+022" calcext:value-type="float">
            <text:p>6.72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1]+([.C331]*[.D331])/1E+018+([.E331]*[.F331])/1E+018" office:value-type="float" office:value="8.38108600941057E+022" calcext:value-type="float">
            <text:p>8.3811E+22</text:p>
          </table:table-cell>
          <table:table-cell table:number-columns-repeated="6"/>
        </table:table-row>
        <table:table-row table:style-name="ro1">
          <table:table-cell office:value-type="date" office:date-value="2020-06-30T06:03:54" calcext:value-type="date">
            <text:p>2020-06-30 06:03:54</text:p>
          </table:table-cell>
          <table:table-cell table:formula="of:=[.B331]+[.M2]" office:value-type="float" office:value="6.86320280941057E+022" calcext:value-type="float">
            <text:p>6.86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2]+([.C332]*[.D332])/1E+018+([.E332]*[.F332])/1E+018" office:value-type="float" office:value="8.52108600941057E+022" calcext:value-type="float">
            <text:p>8.5211E+22</text:p>
          </table:table-cell>
          <table:table-cell table:number-columns-repeated="6"/>
        </table:table-row>
        <table:table-row table:style-name="ro1">
          <table:table-cell office:value-type="date" office:date-value="2020-06-30T06:17:27" calcext:value-type="date">
            <text:p>2020-06-30 06:17:27</text:p>
          </table:table-cell>
          <table:table-cell table:formula="of:=[.B332]-[.L4]" office:value-type="float" office:value="6.85820280941057E+022" calcext:value-type="float">
            <text:p>6.85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3]+([.C333]*[.D333])/1E+018+([.E333]*[.F333])/1E+018" office:value-type="float" office:value="8.51608600941057E+022" calcext:value-type="float">
            <text:p>8.5161E+22</text:p>
          </table:table-cell>
          <table:table-cell table:number-columns-repeated="6"/>
        </table:table-row>
        <table:table-row table:style-name="ro1">
          <table:table-cell office:value-type="date" office:date-value="2020-06-30T06:40:56" calcext:value-type="date">
            <text:p>2020-06-30 06:40:56</text:p>
          </table:table-cell>
          <table:table-cell table:formula="of:=[.B333]-[.M4]" office:value-type="float" office:value="6.84820280941057E+022" calcext:value-type="float">
            <text:p>6.84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4]+([.C334]*[.D334])/1E+018+([.E334]*[.F334])/1E+018" office:value-type="float" office:value="8.50608600941057E+022" calcext:value-type="float">
            <text:p>8.5061E+22</text:p>
          </table:table-cell>
          <table:table-cell table:number-columns-repeated="6"/>
        </table:table-row>
        <table:table-row table:style-name="ro1">
          <table:table-cell office:value-type="date" office:date-value="2020-06-30T06:46:02" calcext:value-type="date">
            <text:p>2020-06-30 06:46:02</text:p>
          </table:table-cell>
          <table:table-cell table:formula="of:=[.B334]+[.M2]" office:value-type="float" office:value="6.98820280941057E+022" calcext:value-type="float">
            <text:p>6.98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5]+([.C335]*[.D335])/1E+018+([.E335]*[.F335])/1E+018" office:value-type="float" office:value="8.64608600941057E+022" calcext:value-type="float">
            <text:p>8.6461E+22</text:p>
          </table:table-cell>
          <table:table-cell table:number-columns-repeated="6"/>
        </table:table-row>
        <table:table-row table:style-name="ro1">
          <table:table-cell office:value-type="date" office:date-value="2020-06-30T07:11:09" calcext:value-type="date">
            <text:p>2020-06-30 07:11:09</text:p>
          </table:table-cell>
          <table:table-cell table:formula="of:=[.B335]-[.L4]" office:value-type="float" office:value="6.98320280941057E+022" calcext:value-type="float">
            <text:p>6.98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6]+([.C336]*[.D336])/1E+018+([.E336]*[.F336])/1E+018" office:value-type="float" office:value="8.64108600941057E+022" calcext:value-type="float">
            <text:p>8.6411E+22</text:p>
          </table:table-cell>
          <table:table-cell table:number-columns-repeated="6"/>
        </table:table-row>
        <table:table-row table:style-name="ro1">
          <table:table-cell office:value-type="date" office:date-value="2020-06-30T07:21:55" calcext:value-type="date">
            <text:p>2020-06-30 07:21:55</text:p>
          </table:table-cell>
          <table:table-cell table:formula="of:=[.B336]-[.M4]" office:value-type="float" office:value="6.97320280941057E+022" calcext:value-type="float">
            <text:p>6.97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7]+([.C337]*[.D337])/1E+018+([.E337]*[.F337])/1E+018" office:value-type="float" office:value="8.63108600941057E+022" calcext:value-type="float">
            <text:p>8.6311E+22</text:p>
          </table:table-cell>
          <table:table-cell table:number-columns-repeated="6"/>
        </table:table-row>
        <table:table-row table:style-name="ro1">
          <table:table-cell office:value-type="date" office:date-value="2020-06-30T07:25:25" calcext:value-type="date">
            <text:p>2020-06-30 07:25:25</text:p>
          </table:table-cell>
          <table:table-cell table:formula="of:=[.B337]+[.L2]" office:value-type="float" office:value="7.06820280941057E+022" calcext:value-type="float">
            <text:p>7.06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8]+([.C338]*[.D338])/1E+018+([.E338]*[.F338])/1E+018" office:value-type="float" office:value="8.72608600941057E+022" calcext:value-type="float">
            <text:p>8.7261E+22</text:p>
          </table:table-cell>
          <table:table-cell table:number-columns-repeated="6"/>
        </table:table-row>
        <table:table-row table:style-name="ro1">
          <table:table-cell office:value-type="date" office:date-value="2020-06-30T07:26:56" calcext:value-type="date">
            <text:p>2020-06-30 07:26:56</text:p>
          </table:table-cell>
          <table:table-cell table:formula="of:=[.B338]+[.M2]" office:value-type="float" office:value="7.20820280941057E+022" calcext:value-type="float">
            <text:p>7.20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39]+([.C339]*[.D339])/1E+018+([.E339]*[.F339])/1E+018" office:value-type="float" office:value="8.86608600941057E+022" calcext:value-type="float">
            <text:p>8.8661E+22</text:p>
          </table:table-cell>
          <table:table-cell table:number-columns-repeated="6"/>
        </table:table-row>
        <table:table-row table:style-name="ro1">
          <table:table-cell office:value-type="date" office:date-value="2020-06-30T07:37:39.999998" calcext:value-type="date">
            <text:p>2020-06-30 07:37:40</text:p>
          </table:table-cell>
          <table:table-cell table:formula="of:=[.B339]-[.L4]" office:value-type="float" office:value="7.20320280941057E+022" calcext:value-type="float">
            <text:p>7.20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40]+([.C340]*[.D340])/1E+018+([.E340]*[.F340])/1E+018" office:value-type="float" office:value="8.86108600941057E+022" calcext:value-type="float">
            <text:p>8.8611E+22</text:p>
          </table:table-cell>
          <table:table-cell table:number-columns-repeated="6"/>
        </table:table-row>
        <table:table-row table:style-name="ro1">
          <table:table-cell office:value-type="date" office:date-value="2020-06-30T07:43:16" calcext:value-type="date">
            <text:p>2020-06-30 07:43:16</text:p>
          </table:table-cell>
          <table:table-cell table:formula="of:=[.B340]+[.L2]" office:value-type="float" office:value="7.29820280941057E+022" calcext:value-type="float">
            <text:p>7.29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41]+([.C341]*[.D341])/1E+018+([.E341]*[.F341])/1E+018" office:value-type="float" office:value="8.95608600941057E+022" calcext:value-type="float">
            <text:p>8.9561E+22</text:p>
          </table:table-cell>
          <table:table-cell table:number-columns-repeated="6"/>
        </table:table-row>
        <table:table-row table:style-name="ro1">
          <table:table-cell office:value-type="date" office:date-value="2020-06-30T08:04:37" calcext:value-type="date">
            <text:p>2020-06-30 08:04:37</text:p>
          </table:table-cell>
          <table:table-cell table:formula="of:=[.B341]-[.M4]" office:value-type="float" office:value="7.28820280941057E+022" calcext:value-type="float">
            <text:p>7.28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42]+([.C342]*[.D342])/1E+018+([.E342]*[.F342])/1E+018" office:value-type="float" office:value="8.94608600941057E+022" calcext:value-type="float">
            <text:p>8.9461E+22</text:p>
          </table:table-cell>
          <table:table-cell table:number-columns-repeated="6"/>
        </table:table-row>
        <table:table-row table:style-name="ro1">
          <table:table-cell office:value-type="date" office:date-value="2020-06-30T08:20:15" calcext:value-type="date">
            <text:p>2020-06-30 08:20:15</text:p>
          </table:table-cell>
          <table:table-cell table:formula="of:=[.B342]-[.L4]" office:value-type="float" office:value="7.28320280941057E+022" calcext:value-type="float">
            <text:p>7.28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43]+([.C343]*[.D343])/1E+018+([.E343]*[.F343])/1E+018" office:value-type="float" office:value="8.94108600941057E+022" calcext:value-type="float">
            <text:p>8.9411E+22</text:p>
          </table:table-cell>
          <table:table-cell table:number-columns-repeated="6"/>
        </table:table-row>
        <table:table-row table:style-name="ro1">
          <table:table-cell office:value-type="date" office:date-value="2020-06-30T08:26:02" calcext:value-type="date">
            <text:p>2020-06-30 08:26:02</text:p>
          </table:table-cell>
          <table:table-cell table:formula="of:=[.B343]+[.L2]" office:value-type="float" office:value="7.37820280941057E+022" calcext:value-type="float">
            <text:p>7.37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15E+017" calcext:value-type="float">
            <text:p>2.2150E+17</text:p>
          </table:table-cell>
          <table:table-cell office:value-type="float" office:value="7.4848E+022" calcext:value-type="float">
            <text:p>7.4848E+22</text:p>
          </table:table-cell>
          <table:table-cell table:formula="of:=[.B344]+([.C344]*[.D344])/1E+018+([.E344]*[.F344])/1E+018" office:value-type="float" office:value="9.03608600941057E+022" calcext:value-type="float">
            <text:p>9.0361E+22</text:p>
          </table:table-cell>
          <table:table-cell table:number-columns-repeated="6"/>
        </table:table-row>
        <table:table-row table:style-name="ro1">
          <table:table-cell office:value-type="date" office:date-value="2020-06-30T09:00:22" calcext:value-type="date">
            <text:p>2020-06-30 09:00:22</text:p>
          </table:table-cell>
          <table:table-cell table:formula="of:=[.B344]-[.L4]" office:value-type="float" office:value="7.37320280941057E+022" calcext:value-type="float">
            <text:p>7.37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222E+017" calcext:value-type="float">
            <text:p>2.2222E+17</text:p>
          </table:table-cell>
          <table:table-cell office:value-type="float" office:value="7.4848E+022" calcext:value-type="float">
            <text:p>7.4848E+22</text:p>
          </table:table-cell>
          <table:table-cell table:formula="of:=[.B345]+([.C345]*[.D345])/1E+018+([.E345]*[.F345])/1E+018" office:value-type="float" office:value="9.03647506541057E+022" calcext:value-type="float">
            <text:p>9.0365E+22</text:p>
          </table:table-cell>
          <table:table-cell table:number-columns-repeated="6"/>
        </table:table-row>
        <table:table-row table:style-name="ro1">
          <table:table-cell office:value-type="date" office:date-value="2020-06-30T09:05:41" calcext:value-type="date">
            <text:p>2020-06-30 09:05:41</text:p>
          </table:table-cell>
          <table:table-cell table:formula="of:=[.B345]+[.L2]" office:value-type="float" office:value="7.46820280941057E+022" calcext:value-type="float">
            <text:p>7.46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222E+017" calcext:value-type="float">
            <text:p>2.2222E+17</text:p>
          </table:table-cell>
          <table:table-cell office:value-type="float" office:value="7.4848E+022" calcext:value-type="float">
            <text:p>7.4848E+22</text:p>
          </table:table-cell>
          <table:table-cell table:formula="of:=[.B346]+([.C346]*[.D346])/1E+018+([.E346]*[.F346])/1E+018" office:value-type="float" office:value="9.13147506541057E+022" calcext:value-type="float">
            <text:p>9.1315E+22</text:p>
          </table:table-cell>
          <table:table-cell table:number-columns-repeated="6"/>
        </table:table-row>
        <table:table-row table:style-name="ro1">
          <table:table-cell office:value-type="date" office:date-value="2020-06-30T09:16:21" calcext:value-type="date">
            <text:p>2020-06-30 09:16:21</text:p>
          </table:table-cell>
          <table:table-cell table:formula="of:=[.B346]-[.M4]" office:value-type="float" office:value="7.45820280941057E+022" calcext:value-type="float">
            <text:p>7.45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05E+017" calcext:value-type="float">
            <text:p>2.2050E+17</text:p>
          </table:table-cell>
          <table:table-cell office:value-type="float" office:value="7.4848E+022" calcext:value-type="float">
            <text:p>7.4848E+22</text:p>
          </table:table-cell>
          <table:table-cell table:formula="of:=[.B347]+([.C347]*[.D347])/1E+018+([.E347]*[.F347])/1E+018" office:value-type="float" office:value="9.10860120941057E+022" calcext:value-type="float">
            <text:p>9.1086E+22</text:p>
          </table:table-cell>
          <table:table-cell table:number-columns-repeated="6"/>
        </table:table-row>
        <table:table-row table:style-name="ro1">
          <table:table-cell office:value-type="date" office:date-value="2020-06-30T09:21:30" calcext:value-type="date">
            <text:p>2020-06-30 09:21:30</text:p>
          </table:table-cell>
          <table:table-cell table:formula="of:=[.B347]+[.M2]" office:value-type="float" office:value="7.59820280941057E+022" calcext:value-type="float">
            <text:p>7.59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262E+017" calcext:value-type="float">
            <text:p>2.2262E+17</text:p>
          </table:table-cell>
          <table:table-cell office:value-type="float" office:value="7.4848E+022" calcext:value-type="float">
            <text:p>7.4848E+22</text:p>
          </table:table-cell>
          <table:table-cell table:formula="of:=[.B348]+([.C348]*[.D348])/1E+018+([.E348]*[.F348])/1E+018" office:value-type="float" office:value="9.26446898541057E+022" calcext:value-type="float">
            <text:p>9.2645E+22</text:p>
          </table:table-cell>
          <table:table-cell table:number-columns-repeated="6"/>
        </table:table-row>
        <table:table-row table:style-name="ro1">
          <table:table-cell office:value-type="date" office:date-value="2020-06-30T09:29:18" calcext:value-type="date">
            <text:p>2020-06-30 09:29:18</text:p>
          </table:table-cell>
          <table:table-cell table:formula="of:=[.B348]-[.L4]" office:value-type="float" office:value="7.59320280941057E+022" calcext:value-type="float">
            <text:p>7.59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2262E+017" calcext:value-type="float">
            <text:p>2.2262E+17</text:p>
          </table:table-cell>
          <table:table-cell office:value-type="float" office:value="7.4848E+022" calcext:value-type="float">
            <text:p>7.4848E+22</text:p>
          </table:table-cell>
          <table:table-cell table:formula="of:=[.B349]+([.C349]*[.D349])/1E+018+([.E349]*[.F349])/1E+018" office:value-type="float" office:value="9.25946898541057E+022" calcext:value-type="float">
            <text:p>9.2595E+22</text:p>
          </table:table-cell>
          <table:table-cell table:number-columns-repeated="6"/>
        </table:table-row>
        <table:table-row table:style-name="ro1">
          <table:table-cell office:value-type="date" office:date-value="2020-06-30T09:34:25" calcext:value-type="date">
            <text:p>2020-06-30 09:34:25</text:p>
          </table:table-cell>
          <table:table-cell table:formula="of:=[.B349]+[.L2]" office:value-type="float" office:value="7.68820280941057E+022" calcext:value-type="float">
            <text:p>7.68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588E+017" calcext:value-type="float">
            <text:p>2.1588E+17</text:p>
          </table:table-cell>
          <table:table-cell office:value-type="float" office:value="7.4848E+022" calcext:value-type="float">
            <text:p>7.4848E+22</text:p>
          </table:table-cell>
          <table:table-cell table:formula="of:=[.B350]+([.C350]*[.D350])/1E+018+([.E350]*[.F350])/1E+018" office:value-type="float" office:value="9.30402143341057E+022" calcext:value-type="float">
            <text:p>9.3040E+22</text:p>
          </table:table-cell>
          <table:table-cell table:number-columns-repeated="6"/>
        </table:table-row>
        <table:table-row table:style-name="ro1">
          <table:table-cell office:value-type="date" office:date-value="2020-06-30T09:43:00" calcext:value-type="date">
            <text:p>2020-06-30 09:43:00</text:p>
          </table:table-cell>
          <table:table-cell table:formula="of:=[.B350]" office:value-type="float" office:value="7.68820280941057E+022" calcext:value-type="float">
            <text:p>7.68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776E+017" calcext:value-type="float">
            <text:p>2.1776E+17</text:p>
          </table:table-cell>
          <table:table-cell office:value-type="float" office:value="7.4848E+022" calcext:value-type="float">
            <text:p>7.4848E+22</text:p>
          </table:table-cell>
          <table:table-cell table:formula="of:=[.B351]+([.C351]*[.D351])/1E+018+([.E351]*[.F351])/1E+018" office:value-type="float" office:value="9.31809285741057E+022" calcext:value-type="float">
            <text:p>9.3181E+22</text:p>
          </table:table-cell>
          <table:table-cell table:number-columns-repeated="6"/>
        </table:table-row>
        <table:table-row table:style-name="ro1">
          <table:table-cell office:value-type="date" office:date-value="2020-06-30T09:50:49.999999" calcext:value-type="date">
            <text:p>2020-06-30 09:50:50</text:p>
          </table:table-cell>
          <table:table-cell table:formula="of:=[.B351]" office:value-type="float" office:value="7.68820280941057E+022" calcext:value-type="float">
            <text:p>7.68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85E+017" calcext:value-type="float">
            <text:p>2.1850E+17</text:p>
          </table:table-cell>
          <table:table-cell office:value-type="float" office:value="7.4848E+022" calcext:value-type="float">
            <text:p>7.4848E+22</text:p>
          </table:table-cell>
          <table:table-cell table:formula="of:=[.B352]+([.C352]*[.D352])/1E+018+([.E352]*[.F352])/1E+018" office:value-type="float" office:value="9.32363160941057E+022" calcext:value-type="float">
            <text:p>9.3236E+22</text:p>
          </table:table-cell>
          <table:table-cell table:number-columns-repeated="6"/>
        </table:table-row>
        <table:table-row table:style-name="ro1">
          <table:table-cell office:value-type="date" office:date-value="2020-06-30T09:54:41" calcext:value-type="date">
            <text:p>2020-06-30 09:54:41</text:p>
          </table:table-cell>
          <table:table-cell table:formula="of:=[.B352]-[.M4]" office:value-type="float" office:value="7.67820280941057E+022" calcext:value-type="float">
            <text:p>7.67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833E+017" calcext:value-type="float">
            <text:p>2.1833E+17</text:p>
          </table:table-cell>
          <table:table-cell office:value-type="float" office:value="7.4848E+022" calcext:value-type="float">
            <text:p>7.4848E+22</text:p>
          </table:table-cell>
          <table:table-cell table:formula="of:=[.B353]+([.C353]*[.D353])/1E+018+([.E353]*[.F353])/1E+018" office:value-type="float" office:value="9.31235919341057E+022" calcext:value-type="float">
            <text:p>9.3124E+22</text:p>
          </table:table-cell>
          <table:table-cell table:number-columns-repeated="6"/>
        </table:table-row>
        <table:table-row table:style-name="ro1">
          <table:table-cell office:value-type="date" office:date-value="2020-06-30T10:06:43" calcext:value-type="date">
            <text:p>2020-06-30 10:06:43</text:p>
          </table:table-cell>
          <table:table-cell table:formula="of:=[.B353]" office:value-type="float" office:value="7.67820280941057E+022" calcext:value-type="float">
            <text:p>7.67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85E+017" calcext:value-type="float">
            <text:p>2.1850E+17</text:p>
          </table:table-cell>
          <table:table-cell office:value-type="float" office:value="7.4848E+022" calcext:value-type="float">
            <text:p>7.4848E+22</text:p>
          </table:table-cell>
          <table:table-cell table:formula="of:=[.B354]+([.C354]*[.D354])/1E+018+([.E354]*[.F354])/1E+018" office:value-type="float" office:value="9.31363160941057E+022" calcext:value-type="float">
            <text:p>9.3136E+22</text:p>
          </table:table-cell>
          <table:table-cell table:number-columns-repeated="6"/>
        </table:table-row>
        <table:table-row table:style-name="ro1">
          <table:table-cell office:value-type="date" office:date-value="2020-06-30T10:23:43" calcext:value-type="date">
            <text:p>2020-06-30 10:23:43</text:p>
          </table:table-cell>
          <table:table-cell table:formula="of:=[.B353]-[.L4]" office:value-type="float" office:value="7.67320280941057E+022" calcext:value-type="float">
            <text:p>7.673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848E+017" calcext:value-type="float">
            <text:p>2.1848E+17</text:p>
          </table:table-cell>
          <table:table-cell office:value-type="float" office:value="7.4848E+022" calcext:value-type="float">
            <text:p>7.4848E+22</text:p>
          </table:table-cell>
          <table:table-cell table:formula="of:=[.B355]+([.C355]*[.D355])/1E+018+([.E355]*[.F355])/1E+018" office:value-type="float" office:value="9.30848191341057E+022" calcext:value-type="float">
            <text:p>9.3085E+22</text:p>
          </table:table-cell>
          <table:table-cell table:number-columns-repeated="6"/>
        </table:table-row>
        <table:table-row table:style-name="ro1">
          <table:table-cell office:value-type="date" office:date-value="2020-06-30T10:28:55.999999" calcext:value-type="date">
            <text:p>2020-06-30 10:28:56</text:p>
          </table:table-cell>
          <table:table-cell table:formula="of:=[.B355]+[.L2]" office:value-type="float" office:value="7.76820280941057E+022" calcext:value-type="float">
            <text:p>7.76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782E+017" calcext:value-type="float">
            <text:p>2.1782E+17</text:p>
          </table:table-cell>
          <table:table-cell office:value-type="float" office:value="7.4848E+022" calcext:value-type="float">
            <text:p>7.4848E+22</text:p>
          </table:table-cell>
          <table:table-cell table:formula="of:=[.B356]+([.C356]*[.D356])/1E+018+([.E356]*[.F356])/1E+018" office:value-type="float" office:value="9.39854194541057E+022" calcext:value-type="float">
            <text:p>9.3985E+22</text:p>
          </table:table-cell>
          <table:table-cell table:number-columns-repeated="6"/>
        </table:table-row>
        <table:table-row table:style-name="ro1">
          <table:table-cell office:value-type="date" office:date-value="2020-06-30T10:39:53" calcext:value-type="date">
            <text:p>2020-06-30 10:39:53</text:p>
          </table:table-cell>
          <table:table-cell table:formula="of:=[.B356]-[.M4]" office:value-type="float" office:value="7.75820280941057E+022" calcext:value-type="float">
            <text:p>7.75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6E+017" calcext:value-type="float">
            <text:p>2.1600E+17</text:p>
          </table:table-cell>
          <table:table-cell office:value-type="float" office:value="7.4848E+022" calcext:value-type="float">
            <text:p>7.4848E+22</text:p>
          </table:table-cell>
          <table:table-cell table:formula="of:=[.B357]+([.C357]*[.D357])/1E+018+([.E357]*[.F357])/1E+018" office:value-type="float" office:value="9.37491960941057E+022" calcext:value-type="float">
            <text:p>9.3749E+22</text:p>
          </table:table-cell>
          <table:table-cell table:number-columns-repeated="6"/>
        </table:table-row>
        <table:table-row table:style-name="ro1">
          <table:table-cell office:value-type="date" office:date-value="2020-06-30T10:45:03" calcext:value-type="date">
            <text:p>2020-06-30 10:45:03</text:p>
          </table:table-cell>
          <table:table-cell table:formula="of:=[.B357]+[.M2]" office:value-type="float" office:value="7.89820280941057E+022" calcext:value-type="float">
            <text:p>7.8982E+22</text:p>
          </table:table-cell>
          <table:table-cell/>
          <table:table-cell table:formula="of:=[.$D$295]" office:value-type="float" office:value="0" calcext:value-type="float">
            <text:p>0.0000E+00</text:p>
          </table:table-cell>
          <table:table-cell office:value-type="float" office:value="2.16E+017" calcext:value-type="float">
            <text:p>2.1600E+17</text:p>
          </table:table-cell>
          <table:table-cell office:value-type="float" office:value="7.4848E+022" calcext:value-type="float">
            <text:p>7.4848E+22</text:p>
          </table:table-cell>
          <table:table-cell table:formula="of:=[.B358]+([.C358]*[.D358])/1E+018+([.E358]*[.F358])/1E+018" office:value-type="float" office:value="9.51491960941056E+022" calcext:value-type="float">
            <text:p>9.5149E+22</text:p>
          </table:table-cell>
          <table:table-cell table:number-columns-repeated="6"/>
        </table:table-row>
        <table:table-row table:style-name="ro1">
          <table:table-cell office:value-type="date" office:date-value="2020-06-30T10:50:57.999999" calcext:value-type="date">
            <text:p>2020-06-30 10:50:58</text:p>
          </table:table-cell>
          <table:table-cell table:formula="of:=[.B358]-([.C359]*[.D359]*(1+1/500))/1E+018" office:value-type="float" office:value="4.18032281547174E+022" calcext:value-type="float">
            <text:p>4.1803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 office:value-type="float" office:value="2.16E+017" calcext:value-type="float">
            <text:p>2.1600E+17</text:p>
          </table:table-cell>
          <table:table-cell office:value-type="float" office:value="7.4848E+022" calcext:value-type="float">
            <text:p>7.4848E+22</text:p>
          </table:table-cell>
          <table:table-cell table:formula="of:=[.B359]+([.C359]*[.D359])/1E+018+([.E359]*[.F359])/1E+018" office:value-type="float" office:value="9.50749869125899E+022" calcext:value-type="float">
            <text:p>9.5075E+22</text:p>
          </table:table-cell>
          <table:table-cell table:number-columns-repeated="6"/>
        </table:table-row>
        <table:table-row table:style-name="ro1">
          <table:table-cell office:value-type="date" office:date-value="2020-06-30T10:57:49.999999" calcext:value-type="date">
            <text:p>2020-06-30 10:57:50</text:p>
          </table:table-cell>
          <table:table-cell table:formula="of:=[.B359]+([.E360]*[.F359]*(1-1/500))/1E+018" office:value-type="float" office:value="5.80164950379174E+022" calcext:value-type="float">
            <text:p>5.8016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 office:value-type="float" office:value="2.1705E+017" calcext:value-type="float">
            <text:p>2.1705E+17</text:p>
          </table:table-cell>
          <table:table-cell table:formula="of:=[.$D$358]" office:value-type="float" office:value="0" calcext:value-type="float">
            <text:p>0.0000E+00</text:p>
          </table:table-cell>
          <table:table-cell table:formula="of:=[.B360]+([.C360]*[.D360])/1E+018+([.E360]*[.F360])/1E+018" office:value-type="float" office:value="9.51210857957899E+022" calcext:value-type="float">
            <text:p>9.5121E+22</text:p>
          </table:table-cell>
          <table:table-cell table:number-columns-repeated="6"/>
        </table:table-row>
        <table:table-row table:style-name="ro1">
          <table:table-cell office:value-type="date" office:date-value="2020-06-30T11:00:07" calcext:value-type="date">
            <text:p>2020-06-30 11:00:07</text:p>
          </table:table-cell>
          <table:table-cell table:formula="of:=[.B360]+[.J2]" office:value-type="float" office:value="5.89664950379174E+022" calcext:value-type="float">
            <text:p>5.8966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1]+([.C361]*[.D361])/1E+018+([.E361]*[.F361])/1E+018" office:value-type="float" office:value="9.60710857957899E+022" calcext:value-type="float">
            <text:p>9.6071E+22</text:p>
          </table:table-cell>
          <table:table-cell table:number-columns-repeated="6"/>
        </table:table-row>
        <table:table-row table:style-name="ro1">
          <table:table-cell office:value-type="date" office:date-value="2020-06-30T11:02:35" calcext:value-type="date">
            <text:p>2020-06-30 11:02:35</text:p>
          </table:table-cell>
          <table:table-cell table:formula="of:=[.B361]-[.L4]" office:value-type="float" office:value="5.89164950379174E+022" calcext:value-type="float">
            <text:p>5.8916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2]+([.C362]*[.D362])/1E+018+([.E362]*[.F362])/1E+018" office:value-type="float" office:value="9.60210857957899E+022" calcext:value-type="float">
            <text:p>9.6021E+22</text:p>
          </table:table-cell>
          <table:table-cell table:number-columns-repeated="6"/>
        </table:table-row>
        <table:table-row table:style-name="ro1">
          <table:table-cell office:value-type="date" office:date-value="2020-06-30T11:07:46" calcext:value-type="date">
            <text:p>2020-06-30 11:07:46</text:p>
          </table:table-cell>
          <table:table-cell table:formula="of:=[.B362]+[.L2]" office:value-type="float" office:value="5.98664950379174E+022" calcext:value-type="float">
            <text:p>5.9866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3]+([.C363]*[.D363])/1E+018+([.E363]*[.F363])/1E+018" office:value-type="float" office:value="9.69710857957899E+022" calcext:value-type="float">
            <text:p>9.6971E+22</text:p>
          </table:table-cell>
          <table:table-cell table:number-columns-repeated="6"/>
        </table:table-row>
        <table:table-row table:style-name="ro1">
          <table:table-cell office:value-type="date" office:date-value="2020-06-30T11:14:49.000002" calcext:value-type="date">
            <text:p>2020-06-30 11:14:49</text:p>
          </table:table-cell>
          <table:table-cell table:formula="of:=[.B363]-[.M4]" office:value-type="float" office:value="5.97664950379174E+022" calcext:value-type="float">
            <text:p>5.9766E+22</text:p>
          </table:table-cell>
          <table:table-cell office:value-type="float" office:value="3.188E+019" calcext:value-type="float">
            <text:p>3.1880E+19</text:p>
          </table:table-cell>
          <table:table-cell office:value-type="float" office:value="1.16315331529381E+021" calcext:value-type="float">
            <text:p>1.1632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4]+([.C364]*[.D364])/1E+018+([.E364]*[.F364])/1E+018" office:value-type="float" office:value="9.6847822729484E+022" calcext:value-type="float">
            <text:p>9.6848E+22</text:p>
          </table:table-cell>
          <table:table-cell table:number-columns-repeated="6"/>
        </table:table-row>
        <table:table-row table:style-name="ro1">
          <table:table-cell office:value-type="date" office:date-value="2020-06-30T11:19:26" calcext:value-type="date">
            <text:p>2020-06-30 11:19:26</text:p>
          </table:table-cell>
          <table:table-cell table:formula="of:=[.B364]-(1.13749458825808E+021*[.C365]*(1+1/500))/1E+018" office:value-type="float" office:value="2.34078455177537E+022" calcext:value-type="float">
            <text:p>2.3408E+22</text:p>
          </table:table-cell>
          <table:table-cell office:value-type="float" office:value="3.19E+019" calcext:value-type="float">
            <text:p>3.1900E+19</text:p>
          </table:table-cell>
          <table:table-cell table:formula="of:=1.13749458825808E+021+[.D359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5]+([.C365]*[.D365])/1E+018+([.E365]*[.F365])/1E+018" office:value-type="float" office:value="9.6798513641059E+022" calcext:value-type="float">
            <text:p>9.6799E+22</text:p>
          </table:table-cell>
          <table:table-cell table:number-columns-repeated="6"/>
        </table:table-row>
        <table:table-row table:style-name="ro1">
          <table:table-cell office:value-type="date" office:date-value="2020-06-30T11:27:27" calcext:value-type="date">
            <text:p>2020-06-30 11:27:27</text:p>
          </table:table-cell>
          <table:table-cell table:formula="of:=[.B365]-[.L4]" office:value-type="float" office:value="2.33578455177537E+022" calcext:value-type="float">
            <text:p>2.3358E+22</text:p>
          </table:table-cell>
          <table:table-cell office:value-type="float" office:value="3.167E+019" calcext:value-type="float">
            <text:p>3.1670E+19</text:p>
          </table:table-cell>
          <table:table-cell table:formula="of:=[.D365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6]+([.C366]*[.D366])/1E+018+([.E366]*[.F366])/1E+018" office:value-type="float" office:value="9.62193646232421E+022" calcext:value-type="float">
            <text:p>9.6219E+22</text:p>
          </table:table-cell>
          <table:table-cell table:number-columns-repeated="6"/>
        </table:table-row>
        <table:table-row table:style-name="ro1">
          <table:table-cell office:value-type="date" office:date-value="2020-06-30T11:42:35" calcext:value-type="date">
            <text:p>2020-06-30 11:42:35</text:p>
          </table:table-cell>
          <table:table-cell table:formula="of:=[.B366]-[.M4]" office:value-type="float" office:value="2.32578455177537E+022" calcext:value-type="float">
            <text:p>2.3258E+22</text:p>
          </table:table-cell>
          <table:table-cell office:value-type="float" office:value="3.16E+019" calcext:value-type="float">
            <text:p>3.1600E+19</text:p>
          </table:table-cell>
          <table:table-cell table:formula="of:=[.D366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7]+([.C367]*[.D367])/1E+018+([.E367]*[.F367])/1E+018" office:value-type="float" office:value="9.59583192699935E+022" calcext:value-type="float">
            <text:p>9.5958E+22</text:p>
          </table:table-cell>
          <table:table-cell table:number-columns-repeated="6"/>
        </table:table-row>
        <table:table-row table:style-name="ro1">
          <table:table-cell office:value-type="date" office:date-value="2020-06-30T11:46:16" calcext:value-type="date">
            <text:p>2020-06-30 11:46:16</text:p>
          </table:table-cell>
          <table:table-cell table:formula="of:=[.B367]" office:value-type="float" office:value="2.32578455177537E+022" calcext:value-type="float">
            <text:p>2.3258E+22</text:p>
          </table:table-cell>
          <table:table-cell office:value-type="float" office:value="3.205E+019" calcext:value-type="float">
            <text:p>3.2050E+19</text:p>
          </table:table-cell>
          <table:table-cell table:formula="of:=[.D367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8]+([.C368]*[.D368])/1E+018+([.E368]*[.F368])/1E+018" office:value-type="float" office:value="9.69936108265918E+022" calcext:value-type="float">
            <text:p>9.6994E+22</text:p>
          </table:table-cell>
          <table:table-cell table:number-columns-repeated="6"/>
        </table:table-row>
        <table:table-row table:style-name="ro1">
          <table:table-cell office:value-type="date" office:date-value="2020-06-30T11:53:01.000001" calcext:value-type="date">
            <text:p>2020-06-30 11:53:01</text:p>
          </table:table-cell>
          <table:table-cell table:formula="of:=[.B368]" office:value-type="float" office:value="2.32578455177537E+022" calcext:value-type="float">
            <text:p>2.3258E+22</text:p>
          </table:table-cell>
          <table:table-cell office:value-type="float" office:value="3.268E+019" calcext:value-type="float">
            <text:p>3.2680E+19</text:p>
          </table:table-cell>
          <table:table-cell table:formula="of:=[.D368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69]+([.C369]*[.D369])/1E+018+([.E369]*[.F369])/1E+018" office:value-type="float" office:value="9.84430190058295E+022" calcext:value-type="float">
            <text:p>9.8443E+22</text:p>
          </table:table-cell>
          <table:table-cell table:number-columns-repeated="6"/>
        </table:table-row>
        <table:table-row table:style-name="ro1">
          <table:table-cell office:value-type="date" office:date-value="2020-06-30T11:58:14" calcext:value-type="date">
            <text:p>2020-06-30 11:58:14</text:p>
          </table:table-cell>
          <table:table-cell table:formula="of:=[.B369]" office:value-type="float" office:value="2.32578455177537E+022" calcext:value-type="float">
            <text:p>2.3258E+22</text:p>
          </table:table-cell>
          <table:table-cell office:value-type="float" office:value="3.315E+019" calcext:value-type="float">
            <text:p>3.3150E+19</text:p>
          </table:table-cell>
          <table:table-cell table:formula="of:=[.D369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0]+([.C370]*[.D370])/1E+018+([.E370]*[.F370])/1E+018" office:value-type="float" office:value="9.95243235204989E+022" calcext:value-type="float">
            <text:p>9.9524E+22</text:p>
          </table:table-cell>
          <table:table-cell table:number-columns-repeated="6"/>
        </table:table-row>
        <table:table-row table:style-name="ro1">
          <table:table-cell office:value-type="date" office:date-value="2020-06-30T12:11:50" calcext:value-type="date">
            <text:p>2020-06-30 12:11:50</text:p>
          </table:table-cell>
          <table:table-cell table:formula="of:=[.B370]-[.L4]" office:value-type="float" office:value="2.32078455177537E+022" calcext:value-type="float">
            <text:p>2.3208E+22</text:p>
          </table:table-cell>
          <table:table-cell office:value-type="float" office:value="3.295E+019" calcext:value-type="float">
            <text:p>3.2950E+19</text:p>
          </table:table-cell>
          <table:table-cell table:formula="of:=[.D370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1]+([.C371]*[.D371])/1E+018+([.E371]*[.F371])/1E+018" office:value-type="float" office:value="9.90141939397885E+022" calcext:value-type="float">
            <text:p>9.9014E+22</text:p>
          </table:table-cell>
          <table:table-cell table:number-columns-repeated="6"/>
        </table:table-row>
        <table:table-row table:style-name="ro1">
          <table:table-cell office:value-type="date" office:date-value="2020-06-30T12:17:23" calcext:value-type="date">
            <text:p>2020-06-30 12:17:23</text:p>
          </table:table-cell>
          <table:table-cell table:formula="of:=[.B371]+[.L2]" office:value-type="float" office:value="2.41578455177537E+022" calcext:value-type="float">
            <text:p>2.4158E+22</text:p>
          </table:table-cell>
          <table:table-cell office:value-type="float" office:value="3.317E+019" calcext:value-type="float">
            <text:p>3.3170E+19</text:p>
          </table:table-cell>
          <table:table-cell table:formula="of:=[.D371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2]+([.C372]*[.D372])/1E+018+([.E372]*[.F372])/1E+018" office:value-type="float" office:value="1.0047033647857E+023" calcext:value-type="float">
            <text:p>1.0047E+23</text:p>
          </table:table-cell>
          <table:table-cell table:number-columns-repeated="6"/>
        </table:table-row>
        <table:table-row table:style-name="ro1">
          <table:table-cell office:value-type="date" office:date-value="2020-06-30T12:24:37" calcext:value-type="date">
            <text:p>2020-06-30 12:24:37</text:p>
          </table:table-cell>
          <table:table-cell table:formula="of:=[.B372]" office:value-type="float" office:value="2.41578455177537E+022" calcext:value-type="float">
            <text:p>2.4158E+22</text:p>
          </table:table-cell>
          <table:table-cell office:value-type="float" office:value="3.321E+019" calcext:value-type="float">
            <text:p>3.3210E+19</text:p>
          </table:table-cell>
          <table:table-cell table:formula="of:=[.D372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3]+([.C373]*[.D373])/1E+018+([.E373]*[.F373])/1E+018" office:value-type="float" office:value="1.00562362394712E+023" calcext:value-type="float">
            <text:p>1.0056E+23</text:p>
          </table:table-cell>
          <table:table-cell table:number-columns-repeated="6"/>
        </table:table-row>
        <table:table-row table:style-name="ro1">
          <table:table-cell office:value-type="date" office:date-value="2020-06-30T12:31:18" calcext:value-type="date">
            <text:p>2020-06-30 12:31:18</text:p>
          </table:table-cell>
          <table:table-cell table:formula="of:=[.B373]" office:value-type="float" office:value="2.41578455177537E+022" calcext:value-type="float">
            <text:p>2.4158E+22</text:p>
          </table:table-cell>
          <table:table-cell office:value-type="float" office:value="3.316E+019" calcext:value-type="float">
            <text:p>3.3160E+19</text:p>
          </table:table-cell>
          <table:table-cell table:formula="of:=[.D373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4]+([.C374]*[.D374])/1E+018+([.E374]*[.F374])/1E+018" office:value-type="float" office:value="1.00447329999534E+023" calcext:value-type="float">
            <text:p>1.0045E+23</text:p>
          </table:table-cell>
          <table:table-cell table:number-columns-repeated="6"/>
        </table:table-row>
        <table:table-row table:style-name="ro1">
          <table:table-cell office:value-type="date" office:date-value="2020-06-30T12:39:14" calcext:value-type="date">
            <text:p>2020-06-30 12:39:14</text:p>
          </table:table-cell>
          <table:table-cell table:formula="of:=[.B374]" office:value-type="float" office:value="2.41578455177537E+022" calcext:value-type="float">
            <text:p>2.4158E+22</text:p>
          </table:table-cell>
          <table:table-cell office:value-type="float" office:value="3.374E+019" calcext:value-type="float">
            <text:p>3.3740E+19</text:p>
          </table:table-cell>
          <table:table-cell table:formula="of:=[.D374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5]+([.C375]*[.D375])/1E+018+([.E375]*[.F375])/1E+018" office:value-type="float" office:value="1.01781705783595E+023" calcext:value-type="float">
            <text:p>1.0178E+23</text:p>
          </table:table-cell>
          <table:table-cell table:number-columns-repeated="6"/>
        </table:table-row>
        <table:table-row table:style-name="ro1">
          <table:table-cell office:value-type="date" office:date-value="2020-06-30T12:45:33" calcext:value-type="date">
            <text:p>2020-06-30 12:45:33</text:p>
          </table:table-cell>
          <table:table-cell table:formula="of:=[.B375]" office:value-type="float" office:value="2.41578455177537E+022" calcext:value-type="float">
            <text:p>2.4158E+22</text:p>
          </table:table-cell>
          <table:table-cell office:value-type="float" office:value="3.32E+019" calcext:value-type="float">
            <text:p>3.3200E+19</text:p>
          </table:table-cell>
          <table:table-cell table:formula="of:=[.D375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6]+([.C376]*[.D376])/1E+018+([.E376]*[.F376])/1E+018" office:value-type="float" office:value="1.00539355915677E+023" calcext:value-type="float">
            <text:p>1.0054E+23</text:p>
          </table:table-cell>
          <table:table-cell table:number-columns-repeated="6"/>
        </table:table-row>
        <table:table-row table:style-name="ro1">
          <table:table-cell office:value-type="date" office:date-value="2020-06-30T12:51:43" calcext:value-type="date">
            <text:p>2020-06-30 12:51:43</text:p>
          </table:table-cell>
          <table:table-cell table:formula="of:=[.B376]" office:value-type="float" office:value="2.41578455177537E+022" calcext:value-type="float">
            <text:p>2.4158E+22</text:p>
          </table:table-cell>
          <table:table-cell office:value-type="float" office:value="3.293E+019" calcext:value-type="float">
            <text:p>3.2930E+19</text:p>
          </table:table-cell>
          <table:table-cell table:formula="of:=[.D376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7]+([.C377]*[.D377])/1E+018+([.E377]*[.F377])/1E+018" office:value-type="float" office:value="9.99181809817175E+022" calcext:value-type="float">
            <text:p>9.9918E+22</text:p>
          </table:table-cell>
          <table:table-cell table:number-columns-repeated="6"/>
        </table:table-row>
        <table:table-row table:style-name="ro1">
          <table:table-cell office:value-type="date" office:date-value="2020-06-30T13:00:51" calcext:value-type="date">
            <text:p>2020-06-30 13:00:51</text:p>
          </table:table-cell>
          <table:table-cell table:formula="of:=[.B377]" office:value-type="float" office:value="2.41578455177537E+022" calcext:value-type="float">
            <text:p>2.4158E+22</text:p>
          </table:table-cell>
          <table:table-cell office:value-type="float" office:value="3.304E+019" calcext:value-type="float">
            <text:p>3.3040E+19</text:p>
          </table:table-cell>
          <table:table-cell table:formula="of:=[.D377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8]+([.C378]*[.D378])/1E+018+([.E378]*[.F378])/1E+018" office:value-type="float" office:value="1.00171252251108E+023" calcext:value-type="float">
            <text:p>1.0017E+23</text:p>
          </table:table-cell>
          <table:table-cell table:number-columns-repeated="6"/>
        </table:table-row>
        <table:table-row table:style-name="ro1">
          <table:table-cell office:value-type="date" office:date-value="2020-06-30T13:09:32" calcext:value-type="date">
            <text:p>2020-06-30 13:09:32</text:p>
          </table:table-cell>
          <table:table-cell table:formula="of:=[.B378]-[.M4]" office:value-type="float" office:value="2.40578455177537E+022" calcext:value-type="float">
            <text:p>2.4058E+22</text:p>
          </table:table-cell>
          <table:table-cell office:value-type="float" office:value="3.303E+019" calcext:value-type="float">
            <text:p>3.3030E+19</text:p>
          </table:table-cell>
          <table:table-cell table:formula="of:=[.D378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79]+([.C379]*[.D379])/1E+018+([.E379]*[.F379])/1E+018" office:value-type="float" office:value="1.00048245772073E+023" calcext:value-type="float">
            <text:p>1.0005E+23</text:p>
          </table:table-cell>
          <table:table-cell table:number-columns-repeated="6"/>
        </table:table-row>
        <table:table-row table:style-name="ro1">
          <table:table-cell office:value-type="date" office:date-value="2020-06-30T13:23:02" calcext:value-type="date">
            <text:p>2020-06-30 13:23:02</text:p>
          </table:table-cell>
          <table:table-cell table:formula="of:=[.B379]" office:value-type="float" office:value="2.40578455177537E+022" calcext:value-type="float">
            <text:p>2.4058E+22</text:p>
          </table:table-cell>
          <table:table-cell office:value-type="float" office:value="3.315E+019" calcext:value-type="float">
            <text:p>3.3150E+19</text:p>
          </table:table-cell>
          <table:table-cell table:formula="of:=[.D379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0]+([.C380]*[.D380])/1E+018+([.E380]*[.F380])/1E+018" office:value-type="float" office:value="1.00324323520499E+023" calcext:value-type="float">
            <text:p>1.0032E+23</text:p>
          </table:table-cell>
          <table:table-cell table:number-columns-repeated="6"/>
        </table:table-row>
        <table:table-row table:style-name="ro1">
          <table:table-cell office:value-type="date" office:date-value="2020-06-30T13:31:36.999999" calcext:value-type="date">
            <text:p>2020-06-30 13:31:37</text:p>
          </table:table-cell>
          <table:table-cell table:formula="of:=[.B380]" office:value-type="float" office:value="2.40578455177537E+022" calcext:value-type="float">
            <text:p>2.4058E+22</text:p>
          </table:table-cell>
          <table:table-cell office:value-type="float" office:value="3.314E+019" calcext:value-type="float">
            <text:p>3.3140E+19</text:p>
          </table:table-cell>
          <table:table-cell table:formula="of:=[.D380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1]+([.C381]*[.D381])/1E+018+([.E381]*[.F381])/1E+018" office:value-type="float" office:value="1.00301317041463E+023" calcext:value-type="float">
            <text:p>1.0030E+23</text:p>
          </table:table-cell>
          <table:table-cell table:number-columns-repeated="6"/>
        </table:table-row>
        <table:table-row table:style-name="ro1">
          <table:table-cell office:value-type="date" office:date-value="2020-06-30T13:37:36.999999" calcext:value-type="date">
            <text:p>2020-06-30 13:37:37</text:p>
          </table:table-cell>
          <table:table-cell table:formula="of:=[.B381]" office:value-type="float" office:value="2.40578455177537E+022" calcext:value-type="float">
            <text:p>2.4058E+22</text:p>
          </table:table-cell>
          <table:table-cell office:value-type="float" office:value="3.293E+019" calcext:value-type="float">
            <text:p>3.2930E+19</text:p>
          </table:table-cell>
          <table:table-cell table:formula="of:=[.D381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2]+([.C382]*[.D382])/1E+018+([.E382]*[.F382])/1E+018" office:value-type="float" office:value="9.98181809817175E+022" calcext:value-type="float">
            <text:p>9.9818E+22</text:p>
          </table:table-cell>
          <table:table-cell table:number-columns-repeated="6"/>
        </table:table-row>
        <table:table-row table:style-name="ro1">
          <table:table-cell office:value-type="date" office:date-value="2020-06-30T13:42:38" calcext:value-type="date">
            <text:p>2020-06-30 13:42:38</text:p>
          </table:table-cell>
          <table:table-cell table:formula="of:=[.B382]" office:value-type="float" office:value="2.40578455177537E+022" calcext:value-type="float">
            <text:p>2.4058E+22</text:p>
          </table:table-cell>
          <table:table-cell office:value-type="float" office:value="3.286E+019" calcext:value-type="float">
            <text:p>3.2860E+19</text:p>
          </table:table-cell>
          <table:table-cell table:formula="of:=[.D382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3]+([.C383]*[.D383])/1E+018+([.E383]*[.F383])/1E+018" office:value-type="float" office:value="9.96571356284689E+022" calcext:value-type="float">
            <text:p>9.9657E+22</text:p>
          </table:table-cell>
          <table:table-cell table:number-columns-repeated="6"/>
        </table:table-row>
        <table:table-row table:style-name="ro1">
          <table:table-cell office:value-type="date" office:date-value="2020-06-30T13:50:01" calcext:value-type="date">
            <text:p>2020-06-30 13:50:01</text:p>
          </table:table-cell>
          <table:table-cell table:formula="of:=[.B383]" office:value-type="float" office:value="2.40578455177537E+022" calcext:value-type="float">
            <text:p>2.4058E+22</text:p>
          </table:table-cell>
          <table:table-cell office:value-type="float" office:value="3.276E+019" calcext:value-type="float">
            <text:p>3.2760E+19</text:p>
          </table:table-cell>
          <table:table-cell table:formula="of:=[.D383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4]+([.C384]*[.D384])/1E+018+([.E384]*[.F384])/1E+018" office:value-type="float" office:value="9.94270708381137E+022" calcext:value-type="float">
            <text:p>9.9427E+22</text:p>
          </table:table-cell>
          <table:table-cell table:number-columns-repeated="6"/>
        </table:table-row>
        <table:table-row table:style-name="ro1">
          <table:table-cell office:value-type="date" office:date-value="2020-06-30T13:57:55" calcext:value-type="date">
            <text:p>2020-06-30 13:57:55</text:p>
          </table:table-cell>
          <table:table-cell table:formula="of:=[.B384]" office:value-type="float" office:value="2.40578455177537E+022" calcext:value-type="float">
            <text:p>2.4058E+22</text:p>
          </table:table-cell>
          <table:table-cell office:value-type="float" office:value="3.293E+019" calcext:value-type="float">
            <text:p>3.2930E+19</text:p>
          </table:table-cell>
          <table:table-cell table:formula="of:=[.D384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5]+([.C385]*[.D385])/1E+018+([.E385]*[.F385])/1E+018" office:value-type="float" office:value="9.98181809817175E+022" calcext:value-type="float">
            <text:p>9.9818E+22</text:p>
          </table:table-cell>
          <table:table-cell table:number-columns-repeated="6"/>
        </table:table-row>
        <table:table-row table:style-name="ro1">
          <table:table-cell office:value-type="date" office:date-value="2020-06-30T14:01:25.000002" calcext:value-type="date">
            <text:p>2020-06-30 14:01:25</text:p>
          </table:table-cell>
          <table:table-cell table:formula="of:=[.B385]-[.L4]" office:value-type="float" office:value="2.40078455177537E+022" calcext:value-type="float">
            <text:p>2.4008E+22</text:p>
          </table:table-cell>
          <table:table-cell office:value-type="float" office:value="3.279E+019" calcext:value-type="float">
            <text:p>3.2790E+19</text:p>
          </table:table-cell>
          <table:table-cell table:formula="of:=[.D385]" office:value-type="float" office:value="2.30064790355189E+021" calcext:value-type="float">
            <text:p>2.3006E+21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6]+([.C386]*[.D386])/1E+018+([.E386]*[.F386])/1E+018" office:value-type="float" office:value="9.94460902752202E+022" calcext:value-type="float">
            <text:p>9.9446E+22</text:p>
          </table:table-cell>
          <table:table-cell table:number-columns-repeated="6"/>
        </table:table-row>
        <table:table-row table:style-name="ro1">
          <table:table-cell office:value-type="date" office:date-value="2020-06-30T14:09:03" calcext:value-type="date">
            <text:p>2020-06-30 14:09:03</text:p>
          </table:table-cell>
          <table:table-cell table:formula="of:=[.B386]+([.C387]*[.D386]*(1-1/500))/1E+018" office:value-type="float" office:value="9.9639620776867E+022" calcext:value-type="float">
            <text:p>9.9640E+22</text:p>
          </table:table-cell>
          <table:table-cell office:value-type="float" office:value="3.294E+019" calcext:value-type="float">
            <text:p>3.2940E+19</text:p>
          </table:table-cell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7]+([.C387]*[.D387])/1E+018+([.E387]*[.F387])/1E+018" office:value-type="float" office:value="9.9639620776867E+022" calcext:value-type="float">
            <text:p>9.9640E+22</text:p>
          </table:table-cell>
          <table:table-cell table:number-columns-repeated="6"/>
        </table:table-row>
        <table:table-row table:style-name="ro1">
          <table:table-cell office:value-type="date" office:date-value="2020-06-30T14:41:58" calcext:value-type="date">
            <text:p>2020-06-30 14:41:58</text:p>
          </table:table-cell>
          <table:table-cell table:formula="of:=[.B387]-[.M4]" office:value-type="float" office:value="9.9539620776867E+022" calcext:value-type="float">
            <text:p>9.9540E+22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8]+([.C388]*[.D388])/1E+018+([.E388]*[.F388])/1E+018" office:value-type="float" office:value="9.9539620776867E+022" calcext:value-type="float">
            <text:p>9.9540E+22</text:p>
          </table:table-cell>
          <table:table-cell table:number-columns-repeated="6"/>
        </table:table-row>
        <table:table-row table:style-name="ro1">
          <table:table-cell office:value-type="date" office:date-value="2020-06-30T14:47:09" calcext:value-type="date">
            <text:p>2020-06-30 14:47:09</text:p>
          </table:table-cell>
          <table:table-cell table:formula="of:=[.B388]+[.M2]" office:value-type="float" office:value="1.00939620776867E+023" calcext:value-type="float">
            <text:p>1.0094E+23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89]+([.C389]*[.D389])/1E+018+([.E389]*[.F389])/1E+018" office:value-type="float" office:value="1.00939620776867E+023" calcext:value-type="float">
            <text:p>1.0094E+23</text:p>
          </table:table-cell>
          <table:table-cell table:number-columns-repeated="6"/>
        </table:table-row>
        <table:table-row table:style-name="ro1">
          <table:table-cell office:value-type="date" office:date-value="2020-06-30T15:17:10" calcext:value-type="date">
            <text:p>2020-06-30 15:17:10</text:p>
          </table:table-cell>
          <table:table-cell table:formula="of:=[.B389]-[.L4]" office:value-type="float" office:value="1.00889620776867E+023" calcext:value-type="float">
            <text:p>1.0089E+23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90]+([.C390]*[.D390])/1E+018+([.E390]*[.F390])/1E+018" office:value-type="float" office:value="1.00889620776867E+023" calcext:value-type="float">
            <text:p>1.0089E+23</text:p>
          </table:table-cell>
          <table:table-cell table:number-columns-repeated="6"/>
        </table:table-row>
        <table:table-row table:style-name="ro1">
          <table:table-cell office:value-type="date" office:date-value="2020-06-30T15:18:57" calcext:value-type="date">
            <text:p>2020-06-30 15:18:57</text:p>
          </table:table-cell>
          <table:table-cell table:formula="of:=[.B390]+[.L2]" office:value-type="float" office:value="1.01839620776867E+023" calcext:value-type="float">
            <text:p>1.0184E+23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91]+([.C391]*[.D391])/1E+018+([.E391]*[.F391])/1E+018" office:value-type="float" office:value="1.01839620776867E+023" calcext:value-type="float">
            <text:p>1.0184E+23</text:p>
          </table:table-cell>
          <table:table-cell table:number-columns-repeated="6"/>
        </table:table-row>
        <table:table-row table:style-name="ro1">
          <table:table-cell office:value-type="date" office:date-value="2020-06-30T16:04:21" calcext:value-type="date">
            <text:p>2020-06-30 16:04:21</text:p>
          </table:table-cell>
          <table:table-cell table:formula="of:=[.B391]-[.M4]" office:value-type="float" office:value="1.01739620776867E+023" calcext:value-type="float">
            <text:p>1.0174E+23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92]+([.C392]*[.D392])/1E+018+([.E392]*[.F392])/1E+018" office:value-type="float" office:value="1.01739620776867E+023" calcext:value-type="float">
            <text:p>1.0174E+23</text:p>
          </table:table-cell>
          <table:table-cell table:number-columns-repeated="6"/>
        </table:table-row>
        <table:table-row table:style-name="ro1">
          <table:table-cell office:value-type="date" office:date-value="2020-06-30T16:09:22.999999" calcext:value-type="date">
            <text:p>2020-06-30 16:09:23</text:p>
          </table:table-cell>
          <table:table-cell table:formula="of:=[.B392]+[.M2]" office:value-type="float" office:value="1.03139620776867E+023" calcext:value-type="float">
            <text:p>1.0314E+23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/>
          <table:table-cell table:formula="of:=[.$D$358]" office:value-type="float" office:value="0" calcext:value-type="float">
            <text:p>0.0000E+00</text:p>
          </table:table-cell>
          <table:table-cell table:formula="of:=[.B393]+([.C393]*[.D393])/1E+018+([.E393]*[.F393])/1E+018" office:value-type="float" office:value="1.03139620776867E+023" calcext:value-type="float">
            <text:p>1.0314E+23</text:p>
          </table:table-cell>
          <table:table-cell table:number-columns-repeated="6"/>
        </table:table-row>
        <table:table-row table:style-name="ro1">
          <table:table-cell office:value-type="date" office:date-value="2020-06-30T16:39:51" calcext:value-type="date">
            <text:p>2020-06-30 16:39:51</text:p>
          </table:table-cell>
          <table:table-cell table:formula="of:=[.B393]-([.E394]*[.F394]*(1+1/500))/1E+018" office:value-type="float" office:value="5.3931707388867E+022" calcext:value-type="float">
            <text:p>5.3932E+22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 office:value-type="float" office:value="2.334E+017" calcext:value-type="float">
            <text:p>2.3340E+17</text:p>
          </table:table-cell>
          <table:table-cell office:value-type="float" office:value="2.1041E+023" calcext:value-type="float">
            <text:p>2.1041E+23</text:p>
          </table:table-cell>
          <table:table-cell table:formula="of:=[.B394]+([.C394]*[.D394])/1E+018+([.E394]*[.F394])/1E+018" office:value-type="float" office:value="1.03041401388867E+023" calcext:value-type="float">
            <text:p>1.0304E+23</text:p>
          </table:table-cell>
          <table:table-cell table:number-columns-repeated="6"/>
        </table:table-row>
        <table:table-row table:style-name="ro1">
          <table:table-cell office:value-type="date" office:date-value="2020-06-30T16:53:53" calcext:value-type="date">
            <text:p>2020-06-30 16:53:53</text:p>
          </table:table-cell>
          <table:table-cell table:formula="of:=[.B394]-[.L4]" office:value-type="float" office:value="5.3881707388867E+022" calcext:value-type="float">
            <text:p>5.3882E+22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 office:value-type="float" office:value="2.3279E+017" calcext:value-type="float">
            <text:p>2.3279E+17</text:p>
          </table:table-cell>
          <table:table-cell office:value-type="float" office:value="2.1041E+023" calcext:value-type="float">
            <text:p>2.1041E+23</text:p>
          </table:table-cell>
          <table:table-cell table:formula="of:=[.B395]+([.C395]*[.D395])/1E+018+([.E395]*[.F395])/1E+018" office:value-type="float" office:value="1.02863051288867E+023" calcext:value-type="float">
            <text:p>1.0286E+23</text:p>
          </table:table-cell>
          <table:table-cell table:number-columns-repeated="6"/>
        </table:table-row>
        <table:table-row table:style-name="ro1">
          <table:table-cell office:value-type="date" office:date-value="2020-06-30T17:07:24" calcext:value-type="date">
            <text:p>2020-06-30 17:07:24</text:p>
          </table:table-cell>
          <table:table-cell table:formula="of:=[.B395]-[.L4]" office:value-type="float" office:value="5.3831707388867E+022" calcext:value-type="float">
            <text:p>5.3832E+22</text:p>
          </table:table-cell>
          <table:table-cell/>
          <table:table-cell table:formula="of:=[.$F$387]" office:value-type="float" office:value="0" calcext:value-type="float">
            <text:p>0.0000E+00</text:p>
          </table:table-cell>
          <table:table-cell office:value-type="float" office:value="2.32E+017" calcext:value-type="float">
            <text:p>2.3200E+17</text:p>
          </table:table-cell>
          <table:table-cell office:value-type="float" office:value="2.1041E+023" calcext:value-type="float">
            <text:p>2.1041E+23</text:p>
          </table:table-cell>
          <table:table-cell table:formula="of:=[.B396]+([.C396]*[.D396])/1E+018+([.E396]*[.F396])/1E+018" office:value-type="float" office:value="1.02646827388867E+023" calcext:value-type="float">
            <text:p>1.0265E+23</text:p>
          </table:table-cell>
          <table:table-cell table:number-columns-repeated="6"/>
        </table:table-row>
        <table:table-row table:style-name="ro1">
          <table:table-cell office:value-type="date" office:date-value="2020-06-30T17:16:27" calcext:value-type="date">
            <text:p>2020-06-30 17:16:27</text:p>
          </table:table-cell>
          <table:table-cell table:formula="of:=[.B396]-([.C397]*[.D397]*(1+1/500))/1E+018" office:value-type="float" office:value="2.93526755901838E+022" calcext:value-type="float">
            <text:p>2.9353E+22</text:p>
          </table:table-cell>
          <table:table-cell office:value-type="float" office:value="3.293E+019" calcext:value-type="float">
            <text:p>3.2930E+19</text:p>
          </table:table-cell>
          <table:table-cell office:value-type="float" office:value="7.41881914842748E+020" calcext:value-type="float">
            <text:p>7.4188E+20</text:p>
          </table:table-cell>
          <table:table-cell office:value-type="float" office:value="2.3062E+017" calcext:value-type="float">
            <text:p>2.3062E+17</text:p>
          </table:table-cell>
          <table:table-cell office:value-type="float" office:value="2.1041E+023" calcext:value-type="float">
            <text:p>2.1041E+23</text:p>
          </table:table-cell>
          <table:table-cell table:formula="of:=[.B397]+([.C397]*[.D397])/1E+018+([.E397]*[.F397])/1E+018" office:value-type="float" office:value="1.02307601245955E+023" calcext:value-type="float">
            <text:p>1.0231E+23</text:p>
          </table:table-cell>
          <table:table-cell table:number-columns-repeated="6"/>
        </table:table-row>
        <table:table-row table:style-name="ro1">
          <table:table-cell office:value-type="date" office:date-value="2020-06-30T17:29:34" calcext:value-type="date">
            <text:p>2020-06-30 17:29:34</text:p>
          </table:table-cell>
          <table:table-cell table:formula="of:=[.B397]" office:value-type="float" office:value="2.93526755901838E+022" calcext:value-type="float">
            <text:p>2.9353E+22</text:p>
          </table:table-cell>
          <table:table-cell office:value-type="float" office:value="3.35E+019" calcext:value-type="float">
            <text:p>3.3500E+19</text:p>
          </table:table-cell>
          <table:table-cell office:value-type="float" office:value="7.41881914842748E+020" calcext:value-type="float">
            <text:p>7.4188E+20</text:p>
          </table:table-cell>
          <table:table-cell office:value-type="float" office:value="2.315E+017" calcext:value-type="float">
            <text:p>2.3150E+17</text:p>
          </table:table-cell>
          <table:table-cell office:value-type="float" office:value="2.1041E+023" calcext:value-type="float">
            <text:p>2.1041E+23</text:p>
          </table:table-cell>
          <table:table-cell table:formula="of:=[.B398]+([.C398]*[.D398])/1E+018+([.E398]*[.F398])/1E+018" office:value-type="float" office:value="1.02915634737416E+023" calcext:value-type="float">
            <text:p>1.0292E+23</text:p>
          </table:table-cell>
          <table:table-cell table:number-columns-repeated="6"/>
        </table:table-row>
        <table:table-row table:style-name="ro1">
          <table:table-cell office:value-type="date" office:date-value="2020-06-30T17:45:20" calcext:value-type="date">
            <text:p>2020-06-30 17:45:20</text:p>
          </table:table-cell>
          <table:table-cell table:formula="of:=[.B398]" office:value-type="float" office:value="2.93526755901838E+022" calcext:value-type="float">
            <text:p>2.9353E+22</text:p>
          </table:table-cell>
          <table:table-cell office:value-type="float" office:value="3.335E+019" calcext:value-type="float">
            <text:p>3.3350E+19</text:p>
          </table:table-cell>
          <table:table-cell office:value-type="float" office:value="7.41881914842748E+020" calcext:value-type="float">
            <text:p>7.4188E+20</text:p>
          </table:table-cell>
          <table:table-cell office:value-type="float" office:value="2.313E+017" calcext:value-type="float">
            <text:p>2.3130E+17</text:p>
          </table:table-cell>
          <table:table-cell office:value-type="float" office:value="2.1041E+023" calcext:value-type="float">
            <text:p>2.1041E+23</text:p>
          </table:table-cell>
          <table:table-cell table:formula="of:=[.B399]+([.C399]*[.D399])/1E+018+([.E399]*[.F399])/1E+018" office:value-type="float" office:value="1.02762270450189E+023" calcext:value-type="float">
            <text:p>1.0276E+23</text:p>
          </table:table-cell>
          <table:table-cell table:number-columns-repeated="6"/>
        </table:table-row>
        <table:table-row table:style-name="ro1">
          <table:table-cell office:value-type="date" office:date-value="2020-06-30T17:51:22" calcext:value-type="date">
            <text:p>2020-06-30 17:51:22</text:p>
          </table:table-cell>
          <table:table-cell table:formula="of:=[.B399]" office:value-type="float" office:value="2.93526755901838E+022" calcext:value-type="float">
            <text:p>2.9353E+22</text:p>
          </table:table-cell>
          <table:table-cell office:value-type="float" office:value="3.322E+019" calcext:value-type="float">
            <text:p>3.3220E+19</text:p>
          </table:table-cell>
          <table:table-cell office:value-type="float" office:value="7.41881914842748E+020" calcext:value-type="float">
            <text:p>7.4188E+20</text:p>
          </table:table-cell>
          <table:table-cell office:value-type="float" office:value="2.32E+017" calcext:value-type="float">
            <text:p>2.3200E+17</text:p>
          </table:table-cell>
          <table:table-cell office:value-type="float" office:value="2.1041E+023" calcext:value-type="float">
            <text:p>2.1041E+23</text:p>
          </table:table-cell>
          <table:table-cell table:formula="of:=[.B400]+([.C400]*[.D400])/1E+018+([.E400]*[.F400])/1E+018" office:value-type="float" office:value="1.0281311280126E+023" calcext:value-type="float">
            <text:p>1.0281E+23</text:p>
          </table:table-cell>
          <table:table-cell table:number-columns-repeated="6"/>
        </table:table-row>
        <table:table-row table:style-name="ro1">
          <table:table-cell office:value-type="date" office:date-value="2020-06-30T18:00:00" calcext:value-type="date">
            <text:p>2020-06-30 18:00:00</text:p>
          </table:table-cell>
          <table:table-cell table:formula="of:=[.B400]" office:value-type="float" office:value="2.93526755901838E+022" calcext:value-type="float">
            <text:p>2.9353E+22</text:p>
          </table:table-cell>
          <table:table-cell office:value-type="float" office:value="3.322E+019" calcext:value-type="float">
            <text:p>3.3220E+19</text:p>
          </table:table-cell>
          <table:table-cell office:value-type="float" office:value="7.41881914842748E+020" calcext:value-type="float">
            <text:p>7.4188E+20</text:p>
          </table:table-cell>
          <table:table-cell office:value-type="float" office:value="2.32E+017" calcext:value-type="float">
            <text:p>2.3200E+17</text:p>
          </table:table-cell>
          <table:table-cell office:value-type="float" office:value="2.1041E+023" calcext:value-type="float">
            <text:p>2.1041E+23</text:p>
          </table:table-cell>
          <table:table-cell table:formula="of:=[.B401]+([.C401]*[.D401])/1E+018+([.E401]*[.F401])/1E+018" office:value-type="float" office:value="1.0281311280126E+023" calcext:value-type="float">
            <text:p>1.0281E+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1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2:35:02.29900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31:59.278964286</meta:creation-date>
    <meta:generator>LibreOffice/6.1.5.2$Linux_X86_64 LibreOffice_project/10$Build-2</meta:generator>
    <dc:date>2020-07-08T12:47:27.081791490</dc:date>
    <meta:editing-duration>PT2H17M43S</meta:editing-duration>
    <meta:editing-cycles>25</meta:editing-cycles>
    <meta:document-statistic meta:table-count="1" meta:cell-count="2376" meta:object-count="0"/>
  </office:meta>
</office:document-meta>
</file>